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float" office:value="0.3122427" calcext:value-type="float">
            <text:p>3.12E-01</text:p>
          </table:table-cell>
          <table:table-cell office:value-type="float" office:value="0.5803398" calcext:value-type="float">
            <text:p>5.80E-01</text:p>
          </table:table-cell>
          <table:table-cell office:value-type="float" office:value="1477010443000000" calcext:value-type="float">
            <text:p>1477010443000000</text:p>
          </table:table-cell>
          <table:table-cell table:number-columns-repeated="2" office:value-type="float" office:value="0.6" calcext:value-type="float">
            <text:p>6.00E-01</text:p>
          </table:table-cell>
          <table:table-cell office:value-type="float" office:value="5.199937" calcext:value-type="float">
            <text:p>5.20E+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6911322" calcext:value-type="float">
            <text:p>6.91E-03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14892" calcext:value-type="float">
            <text:p>1.01E+00</text:p>
          </table:table-cell>
          <table:table-cell office:value-type="float" office:value="0.5543292" calcext:value-type="float">
            <text:p>5.54E-01</text:p>
          </table:table-cell>
          <table:table-cell table:style-name="ce1" office:value-type="float" office:value="4.892807" calcext:value-type="float">
            <text:p>4.89E+00</text:p>
          </table:table-cell>
          <table:table-cell table:style-name="Default" office:value-type="float" office:value="1477010443050000" calcext:value-type="float">
            <text:p>1477010443050000</text:p>
          </table:table-cell>
          <table:table-cell office:value-type="float" office:value="0.8599968" calcext:value-type="float">
            <text:p>8.60E-01</text:p>
          </table:table-cell>
          <table:table-cell office:value-type="float" office:value="0.6000449" calcext:value-type="float">
            <text:p>6.00E-01</text:p>
          </table:table-cell>
          <table:table-cell office:value-type="float" office:value="5.199747" calcext:value-type="float">
            <text:p>5.20E+00</text:p>
          </table:table-cell>
          <table:table-cell office:value-type="float" office:value="0.001796856" calcext:value-type="float">
            <text:p>1.80E-03</text:p>
          </table:table-cell>
          <table:table-cell office:value-type="float" office:value="0.0003455661" calcext:value-type="float">
            <text:p>3.46E-04</text:p>
          </table:table-cell>
          <table:table-cell table:style-name="ce1" office:value-type="float" office:value="0.01382155" calcext:value-type="float">
            <text:p>1.38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73848" calcext:value-type="float">
            <text:p>1.17E+00</text:p>
          </table:table-cell>
          <table:table-cell office:value-type="float" office:value="0.4810729" calcext:value-type="float">
            <text:p>4.81E-01</text:p>
          </table:table-cell>
          <table:table-cell office:value-type="float" office:value="1477010443100000" calcext:value-type="float">
            <text:p>1477010443100000</text:p>
          </table:table-cell>
          <table:table-cell office:value-type="float" office:value="1.119984" calcext:value-type="float">
            <text:p>1.12E+00</text:p>
          </table:table-cell>
          <table:table-cell office:value-type="float" office:value="0.6002246" calcext:value-type="float">
            <text:p>6.00E-01</text:p>
          </table:table-cell>
          <table:table-cell office:value-type="float" office:value="5.199429" calcext:value-type="float">
            <text:p>5.20E+00</text:p>
          </table:table-cell>
          <table:table-cell office:value-type="float" office:value="0.005389957" calcext:value-type="float">
            <text:p>5.39E-03</text:p>
          </table:table-cell>
          <table:table-cell office:value-type="float" office:value="0.001036644" calcext:value-type="float">
            <text:p>1.04E-03</text:p>
          </table:table-cell>
          <table:table-cell office:value-type="float" office:value="0.0207296" calcext:value-type="float">
            <text:p>2.07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47505" calcext:value-type="float">
            <text:p>1.05E+00</text:p>
          </table:table-cell>
          <table:table-cell office:value-type="float" office:value="0.3892401" calcext:value-type="float">
            <text:p>3.89E-01</text:p>
          </table:table-cell>
          <table:table-cell table:style-name="ce1" office:value-type="float" office:value="4.511325" calcext:value-type="float">
            <text:p>4.51E+00</text:p>
          </table:table-cell>
          <table:table-cell table:style-name="Default" office:value-type="float" office:value="1477010443150000" calcext:value-type="float">
            <text:p>1477010443150000</text:p>
          </table:table-cell>
          <table:table-cell office:value-type="float" office:value="1.379955" calcext:value-type="float">
            <text:p>1.38E+00</text:p>
          </table:table-cell>
          <table:table-cell office:value-type="float" office:value="0.6006288" calcext:value-type="float">
            <text:p>6.01E-01</text:p>
          </table:table-cell>
          <table:table-cell office:value-type="float" office:value="5.198979" calcext:value-type="float">
            <text:p>5.20E+00</text:p>
          </table:table-cell>
          <table:table-cell office:value-type="float" office:value="0.01077814" calcext:value-type="float">
            <text:p>1.08E-02</text:p>
          </table:table-cell>
          <table:table-cell office:value-type="float" office:value="0.002073124" calcext:value-type="float">
            <text:p>2.07E-03</text:p>
          </table:table-cell>
          <table:table-cell table:style-name="ce1" office:value-type="float" office:value="0.02763437" calcext:value-type="float">
            <text:p>2.76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650626" calcext:value-type="float">
            <text:p>1.65E+00</text:p>
          </table:table-cell>
          <table:table-cell office:value-type="float" office:value="0.6246904" calcext:value-type="float">
            <text:p>6.25E-01</text:p>
          </table:table-cell>
          <table:table-cell office:value-type="float" office:value="1477010443200000" calcext:value-type="float">
            <text:p>1477010443200000</text:p>
          </table:table-cell>
          <table:table-cell office:value-type="float" office:value="1.639904" calcext:value-type="float">
            <text:p>1.64E+00</text:p>
          </table:table-cell>
          <table:table-cell office:value-type="float" office:value="0.6013473" calcext:value-type="float">
            <text:p>6.01E-01</text:p>
          </table:table-cell>
          <table:table-cell office:value-type="float" office:value="5.198392" calcext:value-type="float">
            <text:p>5.20E+00</text:p>
          </table:table-cell>
          <table:table-cell office:value-type="float" office:value="0.0179597" calcext:value-type="float">
            <text:p>1.80E-02</text:p>
          </table:table-cell>
          <table:table-cell office:value-type="float" office:value="0.003454842" calcext:value-type="float">
            <text:p>3.45E-03</text:p>
          </table:table-cell>
          <table:table-cell office:value-type="float" office:value="0.03453479" calcext:value-type="float">
            <text:p>3.45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6983" calcext:value-type="float">
            <text:p>1.70E+00</text:p>
          </table:table-cell>
          <table:table-cell office:value-type="float" office:value="0.2982801" calcext:value-type="float">
            <text:p>2.98E-01</text:p>
          </table:table-cell>
          <table:table-cell table:style-name="ce1" office:value-type="float" office:value="5.209986" calcext:value-type="float">
            <text:p>5.21E+00</text:p>
          </table:table-cell>
          <table:table-cell table:style-name="Default" office:value-type="float" office:value="1477010443250000" calcext:value-type="float">
            <text:p>1477010443250000</text:p>
          </table:table-cell>
          <table:table-cell office:value-type="float" office:value="1.899823" calcext:value-type="float">
            <text:p>1.90E+00</text:p>
          </table:table-cell>
          <table:table-cell office:value-type="float" office:value="0.6024697" calcext:value-type="float">
            <text:p>6.02E-01</text:p>
          </table:table-cell>
          <table:table-cell office:value-type="float" office:value="5.197661" calcext:value-type="float">
            <text:p>5.20E+00</text:p>
          </table:table-cell>
          <table:table-cell office:value-type="float" office:value="0.02693234" calcext:value-type="float">
            <text:p>2.69E-02</text:p>
          </table:table-cell>
          <table:table-cell office:value-type="float" office:value="0.005181582" calcext:value-type="float">
            <text:p>5.18E-03</text:p>
          </table:table-cell>
          <table:table-cell table:style-name="ce1" office:value-type="float" office:value="0.04142974" calcext:value-type="float">
            <text:p>4.14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188824" calcext:value-type="float">
            <text:p>2.19E+00</text:p>
          </table:table-cell>
          <table:table-cell office:value-type="float" office:value="0.6487392" calcext:value-type="float">
            <text:p>6.49E-01</text:p>
          </table:table-cell>
          <table:table-cell office:value-type="float" office:value="1477010443300000" calcext:value-type="float">
            <text:p>1477010443300000</text:p>
          </table:table-cell>
          <table:table-cell office:value-type="float" office:value="2.159704" calcext:value-type="float">
            <text:p>2.16E+00</text:p>
          </table:table-cell>
          <table:table-cell office:value-type="float" office:value="0.6040855" calcext:value-type="float">
            <text:p>6.04E-01</text:p>
          </table:table-cell>
          <table:table-cell office:value-type="float" office:value="5.196776" calcext:value-type="float">
            <text:p>5.20E+00</text:p>
          </table:table-cell>
          <table:table-cell office:value-type="float" office:value="0.03769324" calcext:value-type="float">
            <text:p>3.77E-02</text:p>
          </table:table-cell>
          <table:table-cell office:value-type="float" office:value="0.007253069" calcext:value-type="float">
            <text:p>7.25E-03</text:p>
          </table:table-cell>
          <table:table-cell office:value-type="float" office:value="0.04831816" calcext:value-type="float">
            <text:p>4.83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44382" calcext:value-type="float">
            <text:p>2.04E+00</text:p>
          </table:table-cell>
          <table:table-cell office:value-type="float" office:value="0.2760018" calcext:value-type="float">
            <text:p>2.76E-01</text:p>
          </table:table-cell>
          <table:table-cell table:style-name="ce1" office:value-type="float" office:value="5.043867" calcext:value-type="float">
            <text:p>5.04E+00</text:p>
          </table:table-cell>
          <table:table-cell table:style-name="Default" office:value-type="float" office:value="1477010443350000" calcext:value-type="float">
            <text:p>1477010443350000</text:p>
          </table:table-cell>
          <table:table-cell office:value-type="float" office:value="2.41954" calcext:value-type="float">
            <text:p>2.42E+00</text:p>
          </table:table-cell>
          <table:table-cell office:value-type="float" office:value="0.606284" calcext:value-type="float">
            <text:p>6.06E-01</text:p>
          </table:table-cell>
          <table:table-cell office:value-type="float" office:value="5.195728" calcext:value-type="float">
            <text:p>5.20E+00</text:p>
          </table:table-cell>
          <table:table-cell office:value-type="float" office:value="0.05023894" calcext:value-type="float">
            <text:p>5.02E-02</text:p>
          </table:table-cell>
          <table:table-cell office:value-type="float" office:value="0.009668977" calcext:value-type="float">
            <text:p>9.67E-03</text:p>
          </table:table-cell>
          <table:table-cell table:style-name="ce1" office:value-type="float" office:value="0.05519894" calcext:value-type="float">
            <text:p>5.52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655256" calcext:value-type="float">
            <text:p>2.66E+00</text:p>
          </table:table-cell>
          <table:table-cell office:value-type="float" office:value="0.6659798" calcext:value-type="float">
            <text:p>6.66E-01</text:p>
          </table:table-cell>
          <table:table-cell office:value-type="float" office:value="1477010443400000" calcext:value-type="float">
            <text:p>1477010443400000</text:p>
          </table:table-cell>
          <table:table-cell office:value-type="float" office:value="2.679323" calcext:value-type="float">
            <text:p>2.68E+00</text:p>
          </table:table-cell>
          <table:table-cell office:value-type="float" office:value="0.6091545" calcext:value-type="float">
            <text:p>6.09E-01</text:p>
          </table:table-cell>
          <table:table-cell office:value-type="float" office:value="5.194504" calcext:value-type="float">
            <text:p>5.19E+00</text:p>
          </table:table-cell>
          <table:table-cell office:value-type="float" office:value="0.06456542" calcext:value-type="float">
            <text:p>6.46E-02</text:p>
          </table:table-cell>
          <table:table-cell office:value-type="float" office:value="0.01242892" calcext:value-type="float">
            <text:p>1.24E-02</text:p>
          </table:table-cell>
          <table:table-cell office:value-type="float" office:value="0.06207101" calcext:value-type="float">
            <text:p>6.21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990916" calcext:value-type="float">
            <text:p>2.99E+00</text:p>
          </table:table-cell>
          <table:table-cell office:value-type="float" office:value="0.2176679" calcext:value-type="float">
            <text:p>2.18E-01</text:p>
          </table:table-cell>
          <table:table-cell table:style-name="ce1" office:value-type="float" office:value="5.191807" calcext:value-type="float">
            <text:p>5.19E+00</text:p>
          </table:table-cell>
          <table:table-cell table:style-name="Default" office:value-type="float" office:value="1477010443450000" calcext:value-type="float">
            <text:p>1477010443450000</text:p>
          </table:table-cell>
          <table:table-cell office:value-type="float" office:value="2.939043" calcext:value-type="float">
            <text:p>2.94E+00</text:p>
          </table:table-cell>
          <table:table-cell office:value-type="float" office:value="0.6127858" calcext:value-type="float">
            <text:p>6.13E-01</text:p>
          </table:table-cell>
          <table:table-cell office:value-type="float" office:value="5.19309" calcext:value-type="float">
            <text:p>5.19E+00</text:p>
          </table:table-cell>
          <table:table-cell office:value-type="float" office:value="0.08066803" calcext:value-type="float">
            <text:p>8.07E-02</text:p>
          </table:table-cell>
          <table:table-cell office:value-type="float" office:value="0.01553247" calcext:value-type="float">
            <text:p>1.55E-02</text:p>
          </table:table-cell>
          <table:table-cell table:style-name="ce1" office:value-type="float" office:value="0.06893328" calcext:value-type="float">
            <text:p>6.89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012223" calcext:value-type="float">
            <text:p>3.01E+00</text:p>
          </table:table-cell>
          <table:table-cell office:value-type="float" office:value="0.6370455" calcext:value-type="float">
            <text:p>6.37E-01</text:p>
          </table:table-cell>
          <table:table-cell office:value-type="float" office:value="1477010443500000" calcext:value-type="float">
            <text:p>1477010443500000</text:p>
          </table:table-cell>
          <table:table-cell office:value-type="float" office:value="3.19869" calcext:value-type="float">
            <text:p>3.20E+00</text:p>
          </table:table-cell>
          <table:table-cell office:value-type="float" office:value="0.6172666" calcext:value-type="float">
            <text:p>6.17E-01</text:p>
          </table:table-cell>
          <table:table-cell office:value-type="float" office:value="5.19147" calcext:value-type="float">
            <text:p>5.19E+00</text:p>
          </table:table-cell>
          <table:table-cell office:value-type="float" office:value="0.09854147" calcext:value-type="float">
            <text:p>9.85E-02</text:p>
          </table:table-cell>
          <table:table-cell office:value-type="float" office:value="0.01897914" calcext:value-type="float">
            <text:p>1.90E-02</text:p>
          </table:table-cell>
          <table:table-cell office:value-type="float" office:value="0.07578466" calcext:value-type="float">
            <text:p>7.58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593878" calcext:value-type="float">
            <text:p>3.59E+00</text:p>
          </table:table-cell>
          <table:table-cell office:value-type="float" office:value="0.1354522" calcext:value-type="float">
            <text:p>1.35E-01</text:p>
          </table:table-cell>
          <table:table-cell table:style-name="ce1" office:value-type="float" office:value="5.161753" calcext:value-type="float">
            <text:p>5.16E+00</text:p>
          </table:table-cell>
          <table:table-cell table:style-name="Default" office:value-type="float" office:value="1477010443550000" calcext:value-type="float">
            <text:p>1477010443550000</text:p>
          </table:table-cell>
          <table:table-cell office:value-type="float" office:value="3.458253" calcext:value-type="float">
            <text:p>3.46E+00</text:p>
          </table:table-cell>
          <table:table-cell office:value-type="float" office:value="0.6226855" calcext:value-type="float">
            <text:p>6.23E-01</text:p>
          </table:table-cell>
          <table:table-cell office:value-type="float" office:value="5.189627" calcext:value-type="float">
            <text:p>5.19E+00</text:p>
          </table:table-cell>
          <table:table-cell office:value-type="float" office:value="0.1181798" calcext:value-type="float">
            <text:p>1.18E-01</text:p>
          </table:table-cell>
          <table:table-cell office:value-type="float" office:value="0.02276837" calcext:value-type="float">
            <text:p>2.28E-02</text:p>
          </table:table-cell>
          <table:table-cell table:style-name="ce1" office:value-type="float" office:value="0.08262407" calcext:value-type="float">
            <text:p>8.26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89365" calcext:value-type="float">
            <text:p>3.89E+00</text:p>
          </table:table-cell>
          <table:table-cell office:value-type="float" office:value="0.311793" calcext:value-type="float">
            <text:p>3.12E-01</text:p>
          </table:table-cell>
          <table:table-cell office:value-type="float" office:value="1477010443600000" calcext:value-type="float">
            <text:p>1477010443600000</text:p>
          </table:table-cell>
          <table:table-cell office:value-type="float" office:value="3.717722" calcext:value-type="float">
            <text:p>3.72E+00</text:p>
          </table:table-cell>
          <table:table-cell office:value-type="float" office:value="0.6291305" calcext:value-type="float">
            <text:p>6.29E-01</text:p>
          </table:table-cell>
          <table:table-cell office:value-type="float" office:value="5.187542" calcext:value-type="float">
            <text:p>5.19E+00</text:p>
          </table:table-cell>
          <table:table-cell office:value-type="float" office:value="0.1395764" calcext:value-type="float">
            <text:p>1.40E-01</text:p>
          </table:table-cell>
          <table:table-cell office:value-type="float" office:value="0.02689958" calcext:value-type="float">
            <text:p>2.69E-02</text:p>
          </table:table-cell>
          <table:table-cell office:value-type="float" office:value="0.08945044" calcext:value-type="float">
            <text:p>8.95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55547" calcext:value-type="float">
            <text:p>4.26E+00</text:p>
          </table:table-cell>
          <table:table-cell office:value-type="float" office:value="0.1648397" calcext:value-type="float">
            <text:p>1.65E-01</text:p>
          </table:table-cell>
          <table:table-cell table:style-name="ce1" office:value-type="float" office:value="5.433327" calcext:value-type="float">
            <text:p>5.43E+00</text:p>
          </table:table-cell>
          <table:table-cell table:style-name="Default" office:value-type="float" office:value="1477010443650000" calcext:value-type="float">
            <text:p>1477010443650000</text:p>
          </table:table-cell>
          <table:table-cell office:value-type="float" office:value="3.977082" calcext:value-type="float">
            <text:p>3.98E+00</text:p>
          </table:table-cell>
          <table:table-cell office:value-type="float" office:value="0.6366893" calcext:value-type="float">
            <text:p>6.37E-01</text:p>
          </table:table-cell>
          <table:table-cell office:value-type="float" office:value="5.185194" calcext:value-type="float">
            <text:p>5.19E+00</text:p>
          </table:table-cell>
          <table:table-cell office:value-type="float" office:value="0.1627238" calcext:value-type="float">
            <text:p>1.63E-01</text:p>
          </table:table-cell>
          <table:table-cell office:value-type="float" office:value="0.0313721" calcext:value-type="float">
            <text:p>3.14E-02</text:p>
          </table:table-cell>
          <table:table-cell table:style-name="ce1" office:value-type="float" office:value="0.09626268" calcext:value-type="float">
            <text:p>9.63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09346" calcext:value-type="float">
            <text:p>4.31E+00</text:p>
          </table:table-cell>
          <table:table-cell office:value-type="float" office:value="0.5785637" calcext:value-type="float">
            <text:p>5.79E-01</text:p>
          </table:table-cell>
          <table:table-cell office:value-type="float" office:value="1477010443700000" calcext:value-type="float">
            <text:p>1477010443700000</text:p>
          </table:table-cell>
          <table:table-cell office:value-type="float" office:value="4.236322" calcext:value-type="float">
            <text:p>4.24E+00</text:p>
          </table:table-cell>
          <table:table-cell office:value-type="float" office:value="0.6454494" calcext:value-type="float">
            <text:p>6.45E-01</text:p>
          </table:table-cell>
          <table:table-cell office:value-type="float" office:value="5.18256" calcext:value-type="float">
            <text:p>5.18E+00</text:p>
          </table:table-cell>
          <table:table-cell office:value-type="float" office:value="0.187614" calcext:value-type="float">
            <text:p>1.88E-01</text:p>
          </table:table-cell>
          <table:table-cell office:value-type="float" office:value="0.03618523" calcext:value-type="float">
            <text:p>3.62E-02</text:p>
          </table:table-cell>
          <table:table-cell office:value-type="float" office:value="0.1030597" calcext:value-type="float">
            <text:p>1.0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670263" calcext:value-type="float">
            <text:p>4.67E+00</text:p>
          </table:table-cell>
          <table:table-cell office:value-type="float" office:value="0.1481801" calcext:value-type="float">
            <text:p>1.48E-01</text:p>
          </table:table-cell>
          <table:table-cell table:style-name="ce1" office:value-type="float" office:value="5.120847" calcext:value-type="float">
            <text:p>5.12E+00</text:p>
          </table:table-cell>
          <table:table-cell table:style-name="Default" office:value-type="float" office:value="1477010443750000" calcext:value-type="float">
            <text:p>1477010443750000</text:p>
          </table:table-cell>
          <table:table-cell office:value-type="float" office:value="4.495424" calcext:value-type="float">
            <text:p>4.50E+00</text:p>
          </table:table-cell>
          <table:table-cell office:value-type="float" office:value="0.6554977" calcext:value-type="float">
            <text:p>6.55E-01</text:p>
          </table:table-cell>
          <table:table-cell office:value-type="float" office:value="5.179618" calcext:value-type="float">
            <text:p>5.18E+00</text:p>
          </table:table-cell>
          <table:table-cell office:value-type="float" office:value="0.2142382" calcext:value-type="float">
            <text:p>2.14E-01</text:p>
          </table:table-cell>
          <table:table-cell office:value-type="float" office:value="0.04133822" calcext:value-type="float">
            <text:p>4.13E-02</text:p>
          </table:table-cell>
          <table:table-cell table:style-name="ce1" office:value-type="float" office:value="0.1098405" calcext:value-type="float">
            <text:p>1.1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51431" calcext:value-type="float">
            <text:p>4.35E+00</text:p>
          </table:table-cell>
          <table:table-cell office:value-type="float" office:value="0.8991741" calcext:value-type="float">
            <text:p>8.99E-01</text:p>
          </table:table-cell>
          <table:table-cell office:value-type="float" office:value="1477010443800000" calcext:value-type="float">
            <text:p>1477010443800000</text:p>
          </table:table-cell>
          <table:table-cell office:value-type="float" office:value="4.754374" calcext:value-type="float">
            <text:p>4.75E+00</text:p>
          </table:table-cell>
          <table:table-cell office:value-type="float" office:value="0.6669207" calcext:value-type="float">
            <text:p>6.67E-01</text:p>
          </table:table-cell>
          <table:table-cell office:value-type="float" office:value="5.17634" calcext:value-type="float">
            <text:p>5.18E+00</text:p>
          </table:table-cell>
          <table:table-cell office:value-type="float" office:value="0.2425866" calcext:value-type="float">
            <text:p>2.43E-01</text:p>
          </table:table-cell>
          <table:table-cell office:value-type="float" office:value="0.04683024" calcext:value-type="float">
            <text:p>4.68E-02</text:p>
          </table:table-cell>
          <table:table-cell office:value-type="float" office:value="0.1166039" calcext:value-type="float">
            <text:p>1.1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51417" calcext:value-type="float">
            <text:p>5.25E+00</text:p>
          </table:table-cell>
          <table:table-cell office:value-type="float" office:value="0.1271635" calcext:value-type="float">
            <text:p>1.27E-01</text:p>
          </table:table-cell>
          <table:table-cell table:style-name="ce1" office:value-type="float" office:value="4.825914" calcext:value-type="float">
            <text:p>4.83E+00</text:p>
          </table:table-cell>
          <table:table-cell table:style-name="Default" office:value-type="float" office:value="1477010443850000" calcext:value-type="float">
            <text:p>1477010443850000</text:p>
          </table:table-cell>
          <table:table-cell office:value-type="float" office:value="5.013155" calcext:value-type="float">
            <text:p>5.01E+00</text:p>
          </table:table-cell>
          <table:table-cell office:value-type="float" office:value="0.6798044" calcext:value-type="float">
            <text:p>6.80E-01</text:p>
          </table:table-cell>
          <table:table-cell office:value-type="float" office:value="5.1727" calcext:value-type="float">
            <text:p>5.17E+00</text:p>
          </table:table-cell>
          <table:table-cell office:value-type="float" office:value="0.2726487" calcext:value-type="float">
            <text:p>2.73E-01</text:p>
          </table:table-cell>
          <table:table-cell office:value-type="float" office:value="0.05266044" calcext:value-type="float">
            <text:p>5.27E-02</text:p>
          </table:table-cell>
          <table:table-cell table:style-name="ce1" office:value-type="float" office:value="0.1233489" calcext:value-type="float">
            <text:p>1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18935" calcext:value-type="float">
            <text:p>5.52E+00</text:p>
          </table:table-cell>
          <table:table-cell office:value-type="float" office:value="0.6482327" calcext:value-type="float">
            <text:p>6.48E-01</text:p>
          </table:table-cell>
          <table:table-cell office:value-type="float" office:value="1477010443900000" calcext:value-type="float">
            <text:p>1477010443900000</text:p>
          </table:table-cell>
          <table:table-cell office:value-type="float" office:value="5.271746" calcext:value-type="float">
            <text:p>5.27E+00</text:p>
          </table:table-cell>
          <table:table-cell office:value-type="float" office:value="0.6942343" calcext:value-type="float">
            <text:p>6.94E-01</text:p>
          </table:table-cell>
          <table:table-cell office:value-type="float" office:value="5.168671" calcext:value-type="float">
            <text:p>5.17E+00</text:p>
          </table:table-cell>
          <table:table-cell office:value-type="float" office:value="0.3044132" calcext:value-type="float">
            <text:p>3.04E-01</text:p>
          </table:table-cell>
          <table:table-cell office:value-type="float" office:value="0.05882788" calcext:value-type="float">
            <text:p>5.88E-02</text:p>
          </table:table-cell>
          <table:table-cell office:value-type="float" office:value="0.1300744" calcext:value-type="float">
            <text:p>1.3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67293" calcext:value-type="float">
            <text:p>5.27E+00</text:p>
          </table:table-cell>
          <table:table-cell office:value-type="float" office:value="0.1216834" calcext:value-type="float">
            <text:p>1.22E-01</text:p>
          </table:table-cell>
          <table:table-cell table:style-name="ce1" office:value-type="float" office:value="5.423506" calcext:value-type="float">
            <text:p>5.42E+00</text:p>
          </table:table-cell>
          <table:table-cell table:style-name="Default" office:value-type="float" office:value="1477010443950000" calcext:value-type="float">
            <text:p>1477010443950000</text:p>
          </table:table-cell>
          <table:table-cell office:value-type="float" office:value="5.530128" calcext:value-type="float">
            <text:p>5.53E+00</text:p>
          </table:table-cell>
          <table:table-cell office:value-type="float" office:value="0.7102953" calcext:value-type="float">
            <text:p>7.10E-01</text:p>
          </table:table-cell>
          <table:table-cell office:value-type="float" office:value="5.164221" calcext:value-type="float">
            <text:p>5.16E+00</text:p>
          </table:table-cell>
          <table:table-cell office:value-type="float" office:value="0.3378677" calcext:value-type="float">
            <text:p>3.38E-01</text:p>
          </table:table-cell>
          <table:table-cell office:value-type="float" office:value="0.06533161" calcext:value-type="float">
            <text:p>6.53E-02</text:p>
          </table:table-cell>
          <table:table-cell table:style-name="ce1" office:value-type="float" office:value="0.1367794" calcext:value-type="float">
            <text:p>1.3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022003" calcext:value-type="float">
            <text:p>6.02E+00</text:p>
          </table:table-cell>
          <table:table-cell office:value-type="float" office:value="0.7086193" calcext:value-type="float">
            <text:p>7.09E-01</text:p>
          </table:table-cell>
          <table:table-cell office:value-type="float" office:value="1477010444000000" calcext:value-type="float">
            <text:p>1477010444000000</text:p>
          </table:table-cell>
          <table:table-cell office:value-type="float" office:value="5.788279" calcext:value-type="float">
            <text:p>5.79E+00</text:p>
          </table:table-cell>
          <table:table-cell office:value-type="float" office:value="0.7280715" calcext:value-type="float">
            <text:p>7.28E-01</text:p>
          </table:table-cell>
          <table:table-cell office:value-type="float" office:value="5.159319" calcext:value-type="float">
            <text:p>5.16E+00</text:p>
          </table:table-cell>
          <table:table-cell office:value-type="float" office:value="0.3729989" calcext:value-type="float">
            <text:p>3.73E-01</text:p>
          </table:table-cell>
          <table:table-cell office:value-type="float" office:value="0.07217058" calcext:value-type="float">
            <text:p>7.22E-02</text:p>
          </table:table-cell>
          <table:table-cell office:value-type="float" office:value="0.1434628" calcext:value-type="float">
            <text:p>1.4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905749" calcext:value-type="float">
            <text:p>5.91E+00</text:p>
          </table:table-cell>
          <table:table-cell office:value-type="float" office:value="0.06329996" calcext:value-type="float">
            <text:p>6.33E-02</text:p>
          </table:table-cell>
          <table:table-cell table:style-name="ce1" office:value-type="float" office:value="4.87968" calcext:value-type="float">
            <text:p>4.88E+00</text:p>
          </table:table-cell>
          <table:table-cell table:style-name="Default" office:value-type="float" office:value="1477010444050000" calcext:value-type="float">
            <text:p>1477010444050000</text:p>
          </table:table-cell>
          <table:table-cell office:value-type="float" office:value="6.046176" calcext:value-type="float">
            <text:p>6.05E+00</text:p>
          </table:table-cell>
          <table:table-cell office:value-type="float" office:value="0.7476465" calcext:value-type="float">
            <text:p>7.48E-01</text:p>
          </table:table-cell>
          <table:table-cell office:value-type="float" office:value="5.153933" calcext:value-type="float">
            <text:p>5.15E+00</text:p>
          </table:table-cell>
          <table:table-cell office:value-type="float" office:value="0.4097925" calcext:value-type="float">
            <text:p>4.10E-01</text:p>
          </table:table-cell>
          <table:table-cell office:value-type="float" office:value="0.07934372" calcext:value-type="float">
            <text:p>7.93E-02</text:p>
          </table:table-cell>
          <table:table-cell table:style-name="ce1" office:value-type="float" office:value="0.1501236" calcext:value-type="float">
            <text:p>1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42486" calcext:value-type="float">
            <text:p>6.34E+00</text:p>
          </table:table-cell>
          <table:table-cell office:value-type="float" office:value="0.9488326" calcext:value-type="float">
            <text:p>9.49E-01</text:p>
          </table:table-cell>
          <table:table-cell office:value-type="float" office:value="1477010444100000" calcext:value-type="float">
            <text:p>1477010444100000</text:p>
          </table:table-cell>
          <table:table-cell office:value-type="float" office:value="6.303794" calcext:value-type="float">
            <text:p>6.30E+00</text:p>
          </table:table-cell>
          <table:table-cell office:value-type="float" office:value="0.769103" calcext:value-type="float">
            <text:p>7.69E-01</text:p>
          </table:table-cell>
          <table:table-cell office:value-type="float" office:value="5.148029" calcext:value-type="float">
            <text:p>5.15E+00</text:p>
          </table:table-cell>
          <table:table-cell office:value-type="float" office:value="0.4482333" calcext:value-type="float">
            <text:p>4.48E-01</text:p>
          </table:table-cell>
          <table:table-cell office:value-type="float" office:value="0.0868499" calcext:value-type="float">
            <text:p>8.68E-02</text:p>
          </table:table-cell>
          <table:table-cell office:value-type="float" office:value="0.1567606" calcext:value-type="float">
            <text:p>1.5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73922" calcext:value-type="float">
            <text:p>6.67E+00</text:p>
          </table:table-cell>
          <table:table-cell office:value-type="float" office:value="0.1256145" calcext:value-type="float">
            <text:p>1.26E-01</text:p>
          </table:table-cell>
          <table:table-cell table:style-name="ce1" office:value-type="float" office:value="5.00687" calcext:value-type="float">
            <text:p>5.01E+00</text:p>
          </table:table-cell>
          <table:table-cell table:style-name="Default" office:value-type="float" office:value="1477010444150000" calcext:value-type="float">
            <text:p>1477010444150000</text:p>
          </table:table-cell>
          <table:table-cell office:value-type="float" office:value="6.561105" calcext:value-type="float">
            <text:p>6.56E+00</text:p>
          </table:table-cell>
          <table:table-cell office:value-type="float" office:value="0.7925232" calcext:value-type="float">
            <text:p>7.93E-01</text:p>
          </table:table-cell>
          <table:table-cell office:value-type="float" office:value="5.141571" calcext:value-type="float">
            <text:p>5.14E+00</text:p>
          </table:table-cell>
          <table:table-cell office:value-type="float" office:value="0.4883049" calcext:value-type="float">
            <text:p>4.88E-01</text:p>
          </table:table-cell>
          <table:table-cell office:value-type="float" office:value="0.09468793" calcext:value-type="float">
            <text:p>9.47E-02</text:p>
          </table:table-cell>
          <table:table-cell table:style-name="ce1" office:value-type="float" office:value="0.1633729" calcext:value-type="float">
            <text:p>1.6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782143" calcext:value-type="float">
            <text:p>6.78E+00</text:p>
          </table:table-cell>
          <table:table-cell office:value-type="float" office:value="0.7140359" calcext:value-type="float">
            <text:p>7.14E-01</text:p>
          </table:table-cell>
          <table:table-cell office:value-type="float" office:value="1477010444200000" calcext:value-type="float">
            <text:p>1477010444200000</text:p>
          </table:table-cell>
          <table:table-cell office:value-type="float" office:value="6.818081" calcext:value-type="float">
            <text:p>6.82E+00</text:p>
          </table:table-cell>
          <table:table-cell office:value-type="float" office:value="0.8179882" calcext:value-type="float">
            <text:p>8.18E-01</text:p>
          </table:table-cell>
          <table:table-cell office:value-type="float" office:value="5.134523" calcext:value-type="float">
            <text:p>5.13E+00</text:p>
          </table:table-cell>
          <table:table-cell office:value-type="float" office:value="0.5299897" calcext:value-type="float">
            <text:p>5.30E-01</text:p>
          </table:table-cell>
          <table:table-cell office:value-type="float" office:value="0.1028566" calcext:value-type="float">
            <text:p>1.03E-01</text:p>
          </table:table-cell>
          <table:table-cell office:value-type="float" office:value="0.1699593" calcext:value-type="float">
            <text:p>1.7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18441" calcext:value-type="float">
            <text:p>7.32E+00</text:p>
          </table:table-cell>
          <table:table-cell office:value-type="float" office:value="0.08629228" calcext:value-type="float">
            <text:p>8.63E-02</text:p>
          </table:table-cell>
          <table:table-cell table:style-name="ce1" office:value-type="float" office:value="4.649107" calcext:value-type="float">
            <text:p>4.65E+00</text:p>
          </table:table-cell>
          <table:table-cell table:style-name="Default" office:value-type="float" office:value="1477010444250000" calcext:value-type="float">
            <text:p>1477010444250000</text:p>
          </table:table-cell>
          <table:table-cell office:value-type="float" office:value="7.074691" calcext:value-type="float">
            <text:p>7.07E+00</text:p>
          </table:table-cell>
          <table:table-cell office:value-type="float" office:value="0.8455782" calcext:value-type="float">
            <text:p>8.46E-01</text:p>
          </table:table-cell>
          <table:table-cell office:value-type="float" office:value="5.126847" calcext:value-type="float">
            <text:p>5.13E+00</text:p>
          </table:table-cell>
          <table:table-cell office:value-type="float" office:value="0.5732691" calcext:value-type="float">
            <text:p>5.73E-01</text:p>
          </table:table-cell>
          <table:table-cell office:value-type="float" office:value="0.1113545" calcext:value-type="float">
            <text:p>1.11E-01</text:p>
          </table:table-cell>
          <table:table-cell table:style-name="ce1" office:value-type="float" office:value="0.176519" calcext:value-type="float">
            <text:p>1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13735" calcext:value-type="float">
            <text:p>7.14E+00</text:p>
          </table:table-cell>
          <table:table-cell office:value-type="float" office:value="0.9572165" calcext:value-type="float">
            <text:p>9.57E-01</text:p>
          </table:table-cell>
          <table:table-cell office:value-type="float" office:value="1477010444300000" calcext:value-type="float">
            <text:p>1477010444300000</text:p>
          </table:table-cell>
          <table:table-cell office:value-type="float" office:value="7.330903" calcext:value-type="float">
            <text:p>7.33E+00</text:p>
          </table:table-cell>
          <table:table-cell office:value-type="float" office:value="0.8753725" calcext:value-type="float">
            <text:p>8.75E-01</text:p>
          </table:table-cell>
          <table:table-cell office:value-type="float" office:value="5.118505" calcext:value-type="float">
            <text:p>5.12E+00</text:p>
          </table:table-cell>
          <table:table-cell office:value-type="float" office:value="0.6181232" calcext:value-type="float">
            <text:p>6.18E-01</text:p>
          </table:table-cell>
          <table:table-cell office:value-type="float" office:value="0.1201805" calcext:value-type="float">
            <text:p>1.20E-01</text:p>
          </table:table-cell>
          <table:table-cell office:value-type="float" office:value="0.1830507" calcext:value-type="float">
            <text:p>1.8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24935" calcext:value-type="float">
            <text:p>8.12E+00</text:p>
          </table:table-cell>
          <table:table-cell office:value-type="float" office:value="0.1010471" calcext:value-type="float">
            <text:p>1.01E-01</text:p>
          </table:table-cell>
          <table:table-cell table:style-name="ce1" office:value-type="float" office:value="5.46424" calcext:value-type="float">
            <text:p>5.46E+00</text:p>
          </table:table-cell>
          <table:table-cell table:style-name="Default" office:value-type="float" office:value="1477010444350000" calcext:value-type="float">
            <text:p>1477010444350000</text:p>
          </table:table-cell>
          <table:table-cell office:value-type="float" office:value="7.586684" calcext:value-type="float">
            <text:p>7.59E+00</text:p>
          </table:table-cell>
          <table:table-cell office:value-type="float" office:value="0.9074494" calcext:value-type="float">
            <text:p>9.07E-01</text:p>
          </table:table-cell>
          <table:table-cell office:value-type="float" office:value="5.109456" calcext:value-type="float">
            <text:p>5.11E+00</text:p>
          </table:table-cell>
          <table:table-cell office:value-type="float" office:value="0.6645307" calcext:value-type="float">
            <text:p>6.65E-01</text:p>
          </table:table-cell>
          <table:table-cell office:value-type="float" office:value="0.129333" calcext:value-type="float">
            <text:p>1.29E-01</text:p>
          </table:table-cell>
          <table:table-cell table:style-name="ce1" office:value-type="float" office:value="0.1895536" calcext:value-type="float">
            <text:p>1.9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05334" calcext:value-type="float">
            <text:p>7.81E+00</text:p>
          </table:table-cell>
          <table:table-cell office:value-type="float" office:value="0.7191261" calcext:value-type="float">
            <text:p>7.19E-01</text:p>
          </table:table-cell>
          <table:table-cell office:value-type="float" office:value="1477010444400000" calcext:value-type="float">
            <text:p>1477010444400000</text:p>
          </table:table-cell>
          <table:table-cell office:value-type="float" office:value="7.841995" calcext:value-type="float">
            <text:p>7.84E+00</text:p>
          </table:table-cell>
          <table:table-cell office:value-type="float" office:value="0.9418861" calcext:value-type="float">
            <text:p>9.42E-01</text:p>
          </table:table-cell>
          <table:table-cell office:value-type="float" office:value="5.099659" calcext:value-type="float">
            <text:p>5.10E+00</text:p>
          </table:table-cell>
          <table:table-cell office:value-type="float" office:value="0.7124693" calcext:value-type="float">
            <text:p>7.12E-01</text:p>
          </table:table-cell>
          <table:table-cell office:value-type="float" office:value="0.1388107" calcext:value-type="float">
            <text:p>1.39E-01</text:p>
          </table:table-cell>
          <table:table-cell office:value-type="float" office:value="0.1960265" calcext:value-type="float">
            <text:p>1.9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50951" calcext:value-type="float">
            <text:p>8.45E+00</text:p>
          </table:table-cell>
          <table:table-cell office:value-type="float" office:value="0.1048616" calcext:value-type="float">
            <text:p>1.05E-01</text:p>
          </table:table-cell>
          <table:table-cell table:style-name="ce1" office:value-type="float" office:value="4.750535" calcext:value-type="float">
            <text:p>4.75E+00</text:p>
          </table:table-cell>
          <table:table-cell table:style-name="Default" office:value-type="float" office:value="1477010444450000" calcext:value-type="float">
            <text:p>1477010444450000</text:p>
          </table:table-cell>
          <table:table-cell office:value-type="float" office:value="8.0968" calcext:value-type="float">
            <text:p>8.10E+00</text:p>
          </table:table-cell>
          <table:table-cell office:value-type="float" office:value="0.9787585" calcext:value-type="float">
            <text:p>9.79E-01</text:p>
          </table:table-cell>
          <table:table-cell office:value-type="float" office:value="5.089074" calcext:value-type="float">
            <text:p>5.09E+00</text:p>
          </table:table-cell>
          <table:table-cell office:value-type="float" office:value="0.7619151" calcext:value-type="float">
            <text:p>7.62E-01</text:p>
          </table:table-cell>
          <table:table-cell office:value-type="float" office:value="0.148612" calcext:value-type="float">
            <text:p>1.49E-01</text:p>
          </table:table-cell>
          <table:table-cell table:style-name="ce1" office:value-type="float" office:value="0.2024685" calcext:value-type="float">
            <text:p>2.0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47959" calcext:value-type="float">
            <text:p>8.25E+00</text:p>
          </table:table-cell>
          <table:table-cell office:value-type="float" office:value="0.8403219" calcext:value-type="float">
            <text:p>8.40E-01</text:p>
          </table:table-cell>
          <table:table-cell office:value-type="float" office:value="1477010444500000" calcext:value-type="float">
            <text:p>1477010444500000</text:p>
          </table:table-cell>
          <table:table-cell office:value-type="float" office:value="8.351056" calcext:value-type="float">
            <text:p>8.35E+00</text:p>
          </table:table-cell>
          <table:table-cell office:value-type="float" office:value="1.018142" calcext:value-type="float">
            <text:p>1.02E+00</text:p>
          </table:table-cell>
          <table:table-cell office:value-type="float" office:value="5.077658" calcext:value-type="float">
            <text:p>5.08E+00</text:p>
          </table:table-cell>
          <table:table-cell office:value-type="float" office:value="0.8128429" calcext:value-type="float">
            <text:p>8.13E-01</text:p>
          </table:table-cell>
          <table:table-cell office:value-type="float" office:value="0.1587355" calcext:value-type="float">
            <text:p>1.59E-01</text:p>
          </table:table-cell>
          <table:table-cell office:value-type="float" office:value="0.2088785" calcext:value-type="float">
            <text:p>2.0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75491" calcext:value-type="float">
            <text:p>8.58E+00</text:p>
          </table:table-cell>
          <table:table-cell office:value-type="float" office:value="0.1653115" calcext:value-type="float">
            <text:p>1.65E-01</text:p>
          </table:table-cell>
          <table:table-cell table:style-name="ce1" office:value-type="float" office:value="5.580596" calcext:value-type="float">
            <text:p>5.58E+00</text:p>
          </table:table-cell>
          <table:table-cell table:style-name="Default" office:value-type="float" office:value="1477010444550000" calcext:value-type="float">
            <text:p>1477010444550000</text:p>
          </table:table-cell>
          <table:table-cell office:value-type="float" office:value="8.604722" calcext:value-type="float">
            <text:p>8.60E+00</text:p>
          </table:table-cell>
          <table:table-cell office:value-type="float" office:value="1.060109" calcext:value-type="float">
            <text:p>1.06E+00</text:p>
          </table:table-cell>
          <table:table-cell office:value-type="float" office:value="5.065366" calcext:value-type="float">
            <text:p>5.07E+00</text:p>
          </table:table-cell>
          <table:table-cell office:value-type="float" office:value="0.8652261" calcext:value-type="float">
            <text:p>8.65E-01</text:p>
          </table:table-cell>
          <table:table-cell office:value-type="float" office:value="0.1691794" calcext:value-type="float">
            <text:p>1.69E-01</text:p>
          </table:table-cell>
          <table:table-cell table:style-name="ce1" office:value-type="float" office:value="0.2152555" calcext:value-type="float">
            <text:p>2.1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746145" calcext:value-type="float">
            <text:p>8.75E+00</text:p>
          </table:table-cell>
          <table:table-cell office:value-type="float" office:value="1.048576" calcext:value-type="float">
            <text:p>1.05E+00</text:p>
          </table:table-cell>
          <table:table-cell office:value-type="float" office:value="1477010444600000" calcext:value-type="float">
            <text:p>1477010444600000</text:p>
          </table:table-cell>
          <table:table-cell office:value-type="float" office:value="8.857753" calcext:value-type="float">
            <text:p>8.86E+00</text:p>
          </table:table-cell>
          <table:table-cell office:value-type="float" office:value="1.104732" calcext:value-type="float">
            <text:p>1.10E+00</text:p>
          </table:table-cell>
          <table:table-cell office:value-type="float" office:value="5.052156" calcext:value-type="float">
            <text:p>5.05E+00</text:p>
          </table:table-cell>
          <table:table-cell office:value-type="float" office:value="0.9190366" calcext:value-type="float">
            <text:p>9.19E-01</text:p>
          </table:table-cell>
          <table:table-cell office:value-type="float" office:value="0.1799422" calcext:value-type="float">
            <text:p>1.80E-01</text:p>
          </table:table-cell>
          <table:table-cell office:value-type="float" office:value="0.2215985" calcext:value-type="float">
            <text:p>2.2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946663" calcext:value-type="float">
            <text:p>9.95E+00</text:p>
          </table:table-cell>
          <table:table-cell office:value-type="float" office:value="0.1150557" calcext:value-type="float">
            <text:p>1.15E-01</text:p>
          </table:table-cell>
          <table:table-cell table:style-name="ce1" office:value-type="float" office:value="5.240801" calcext:value-type="float">
            <text:p>5.24E+00</text:p>
          </table:table-cell>
          <table:table-cell table:style-name="Default" office:value-type="float" office:value="1477010444650000" calcext:value-type="float">
            <text:p>1477010444650000</text:p>
          </table:table-cell>
          <table:table-cell office:value-type="float" office:value="9.110101" calcext:value-type="float">
            <text:p>9.11E+00</text:p>
          </table:table-cell>
          <table:table-cell office:value-type="float" office:value="1.152082" calcext:value-type="float">
            <text:p>1.15E+00</text:p>
          </table:table-cell>
          <table:table-cell office:value-type="float" office:value="5.037982" calcext:value-type="float">
            <text:p>5.04E+00</text:p>
          </table:table-cell>
          <table:table-cell office:value-type="float" office:value="0.9742446" calcext:value-type="float">
            <text:p>9.74E-01</text:p>
          </table:table-cell>
          <table:table-cell office:value-type="float" office:value="0.1910221" calcext:value-type="float">
            <text:p>1.91E-01</text:p>
          </table:table-cell>
          <table:table-cell table:style-name="ce1" office:value-type="float" office:value="0.2279066" calcext:value-type="float">
            <text:p>2.2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255788" calcext:value-type="float">
            <text:p>9.26E+00</text:p>
          </table:table-cell>
          <table:table-cell office:value-type="float" office:value="1.049129" calcext:value-type="float">
            <text:p>1.05E+00</text:p>
          </table:table-cell>
          <table:table-cell office:value-type="float" office:value="1477010444700000" calcext:value-type="float">
            <text:p>1477010444700000</text:p>
          </table:table-cell>
          <table:table-cell office:value-type="float" office:value="9.361717" calcext:value-type="float">
            <text:p>9.36E+00</text:p>
          </table:table-cell>
          <table:table-cell office:value-type="float" office:value="1.202229" calcext:value-type="float">
            <text:p>1.20E+00</text:p>
          </table:table-cell>
          <table:table-cell office:value-type="float" office:value="5.022799" calcext:value-type="float">
            <text:p>5.02E+00</text:p>
          </table:table-cell>
          <table:table-cell office:value-type="float" office:value="1.030819" calcext:value-type="float">
            <text:p>1.03E+00</text:p>
          </table:table-cell>
          <table:table-cell office:value-type="float" office:value="0.2024174" calcext:value-type="float">
            <text:p>2.02E-01</text:p>
          </table:table-cell>
          <table:table-cell office:value-type="float" office:value="0.2341786" calcext:value-type="float">
            <text:p>2.34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216" calcext:value-type="float">
            <text:p>1.02E+01</text:p>
          </table:table-cell>
          <table:table-cell office:value-type="float" office:value="0.1498099" calcext:value-type="float">
            <text:p>1.50E-01</text:p>
          </table:table-cell>
          <table:table-cell table:style-name="ce1" office:value-type="float" office:value="5.311647" calcext:value-type="float">
            <text:p>5.31E+00</text:p>
          </table:table-cell>
          <table:table-cell table:style-name="Default" office:value-type="float" office:value="1477010444750000" calcext:value-type="float">
            <text:p>1477010444750000</text:p>
          </table:table-cell>
          <table:table-cell office:value-type="float" office:value="9.612549" calcext:value-type="float">
            <text:p>9.61E+00</text:p>
          </table:table-cell>
          <table:table-cell office:value-type="float" office:value="1.255239" calcext:value-type="float">
            <text:p>1.26E+00</text:p>
          </table:table-cell>
          <table:table-cell office:value-type="float" office:value="5.006562" calcext:value-type="float">
            <text:p>5.01E+00</text:p>
          </table:table-cell>
          <table:table-cell office:value-type="float" office:value="1.088727" calcext:value-type="float">
            <text:p>1.09E+00</text:p>
          </table:table-cell>
          <table:table-cell office:value-type="float" office:value="0.2141263" calcext:value-type="float">
            <text:p>2.14E-01</text:p>
          </table:table-cell>
          <table:table-cell table:style-name="ce1" office:value-type="float" office:value="0.2404137" calcext:value-type="float">
            <text:p>2.4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04839" calcext:value-type="float">
            <text:p>1.00E+01</text:p>
          </table:table-cell>
          <table:table-cell office:value-type="float" office:value="1.445978" calcext:value-type="float">
            <text:p>1.45E+00</text:p>
          </table:table-cell>
          <table:table-cell office:value-type="float" office:value="1477010444800000" calcext:value-type="float">
            <text:p>1477010444800000</text:p>
          </table:table-cell>
          <table:table-cell office:value-type="float" office:value="9.862544" calcext:value-type="float">
            <text:p>9.86E+00</text:p>
          </table:table-cell>
          <table:table-cell office:value-type="float" office:value="1.311179" calcext:value-type="float">
            <text:p>1.31E+00</text:p>
          </table:table-cell>
          <table:table-cell office:value-type="float" office:value="4.989224" calcext:value-type="float">
            <text:p>4.99E+00</text:p>
          </table:table-cell>
          <table:table-cell office:value-type="float" office:value="1.147935" calcext:value-type="float">
            <text:p>1.15E+00</text:p>
          </table:table-cell>
          <table:table-cell office:value-type="float" office:value="0.226147" calcext:value-type="float">
            <text:p>2.26E-01</text:p>
          </table:table-cell>
          <table:table-cell office:value-type="float" office:value="0.2466108" calcext:value-type="float">
            <text:p>2.4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7808" calcext:value-type="float">
            <text:p>1.07E+01</text:p>
          </table:table-cell>
          <table:table-cell office:value-type="float" office:value="0.162309" calcext:value-type="float">
            <text:p>1.62E-01</text:p>
          </table:table-cell>
          <table:table-cell table:style-name="ce1" office:value-type="float" office:value="4.80661" calcext:value-type="float">
            <text:p>4.81E+00</text:p>
          </table:table-cell>
          <table:table-cell table:style-name="Default" office:value-type="float" office:value="1477010444850000" calcext:value-type="float">
            <text:p>1477010444850000</text:p>
          </table:table-cell>
          <table:table-cell office:value-type="float" office:value="10.11165" calcext:value-type="float">
            <text:p>1.01E+01</text:p>
          </table:table-cell>
          <table:table-cell office:value-type="float" office:value="1.370112" calcext:value-type="float">
            <text:p>1.37E+00</text:p>
          </table:table-cell>
          <table:table-cell office:value-type="float" office:value="4.970739" calcext:value-type="float">
            <text:p>4.97E+00</text:p>
          </table:table-cell>
          <table:table-cell office:value-type="float" office:value="1.208405" calcext:value-type="float">
            <text:p>1.21E+00</text:p>
          </table:table-cell>
          <table:table-cell office:value-type="float" office:value="0.2384776" calcext:value-type="float">
            <text:p>2.38E-01</text:p>
          </table:table-cell>
          <table:table-cell table:style-name="ce1" office:value-type="float" office:value="0.2527689" calcext:value-type="float">
            <text:p>2.5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4922" calcext:value-type="float">
            <text:p>1.02E+01</text:p>
          </table:table-cell>
          <table:table-cell office:value-type="float" office:value="1.459068" calcext:value-type="float">
            <text:p>1.46E+00</text:p>
          </table:table-cell>
          <table:table-cell office:value-type="float" office:value="1477010444900000" calcext:value-type="float">
            <text:p>1477010444900000</text:p>
          </table:table-cell>
          <table:table-cell office:value-type="float" office:value="10.35979" calcext:value-type="float">
            <text:p>1.04E+01</text:p>
          </table:table-cell>
          <table:table-cell office:value-type="float" office:value="1.432101" calcext:value-type="float">
            <text:p>1.43E+00</text:p>
          </table:table-cell>
          <table:table-cell office:value-type="float" office:value="4.95106" calcext:value-type="float">
            <text:p>4.95E+00</text:p>
          </table:table-cell>
          <table:table-cell office:value-type="float" office:value="1.270101" calcext:value-type="float">
            <text:p>1.27E+00</text:p>
          </table:table-cell>
          <table:table-cell office:value-type="float" office:value="0.251116" calcext:value-type="float">
            <text:p>2.51E-01</text:p>
          </table:table-cell>
          <table:table-cell office:value-type="float" office:value="0.2588872" calcext:value-type="float">
            <text:p>2.5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4064" calcext:value-type="float">
            <text:p>1.10E+01</text:p>
          </table:table-cell>
          <table:table-cell office:value-type="float" office:value="0.1549056" calcext:value-type="float">
            <text:p>1.55E-01</text:p>
          </table:table-cell>
          <table:table-cell table:style-name="ce1" office:value-type="float" office:value="4.564011" calcext:value-type="float">
            <text:p>4.56E+00</text:p>
          </table:table-cell>
          <table:table-cell table:style-name="Default" office:value-type="float" office:value="1477010444950000" calcext:value-type="float">
            <text:p>1477010444950000</text:p>
          </table:table-cell>
          <table:table-cell office:value-type="float" office:value="10.60693" calcext:value-type="float">
            <text:p>1.06E+01</text:p>
          </table:table-cell>
          <table:table-cell office:value-type="float" office:value="1.497206" calcext:value-type="float">
            <text:p>1.50E+00</text:p>
          </table:table-cell>
          <table:table-cell office:value-type="float" office:value="4.930142" calcext:value-type="float">
            <text:p>4.93E+00</text:p>
          </table:table-cell>
          <table:table-cell office:value-type="float" office:value="1.332982" calcext:value-type="float">
            <text:p>1.33E+00</text:p>
          </table:table-cell>
          <table:table-cell office:value-type="float" office:value="0.2640604" calcext:value-type="float">
            <text:p>2.64E-01</text:p>
          </table:table-cell>
          <table:table-cell table:style-name="ce1" office:value-type="float" office:value="0.2649645" calcext:value-type="float">
            <text:p>2.6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3126" calcext:value-type="float">
            <text:p>1.07E+01</text:p>
          </table:table-cell>
          <table:table-cell office:value-type="float" office:value="1.452653" calcext:value-type="float">
            <text:p>1.45E+00</text:p>
          </table:table-cell>
          <table:table-cell office:value-type="float" office:value="1477010445000000" calcext:value-type="float">
            <text:p>1477010445000000</text:p>
          </table:table-cell>
          <table:table-cell office:value-type="float" office:value="10.85299" calcext:value-type="float">
            <text:p>1.09E+01</text:p>
          </table:table-cell>
          <table:table-cell office:value-type="float" office:value="1.565486" calcext:value-type="float">
            <text:p>1.57E+00</text:p>
          </table:table-cell>
          <table:table-cell office:value-type="float" office:value="4.907936" calcext:value-type="float">
            <text:p>4.91E+00</text:p>
          </table:table-cell>
          <table:table-cell office:value-type="float" office:value="1.397008" calcext:value-type="float">
            <text:p>1.40E+00</text:p>
          </table:table-cell>
          <table:table-cell office:value-type="float" office:value="0.2773086" calcext:value-type="float">
            <text:p>2.77E-01</text:p>
          </table:table-cell>
          <table:table-cell office:value-type="float" office:value="0.271" calcext:value-type="float">
            <text:p>2.7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6684" calcext:value-type="float">
            <text:p>1.16E+01</text:p>
          </table:table-cell>
          <table:table-cell office:value-type="float" office:value="0.1238384" calcext:value-type="float">
            <text:p>1.24E-01</text:p>
          </table:table-cell>
          <table:table-cell table:style-name="ce1" office:value-type="float" office:value="5.142052" calcext:value-type="float">
            <text:p>5.14E+00</text:p>
          </table:table-cell>
          <table:table-cell table:style-name="Default" office:value-type="float" office:value="1477010445050000" calcext:value-type="float">
            <text:p>1477010445050000</text:p>
          </table:table-cell>
          <table:table-cell office:value-type="float" office:value="11.0979" calcext:value-type="float">
            <text:p>1.11E+01</text:p>
          </table:table-cell>
          <table:table-cell office:value-type="float" office:value="1.636997" calcext:value-type="float">
            <text:p>1.64E+00</text:p>
          </table:table-cell>
          <table:table-cell office:value-type="float" office:value="4.884396" calcext:value-type="float">
            <text:p>4.88E+00</text:p>
          </table:table-cell>
          <table:table-cell office:value-type="float" office:value="1.462135" calcext:value-type="float">
            <text:p>1.46E+00</text:p>
          </table:table-cell>
          <table:table-cell office:value-type="float" office:value="0.2908586" calcext:value-type="float">
            <text:p>2.91E-01</text:p>
          </table:table-cell>
          <table:table-cell table:style-name="ce1" office:value-type="float" office:value="0.2769928" calcext:value-type="float">
            <text:p>2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58696" calcext:value-type="float">
            <text:p>1.16E+01</text:p>
          </table:table-cell>
          <table:table-cell office:value-type="float" office:value="1.614624" calcext:value-type="float">
            <text:p>1.61E+00</text:p>
          </table:table-cell>
          <table:table-cell office:value-type="float" office:value="1477010445100000" calcext:value-type="float">
            <text:p>1477010445100000</text:p>
          </table:table-cell>
          <table:table-cell office:value-type="float" office:value="11.34161" calcext:value-type="float">
            <text:p>1.13E+01</text:p>
          </table:table-cell>
          <table:table-cell office:value-type="float" office:value="1.711793" calcext:value-type="float">
            <text:p>1.71E+00</text:p>
          </table:table-cell>
          <table:table-cell office:value-type="float" office:value="4.859477" calcext:value-type="float">
            <text:p>4.86E+00</text:p>
          </table:table-cell>
          <table:table-cell office:value-type="float" office:value="1.528318" calcext:value-type="float">
            <text:p>1.53E+00</text:p>
          </table:table-cell>
          <table:table-cell office:value-type="float" office:value="0.3047082" calcext:value-type="float">
            <text:p>3.05E-01</text:p>
          </table:table-cell>
          <table:table-cell office:value-type="float" office:value="0.2829417" calcext:value-type="float">
            <text:p>2.8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7909" calcext:value-type="float">
            <text:p>1.16E+01</text:p>
          </table:table-cell>
          <table:table-cell office:value-type="float" office:value="0.1333215" calcext:value-type="float">
            <text:p>1.33E-01</text:p>
          </table:table-cell>
          <table:table-cell table:style-name="ce1" office:value-type="float" office:value="4.869483" calcext:value-type="float">
            <text:p>4.87E+00</text:p>
          </table:table-cell>
          <table:table-cell table:style-name="Default" office:value-type="float" office:value="1477010445150000" calcext:value-type="float">
            <text:p>1477010445150000</text:p>
          </table:table-cell>
          <table:table-cell office:value-type="float" office:value="11.58403" calcext:value-type="float">
            <text:p>1.16E+01</text:p>
          </table:table-cell>
          <table:table-cell office:value-type="float" office:value="1.789925" calcext:value-type="float">
            <text:p>1.79E+00</text:p>
          </table:table-cell>
          <table:table-cell office:value-type="float" office:value="4.833131" calcext:value-type="float">
            <text:p>4.83E+00</text:p>
          </table:table-cell>
          <table:table-cell office:value-type="float" office:value="1.595511" calcext:value-type="float">
            <text:p>1.60E+00</text:p>
          </table:table-cell>
          <table:table-cell office:value-type="float" office:value="0.3188553" calcext:value-type="float">
            <text:p>3.19E-01</text:p>
          </table:table-cell>
          <table:table-cell table:style-name="ce1" office:value-type="float" office:value="0.288846" calcext:value-type="float">
            <text:p>2.8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77877" calcext:value-type="float">
            <text:p>1.18E+01</text:p>
          </table:table-cell>
          <table:table-cell office:value-type="float" office:value="1.745907" calcext:value-type="float">
            <text:p>1.75E+00</text:p>
          </table:table-cell>
          <table:table-cell office:value-type="float" office:value="1477010445200000" calcext:value-type="float">
            <text:p>1477010445200000</text:p>
          </table:table-cell>
          <table:table-cell office:value-type="float" office:value="11.82511" calcext:value-type="float">
            <text:p>1.18E+01</text:p>
          </table:table-cell>
          <table:table-cell office:value-type="float" office:value="1.871443" calcext:value-type="float">
            <text:p>1.87E+00</text:p>
          </table:table-cell>
          <table:table-cell office:value-type="float" office:value="4.805313" calcext:value-type="float">
            <text:p>4.81E+00</text:p>
          </table:table-cell>
          <table:table-cell office:value-type="float" office:value="1.663664" calcext:value-type="float">
            <text:p>1.66E+00</text:p>
          </table:table-cell>
          <table:table-cell office:value-type="float" office:value="0.3332976" calcext:value-type="float">
            <text:p>3.33E-01</text:p>
          </table:table-cell>
          <table:table-cell office:value-type="float" office:value="0.2947047" calcext:value-type="float">
            <text:p>2.9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2484" calcext:value-type="float">
            <text:p>1.23E+01</text:p>
          </table:table-cell>
          <table:table-cell office:value-type="float" office:value="0.1752895" calcext:value-type="float">
            <text:p>1.75E-01</text:p>
          </table:table-cell>
          <table:table-cell table:style-name="ce1" office:value-type="float" office:value="5.277554" calcext:value-type="float">
            <text:p>5.28E+00</text:p>
          </table:table-cell>
          <table:table-cell table:style-name="Default" office:value-type="float" office:value="1477010445250000" calcext:value-type="float">
            <text:p>1477010445250000</text:p>
          </table:table-cell>
          <table:table-cell office:value-type="float" office:value="12.06475" calcext:value-type="float">
            <text:p>1.21E+01</text:p>
          </table:table-cell>
          <table:table-cell office:value-type="float" office:value="1.956393" calcext:value-type="float">
            <text:p>1.96E+00</text:p>
          </table:table-cell>
          <table:table-cell office:value-type="float" office:value="4.775977" calcext:value-type="float">
            <text:p>4.78E+00</text:p>
          </table:table-cell>
          <table:table-cell office:value-type="float" office:value="1.732729" calcext:value-type="float">
            <text:p>1.73E+00</text:p>
          </table:table-cell>
          <table:table-cell office:value-type="float" office:value="0.3480329" calcext:value-type="float">
            <text:p>3.48E-01</text:p>
          </table:table-cell>
          <table:table-cell table:style-name="ce1" office:value-type="float" office:value="0.3005169" calcext:value-type="float">
            <text:p>3.0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32259" calcext:value-type="float">
            <text:p>1.23E+01</text:p>
          </table:table-cell>
          <table:table-cell office:value-type="float" office:value="1.783533" calcext:value-type="float">
            <text:p>1.78E+00</text:p>
          </table:table-cell>
          <table:table-cell office:value-type="float" office:value="1477010445300000" calcext:value-type="float">
            <text:p>1477010445300000</text:p>
          </table:table-cell>
          <table:table-cell office:value-type="float" office:value="12.30289" calcext:value-type="float">
            <text:p>1.23E+01</text:p>
          </table:table-cell>
          <table:table-cell office:value-type="float" office:value="2.04482" calcext:value-type="float">
            <text:p>2.04E+00</text:p>
          </table:table-cell>
          <table:table-cell office:value-type="float" office:value="4.745079" calcext:value-type="float">
            <text:p>4.75E+00</text:p>
          </table:table-cell>
          <table:table-cell office:value-type="float" office:value="1.802651" calcext:value-type="float">
            <text:p>1.80E+00</text:p>
          </table:table-cell>
          <table:table-cell office:value-type="float" office:value="0.3630587" calcext:value-type="float">
            <text:p>3.63E-01</text:p>
          </table:table-cell>
          <table:table-cell office:value-type="float" office:value="0.3062816" calcext:value-type="float">
            <text:p>3.0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7093" calcext:value-type="float">
            <text:p>1.27E+01</text:p>
          </table:table-cell>
          <table:table-cell office:value-type="float" office:value="0.1407283" calcext:value-type="float">
            <text:p>1.41E-01</text:p>
          </table:table-cell>
          <table:table-cell table:style-name="ce1" office:value-type="float" office:value="5.316736" calcext:value-type="float">
            <text:p>5.32E+00</text:p>
          </table:table-cell>
          <table:table-cell table:style-name="Default" office:value-type="float" office:value="1477010445350000" calcext:value-type="float">
            <text:p>1477010445350000</text:p>
          </table:table-cell>
          <table:table-cell office:value-type="float" office:value="12.53944" calcext:value-type="float">
            <text:p>1.25E+01</text:p>
          </table:table-cell>
          <table:table-cell office:value-type="float" office:value="2.136766" calcext:value-type="float">
            <text:p>2.14E+00</text:p>
          </table:table-cell>
          <table:table-cell office:value-type="float" office:value="4.712575" calcext:value-type="float">
            <text:p>4.71E+00</text:p>
          </table:table-cell>
          <table:table-cell office:value-type="float" office:value="1.873377" calcext:value-type="float">
            <text:p>1.87E+00</text:p>
          </table:table-cell>
          <table:table-cell office:value-type="float" office:value="0.3783728" calcext:value-type="float">
            <text:p>3.78E-01</text:p>
          </table:table-cell>
          <table:table-cell table:style-name="ce1" office:value-type="float" office:value="0.3119979" calcext:value-type="float">
            <text:p>3.1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59241" calcext:value-type="float">
            <text:p>1.26E+01</text:p>
          </table:table-cell>
          <table:table-cell office:value-type="float" office:value="2.175092" calcext:value-type="float">
            <text:p>2.18E+00</text:p>
          </table:table-cell>
          <table:table-cell office:value-type="float" office:value="1477010445400000" calcext:value-type="float">
            <text:p>1477010445400000</text:p>
          </table:table-cell>
          <table:table-cell office:value-type="float" office:value="12.77433" calcext:value-type="float">
            <text:p>1.28E+01</text:p>
          </table:table-cell>
          <table:table-cell office:value-type="float" office:value="2.232269" calcext:value-type="float">
            <text:p>2.23E+00</text:p>
          </table:table-cell>
          <table:table-cell office:value-type="float" office:value="4.678422" calcext:value-type="float">
            <text:p>4.68E+00</text:p>
          </table:table-cell>
          <table:table-cell office:value-type="float" office:value="1.94485" calcext:value-type="float">
            <text:p>1.94E+00</text:p>
          </table:table-cell>
          <table:table-cell office:value-type="float" office:value="0.3939727" calcext:value-type="float">
            <text:p>3.94E-01</text:p>
          </table:table-cell>
          <table:table-cell office:value-type="float" office:value="0.317665" calcext:value-type="float">
            <text:p>3.1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8558" calcext:value-type="float">
            <text:p>1.35E+01</text:p>
          </table:table-cell>
          <table:table-cell office:value-type="float" office:value="0.1988829" calcext:value-type="float">
            <text:p>1.99E-01</text:p>
          </table:table-cell>
          <table:table-cell table:style-name="ce1" office:value-type="float" office:value="5.446424" calcext:value-type="float">
            <text:p>5.45E+00</text:p>
          </table:table-cell>
          <table:table-cell table:style-name="Default" office:value-type="float" office:value="1477010445450000" calcext:value-type="float">
            <text:p>1477010445450000</text:p>
          </table:table-cell>
          <table:table-cell office:value-type="float" office:value="13.00747" calcext:value-type="float">
            <text:p>1.30E+01</text:p>
          </table:table-cell>
          <table:table-cell office:value-type="float" office:value="2.331365" calcext:value-type="float">
            <text:p>2.33E+00</text:p>
          </table:table-cell>
          <table:table-cell office:value-type="float" office:value="4.642576" calcext:value-type="float">
            <text:p>4.64E+00</text:p>
          </table:table-cell>
          <table:table-cell office:value-type="float" office:value="2.017013" calcext:value-type="float">
            <text:p>2.02E+00</text:p>
          </table:table-cell>
          <table:table-cell office:value-type="float" office:value="0.4098559" calcext:value-type="float">
            <text:p>4.10E-01</text:p>
          </table:table-cell>
          <table:table-cell table:style-name="ce1" office:value-type="float" office:value="0.3232819" calcext:value-type="float">
            <text:p>3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08745" calcext:value-type="float">
            <text:p>1.31E+01</text:p>
          </table:table-cell>
          <table:table-cell office:value-type="float" office:value="2.407081" calcext:value-type="float">
            <text:p>2.41E+00</text:p>
          </table:table-cell>
          <table:table-cell office:value-type="float" office:value="1477010445500000" calcext:value-type="float">
            <text:p>1477010445500000</text:p>
          </table:table-cell>
          <table:table-cell office:value-type="float" office:value="13.23878" calcext:value-type="float">
            <text:p>1.32E+01</text:p>
          </table:table-cell>
          <table:table-cell office:value-type="float" office:value="2.434087" calcext:value-type="float">
            <text:p>2.43E+00</text:p>
          </table:table-cell>
          <table:table-cell office:value-type="float" office:value="4.604997" calcext:value-type="float">
            <text:p>4.60E+00</text:p>
          </table:table-cell>
          <table:table-cell office:value-type="float" office:value="2.089806" calcext:value-type="float">
            <text:p>2.09E+00</text:p>
          </table:table-cell>
          <table:table-cell office:value-type="float" office:value="0.42602" calcext:value-type="float">
            <text:p>4.26E-01</text:p>
          </table:table-cell>
          <table:table-cell office:value-type="float" office:value="0.3288477" calcext:value-type="float">
            <text:p>3.2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8715" calcext:value-type="float">
            <text:p>1.31E+01</text:p>
          </table:table-cell>
          <table:table-cell office:value-type="float" office:value="0.2410651" calcext:value-type="float">
            <text:p>2.41E-01</text:p>
          </table:table-cell>
          <table:table-cell table:style-name="ce1" office:value-type="float" office:value="4.512749" calcext:value-type="float">
            <text:p>4.51E+00</text:p>
          </table:table-cell>
          <table:table-cell table:style-name="Default" office:value-type="float" office:value="1477010445550000" calcext:value-type="float">
            <text:p>1477010445550000</text:p>
          </table:table-cell>
          <table:table-cell office:value-type="float" office:value="13.46816" calcext:value-type="float">
            <text:p>1.35E+01</text:p>
          </table:table-cell>
          <table:table-cell office:value-type="float" office:value="2.540465" calcext:value-type="float">
            <text:p>2.54E+00</text:p>
          </table:table-cell>
          <table:table-cell office:value-type="float" office:value="4.565645" calcext:value-type="float">
            <text:p>4.57E+00</text:p>
          </table:table-cell>
          <table:table-cell office:value-type="float" office:value="2.163167" calcext:value-type="float">
            <text:p>2.16E+00</text:p>
          </table:table-cell>
          <table:table-cell office:value-type="float" office:value="0.4424624" calcext:value-type="float">
            <text:p>4.42E-01</text:p>
          </table:table-cell>
          <table:table-cell table:style-name="ce1" office:value-type="float" office:value="0.3343617" calcext:value-type="float">
            <text:p>3.3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83597" calcext:value-type="float">
            <text:p>1.38E+01</text:p>
          </table:table-cell>
          <table:table-cell office:value-type="float" office:value="2.624793" calcext:value-type="float">
            <text:p>2.62E+00</text:p>
          </table:table-cell>
          <table:table-cell office:value-type="float" office:value="1477010445600000" calcext:value-type="float">
            <text:p>1477010445600000</text:p>
          </table:table-cell>
          <table:table-cell office:value-type="float" office:value="13.69552" calcext:value-type="float">
            <text:p>1.37E+01</text:p>
          </table:table-cell>
          <table:table-cell office:value-type="float" office:value="2.650527" calcext:value-type="float">
            <text:p>2.65E+00</text:p>
          </table:table-cell>
          <table:table-cell office:value-type="float" office:value="4.52448" calcext:value-type="float">
            <text:p>4.52E+00</text:p>
          </table:table-cell>
          <table:table-cell office:value-type="float" office:value="2.237032" calcext:value-type="float">
            <text:p>2.24E+00</text:p>
          </table:table-cell>
          <table:table-cell office:value-type="float" office:value="0.4591805" calcext:value-type="float">
            <text:p>4.59E-01</text:p>
          </table:table-cell>
          <table:table-cell office:value-type="float" office:value="0.3398228" calcext:value-type="float">
            <text:p>3.4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09883" calcext:value-type="float">
            <text:p>1.41E+01</text:p>
          </table:table-cell>
          <table:table-cell office:value-type="float" office:value="0.1955096" calcext:value-type="float">
            <text:p>1.96E-01</text:p>
          </table:table-cell>
          <table:table-cell table:style-name="ce1" office:value-type="float" office:value="4.806121" calcext:value-type="float">
            <text:p>4.81E+00</text:p>
          </table:table-cell>
          <table:table-cell table:style-name="Default" office:value-type="float" office:value="1477010445650000" calcext:value-type="float">
            <text:p>1477010445650000</text:p>
          </table:table-cell>
          <table:table-cell office:value-type="float" office:value="13.92079" calcext:value-type="float">
            <text:p>1.39E+01</text:p>
          </table:table-cell>
          <table:table-cell office:value-type="float" office:value="2.764295" calcext:value-type="float">
            <text:p>2.76E+00</text:p>
          </table:table-cell>
          <table:table-cell office:value-type="float" office:value="4.481466" calcext:value-type="float">
            <text:p>4.48E+00</text:p>
          </table:table-cell>
          <table:table-cell office:value-type="float" office:value="2.311336" calcext:value-type="float">
            <text:p>2.31E+00</text:p>
          </table:table-cell>
          <table:table-cell office:value-type="float" office:value="0.4761716" calcext:value-type="float">
            <text:p>4.76E-01</text:p>
          </table:table-cell>
          <table:table-cell table:style-name="ce1" office:value-type="float" office:value="0.3452302" calcext:value-type="float">
            <text:p>3.4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21055" calcext:value-type="float">
            <text:p>1.42E+01</text:p>
          </table:table-cell>
          <table:table-cell office:value-type="float" office:value="2.942051" calcext:value-type="float">
            <text:p>2.94E+00</text:p>
          </table:table-cell>
          <table:table-cell office:value-type="float" office:value="1477010445700000" calcext:value-type="float">
            <text:p>1477010445700000</text:p>
          </table:table-cell>
          <table:table-cell office:value-type="float" office:value="14.14385" calcext:value-type="float">
            <text:p>1.41E+01</text:p>
          </table:table-cell>
          <table:table-cell office:value-type="float" office:value="2.88179" calcext:value-type="float">
            <text:p>2.88E+00</text:p>
          </table:table-cell>
          <table:table-cell office:value-type="float" office:value="4.436565" calcext:value-type="float">
            <text:p>4.44E+00</text:p>
          </table:table-cell>
          <table:table-cell office:value-type="float" office:value="2.386012" calcext:value-type="float">
            <text:p>2.39E+00</text:p>
          </table:table-cell>
          <table:table-cell office:value-type="float" office:value="0.4934331" calcext:value-type="float">
            <text:p>4.93E-01</text:p>
          </table:table-cell>
          <table:table-cell office:value-type="float" office:value="0.3505832" calcext:value-type="float">
            <text:p>3.5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371" calcext:value-type="float">
            <text:p>1.48E+01</text:p>
          </table:table-cell>
          <table:table-cell office:value-type="float" office:value="0.1946756" calcext:value-type="float">
            <text:p>1.95E-01</text:p>
          </table:table-cell>
          <table:table-cell table:style-name="ce1" office:value-type="float" office:value="5.23337" calcext:value-type="float">
            <text:p>5.23E+00</text:p>
          </table:table-cell>
          <table:table-cell table:style-name="Default" office:value-type="float" office:value="1477010445750000" calcext:value-type="float">
            <text:p>1477010445750000</text:p>
          </table:table-cell>
          <table:table-cell office:value-type="float" office:value="14.36462" calcext:value-type="float">
            <text:p>1.44E+01</text:p>
          </table:table-cell>
          <table:table-cell office:value-type="float" office:value="3.003029" calcext:value-type="float">
            <text:p>3.00E+00</text:p>
          </table:table-cell>
          <table:table-cell office:value-type="float" office:value="4.389744" calcext:value-type="float">
            <text:p>4.39E+00</text:p>
          </table:table-cell>
          <table:table-cell office:value-type="float" office:value="2.460991" calcext:value-type="float">
            <text:p>2.46E+00</text:p>
          </table:table-cell>
          <table:table-cell office:value-type="float" office:value="0.5109623" calcext:value-type="float">
            <text:p>5.11E-01</text:p>
          </table:table-cell>
          <table:table-cell table:style-name="ce1" office:value-type="float" office:value="0.3558808" calcext:value-type="float">
            <text:p>3.5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46161" calcext:value-type="float">
            <text:p>1.45E+01</text:p>
          </table:table-cell>
          <table:table-cell office:value-type="float" office:value="2.90734" calcext:value-type="float">
            <text:p>2.91E+00</text:p>
          </table:table-cell>
          <table:table-cell office:value-type="float" office:value="1477010445800000" calcext:value-type="float">
            <text:p>1477010445800000</text:p>
          </table:table-cell>
          <table:table-cell office:value-type="float" office:value="14.583" calcext:value-type="float">
            <text:p>1.46E+01</text:p>
          </table:table-cell>
          <table:table-cell office:value-type="float" office:value="3.128024" calcext:value-type="float">
            <text:p>3.13E+00</text:p>
          </table:table-cell>
          <table:table-cell office:value-type="float" office:value="4.34097" calcext:value-type="float">
            <text:p>4.34E+00</text:p>
          </table:table-cell>
          <table:table-cell office:value-type="float" office:value="2.536202" calcext:value-type="float">
            <text:p>2.54E+00</text:p>
          </table:table-cell>
          <table:table-cell office:value-type="float" office:value="0.5287563" calcext:value-type="float">
            <text:p>5.29E-01</text:p>
          </table:table-cell>
          <table:table-cell office:value-type="float" office:value="0.3611222" calcext:value-type="float">
            <text:p>3.6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0044" calcext:value-type="float">
            <text:p>1.52E+01</text:p>
          </table:table-cell>
          <table:table-cell office:value-type="float" office:value="0.2635874" calcext:value-type="float">
            <text:p>2.64E-01</text:p>
          </table:table-cell>
          <table:table-cell table:style-name="ce1" office:value-type="float" office:value="5.157074" calcext:value-type="float">
            <text:p>5.16E+00</text:p>
          </table:table-cell>
          <table:table-cell table:style-name="Default" office:value-type="float" office:value="1477010445850000" calcext:value-type="float">
            <text:p>1477010445850000</text:p>
          </table:table-cell>
          <table:table-cell office:value-type="float" office:value="14.7989" calcext:value-type="float">
            <text:p>1.48E+01</text:p>
          </table:table-cell>
          <table:table-cell office:value-type="float" office:value="3.256787" calcext:value-type="float">
            <text:p>3.26E+00</text:p>
          </table:table-cell>
          <table:table-cell office:value-type="float" office:value="4.290211" calcext:value-type="float">
            <text:p>4.29E+00</text:p>
          </table:table-cell>
          <table:table-cell office:value-type="float" office:value="2.611572" calcext:value-type="float">
            <text:p>2.61E+00</text:p>
          </table:table-cell>
          <table:table-cell office:value-type="float" office:value="0.5468125" calcext:value-type="float">
            <text:p>5.47E-01</text:p>
          </table:table-cell>
          <table:table-cell table:style-name="ce1" office:value-type="float" office:value="0.3663065" calcext:value-type="float">
            <text:p>3.6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2608" calcext:value-type="float">
            <text:p>1.50E+01</text:p>
          </table:table-cell>
          <table:table-cell office:value-type="float" office:value="3.506701" calcext:value-type="float">
            <text:p>3.51E+00</text:p>
          </table:table-cell>
          <table:table-cell office:value-type="float" office:value="1477010445900000" calcext:value-type="float">
            <text:p>1477010445900000</text:p>
          </table:table-cell>
          <table:table-cell office:value-type="float" office:value="15.0122" calcext:value-type="float">
            <text:p>1.50E+01</text:p>
          </table:table-cell>
          <table:table-cell office:value-type="float" office:value="3.389323" calcext:value-type="float">
            <text:p>3.39E+00</text:p>
          </table:table-cell>
          <table:table-cell office:value-type="float" office:value="4.237439" calcext:value-type="float">
            <text:p>4.24E+00</text:p>
          </table:table-cell>
          <table:table-cell office:value-type="float" office:value="2.687028" calcext:value-type="float">
            <text:p>2.69E+00</text:p>
          </table:table-cell>
          <table:table-cell office:value-type="float" office:value="0.5651278" calcext:value-type="float">
            <text:p>5.65E-01</text:p>
          </table:table-cell>
          <table:table-cell office:value-type="float" office:value="0.371433" calcext:value-type="float">
            <text:p>3.7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1832" calcext:value-type="float">
            <text:p>1.59E+01</text:p>
          </table:table-cell>
          <table:table-cell office:value-type="float" office:value="0.263598" calcext:value-type="float">
            <text:p>2.64E-01</text:p>
          </table:table-cell>
          <table:table-cell table:style-name="ce1" office:value-type="float" office:value="4.665886" calcext:value-type="float">
            <text:p>4.67E+00</text:p>
          </table:table-cell>
          <table:table-cell table:style-name="Default" office:value-type="float" office:value="1477010445950000" calcext:value-type="float">
            <text:p>1477010445950000</text:p>
          </table:table-cell>
          <table:table-cell office:value-type="float" office:value="15.22281" calcext:value-type="float">
            <text:p>1.52E+01</text:p>
          </table:table-cell>
          <table:table-cell office:value-type="float" office:value="3.525634" calcext:value-type="float">
            <text:p>3.53E+00</text:p>
          </table:table-cell>
          <table:table-cell office:value-type="float" office:value="4.182627" calcext:value-type="float">
            <text:p>4.18E+00</text:p>
          </table:table-cell>
          <table:table-cell office:value-type="float" office:value="2.762494" calcext:value-type="float">
            <text:p>2.76E+00</text:p>
          </table:table-cell>
          <table:table-cell office:value-type="float" office:value="0.5836994" calcext:value-type="float">
            <text:p>5.84E-01</text:p>
          </table:table-cell>
          <table:table-cell table:style-name="ce1" office:value-type="float" office:value="0.3765009" calcext:value-type="float">
            <text:p>3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52355" calcext:value-type="float">
            <text:p>1.55E+01</text:p>
          </table:table-cell>
          <table:table-cell office:value-type="float" office:value="3.829364" calcext:value-type="float">
            <text:p>3.83E+00</text:p>
          </table:table-cell>
          <table:table-cell office:value-type="float" office:value="1477010446000000" calcext:value-type="float">
            <text:p>1477010446000000</text:p>
          </table:table-cell>
          <table:table-cell office:value-type="float" office:value="15.43063" calcext:value-type="float">
            <text:p>1.54E+01</text:p>
          </table:table-cell>
          <table:table-cell office:value-type="float" office:value="3.665719" calcext:value-type="float">
            <text:p>3.67E+00</text:p>
          </table:table-cell>
          <table:table-cell office:value-type="float" office:value="4.125748" calcext:value-type="float">
            <text:p>4.13E+00</text:p>
          </table:table-cell>
          <table:table-cell office:value-type="float" office:value="2.837893" calcext:value-type="float">
            <text:p>2.84E+00</text:p>
          </table:table-cell>
          <table:table-cell office:value-type="float" office:value="0.6025245" calcext:value-type="float">
            <text:p>6.03E-01</text:p>
          </table:table-cell>
          <table:table-cell office:value-type="float" office:value="0.3815093" calcext:value-type="float">
            <text:p>3.8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04" calcext:value-type="float">
            <text:p>1.61E+01</text:p>
          </table:table-cell>
          <table:table-cell office:value-type="float" office:value="0.2135971" calcext:value-type="float">
            <text:p>2.14E-01</text:p>
          </table:table-cell>
          <table:table-cell table:style-name="ce1" office:value-type="float" office:value="4.785617" calcext:value-type="float">
            <text:p>4.79E+00</text:p>
          </table:table-cell>
          <table:table-cell table:style-name="Default" office:value-type="float" office:value="1477010446050000" calcext:value-type="float">
            <text:p>1477010446050000</text:p>
          </table:table-cell>
          <table:table-cell office:value-type="float" office:value="15.63555" calcext:value-type="float">
            <text:p>1.56E+01</text:p>
          </table:table-cell>
          <table:table-cell office:value-type="float" office:value="3.809572" calcext:value-type="float">
            <text:p>3.81E+00</text:p>
          </table:table-cell>
          <table:table-cell office:value-type="float" office:value="4.066782" calcext:value-type="float">
            <text:p>4.07E+00</text:p>
          </table:table-cell>
          <table:table-cell office:value-type="float" office:value="2.913146" calcext:value-type="float">
            <text:p>2.91E+00</text:p>
          </table:table-cell>
          <table:table-cell office:value-type="float" office:value="0.6215999" calcext:value-type="float">
            <text:p>6.22E-01</text:p>
          </table:table-cell>
          <table:table-cell table:style-name="ce1" office:value-type="float" office:value="0.3864575" calcext:value-type="float">
            <text:p>3.8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7744" calcext:value-type="float">
            <text:p>1.60E+01</text:p>
          </table:table-cell>
          <table:table-cell office:value-type="float" office:value="4.00094" calcext:value-type="float">
            <text:p>4.00E+00</text:p>
          </table:table-cell>
          <table:table-cell office:value-type="float" office:value="1477010446100000" calcext:value-type="float">
            <text:p>1477010446100000</text:p>
          </table:table-cell>
          <table:table-cell office:value-type="float" office:value="15.83747" calcext:value-type="float">
            <text:p>1.58E+01</text:p>
          </table:table-cell>
          <table:table-cell office:value-type="float" office:value="3.957185" calcext:value-type="float">
            <text:p>3.96E+00</text:p>
          </table:table-cell>
          <table:table-cell office:value-type="float" office:value="4.005707" calcext:value-type="float">
            <text:p>4.01E+00</text:p>
          </table:table-cell>
          <table:table-cell office:value-type="float" office:value="2.988174" calcext:value-type="float">
            <text:p>2.99E+00</text:p>
          </table:table-cell>
          <table:table-cell office:value-type="float" office:value="0.6409228" calcext:value-type="float">
            <text:p>6.41E-01</text:p>
          </table:table-cell>
          <table:table-cell office:value-type="float" office:value="0.3913446" calcext:value-type="float">
            <text:p>3.9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7285" calcext:value-type="float">
            <text:p>1.69E+01</text:p>
          </table:table-cell>
          <table:table-cell office:value-type="float" office:value="0.2525647" calcext:value-type="float">
            <text:p>2.53E-01</text:p>
          </table:table-cell>
          <table:table-cell table:style-name="ce1" office:value-type="float" office:value="4.409944" calcext:value-type="float">
            <text:p>4.41E+00</text:p>
          </table:table-cell>
          <table:table-cell table:style-name="Default" office:value-type="float" office:value="1477010446150000" calcext:value-type="float">
            <text:p>1477010446150000</text:p>
          </table:table-cell>
          <table:table-cell office:value-type="float" office:value="16.03628" calcext:value-type="float">
            <text:p>1.60E+01</text:p>
          </table:table-cell>
          <table:table-cell office:value-type="float" office:value="4.108544" calcext:value-type="float">
            <text:p>4.11E+00</text:p>
          </table:table-cell>
          <table:table-cell office:value-type="float" office:value="3.942506" calcext:value-type="float">
            <text:p>3.94E+00</text:p>
          </table:table-cell>
          <table:table-cell office:value-type="float" office:value="3.062895" calcext:value-type="float">
            <text:p>3.06E+00</text:p>
          </table:table-cell>
          <table:table-cell office:value-type="float" office:value="0.6604901" calcext:value-type="float">
            <text:p>6.60E-01</text:p>
          </table:table-cell>
          <table:table-cell table:style-name="ce1" office:value-type="float" office:value="0.39617" calcext:value-type="float">
            <text:p>3.9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3127" calcext:value-type="float">
            <text:p>1.63E+01</text:p>
          </table:table-cell>
          <table:table-cell office:value-type="float" office:value="4.444992" calcext:value-type="float">
            <text:p>4.44E+00</text:p>
          </table:table-cell>
          <table:table-cell office:value-type="float" office:value="1477010446200000" calcext:value-type="float">
            <text:p>1477010446200000</text:p>
          </table:table-cell>
          <table:table-cell office:value-type="float" office:value="16.23188" calcext:value-type="float">
            <text:p>1.62E+01</text:p>
          </table:table-cell>
          <table:table-cell office:value-type="float" office:value="4.263631" calcext:value-type="float">
            <text:p>4.26E+00</text:p>
          </table:table-cell>
          <table:table-cell office:value-type="float" office:value="3.877162" calcext:value-type="float">
            <text:p>3.88E+00</text:p>
          </table:table-cell>
          <table:table-cell office:value-type="float" office:value="3.137226" calcext:value-type="float">
            <text:p>3.14E+00</text:p>
          </table:table-cell>
          <table:table-cell office:value-type="float" office:value="0.6802985" calcext:value-type="float">
            <text:p>6.80E-01</text:p>
          </table:table-cell>
          <table:table-cell office:value-type="float" office:value="0.4009327" calcext:value-type="float">
            <text:p>4.0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4772" calcext:value-type="float">
            <text:p>1.73E+01</text:p>
          </table:table-cell>
          <table:table-cell office:value-type="float" office:value="0.2613451" calcext:value-type="float">
            <text:p>2.61E-01</text:p>
          </table:table-cell>
          <table:table-cell table:style-name="ce1" office:value-type="float" office:value="4.725413" calcext:value-type="float">
            <text:p>4.73E+00</text:p>
          </table:table-cell>
          <table:table-cell table:style-name="Default" office:value-type="float" office:value="1477010446250000" calcext:value-type="float">
            <text:p>1477010446250000</text:p>
          </table:table-cell>
          <table:table-cell office:value-type="float" office:value="16.42415" calcext:value-type="float">
            <text:p>1.64E+01</text:p>
          </table:table-cell>
          <table:table-cell office:value-type="float" office:value="4.422425" calcext:value-type="float">
            <text:p>4.42E+00</text:p>
          </table:table-cell>
          <table:table-cell office:value-type="float" office:value="3.809664" calcext:value-type="float">
            <text:p>3.81E+00</text:p>
          </table:table-cell>
          <table:table-cell office:value-type="float" office:value="3.211085" calcext:value-type="float">
            <text:p>3.21E+00</text:p>
          </table:table-cell>
          <table:table-cell office:value-type="float" office:value="0.7003452" calcext:value-type="float">
            <text:p>7.00E-01</text:p>
          </table:table-cell>
          <table:table-cell table:style-name="ce1" office:value-type="float" office:value="0.4056322" calcext:value-type="float">
            <text:p>4.0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60391" calcext:value-type="float">
            <text:p>1.66E+01</text:p>
          </table:table-cell>
          <table:table-cell office:value-type="float" office:value="4.673437" calcext:value-type="float">
            <text:p>4.67E+00</text:p>
          </table:table-cell>
          <table:table-cell office:value-type="float" office:value="1477010446300000" calcext:value-type="float">
            <text:p>1477010446300000</text:p>
          </table:table-cell>
          <table:table-cell office:value-type="float" office:value="16.61299" calcext:value-type="float">
            <text:p>1.66E+01</text:p>
          </table:table-cell>
          <table:table-cell office:value-type="float" office:value="4.584899" calcext:value-type="float">
            <text:p>4.58E+00</text:p>
          </table:table-cell>
          <table:table-cell office:value-type="float" office:value="3.740002" calcext:value-type="float">
            <text:p>3.74E+00</text:p>
          </table:table-cell>
          <table:table-cell office:value-type="float" office:value="3.284385" calcext:value-type="float">
            <text:p>3.28E+00</text:p>
          </table:table-cell>
          <table:table-cell office:value-type="float" office:value="0.7206268" calcext:value-type="float">
            <text:p>7.21E-01</text:p>
          </table:table-cell>
          <table:table-cell office:value-type="float" office:value="0.4102676" calcext:value-type="float">
            <text:p>4.1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7566" calcext:value-type="float">
            <text:p>1.77E+01</text:p>
          </table:table-cell>
          <table:table-cell office:value-type="float" office:value="0.2927638" calcext:value-type="float">
            <text:p>2.93E-01</text:p>
          </table:table-cell>
          <table:table-cell table:style-name="ce1" office:value-type="float" office:value="3.910063" calcext:value-type="float">
            <text:p>3.91E+00</text:p>
          </table:table-cell>
          <table:table-cell table:style-name="Default" office:value-type="float" office:value="1477010446350000" calcext:value-type="float">
            <text:p>1477010446350000</text:p>
          </table:table-cell>
          <table:table-cell office:value-type="float" office:value="16.79829" calcext:value-type="float">
            <text:p>1.68E+01</text:p>
          </table:table-cell>
          <table:table-cell office:value-type="float" office:value="4.751025" calcext:value-type="float">
            <text:p>4.75E+00</text:p>
          </table:table-cell>
          <table:table-cell office:value-type="float" office:value="3.668167" calcext:value-type="float">
            <text:p>3.67E+00</text:p>
          </table:table-cell>
          <table:table-cell office:value-type="float" office:value="3.357042" calcext:value-type="float">
            <text:p>3.36E+00</text:p>
          </table:table-cell>
          <table:table-cell office:value-type="float" office:value="0.7411402" calcext:value-type="float">
            <text:p>7.41E-01</text:p>
          </table:table-cell>
          <table:table-cell table:style-name="ce1" office:value-type="float" office:value="0.4148383" calcext:value-type="float">
            <text:p>4.1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99546" calcext:value-type="float">
            <text:p>1.70E+01</text:p>
          </table:table-cell>
          <table:table-cell office:value-type="float" office:value="5.210994" calcext:value-type="float">
            <text:p>5.21E+00</text:p>
          </table:table-cell>
          <table:table-cell office:value-type="float" office:value="1477010446400000" calcext:value-type="float">
            <text:p>1477010446400000</text:p>
          </table:table-cell>
          <table:table-cell office:value-type="float" office:value="16.97995" calcext:value-type="float">
            <text:p>1.70E+01</text:p>
          </table:table-cell>
          <table:table-cell office:value-type="float" office:value="4.920767" calcext:value-type="float">
            <text:p>4.92E+00</text:p>
          </table:table-cell>
          <table:table-cell office:value-type="float" office:value="3.594156" calcext:value-type="float">
            <text:p>3.59E+00</text:p>
          </table:table-cell>
          <table:table-cell office:value-type="float" office:value="3.428969" calcext:value-type="float">
            <text:p>3.43E+00</text:p>
          </table:table-cell>
          <table:table-cell office:value-type="float" office:value="0.7618821" calcext:value-type="float">
            <text:p>7.62E-01</text:p>
          </table:table-cell>
          <table:table-cell office:value-type="float" office:value="0.4193434" calcext:value-type="float">
            <text:p>4.1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5369" calcext:value-type="float">
            <text:p>1.80E+01</text:p>
          </table:table-cell>
          <table:table-cell office:value-type="float" office:value="0.2617692" calcext:value-type="float">
            <text:p>2.62E-01</text:p>
          </table:table-cell>
          <table:table-cell table:style-name="ce1" office:value-type="float" office:value="4.232321" calcext:value-type="float">
            <text:p>4.23E+00</text:p>
          </table:table-cell>
          <table:table-cell table:style-name="Default" office:value-type="float" office:value="1477010446450000" calcext:value-type="float">
            <text:p>1477010446450000</text:p>
          </table:table-cell>
          <table:table-cell office:value-type="float" office:value="17.15785" calcext:value-type="float">
            <text:p>1.72E+01</text:p>
          </table:table-cell>
          <table:table-cell office:value-type="float" office:value="5.094087" calcext:value-type="float">
            <text:p>5.09E+00</text:p>
          </table:table-cell>
          <table:table-cell office:value-type="float" office:value="3.517967" calcext:value-type="float">
            <text:p>3.52E+00</text:p>
          </table:table-cell>
          <table:table-cell office:value-type="float" office:value="3.500079" calcext:value-type="float">
            <text:p>3.50E+00</text:p>
          </table:table-cell>
          <table:table-cell office:value-type="float" office:value="0.7828493" calcext:value-type="float">
            <text:p>7.83E-01</text:p>
          </table:table-cell>
          <table:table-cell table:style-name="ce1" office:value-type="float" office:value="0.4237823" calcext:value-type="float">
            <text:p>4.2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28942" calcext:value-type="float">
            <text:p>1.73E+01</text:p>
          </table:table-cell>
          <table:table-cell office:value-type="float" office:value="5.435416" calcext:value-type="float">
            <text:p>5.44E+00</text:p>
          </table:table-cell>
          <table:table-cell office:value-type="float" office:value="1477010446500000" calcext:value-type="float">
            <text:p>1477010446500000</text:p>
          </table:table-cell>
          <table:table-cell office:value-type="float" office:value="17.33188" calcext:value-type="float">
            <text:p>1.73E+01</text:p>
          </table:table-cell>
          <table:table-cell office:value-type="float" office:value="5.270941" calcext:value-type="float">
            <text:p>5.27E+00</text:p>
          </table:table-cell>
          <table:table-cell office:value-type="float" office:value="3.439602" calcext:value-type="float">
            <text:p>3.44E+00</text:p>
          </table:table-cell>
          <table:table-cell office:value-type="float" office:value="3.570283" calcext:value-type="float">
            <text:p>3.57E+00</text:p>
          </table:table-cell>
          <table:table-cell office:value-type="float" office:value="0.8040384" calcext:value-type="float">
            <text:p>8.04E-01</text:p>
          </table:table-cell>
          <table:table-cell office:value-type="float" office:value="0.4281543" calcext:value-type="float">
            <text:p>4.2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7333" calcext:value-type="float">
            <text:p>1.83E+01</text:p>
          </table:table-cell>
          <table:table-cell office:value-type="float" office:value="0.2627336" calcext:value-type="float">
            <text:p>2.63E-01</text:p>
          </table:table-cell>
          <table:table-cell table:style-name="ce1" office:value-type="float" office:value="4.059723" calcext:value-type="float">
            <text:p>4.06E+00</text:p>
          </table:table-cell>
          <table:table-cell table:style-name="Default" office:value-type="float" office:value="1477010446550000" calcext:value-type="float">
            <text:p>1477010446550000</text:p>
          </table:table-cell>
          <table:table-cell office:value-type="float" office:value="17.50193" calcext:value-type="float">
            <text:p>1.75E+01</text:p>
          </table:table-cell>
          <table:table-cell office:value-type="float" office:value="5.451283" calcext:value-type="float">
            <text:p>5.45E+00</text:p>
          </table:table-cell>
          <table:table-cell office:value-type="float" office:value="3.359066" calcext:value-type="float">
            <text:p>3.36E+00</text:p>
          </table:table-cell>
          <table:table-cell office:value-type="float" office:value="3.639494" calcext:value-type="float">
            <text:p>3.64E+00</text:p>
          </table:table-cell>
          <table:table-cell office:value-type="float" office:value="0.8254461" calcext:value-type="float">
            <text:p>8.25E-01</text:p>
          </table:table-cell>
          <table:table-cell table:style-name="ce1" office:value-type="float" office:value="0.4324586" calcext:value-type="float">
            <text:p>4.3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78529" calcext:value-type="float">
            <text:p>1.78E+01</text:p>
          </table:table-cell>
          <table:table-cell office:value-type="float" office:value="5.624759" calcext:value-type="float">
            <text:p>5.62E+00</text:p>
          </table:table-cell>
          <table:table-cell office:value-type="float" office:value="1477010446600000" calcext:value-type="float">
            <text:p>1477010446600000</text:p>
          </table:table-cell>
          <table:table-cell office:value-type="float" office:value="17.66791" calcext:value-type="float">
            <text:p>1.77E+01</text:p>
          </table:table-cell>
          <table:table-cell office:value-type="float" office:value="5.635059" calcext:value-type="float">
            <text:p>5.64E+00</text:p>
          </table:table-cell>
          <table:table-cell office:value-type="float" office:value="3.276367" calcext:value-type="float">
            <text:p>3.28E+00</text:p>
          </table:table-cell>
          <table:table-cell office:value-type="float" office:value="3.707622" calcext:value-type="float">
            <text:p>3.71E+00</text:p>
          </table:table-cell>
          <table:table-cell office:value-type="float" office:value="0.847069" calcext:value-type="float">
            <text:p>8.47E-01</text:p>
          </table:table-cell>
          <table:table-cell office:value-type="float" office:value="0.4366947" calcext:value-type="float">
            <text:p>4.3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2217" calcext:value-type="float">
            <text:p>1.89E+01</text:p>
          </table:table-cell>
          <table:table-cell office:value-type="float" office:value="0.3266452" calcext:value-type="float">
            <text:p>3.27E-01</text:p>
          </table:table-cell>
          <table:table-cell table:style-name="ce1" office:value-type="float" office:value="3.862134" calcext:value-type="float">
            <text:p>3.86E+00</text:p>
          </table:table-cell>
          <table:table-cell table:style-name="Default" office:value-type="float" office:value="1477010446650000" calcext:value-type="float">
            <text:p>1477010446650000</text:p>
          </table:table-cell>
          <table:table-cell office:value-type="float" office:value="17.82969" calcext:value-type="float">
            <text:p>1.78E+01</text:p>
          </table:table-cell>
          <table:table-cell office:value-type="float" office:value="5.822214" calcext:value-type="float">
            <text:p>5.82E+00</text:p>
          </table:table-cell>
          <table:table-cell office:value-type="float" office:value="3.191515" calcext:value-type="float">
            <text:p>3.19E+00</text:p>
          </table:table-cell>
          <table:table-cell office:value-type="float" office:value="3.774579" calcext:value-type="float">
            <text:p>3.77E+00</text:p>
          </table:table-cell>
          <table:table-cell office:value-type="float" office:value="0.8689038" calcext:value-type="float">
            <text:p>8.69E-01</text:p>
          </table:table-cell>
          <table:table-cell table:style-name="ce1" office:value-type="float" office:value="0.4408618" calcext:value-type="float">
            <text:p>4.4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12629" calcext:value-type="float">
            <text:p>1.81E+01</text:p>
          </table:table-cell>
          <table:table-cell office:value-type="float" office:value="6.169846" calcext:value-type="float">
            <text:p>6.17E+00</text:p>
          </table:table-cell>
          <table:table-cell office:value-type="float" office:value="1477010446700000" calcext:value-type="float">
            <text:p>1477010446700000</text:p>
          </table:table-cell>
          <table:table-cell office:value-type="float" office:value="17.98717" calcext:value-type="float">
            <text:p>1.80E+01</text:p>
          </table:table-cell>
          <table:table-cell office:value-type="float" office:value="6.012686" calcext:value-type="float">
            <text:p>6.01E+00</text:p>
          </table:table-cell>
          <table:table-cell office:value-type="float" office:value="3.104526" calcext:value-type="float">
            <text:p>3.10E+00</text:p>
          </table:table-cell>
          <table:table-cell office:value-type="float" office:value="3.840274" calcext:value-type="float">
            <text:p>3.84E+00</text:p>
          </table:table-cell>
          <table:table-cell office:value-type="float" office:value="0.8909468" calcext:value-type="float">
            <text:p>8.91E-01</text:p>
          </table:table-cell>
          <table:table-cell office:value-type="float" office:value="0.4449593" calcext:value-type="float">
            <text:p>4.4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5474" calcext:value-type="float">
            <text:p>1.94E+01</text:p>
          </table:table-cell>
          <table:table-cell office:value-type="float" office:value="0.3584596" calcext:value-type="float">
            <text:p>3.58E-01</text:p>
          </table:table-cell>
          <table:table-cell table:style-name="ce1" office:value-type="float" office:value="4.079367" calcext:value-type="float">
            <text:p>4.08E+00</text:p>
          </table:table-cell>
          <table:table-cell table:style-name="Default" office:value-type="float" office:value="1477010446750000" calcext:value-type="float">
            <text:p>1477010446750000</text:p>
          </table:table-cell>
          <table:table-cell office:value-type="float" office:value="18.14025" calcext:value-type="float">
            <text:p>1.81E+01</text:p>
          </table:table-cell>
          <table:table-cell office:value-type="float" office:value="6.20641" calcext:value-type="float">
            <text:p>6.21E+00</text:p>
          </table:table-cell>
          <table:table-cell office:value-type="float" office:value="3.015416" calcext:value-type="float">
            <text:p>3.02E+00</text:p>
          </table:table-cell>
          <table:table-cell office:value-type="float" office:value="3.90462" calcext:value-type="float">
            <text:p>3.90E+00</text:p>
          </table:table-cell>
          <table:table-cell office:value-type="float" office:value="0.9131948" calcext:value-type="float">
            <text:p>9.13E-01</text:p>
          </table:table-cell>
          <table:table-cell table:style-name="ce1" office:value-type="float" office:value="0.4489866" calcext:value-type="float">
            <text:p>4.4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1643" calcext:value-type="float">
            <text:p>1.82E+01</text:p>
          </table:table-cell>
          <table:table-cell office:value-type="float" office:value="6.661379" calcext:value-type="float">
            <text:p>6.66E+00</text:p>
          </table:table-cell>
          <table:table-cell office:value-type="float" office:value="1477010446800000" calcext:value-type="float">
            <text:p>1477010446800000</text:p>
          </table:table-cell>
          <table:table-cell office:value-type="float" office:value="18.28881" calcext:value-type="float">
            <text:p>1.83E+01</text:p>
          </table:table-cell>
          <table:table-cell office:value-type="float" office:value="6.403317" calcext:value-type="float">
            <text:p>6.40E+00</text:p>
          </table:table-cell>
          <table:table-cell office:value-type="float" office:value="2.924208" calcext:value-type="float">
            <text:p>2.92E+00</text:p>
          </table:table-cell>
          <table:table-cell office:value-type="float" office:value="3.967526" calcext:value-type="float">
            <text:p>3.97E+00</text:p>
          </table:table-cell>
          <table:table-cell office:value-type="float" office:value="0.9356441" calcext:value-type="float">
            <text:p>9.36E-01</text:p>
          </table:table-cell>
          <table:table-cell office:value-type="float" office:value="0.4529429" calcext:value-type="float">
            <text:p>4.5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69657" calcext:value-type="float">
            <text:p>1.97E+01</text:p>
          </table:table-cell>
          <table:table-cell office:value-type="float" office:value="0.3645454" calcext:value-type="float">
            <text:p>3.65E-01</text:p>
          </table:table-cell>
          <table:table-cell table:style-name="ce1" office:value-type="float" office:value="3.876283" calcext:value-type="float">
            <text:p>3.88E+00</text:p>
          </table:table-cell>
          <table:table-cell table:style-name="Default" office:value-type="float" office:value="1477010446850000" calcext:value-type="float">
            <text:p>1477010446850000</text:p>
          </table:table-cell>
          <table:table-cell office:value-type="float" office:value="18.43277" calcext:value-type="float">
            <text:p>1.84E+01</text:p>
          </table:table-cell>
          <table:table-cell office:value-type="float" office:value="6.603332" calcext:value-type="float">
            <text:p>6.60E+00</text:p>
          </table:table-cell>
          <table:table-cell office:value-type="float" office:value="2.830926" calcext:value-type="float">
            <text:p>2.83E+00</text:p>
          </table:table-cell>
          <table:table-cell office:value-type="float" office:value="4.028904" calcext:value-type="float">
            <text:p>4.03E+00</text:p>
          </table:table-cell>
          <table:table-cell office:value-type="float" office:value="0.9582913" calcext:value-type="float">
            <text:p>9.58E-01</text:p>
          </table:table-cell>
          <table:table-cell table:style-name="ce1" office:value-type="float" office:value="0.4568277" calcext:value-type="float">
            <text:p>4.5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4218" calcext:value-type="float">
            <text:p>1.85E+01</text:p>
          </table:table-cell>
          <table:table-cell office:value-type="float" office:value="6.760131" calcext:value-type="float">
            <text:p>6.76E+00</text:p>
          </table:table-cell>
          <table:table-cell office:value-type="float" office:value="1477010446900000" calcext:value-type="float">
            <text:p>1477010446900000</text:p>
          </table:table-cell>
          <table:table-cell office:value-type="float" office:value="18.572" calcext:value-type="float">
            <text:p>1.86E+01</text:p>
          </table:table-cell>
          <table:table-cell office:value-type="float" office:value="6.806376" calcext:value-type="float">
            <text:p>6.81E+00</text:p>
          </table:table-cell>
          <table:table-cell office:value-type="float" office:value="2.735598" calcext:value-type="float">
            <text:p>2.74E+00</text:p>
          </table:table-cell>
          <table:table-cell office:value-type="float" office:value="4.088665" calcext:value-type="float">
            <text:p>4.09E+00</text:p>
          </table:table-cell>
          <table:table-cell office:value-type="float" office:value="0.9811327" calcext:value-type="float">
            <text:p>9.81E-01</text:p>
          </table:table-cell>
          <table:table-cell office:value-type="float" office:value="0.4606404" calcext:value-type="float">
            <text:p>4.6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562" calcext:value-type="float">
            <text:p>2.02E+01</text:p>
          </table:table-cell>
          <table:table-cell office:value-type="float" office:value="0.367622" calcext:value-type="float">
            <text:p>3.68E-01</text:p>
          </table:table-cell>
          <table:table-cell table:style-name="ce1" office:value-type="float" office:value="4.112032" calcext:value-type="float">
            <text:p>4.11E+00</text:p>
          </table:table-cell>
          <table:table-cell table:style-name="Default" office:value-type="float" office:value="1477010446950000" calcext:value-type="float">
            <text:p>1477010446950000</text:p>
          </table:table-cell>
          <table:table-cell office:value-type="float" office:value="18.70641" calcext:value-type="float">
            <text:p>1.87E+01</text:p>
          </table:table-cell>
          <table:table-cell office:value-type="float" office:value="7.012367" calcext:value-type="float">
            <text:p>7.01E+00</text:p>
          </table:table-cell>
          <table:table-cell office:value-type="float" office:value="2.638255" calcext:value-type="float">
            <text:p>2.64E+00</text:p>
          </table:table-cell>
          <table:table-cell office:value-type="float" office:value="4.146722" calcext:value-type="float">
            <text:p>4.15E+00</text:p>
          </table:table-cell>
          <table:table-cell office:value-type="float" office:value="1.004165" calcext:value-type="float">
            <text:p>1.00E+00</text:p>
          </table:table-cell>
          <table:table-cell table:style-name="ce1" office:value-type="float" office:value="0.4643804" calcext:value-type="float">
            <text:p>4.6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14412" calcext:value-type="float">
            <text:p>1.91E+01</text:p>
          </table:table-cell>
          <table:table-cell office:value-type="float" office:value="7.183445" calcext:value-type="float">
            <text:p>7.18E+00</text:p>
          </table:table-cell>
          <table:table-cell office:value-type="float" office:value="1477010447000000" calcext:value-type="float">
            <text:p>1477010447000000</text:p>
          </table:table-cell>
          <table:table-cell office:value-type="float" office:value="18.83591" calcext:value-type="float">
            <text:p>1.88E+01</text:p>
          </table:table-cell>
          <table:table-cell office:value-type="float" office:value="7.221216" calcext:value-type="float">
            <text:p>7.22E+00</text:p>
          </table:table-cell>
          <table:table-cell office:value-type="float" office:value="2.538932" calcext:value-type="float">
            <text:p>2.54E+00</text:p>
          </table:table-cell>
          <table:table-cell office:value-type="float" office:value="4.202987" calcext:value-type="float">
            <text:p>4.20E+00</text:p>
          </table:table-cell>
          <table:table-cell office:value-type="float" office:value="1.027384" calcext:value-type="float">
            <text:p>1.03E+00</text:p>
          </table:table-cell>
          <table:table-cell office:value-type="float" office:value="0.468047" calcext:value-type="float">
            <text:p>4.6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7008" calcext:value-type="float">
            <text:p>2.00E+01</text:p>
          </table:table-cell>
          <table:table-cell office:value-type="float" office:value="0.3796707" calcext:value-type="float">
            <text:p>3.80E-01</text:p>
          </table:table-cell>
          <table:table-cell table:style-name="ce1" office:value-type="float" office:value="3.50583" calcext:value-type="float">
            <text:p>3.51E+00</text:p>
          </table:table-cell>
          <table:table-cell table:style-name="Default" office:value-type="float" office:value="1477010447050000" calcext:value-type="float">
            <text:p>1477010447050000</text:p>
          </table:table-cell>
          <table:table-cell office:value-type="float" office:value="18.96038" calcext:value-type="float">
            <text:p>1.90E+01</text:p>
          </table:table-cell>
          <table:table-cell office:value-type="float" office:value="7.432831" calcext:value-type="float">
            <text:p>7.43E+00</text:p>
          </table:table-cell>
          <table:table-cell office:value-type="float" office:value="2.437668" calcext:value-type="float">
            <text:p>2.44E+00</text:p>
          </table:table-cell>
          <table:table-cell office:value-type="float" office:value="4.257374" calcext:value-type="float">
            <text:p>4.26E+00</text:p>
          </table:table-cell>
          <table:table-cell office:value-type="float" office:value="1.050786" calcext:value-type="float">
            <text:p>1.05E+00</text:p>
          </table:table-cell>
          <table:table-cell table:style-name="ce1" office:value-type="float" office:value="0.4716397" calcext:value-type="float">
            <text:p>4.7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1375" calcext:value-type="float">
            <text:p>1.90E+01</text:p>
          </table:table-cell>
          <table:table-cell office:value-type="float" office:value="7.8688" calcext:value-type="float">
            <text:p>7.87E+00</text:p>
          </table:table-cell>
          <table:table-cell office:value-type="float" office:value="1477010447100000" calcext:value-type="float">
            <text:p>1477010447100000</text:p>
          </table:table-cell>
          <table:table-cell office:value-type="float" office:value="19.07975" calcext:value-type="float">
            <text:p>1.91E+01</text:p>
          </table:table-cell>
          <table:table-cell office:value-type="float" office:value="7.647117" calcext:value-type="float">
            <text:p>7.65E+00</text:p>
          </table:table-cell>
          <table:table-cell office:value-type="float" office:value="2.334504" calcext:value-type="float">
            <text:p>2.33E+00</text:p>
          </table:table-cell>
          <table:table-cell office:value-type="float" office:value="4.309797" calcext:value-type="float">
            <text:p>4.31E+00</text:p>
          </table:table-cell>
          <table:table-cell office:value-type="float" office:value="1.074368" calcext:value-type="float">
            <text:p>1.07E+00</text:p>
          </table:table-cell>
          <table:table-cell office:value-type="float" office:value="0.4751579" calcext:value-type="float">
            <text:p>4.7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7788" calcext:value-type="float">
            <text:p>2.08E+01</text:p>
          </table:table-cell>
          <table:table-cell office:value-type="float" office:value="0.3782804" calcext:value-type="float">
            <text:p>3.78E-01</text:p>
          </table:table-cell>
          <table:table-cell table:style-name="ce1" office:value-type="float" office:value="3.786478" calcext:value-type="float">
            <text:p>3.79E+00</text:p>
          </table:table-cell>
          <table:table-cell table:style-name="Default" office:value-type="float" office:value="1477010447150000" calcext:value-type="float">
            <text:p>1477010447150000</text:p>
          </table:table-cell>
          <table:table-cell office:value-type="float" office:value="19.1939" calcext:value-type="float">
            <text:p>1.92E+01</text:p>
          </table:table-cell>
          <table:table-cell office:value-type="float" office:value="7.863973" calcext:value-type="float">
            <text:p>7.86E+00</text:p>
          </table:table-cell>
          <table:table-cell office:value-type="float" office:value="2.229486" calcext:value-type="float">
            <text:p>2.23E+00</text:p>
          </table:table-cell>
          <table:table-cell office:value-type="float" office:value="4.360172" calcext:value-type="float">
            <text:p>4.36E+00</text:p>
          </table:table-cell>
          <table:table-cell office:value-type="float" office:value="1.098126" calcext:value-type="float">
            <text:p>1.10E+00</text:p>
          </table:table-cell>
          <table:table-cell table:style-name="ce1" office:value-type="float" office:value="0.4786011" calcext:value-type="float">
            <text:p>4.7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13202" calcext:value-type="float">
            <text:p>1.91E+01</text:p>
          </table:table-cell>
          <table:table-cell office:value-type="float" office:value="8.128449" calcext:value-type="float">
            <text:p>8.13E+00</text:p>
          </table:table-cell>
          <table:table-cell office:value-type="float" office:value="1477010447200000" calcext:value-type="float">
            <text:p>1477010447200000</text:p>
          </table:table-cell>
          <table:table-cell office:value-type="float" office:value="19.30276" calcext:value-type="float">
            <text:p>1.93E+01</text:p>
          </table:table-cell>
          <table:table-cell office:value-type="float" office:value="8.083295" calcext:value-type="float">
            <text:p>8.08E+00</text:p>
          </table:table-cell>
          <table:table-cell office:value-type="float" office:value="2.122663" calcext:value-type="float">
            <text:p>2.12E+00</text:p>
          </table:table-cell>
          <table:table-cell office:value-type="float" office:value="4.408416" calcext:value-type="float">
            <text:p>4.41E+00</text:p>
          </table:table-cell>
          <table:table-cell office:value-type="float" office:value="1.122056" calcext:value-type="float">
            <text:p>1.12E+00</text:p>
          </table:table-cell>
          <table:table-cell office:value-type="float" office:value="0.4819687" calcext:value-type="float">
            <text:p>4.8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0483" calcext:value-type="float">
            <text:p>2.07E+01</text:p>
          </table:table-cell>
          <table:table-cell office:value-type="float" office:value="0.4057276" calcext:value-type="float">
            <text:p>4.06E-01</text:p>
          </table:table-cell>
          <table:table-cell table:style-name="ce1" office:value-type="float" office:value="3.775144" calcext:value-type="float">
            <text:p>3.78E+00</text:p>
          </table:table-cell>
          <table:table-cell table:style-name="Default" office:value-type="float" office:value="1477010447250000" calcext:value-type="float">
            <text:p>1477010447250000</text:p>
          </table:table-cell>
          <table:table-cell office:value-type="float" office:value="19.40622" calcext:value-type="float">
            <text:p>1.94E+01</text:p>
          </table:table-cell>
          <table:table-cell office:value-type="float" office:value="8.304973" calcext:value-type="float">
            <text:p>8.30E+00</text:p>
          </table:table-cell>
          <table:table-cell office:value-type="float" office:value="2.014087" calcext:value-type="float">
            <text:p>2.01E+00</text:p>
          </table:table-cell>
          <table:table-cell office:value-type="float" office:value="4.454448" calcext:value-type="float">
            <text:p>4.45E+00</text:p>
          </table:table-cell>
          <table:table-cell office:value-type="float" office:value="1.146154" calcext:value-type="float">
            <text:p>1.15E+00</text:p>
          </table:table-cell>
          <table:table-cell table:style-name="ce1" office:value-type="float" office:value="0.4852602" calcext:value-type="float">
            <text:p>4.8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34701" calcext:value-type="float">
            <text:p>1.93E+01</text:p>
          </table:table-cell>
          <table:table-cell office:value-type="float" office:value="8.307412" calcext:value-type="float">
            <text:p>8.31E+00</text:p>
          </table:table-cell>
          <table:table-cell office:value-type="float" office:value="1477010447300000" calcext:value-type="float">
            <text:p>1477010447300000</text:p>
          </table:table-cell>
          <table:table-cell office:value-type="float" office:value="19.50422" calcext:value-type="float">
            <text:p>1.95E+01</text:p>
          </table:table-cell>
          <table:table-cell office:value-type="float" office:value="8.528895" calcext:value-type="float">
            <text:p>8.53E+00</text:p>
          </table:table-cell>
          <table:table-cell office:value-type="float" office:value="1.903813" calcext:value-type="float">
            <text:p>1.90E+00</text:p>
          </table:table-cell>
          <table:table-cell office:value-type="float" office:value="4.498188" calcext:value-type="float">
            <text:p>4.50E+00</text:p>
          </table:table-cell>
          <table:table-cell office:value-type="float" office:value="1.170417" calcext:value-type="float">
            <text:p>1.17E+00</text:p>
          </table:table-cell>
          <table:table-cell office:value-type="float" office:value="0.488475" calcext:value-type="float">
            <text:p>4.8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8561" calcext:value-type="float">
            <text:p>2.14E+01</text:p>
          </table:table-cell>
          <table:table-cell office:value-type="float" office:value="0.4015779" calcext:value-type="float">
            <text:p>4.02E-01</text:p>
          </table:table-cell>
          <table:table-cell table:style-name="ce1" office:value-type="float" office:value="3.382438" calcext:value-type="float">
            <text:p>3.38E+00</text:p>
          </table:table-cell>
          <table:table-cell table:style-name="Default" office:value-type="float" office:value="1477010447350000" calcext:value-type="float">
            <text:p>1477010447350000</text:p>
          </table:table-cell>
          <table:table-cell office:value-type="float" office:value="19.59665" calcext:value-type="float">
            <text:p>1.96E+01</text:p>
          </table:table-cell>
          <table:table-cell office:value-type="float" office:value="8.754945" calcext:value-type="float">
            <text:p>8.75E+00</text:p>
          </table:table-cell>
          <table:table-cell office:value-type="float" office:value="1.7919" calcext:value-type="float">
            <text:p>1.79E+00</text:p>
          </table:table-cell>
          <table:table-cell office:value-type="float" office:value="4.539558" calcext:value-type="float">
            <text:p>4.54E+00</text:p>
          </table:table-cell>
          <table:table-cell office:value-type="float" office:value="1.194841" calcext:value-type="float">
            <text:p>1.19E+00</text:p>
          </table:table-cell>
          <table:table-cell table:style-name="ce1" office:value-type="float" office:value="0.4916128" calcext:value-type="float">
            <text:p>4.9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0388" calcext:value-type="float">
            <text:p>2.00E+01</text:p>
          </table:table-cell>
          <table:table-cell office:value-type="float" office:value="8.890601" calcext:value-type="float">
            <text:p>8.89E+00</text:p>
          </table:table-cell>
          <table:table-cell office:value-type="float" office:value="1477010447400000" calcext:value-type="float">
            <text:p>1477010447400000</text:p>
          </table:table-cell>
          <table:table-cell office:value-type="float" office:value="19.68345" calcext:value-type="float">
            <text:p>1.97E+01</text:p>
          </table:table-cell>
          <table:table-cell office:value-type="float" office:value="8.983001" calcext:value-type="float">
            <text:p>8.98E+00</text:p>
          </table:table-cell>
          <table:table-cell office:value-type="float" office:value="1.678411" calcext:value-type="float">
            <text:p>1.68E+00</text:p>
          </table:table-cell>
          <table:table-cell office:value-type="float" office:value="4.578481" calcext:value-type="float">
            <text:p>4.58E+00</text:p>
          </table:table-cell>
          <table:table-cell office:value-type="float" office:value="1.219422" calcext:value-type="float">
            <text:p>1.22E+00</text:p>
          </table:table-cell>
          <table:table-cell office:value-type="float" office:value="0.4946729" calcext:value-type="float">
            <text:p>4.9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8059" calcext:value-type="float">
            <text:p>2.18E+01</text:p>
          </table:table-cell>
          <table:table-cell office:value-type="float" office:value="0.4506521" calcext:value-type="float">
            <text:p>4.51E-01</text:p>
          </table:table-cell>
          <table:table-cell table:style-name="ce1" office:value-type="float" office:value="3.223975" calcext:value-type="float">
            <text:p>3.22E+00</text:p>
          </table:table-cell>
          <table:table-cell table:style-name="Default" office:value-type="float" office:value="1477010447450000" calcext:value-type="float">
            <text:p>1477010447450000</text:p>
          </table:table-cell>
          <table:table-cell office:value-type="float" office:value="19.76453" calcext:value-type="float">
            <text:p>1.98E+01</text:p>
          </table:table-cell>
          <table:table-cell office:value-type="float" office:value="9.212939" calcext:value-type="float">
            <text:p>9.21E+00</text:p>
          </table:table-cell>
          <table:table-cell office:value-type="float" office:value="1.563411" calcext:value-type="float">
            <text:p>1.56E+00</text:p>
          </table:table-cell>
          <table:table-cell office:value-type="float" office:value="4.614883" calcext:value-type="float">
            <text:p>4.61E+00</text:p>
          </table:table-cell>
          <table:table-cell office:value-type="float" office:value="1.244155" calcext:value-type="float">
            <text:p>1.24E+00</text:p>
          </table:table-cell>
          <table:table-cell table:style-name="ce1" office:value-type="float" office:value="0.4976549" calcext:value-type="float">
            <text:p>4.9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5738" calcext:value-type="float">
            <text:p>2.02E+01</text:p>
          </table:table-cell>
          <table:table-cell office:value-type="float" office:value="9.459486" calcext:value-type="float">
            <text:p>9.46E+00</text:p>
          </table:table-cell>
          <table:table-cell office:value-type="float" office:value="1477010447500000" calcext:value-type="float">
            <text:p>1477010447500000</text:p>
          </table:table-cell>
          <table:table-cell office:value-type="float" office:value="19.83982" calcext:value-type="float">
            <text:p>1.98E+01</text:p>
          </table:table-cell>
          <table:table-cell office:value-type="float" office:value="9.444632" calcext:value-type="float">
            <text:p>9.44E+00</text:p>
          </table:table-cell>
          <table:table-cell office:value-type="float" office:value="1.446969" calcext:value-type="float">
            <text:p>1.45E+00</text:p>
          </table:table-cell>
          <table:table-cell office:value-type="float" office:value="4.648694" calcext:value-type="float">
            <text:p>4.65E+00</text:p>
          </table:table-cell>
          <table:table-cell office:value-type="float" office:value="1.269038" calcext:value-type="float">
            <text:p>1.27E+00</text:p>
          </table:table-cell>
          <table:table-cell office:value-type="float" office:value="0.5005583" calcext:value-type="float">
            <text:p>5.0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91286" calcext:value-type="float">
            <text:p>2.19E+01</text:p>
          </table:table-cell>
          <table:table-cell office:value-type="float" office:value="0.4619306" calcext:value-type="float">
            <text:p>4.62E-01</text:p>
          </table:table-cell>
          <table:table-cell table:style-name="ce1" office:value-type="float" office:value="2.967071" calcext:value-type="float">
            <text:p>2.97E+00</text:p>
          </table:table-cell>
          <table:table-cell table:style-name="Default" office:value-type="float" office:value="1477010447550000" calcext:value-type="float">
            <text:p>1477010447550000</text:p>
          </table:table-cell>
          <table:table-cell office:value-type="float" office:value="19.90925" calcext:value-type="float">
            <text:p>1.99E+01</text:p>
          </table:table-cell>
          <table:table-cell office:value-type="float" office:value="9.677948" calcext:value-type="float">
            <text:p>9.68E+00</text:p>
          </table:table-cell>
          <table:table-cell office:value-type="float" office:value="1.329157" calcext:value-type="float">
            <text:p>1.33E+00</text:p>
          </table:table-cell>
          <table:table-cell office:value-type="float" office:value="4.679842" calcext:value-type="float">
            <text:p>4.68E+00</text:p>
          </table:table-cell>
          <table:table-cell office:value-type="float" office:value="1.294066" calcext:value-type="float">
            <text:p>1.29E+00</text:p>
          </table:table-cell>
          <table:table-cell table:style-name="ce1" office:value-type="float" office:value="0.5033826" calcext:value-type="float">
            <text:p>5.0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5731" calcext:value-type="float">
            <text:p>2.02E+01</text:p>
          </table:table-cell>
          <table:table-cell office:value-type="float" office:value="9.908763" calcext:value-type="float">
            <text:p>9.91E+00</text:p>
          </table:table-cell>
          <table:table-cell office:value-type="float" office:value="1477010447600000" calcext:value-type="float">
            <text:p>1477010447600000</text:p>
          </table:table-cell>
          <table:table-cell office:value-type="float" office:value="19.97276" calcext:value-type="float">
            <text:p>2.00E+01</text:p>
          </table:table-cell>
          <table:table-cell office:value-type="float" office:value="9.912751" calcext:value-type="float">
            <text:p>9.91E+00</text:p>
          </table:table-cell>
          <table:table-cell office:value-type="float" office:value="1.210049" calcext:value-type="float">
            <text:p>1.21E+00</text:p>
          </table:table-cell>
          <table:table-cell office:value-type="float" office:value="4.708261" calcext:value-type="float">
            <text:p>4.71E+00</text:p>
          </table:table-cell>
          <table:table-cell office:value-type="float" office:value="1.319235" calcext:value-type="float">
            <text:p>1.32E+00</text:p>
          </table:table-cell>
          <table:table-cell office:value-type="float" office:value="0.5061275" calcext:value-type="float">
            <text:p>5.0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9827" calcext:value-type="float">
            <text:p>2.24E+01</text:p>
          </table:table-cell>
          <table:table-cell office:value-type="float" office:value="0.5417454" calcext:value-type="float">
            <text:p>5.42E-01</text:p>
          </table:table-cell>
          <table:table-cell table:style-name="ce1" office:value-type="float" office:value="3.37282" calcext:value-type="float">
            <text:p>3.37E+00</text:p>
          </table:table-cell>
          <table:table-cell table:style-name="Default" office:value-type="float" office:value="1477010447650000" calcext:value-type="float">
            <text:p>1477010447650000</text:p>
          </table:table-cell>
          <table:table-cell office:value-type="float" office:value="20.03028" calcext:value-type="float">
            <text:p>2.00E+01</text:p>
          </table:table-cell>
          <table:table-cell office:value-type="float" office:value="10.1489" calcext:value-type="float">
            <text:p>1.01E+01</text:p>
          </table:table-cell>
          <table:table-cell office:value-type="float" office:value="1.089723" calcext:value-type="float">
            <text:p>1.09E+00</text:p>
          </table:table-cell>
          <table:table-cell office:value-type="float" office:value="4.733887" calcext:value-type="float">
            <text:p>4.73E+00</text:p>
          </table:table-cell>
          <table:table-cell office:value-type="float" office:value="1.344542" calcext:value-type="float">
            <text:p>1.34E+00</text:p>
          </table:table-cell>
          <table:table-cell table:style-name="ce1" office:value-type="float" office:value="0.5087925" calcext:value-type="float">
            <text:p>5.0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6601" calcext:value-type="float">
            <text:p>2.02E+01</text:p>
          </table:table-cell>
          <table:table-cell office:value-type="float" office:value="10.46872" calcext:value-type="float">
            <text:p>1.05E+01</text:p>
          </table:table-cell>
          <table:table-cell office:value-type="float" office:value="1477010447700000" calcext:value-type="float">
            <text:p>1477010447700000</text:p>
          </table:table-cell>
          <table:table-cell office:value-type="float" office:value="20.08175" calcext:value-type="float">
            <text:p>2.01E+01</text:p>
          </table:table-cell>
          <table:table-cell office:value-type="float" office:value="10.38627" calcext:value-type="float">
            <text:p>1.04E+01</text:p>
          </table:table-cell>
          <table:table-cell office:value-type="float" office:value="0.9682592" calcext:value-type="float">
            <text:p>9.68E-01</text:p>
          </table:table-cell>
          <table:table-cell office:value-type="float" office:value="4.756658" calcext:value-type="float">
            <text:p>4.76E+00</text:p>
          </table:table-cell>
          <table:table-cell office:value-type="float" office:value="1.369981" calcext:value-type="float">
            <text:p>1.37E+00</text:p>
          </table:table-cell>
          <table:table-cell office:value-type="float" office:value="0.5113771" calcext:value-type="float">
            <text:p>5.1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44786" calcext:value-type="float">
            <text:p>2.24E+01</text:p>
          </table:table-cell>
          <table:table-cell office:value-type="float" office:value="0.5020776" calcext:value-type="float">
            <text:p>5.02E-01</text:p>
          </table:table-cell>
          <table:table-cell table:style-name="ce1" office:value-type="float" office:value="2.776926" calcext:value-type="float">
            <text:p>2.78E+00</text:p>
          </table:table-cell>
          <table:table-cell table:style-name="Default" office:value-type="float" office:value="1477010447750000" calcext:value-type="float">
            <text:p>1477010447750000</text:p>
          </table:table-cell>
          <table:table-cell office:value-type="float" office:value="20.12711" calcext:value-type="float">
            <text:p>2.01E+01</text:p>
          </table:table-cell>
          <table:table-cell office:value-type="float" office:value="10.62469" calcext:value-type="float">
            <text:p>1.06E+01</text:p>
          </table:table-cell>
          <table:table-cell office:value-type="float" office:value="0.8457419" calcext:value-type="float">
            <text:p>8.46E-01</text:p>
          </table:table-cell>
          <table:table-cell office:value-type="float" office:value="4.776515" calcext:value-type="float">
            <text:p>4.78E+00</text:p>
          </table:table-cell>
          <table:table-cell office:value-type="float" office:value="1.39555" calcext:value-type="float">
            <text:p>1.40E+00</text:p>
          </table:table-cell>
          <table:table-cell table:style-name="ce1" office:value-type="float" office:value="0.5138809" calcext:value-type="float">
            <text:p>5.1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7105" calcext:value-type="float">
            <text:p>2.04E+01</text:p>
          </table:table-cell>
          <table:table-cell office:value-type="float" office:value="11.01086" calcext:value-type="float">
            <text:p>1.10E+01</text:p>
          </table:table-cell>
          <table:table-cell office:value-type="float" office:value="1477010447800000" calcext:value-type="float">
            <text:p>1477010447800000</text:p>
          </table:table-cell>
          <table:table-cell office:value-type="float" office:value="20.16633" calcext:value-type="float">
            <text:p>2.02E+01</text:p>
          </table:table-cell>
          <table:table-cell office:value-type="float" office:value="10.86404" calcext:value-type="float">
            <text:p>1.09E+01</text:p>
          </table:table-cell>
          <table:table-cell office:value-type="float" office:value="0.7222565" calcext:value-type="float">
            <text:p>7.22E-01</text:p>
          </table:table-cell>
          <table:table-cell office:value-type="float" office:value="4.793403" calcext:value-type="float">
            <text:p>4.79E+00</text:p>
          </table:table-cell>
          <table:table-cell office:value-type="float" office:value="1.421244" calcext:value-type="float">
            <text:p>1.42E+00</text:p>
          </table:table-cell>
          <table:table-cell office:value-type="float" office:value="0.5163036" calcext:value-type="float">
            <text:p>5.1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2042" calcext:value-type="float">
            <text:p>2.30E+01</text:p>
          </table:table-cell>
          <table:table-cell office:value-type="float" office:value="0.5657554" calcext:value-type="float">
            <text:p>5.66E-01</text:p>
          </table:table-cell>
          <table:table-cell table:style-name="ce1" office:value-type="float" office:value="3.018032" calcext:value-type="float">
            <text:p>3.02E+00</text:p>
          </table:table-cell>
          <table:table-cell table:style-name="Default" office:value-type="float" office:value="1477010447850000" calcext:value-type="float">
            <text:p>1477010447850000</text:p>
          </table:table-cell>
          <table:table-cell office:value-type="float" office:value="20.19934" calcext:value-type="float">
            <text:p>2.02E+01</text:p>
          </table:table-cell>
          <table:table-cell office:value-type="float" office:value="11.10414" calcext:value-type="float">
            <text:p>1.11E+01</text:p>
          </table:table-cell>
          <table:table-cell office:value-type="float" office:value="0.5978916" calcext:value-type="float">
            <text:p>5.98E-01</text:p>
          </table:table-cell>
          <table:table-cell office:value-type="float" office:value="4.80727" calcext:value-type="float">
            <text:p>4.81E+00</text:p>
          </table:table-cell>
          <table:table-cell office:value-type="float" office:value="1.447059" calcext:value-type="float">
            <text:p>1.45E+00</text:p>
          </table:table-cell>
          <table:table-cell table:style-name="ce1" office:value-type="float" office:value="0.5186448" calcext:value-type="float">
            <text:p>5.1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1642" calcext:value-type="float">
            <text:p>2.03E+01</text:p>
          </table:table-cell>
          <table:table-cell office:value-type="float" office:value="11.34834" calcext:value-type="float">
            <text:p>1.13E+01</text:p>
          </table:table-cell>
          <table:table-cell office:value-type="float" office:value="1477010447900000" calcext:value-type="float">
            <text:p>1477010447900000</text:p>
          </table:table-cell>
          <table:table-cell office:value-type="float" office:value="20.22612" calcext:value-type="float">
            <text:p>2.02E+01</text:p>
          </table:table-cell>
          <table:table-cell office:value-type="float" office:value="11.34487" calcext:value-type="float">
            <text:p>1.13E+01</text:p>
          </table:table-cell>
          <table:table-cell office:value-type="float" office:value="0.472738" calcext:value-type="float">
            <text:p>4.73E-01</text:p>
          </table:table-cell>
          <table:table-cell office:value-type="float" office:value="4.818065" calcext:value-type="float">
            <text:p>4.82E+00</text:p>
          </table:table-cell>
          <table:table-cell office:value-type="float" office:value="1.472992" calcext:value-type="float">
            <text:p>1.47E+00</text:p>
          </table:table-cell>
          <table:table-cell office:value-type="float" office:value="0.5209041" calcext:value-type="float">
            <text:p>5.2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77598" calcext:value-type="float">
            <text:p>2.28E+01</text:p>
          </table:table-cell>
          <table:table-cell office:value-type="float" office:value="0.567455" calcext:value-type="float">
            <text:p>5.67E-01</text:p>
          </table:table-cell>
          <table:table-cell table:style-name="ce1" office:value-type="float" office:value="2.088345" calcext:value-type="float">
            <text:p>2.09E+00</text:p>
          </table:table-cell>
          <table:table-cell table:style-name="Default" office:value-type="float" office:value="1477010447950000" calcext:value-type="float">
            <text:p>1477010447950000</text:p>
          </table:table-cell>
          <table:table-cell office:value-type="float" office:value="20.24661" calcext:value-type="float">
            <text:p>2.02E+01</text:p>
          </table:table-cell>
          <table:table-cell office:value-type="float" office:value="11.58605" calcext:value-type="float">
            <text:p>1.16E+01</text:p>
          </table:table-cell>
          <table:table-cell office:value-type="float" office:value="0.3468889" calcext:value-type="float">
            <text:p>3.47E-01</text:p>
          </table:table-cell>
          <table:table-cell office:value-type="float" office:value="4.825745" calcext:value-type="float">
            <text:p>4.83E+00</text:p>
          </table:table-cell>
          <table:table-cell office:value-type="float" office:value="1.499037" calcext:value-type="float">
            <text:p>1.50E+00</text:p>
          </table:table-cell>
          <table:table-cell table:style-name="ce1" office:value-type="float" office:value="0.5230811" calcext:value-type="float">
            <text:p>5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61409" calcext:value-type="float">
            <text:p>2.06E+01</text:p>
          </table:table-cell>
          <table:table-cell office:value-type="float" office:value="11.94215" calcext:value-type="float">
            <text:p>1.19E+01</text:p>
          </table:table-cell>
          <table:table-cell office:value-type="float" office:value="1477010448000000" calcext:value-type="float">
            <text:p>1477010448000000</text:p>
          </table:table-cell>
          <table:table-cell office:value-type="float" office:value="20.2608" calcext:value-type="float">
            <text:p>2.03E+01</text:p>
          </table:table-cell>
          <table:table-cell office:value-type="float" office:value="11.82754" calcext:value-type="float">
            <text:p>1.18E+01</text:p>
          </table:table-cell>
          <table:table-cell office:value-type="float" office:value="0.2204395" calcext:value-type="float">
            <text:p>2.20E-01</text:p>
          </table:table-cell>
          <table:table-cell office:value-type="float" office:value="4.830266" calcext:value-type="float">
            <text:p>4.83E+00</text:p>
          </table:table-cell>
          <table:table-cell office:value-type="float" office:value="1.525191" calcext:value-type="float">
            <text:p>1.53E+00</text:p>
          </table:table-cell>
          <table:table-cell office:value-type="float" office:value="0.5251755" calcext:value-type="float">
            <text:p>5.2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7857" calcext:value-type="float">
            <text:p>2.33E+01</text:p>
          </table:table-cell>
          <table:table-cell office:value-type="float" office:value="0.5400205" calcext:value-type="float">
            <text:p>5.40E-01</text:p>
          </table:table-cell>
          <table:table-cell table:style-name="ce1" office:value-type="float" office:value="3.009403" calcext:value-type="float">
            <text:p>3.01E+00</text:p>
          </table:table-cell>
          <table:table-cell table:style-name="Default" office:value-type="float" office:value="1477010448050000" calcext:value-type="float">
            <text:p>1477010448050000</text:p>
          </table:table-cell>
          <table:table-cell office:value-type="float" office:value="20.26865" calcext:value-type="float">
            <text:p>2.03E+01</text:p>
          </table:table-cell>
          <table:table-cell office:value-type="float" office:value="12.06917" calcext:value-type="float">
            <text:p>1.21E+01</text:p>
          </table:table-cell>
          <table:table-cell office:value-type="float" office:value="0.09348704" calcext:value-type="float">
            <text:p>9.35E-02</text:p>
          </table:table-cell>
          <table:table-cell office:value-type="float" office:value="4.83159" calcext:value-type="float">
            <text:p>4.83E+00</text:p>
          </table:table-cell>
          <table:table-cell office:value-type="float" office:value="1.55145" calcext:value-type="float">
            <text:p>1.55E+00</text:p>
          </table:table-cell>
          <table:table-cell table:style-name="ce1" office:value-type="float" office:value="0.527187" calcext:value-type="float">
            <text:p>5.2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628" calcext:value-type="float">
            <text:p>2.03E+01</text:p>
          </table:table-cell>
          <table:table-cell office:value-type="float" office:value="12.49663" calcext:value-type="float">
            <text:p>1.25E+01</text:p>
          </table:table-cell>
          <table:table-cell office:value-type="float" office:value="1477010448100000" calcext:value-type="float">
            <text:p>1477010448100000</text:p>
          </table:table-cell>
          <table:table-cell office:value-type="float" office:value="20.27014" calcext:value-type="float">
            <text:p>2.03E+01</text:p>
          </table:table-cell>
          <table:table-cell office:value-type="float" office:value="12.31078" calcext:value-type="float">
            <text:p>1.23E+01</text:p>
          </table:table-cell>
          <table:table-cell office:value-type="float" office:value="-0.03386937" calcext:value-type="float">
            <text:p>-3.39E-02</text:p>
          </table:table-cell>
          <table:table-cell office:value-type="float" office:value="4.829682" calcext:value-type="float">
            <text:p>4.83E+00</text:p>
          </table:table-cell>
          <table:table-cell office:value-type="float" office:value="1.577809" calcext:value-type="float">
            <text:p>1.58E+00</text:p>
          </table:table-cell>
          <table:table-cell office:value-type="float" office:value="0.5291152" calcext:value-type="float">
            <text:p>5.2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9188" calcext:value-type="float">
            <text:p>2.36E+01</text:p>
          </table:table-cell>
          <table:table-cell office:value-type="float" office:value="0.5575289" calcext:value-type="float">
            <text:p>5.58E-01</text:p>
          </table:table-cell>
          <table:table-cell table:style-name="ce1" office:value-type="float" office:value="1.964596" calcext:value-type="float">
            <text:p>1.96E+00</text:p>
          </table:table-cell>
          <table:table-cell table:style-name="Default" office:value-type="float" office:value="1477010448150000" calcext:value-type="float">
            <text:p>1477010448150000</text:p>
          </table:table-cell>
          <table:table-cell office:value-type="float" office:value="20.26525" calcext:value-type="float">
            <text:p>2.03E+01</text:p>
          </table:table-cell>
          <table:table-cell office:value-type="float" office:value="12.55222" calcext:value-type="float">
            <text:p>1.26E+01</text:p>
          </table:table-cell>
          <table:table-cell office:value-type="float" office:value="-0.161529" calcext:value-type="float">
            <text:p>-1.62E-01</text:p>
          </table:table-cell>
          <table:table-cell office:value-type="float" office:value="4.824512" calcext:value-type="float">
            <text:p>4.82E+00</text:p>
          </table:table-cell>
          <table:table-cell office:value-type="float" office:value="1.604265" calcext:value-type="float">
            <text:p>1.60E+00</text:p>
          </table:table-cell>
          <table:table-cell table:style-name="ce1" office:value-type="float" office:value="0.5309599" calcext:value-type="float">
            <text:p>5.3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49803" calcext:value-type="float">
            <text:p>2.05E+01</text:p>
          </table:table-cell>
          <table:table-cell office:value-type="float" office:value="12.89237" calcext:value-type="float">
            <text:p>1.29E+01</text:p>
          </table:table-cell>
          <table:table-cell office:value-type="float" office:value="1477010448200000" calcext:value-type="float">
            <text:p>1477010448200000</text:p>
          </table:table-cell>
          <table:table-cell office:value-type="float" office:value="20.25398" calcext:value-type="float">
            <text:p>2.03E+01</text:p>
          </table:table-cell>
          <table:table-cell office:value-type="float" office:value="12.79331" calcext:value-type="float">
            <text:p>1.28E+01</text:p>
          </table:table-cell>
          <table:table-cell office:value-type="float" office:value="-0.2893896" calcext:value-type="float">
            <text:p>-2.89E-01</text:p>
          </table:table-cell>
          <table:table-cell office:value-type="float" office:value="4.816052" calcext:value-type="float">
            <text:p>4.82E+00</text:p>
          </table:table-cell>
          <table:table-cell office:value-type="float" office:value="1.630813" calcext:value-type="float">
            <text:p>1.63E+00</text:p>
          </table:table-cell>
          <table:table-cell office:value-type="float" office:value="0.5327207" calcext:value-type="float">
            <text:p>5.3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24129" calcext:value-type="float">
            <text:p>2.42E+01</text:p>
          </table:table-cell>
          <table:table-cell office:value-type="float" office:value="0.5300348" calcext:value-type="float">
            <text:p>5.30E-01</text:p>
          </table:table-cell>
          <table:table-cell table:style-name="ce1" office:value-type="float" office:value="2.162649" calcext:value-type="float">
            <text:p>2.16E+00</text:p>
          </table:table-cell>
          <table:table-cell table:style-name="Default" office:value-type="float" office:value="1477010448250000" calcext:value-type="float">
            <text:p>1477010448250000</text:p>
          </table:table-cell>
          <table:table-cell office:value-type="float" office:value="20.2363" calcext:value-type="float">
            <text:p>2.02E+01</text:p>
          </table:table-cell>
          <table:table-cell office:value-type="float" office:value="13.03389" calcext:value-type="float">
            <text:p>1.30E+01</text:p>
          </table:table-cell>
          <table:table-cell office:value-type="float" office:value="-0.4173476" calcext:value-type="float">
            <text:p>-4.17E-01</text:p>
          </table:table-cell>
          <table:table-cell office:value-type="float" office:value="4.804279" calcext:value-type="float">
            <text:p>4.80E+00</text:p>
          </table:table-cell>
          <table:table-cell office:value-type="float" office:value="1.657449" calcext:value-type="float">
            <text:p>1.66E+00</text:p>
          </table:table-cell>
          <table:table-cell table:style-name="ce1" office:value-type="float" office:value="0.5343975" calcext:value-type="float">
            <text:p>5.3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943" calcext:value-type="float">
            <text:p>2.02E+01</text:p>
          </table:table-cell>
          <table:table-cell office:value-type="float" office:value="13.16879" calcext:value-type="float">
            <text:p>1.32E+01</text:p>
          </table:table-cell>
          <table:table-cell office:value-type="float" office:value="1477010448300000" calcext:value-type="float">
            <text:p>1477010448300000</text:p>
          </table:table-cell>
          <table:table-cell office:value-type="float" office:value="20.21223" calcext:value-type="float">
            <text:p>2.02E+01</text:p>
          </table:table-cell>
          <table:table-cell office:value-type="float" office:value="13.27379" calcext:value-type="float">
            <text:p>1.33E+01</text:p>
          </table:table-cell>
          <table:table-cell office:value-type="float" office:value="-0.5452981" calcext:value-type="float">
            <text:p>-5.45E-01</text:p>
          </table:table-cell>
          <table:table-cell office:value-type="float" office:value="4.789175" calcext:value-type="float">
            <text:p>4.79E+00</text:p>
          </table:table-cell>
          <table:table-cell office:value-type="float" office:value="1.684169" calcext:value-type="float">
            <text:p>1.68E+00</text:p>
          </table:table-cell>
          <table:table-cell office:value-type="float" office:value="0.5359898" calcext:value-type="float">
            <text:p>5.3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02551" calcext:value-type="float">
            <text:p>2.40E+01</text:p>
          </table:table-cell>
          <table:table-cell office:value-type="float" office:value="0.5978702" calcext:value-type="float">
            <text:p>5.98E-01</text:p>
          </table:table-cell>
          <table:table-cell table:style-name="ce1" office:value-type="float" office:value="2.138422" calcext:value-type="float">
            <text:p>2.14E+00</text:p>
          </table:table-cell>
          <table:table-cell table:style-name="Default" office:value-type="float" office:value="1477010448350000" calcext:value-type="float">
            <text:p>1477010448350000</text:p>
          </table:table-cell>
          <table:table-cell office:value-type="float" office:value="20.18176" calcext:value-type="float">
            <text:p>2.02E+01</text:p>
          </table:table-cell>
          <table:table-cell office:value-type="float" office:value="13.51286" calcext:value-type="float">
            <text:p>1.35E+01</text:p>
          </table:table-cell>
          <table:table-cell office:value-type="float" office:value="-0.6731354" calcext:value-type="float">
            <text:p>-6.73E-01</text:p>
          </table:table-cell>
          <table:table-cell office:value-type="float" office:value="4.770724" calcext:value-type="float">
            <text:p>4.77E+00</text:p>
          </table:table-cell>
          <table:table-cell office:value-type="float" office:value="1.710968" calcext:value-type="float">
            <text:p>1.71E+00</text:p>
          </table:table-cell>
          <table:table-cell table:style-name="ce1" office:value-type="float" office:value="0.5374975" calcext:value-type="float">
            <text:p>5.3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453" calcext:value-type="float">
            <text:p>2.03E+01</text:p>
          </table:table-cell>
          <table:table-cell office:value-type="float" office:value="13.88963" calcext:value-type="float">
            <text:p>1.39E+01</text:p>
          </table:table-cell>
          <table:table-cell office:value-type="float" office:value="1477010448400000" calcext:value-type="float">
            <text:p>1477010448400000</text:p>
          </table:table-cell>
          <table:table-cell office:value-type="float" office:value="20.1449" calcext:value-type="float">
            <text:p>2.01E+01</text:p>
          </table:table-cell>
          <table:table-cell office:value-type="float" office:value="13.75091" calcext:value-type="float">
            <text:p>1.38E+01</text:p>
          </table:table-cell>
          <table:table-cell office:value-type="float" office:value="-0.8007527" calcext:value-type="float">
            <text:p>-8.01E-01</text:p>
          </table:table-cell>
          <table:table-cell office:value-type="float" office:value="4.748916" calcext:value-type="float">
            <text:p>4.75E+00</text:p>
          </table:table-cell>
          <table:table-cell office:value-type="float" office:value="1.737843" calcext:value-type="float">
            <text:p>1.74E+00</text:p>
          </table:table-cell>
          <table:table-cell office:value-type="float" office:value="0.5389203" calcext:value-type="float">
            <text:p>5.3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2838" calcext:value-type="float">
            <text:p>2.44E+01</text:p>
          </table:table-cell>
          <table:table-cell office:value-type="float" office:value="0.5870345" calcext:value-type="float">
            <text:p>5.87E-01</text:p>
          </table:table-cell>
          <table:table-cell table:style-name="ce1" office:value-type="float" office:value="1.748815" calcext:value-type="float">
            <text:p>1.75E+00</text:p>
          </table:table-cell>
          <table:table-cell table:style-name="Default" office:value-type="float" office:value="1477010448450000" calcext:value-type="float">
            <text:p>1477010448450000</text:p>
          </table:table-cell>
          <table:table-cell office:value-type="float" office:value="20.10167" calcext:value-type="float">
            <text:p>2.01E+01</text:p>
          </table:table-cell>
          <table:table-cell office:value-type="float" office:value="13.98779" calcext:value-type="float">
            <text:p>1.40E+01</text:p>
          </table:table-cell>
          <table:table-cell office:value-type="float" office:value="-0.9280429" calcext:value-type="float">
            <text:p>-9.28E-01</text:p>
          </table:table-cell>
          <table:table-cell office:value-type="float" office:value="4.723745" calcext:value-type="float">
            <text:p>4.72E+00</text:p>
          </table:table-cell>
          <table:table-cell office:value-type="float" office:value="1.764789" calcext:value-type="float">
            <text:p>1.76E+00</text:p>
          </table:table-cell>
          <table:table-cell table:style-name="ce1" office:value-type="float" office:value="0.540258" calcext:value-type="float">
            <text:p>5.4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2156" calcext:value-type="float">
            <text:p>2.01E+01</text:p>
          </table:table-cell>
          <table:table-cell office:value-type="float" office:value="14.33704" calcext:value-type="float">
            <text:p>1.43E+01</text:p>
          </table:table-cell>
          <table:table-cell office:value-type="float" office:value="1477010448500000" calcext:value-type="float">
            <text:p>1477010448500000</text:p>
          </table:table-cell>
          <table:table-cell office:value-type="float" office:value="20.05208" calcext:value-type="float">
            <text:p>2.01E+01</text:p>
          </table:table-cell>
          <table:table-cell office:value-type="float" office:value="14.22332" calcext:value-type="float">
            <text:p>1.42E+01</text:p>
          </table:table-cell>
          <table:table-cell office:value-type="float" office:value="-1.054898" calcext:value-type="float">
            <text:p>-1.05E+00</text:p>
          </table:table-cell>
          <table:table-cell office:value-type="float" office:value="4.695207" calcext:value-type="float">
            <text:p>4.70E+00</text:p>
          </table:table-cell>
          <table:table-cell office:value-type="float" office:value="1.791802" calcext:value-type="float">
            <text:p>1.79E+00</text:p>
          </table:table-cell>
          <table:table-cell office:value-type="float" office:value="0.5415104" calcext:value-type="float">
            <text:p>5.4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38126" calcext:value-type="float">
            <text:p>2.44E+01</text:p>
          </table:table-cell>
          <table:table-cell office:value-type="float" office:value="0.632018" calcext:value-type="float">
            <text:p>6.32E-01</text:p>
          </table:table-cell>
          <table:table-cell table:style-name="ce1" office:value-type="float" office:value="1.730798" calcext:value-type="float">
            <text:p>1.73E+00</text:p>
          </table:table-cell>
          <table:table-cell table:style-name="Default" office:value-type="float" office:value="1477010448550000" calcext:value-type="float">
            <text:p>1477010448550000</text:p>
          </table:table-cell>
          <table:table-cell office:value-type="float" office:value="19.99617" calcext:value-type="float">
            <text:p>2.00E+01</text:p>
          </table:table-cell>
          <table:table-cell office:value-type="float" office:value="14.45734" calcext:value-type="float">
            <text:p>1.45E+01</text:p>
          </table:table-cell>
          <table:table-cell office:value-type="float" office:value="-1.18121" calcext:value-type="float">
            <text:p>-1.18E+00</text:p>
          </table:table-cell>
          <table:table-cell office:value-type="float" office:value="4.663306" calcext:value-type="float">
            <text:p>4.66E+00</text:p>
          </table:table-cell>
          <table:table-cell office:value-type="float" office:value="1.818877" calcext:value-type="float">
            <text:p>1.82E+00</text:p>
          </table:table-cell>
          <table:table-cell table:style-name="ce1" office:value-type="float" office:value="0.5426773" calcext:value-type="float">
            <text:p>5.4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8097" calcext:value-type="float">
            <text:p>1.98E+01</text:p>
          </table:table-cell>
          <table:table-cell office:value-type="float" office:value="14.77296" calcext:value-type="float">
            <text:p>1.48E+01</text:p>
          </table:table-cell>
          <table:table-cell office:value-type="float" office:value="1477010448600000" calcext:value-type="float">
            <text:p>1477010448600000</text:p>
          </table:table-cell>
          <table:table-cell office:value-type="float" office:value="19.93395" calcext:value-type="float">
            <text:p>1.99E+01</text:p>
          </table:table-cell>
          <table:table-cell office:value-type="float" office:value="14.68968" calcext:value-type="float">
            <text:p>1.47E+01</text:p>
          </table:table-cell>
          <table:table-cell office:value-type="float" office:value="-1.306871" calcext:value-type="float">
            <text:p>-1.31E+00</text:p>
          </table:table-cell>
          <table:table-cell office:value-type="float" office:value="4.628048" calcext:value-type="float">
            <text:p>4.63E+00</text:p>
          </table:table-cell>
          <table:table-cell office:value-type="float" office:value="1.846011" calcext:value-type="float">
            <text:p>1.85E+00</text:p>
          </table:table-cell>
          <table:table-cell office:value-type="float" office:value="0.5437585" calcext:value-type="float">
            <text:p>5.44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1675" calcext:value-type="float">
            <text:p>2.45E+01</text:p>
          </table:table-cell>
          <table:table-cell office:value-type="float" office:value="0.6085898" calcext:value-type="float">
            <text:p>6.09E-01</text:p>
          </table:table-cell>
          <table:table-cell table:style-name="ce1" office:value-type="float" office:value="1.71283" calcext:value-type="float">
            <text:p>1.71E+00</text:p>
          </table:table-cell>
          <table:table-cell table:style-name="Default" office:value-type="float" office:value="1477010448650000" calcext:value-type="float">
            <text:p>1477010448650000</text:p>
          </table:table-cell>
          <table:table-cell office:value-type="float" office:value="19.86547" calcext:value-type="float">
            <text:p>1.99E+01</text:p>
          </table:table-cell>
          <table:table-cell office:value-type="float" office:value="14.92016" calcext:value-type="float">
            <text:p>1.49E+01</text:p>
          </table:table-cell>
          <table:table-cell office:value-type="float" office:value="-1.431773" calcext:value-type="float">
            <text:p>-1.43E+00</text:p>
          </table:table-cell>
          <table:table-cell office:value-type="float" office:value="4.589443" calcext:value-type="float">
            <text:p>4.59E+00</text:p>
          </table:table-cell>
          <table:table-cell office:value-type="float" office:value="1.873199" calcext:value-type="float">
            <text:p>1.87E+00</text:p>
          </table:table-cell>
          <table:table-cell table:style-name="ce1" office:value-type="float" office:value="0.5447538" calcext:value-type="float">
            <text:p>5.4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2083" calcext:value-type="float">
            <text:p>2.00E+01</text:p>
          </table:table-cell>
          <table:table-cell office:value-type="float" office:value="15.2053" calcext:value-type="float">
            <text:p>1.52E+01</text:p>
          </table:table-cell>
          <table:table-cell office:value-type="float" office:value="1477010448700000" calcext:value-type="float">
            <text:p>1477010448700000</text:p>
          </table:table-cell>
          <table:table-cell office:value-type="float" office:value="19.79076" calcext:value-type="float">
            <text:p>1.98E+01</text:p>
          </table:table-cell>
          <table:table-cell office:value-type="float" office:value="15.14863" calcext:value-type="float">
            <text:p>1.51E+01</text:p>
          </table:table-cell>
          <table:table-cell office:value-type="float" office:value="-1.555808" calcext:value-type="float">
            <text:p>-1.56E+00</text:p>
          </table:table-cell>
          <table:table-cell office:value-type="float" office:value="4.547507" calcext:value-type="float">
            <text:p>4.55E+00</text:p>
          </table:table-cell>
          <table:table-cell office:value-type="float" office:value="1.900437" calcext:value-type="float">
            <text:p>1.90E+00</text:p>
          </table:table-cell>
          <table:table-cell office:value-type="float" office:value="0.5456631" calcext:value-type="float">
            <text:p>5.4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2058" calcext:value-type="float">
            <text:p>2.52E+01</text:p>
          </table:table-cell>
          <table:table-cell office:value-type="float" office:value="0.6540478" calcext:value-type="float">
            <text:p>6.54E-01</text:p>
          </table:table-cell>
          <table:table-cell table:style-name="ce1" office:value-type="float" office:value="0.4803339" calcext:value-type="float">
            <text:p>4.80E-01</text:p>
          </table:table-cell>
          <table:table-cell table:style-name="Default" office:value-type="float" office:value="1477010448750000" calcext:value-type="float">
            <text:p>1477010448750000</text:p>
          </table:table-cell>
          <table:table-cell office:value-type="float" office:value="19.70988" calcext:value-type="float">
            <text:p>1.97E+01</text:p>
          </table:table-cell>
          <table:table-cell office:value-type="float" office:value="15.37492" calcext:value-type="float">
            <text:p>1.54E+01</text:p>
          </table:table-cell>
          <table:table-cell office:value-type="float" office:value="-1.678869" calcext:value-type="float">
            <text:p>-1.68E+00</text:p>
          </table:table-cell>
          <table:table-cell office:value-type="float" office:value="4.502259" calcext:value-type="float">
            <text:p>4.50E+00</text:p>
          </table:table-cell>
          <table:table-cell office:value-type="float" office:value="1.92772" calcext:value-type="float">
            <text:p>1.93E+00</text:p>
          </table:table-cell>
          <table:table-cell table:style-name="ce1" office:value-type="float" office:value="0.5464862" calcext:value-type="float">
            <text:p>5.4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1309" calcext:value-type="float">
            <text:p>1.99E+01</text:p>
          </table:table-cell>
          <table:table-cell office:value-type="float" office:value="15.55404" calcext:value-type="float">
            <text:p>1.56E+01</text:p>
          </table:table-cell>
          <table:table-cell office:value-type="float" office:value="1477010448800000" calcext:value-type="float">
            <text:p>1477010448800000</text:p>
          </table:table-cell>
          <table:table-cell office:value-type="float" office:value="19.62287" calcext:value-type="float">
            <text:p>1.96E+01</text:p>
          </table:table-cell>
          <table:table-cell office:value-type="float" office:value="15.59886" calcext:value-type="float">
            <text:p>1.56E+01</text:p>
          </table:table-cell>
          <table:table-cell office:value-type="float" office:value="-1.800848" calcext:value-type="float">
            <text:p>-1.80E+00</text:p>
          </table:table-cell>
          <table:table-cell office:value-type="float" office:value="4.453722" calcext:value-type="float">
            <text:p>4.45E+00</text:p>
          </table:table-cell>
          <table:table-cell office:value-type="float" office:value="1.955044" calcext:value-type="float">
            <text:p>1.96E+00</text:p>
          </table:table-cell>
          <table:table-cell office:value-type="float" office:value="0.5472231" calcext:value-type="float">
            <text:p>5.4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0306" calcext:value-type="float">
            <text:p>2.50E+01</text:p>
          </table:table-cell>
          <table:table-cell office:value-type="float" office:value="0.6477343" calcext:value-type="float">
            <text:p>6.48E-01</text:p>
          </table:table-cell>
          <table:table-cell table:style-name="ce1" office:value-type="float" office:value="1.139959" calcext:value-type="float">
            <text:p>1.14E+00</text:p>
          </table:table-cell>
          <table:table-cell table:style-name="Default" office:value-type="float" office:value="1477010448850000" calcext:value-type="float">
            <text:p>1477010448850000</text:p>
          </table:table-cell>
          <table:table-cell office:value-type="float" office:value="19.5298" calcext:value-type="float">
            <text:p>1.95E+01</text:p>
          </table:table-cell>
          <table:table-cell office:value-type="float" office:value="15.82028" calcext:value-type="float">
            <text:p>1.58E+01</text:p>
          </table:table-cell>
          <table:table-cell office:value-type="float" office:value="-1.921641" calcext:value-type="float">
            <text:p>-1.92E+00</text:p>
          </table:table-cell>
          <table:table-cell office:value-type="float" office:value="4.401925" calcext:value-type="float">
            <text:p>4.40E+00</text:p>
          </table:table-cell>
          <table:table-cell office:value-type="float" office:value="1.982406" calcext:value-type="float">
            <text:p>1.98E+00</text:p>
          </table:table-cell>
          <table:table-cell table:style-name="ce1" office:value-type="float" office:value="0.5478735" calcext:value-type="float">
            <text:p>5.4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7484" calcext:value-type="float">
            <text:p>1.95E+01</text:p>
          </table:table-cell>
          <table:table-cell office:value-type="float" office:value="16.00982" calcext:value-type="float">
            <text:p>1.60E+01</text:p>
          </table:table-cell>
          <table:table-cell office:value-type="float" office:value="1477010448900000" calcext:value-type="float">
            <text:p>1477010448900000</text:p>
          </table:table-cell>
          <table:table-cell office:value-type="float" office:value="19.43071" calcext:value-type="float">
            <text:p>1.94E+01</text:p>
          </table:table-cell>
          <table:table-cell office:value-type="float" office:value="16.03904" calcext:value-type="float">
            <text:p>1.60E+01</text:p>
          </table:table-cell>
          <table:table-cell office:value-type="float" office:value="-2.041143" calcext:value-type="float">
            <text:p>-2.04E+00</text:p>
          </table:table-cell>
          <table:table-cell office:value-type="float" office:value="4.346899" calcext:value-type="float">
            <text:p>4.35E+00</text:p>
          </table:table-cell>
          <table:table-cell office:value-type="float" office:value="2.009799" calcext:value-type="float">
            <text:p>2.01E+00</text:p>
          </table:table-cell>
          <table:table-cell office:value-type="float" office:value="0.5484374" calcext:value-type="float">
            <text:p>5.4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6016" calcext:value-type="float">
            <text:p>2.50E+01</text:p>
          </table:table-cell>
          <table:table-cell office:value-type="float" office:value="0.6959447" calcext:value-type="float">
            <text:p>6.96E-01</text:p>
          </table:table-cell>
          <table:table-cell table:style-name="ce1" office:value-type="float" office:value="1.211753" calcext:value-type="float">
            <text:p>1.21E+00</text:p>
          </table:table-cell>
          <table:table-cell table:style-name="Default" office:value-type="float" office:value="1477010448950000" calcext:value-type="float">
            <text:p>1477010448950000</text:p>
          </table:table-cell>
          <table:table-cell office:value-type="float" office:value="19.32569" calcext:value-type="float">
            <text:p>1.93E+01</text:p>
          </table:table-cell>
          <table:table-cell office:value-type="float" office:value="16.25495" calcext:value-type="float">
            <text:p>1.63E+01</text:p>
          </table:table-cell>
          <table:table-cell office:value-type="float" office:value="-2.159249" calcext:value-type="float">
            <text:p>-2.16E+00</text:p>
          </table:table-cell>
          <table:table-cell office:value-type="float" office:value="4.288681" calcext:value-type="float">
            <text:p>4.29E+00</text:p>
          </table:table-cell>
          <table:table-cell office:value-type="float" office:value="2.037221" calcext:value-type="float">
            <text:p>2.04E+00</text:p>
          </table:table-cell>
          <table:table-cell table:style-name="ce1" office:value-type="float" office:value="0.5489147" calcext:value-type="float">
            <text:p>5.4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3803" calcext:value-type="float">
            <text:p>1.92E+01</text:p>
          </table:table-cell>
          <table:table-cell office:value-type="float" office:value="16.27185" calcext:value-type="float">
            <text:p>1.63E+01</text:p>
          </table:table-cell>
          <table:table-cell office:value-type="float" office:value="1477010449000000" calcext:value-type="float">
            <text:p>1477010449000000</text:p>
          </table:table-cell>
          <table:table-cell office:value-type="float" office:value="19.2148" calcext:value-type="float">
            <text:p>1.92E+01</text:p>
          </table:table-cell>
          <table:table-cell office:value-type="float" office:value="16.46788" calcext:value-type="float">
            <text:p>1.65E+01</text:p>
          </table:table-cell>
          <table:table-cell office:value-type="float" office:value="-2.275858" calcext:value-type="float">
            <text:p>-2.28E+00</text:p>
          </table:table-cell>
          <table:table-cell office:value-type="float" office:value="4.227312" calcext:value-type="float">
            <text:p>4.23E+00</text:p>
          </table:table-cell>
          <table:table-cell office:value-type="float" office:value="2.064667" calcext:value-type="float">
            <text:p>2.06E+00</text:p>
          </table:table-cell>
          <table:table-cell office:value-type="float" office:value="0.5493053" calcext:value-type="float">
            <text:p>5.4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677" calcext:value-type="float">
            <text:p>2.53E+01</text:p>
          </table:table-cell>
          <table:table-cell office:value-type="float" office:value="0.6986472" calcext:value-type="float">
            <text:p>6.99E-01</text:p>
          </table:table-cell>
          <table:table-cell table:style-name="ce1" office:value-type="float" office:value="0.7226981" calcext:value-type="float">
            <text:p>7.23E-01</text:p>
          </table:table-cell>
          <table:table-cell table:style-name="Default" office:value-type="float" office:value="1477010449050000" calcext:value-type="float">
            <text:p>1477010449050000</text:p>
          </table:table-cell>
          <table:table-cell office:value-type="float" office:value="19.09812" calcext:value-type="float">
            <text:p>1.91E+01</text:p>
          </table:table-cell>
          <table:table-cell office:value-type="float" office:value="16.67766" calcext:value-type="float">
            <text:p>1.67E+01</text:p>
          </table:table-cell>
          <table:table-cell office:value-type="float" office:value="-2.39087" calcext:value-type="float">
            <text:p>-2.39E+00</text:p>
          </table:table-cell>
          <table:table-cell office:value-type="float" office:value="4.162835" calcext:value-type="float">
            <text:p>4.16E+00</text:p>
          </table:table-cell>
          <table:table-cell office:value-type="float" office:value="2.092132" calcext:value-type="float">
            <text:p>2.09E+00</text:p>
          </table:table-cell>
          <table:table-cell table:style-name="ce1" office:value-type="float" office:value="0.5496092" calcext:value-type="float">
            <text:p>5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0294" calcext:value-type="float">
            <text:p>1.90E+01</text:p>
          </table:table-cell>
          <table:table-cell office:value-type="float" office:value="16.83874" calcext:value-type="float">
            <text:p>1.68E+01</text:p>
          </table:table-cell>
          <table:table-cell office:value-type="float" office:value="1477010449100000" calcext:value-type="float">
            <text:p>1477010449100000</text:p>
          </table:table-cell>
          <table:table-cell office:value-type="float" office:value="18.97573" calcext:value-type="float">
            <text:p>1.90E+01</text:p>
          </table:table-cell>
          <table:table-cell office:value-type="float" office:value="16.88413" calcext:value-type="float">
            <text:p>1.69E+01</text:p>
          </table:table-cell>
          <table:table-cell office:value-type="float" office:value="-2.504184" calcext:value-type="float">
            <text:p>-2.50E+00</text:p>
          </table:table-cell>
          <table:table-cell office:value-type="float" office:value="4.0953" calcext:value-type="float">
            <text:p>4.10E+00</text:p>
          </table:table-cell>
          <table:table-cell office:value-type="float" office:value="2.119613" calcext:value-type="float">
            <text:p>2.12E+00</text:p>
          </table:table-cell>
          <table:table-cell office:value-type="float" office:value="0.5498263" calcext:value-type="float">
            <text:p>5.5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5594" calcext:value-type="float">
            <text:p>2.59E+01</text:p>
          </table:table-cell>
          <table:table-cell office:value-type="float" office:value="0.7545977" calcext:value-type="float">
            <text:p>7.55E-01</text:p>
          </table:table-cell>
          <table:table-cell table:style-name="ce1" office:value-type="float" office:value="-0.06123462" calcext:value-type="float">
            <text:p>-6.12E-02</text:p>
          </table:table-cell>
          <table:table-cell table:style-name="Default" office:value-type="float" office:value="1477010449150000" calcext:value-type="float">
            <text:p>1477010449150000</text:p>
          </table:table-cell>
          <table:table-cell office:value-type="float" office:value="18.84772" calcext:value-type="float">
            <text:p>1.88E+01</text:p>
          </table:table-cell>
          <table:table-cell office:value-type="float" office:value="17.08715" calcext:value-type="float">
            <text:p>1.71E+01</text:p>
          </table:table-cell>
          <table:table-cell office:value-type="float" office:value="-2.615706" calcext:value-type="float">
            <text:p>-2.62E+00</text:p>
          </table:table-cell>
          <table:table-cell office:value-type="float" office:value="4.024759" calcext:value-type="float">
            <text:p>4.02E+00</text:p>
          </table:table-cell>
          <table:table-cell office:value-type="float" office:value="2.147104" calcext:value-type="float">
            <text:p>2.15E+00</text:p>
          </table:table-cell>
          <table:table-cell table:style-name="ce1" office:value-type="float" office:value="0.5499566" calcext:value-type="float">
            <text:p>5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61478" calcext:value-type="float">
            <text:p>1.86E+01</text:p>
          </table:table-cell>
          <table:table-cell office:value-type="float" office:value="17.38315" calcext:value-type="float">
            <text:p>1.74E+01</text:p>
          </table:table-cell>
          <table:table-cell office:value-type="float" office:value="1477010449200000" calcext:value-type="float">
            <text:p>1477010449200000</text:p>
          </table:table-cell>
          <table:table-cell office:value-type="float" office:value="18.71418" calcext:value-type="float">
            <text:p>1.87E+01</text:p>
          </table:table-cell>
          <table:table-cell office:value-type="float" office:value="17.28656" calcext:value-type="float">
            <text:p>1.73E+01</text:p>
          </table:table-cell>
          <table:table-cell office:value-type="float" office:value="-2.725339" calcext:value-type="float">
            <text:p>-2.73E+00</text:p>
          </table:table-cell>
          <table:table-cell office:value-type="float" office:value="3.951269" calcext:value-type="float">
            <text:p>3.95E+00</text:p>
          </table:table-cell>
          <table:table-cell office:value-type="float" office:value="2.174602" calcext:value-type="float">
            <text:p>2.17E+00</text:p>
          </table:table-cell>
          <table:table-cell office:value-type="float" office:value="0.55" calcext:value-type="float">
            <text:p>5.5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8069" calcext:value-type="float">
            <text:p>2.54E+01</text:p>
          </table:table-cell>
          <table:table-cell office:value-type="float" office:value="0.7356163" calcext:value-type="float">
            <text:p>7.36E-01</text:p>
          </table:table-cell>
          <table:table-cell table:style-name="ce1" office:value-type="float" office:value="1.063818" calcext:value-type="float">
            <text:p>1.06E+00</text:p>
          </table:table-cell>
          <table:table-cell table:style-name="Default" office:value-type="float" office:value="1477010449250000" calcext:value-type="float">
            <text:p>1477010449250000</text:p>
          </table:table-cell>
          <table:table-cell office:value-type="float" office:value="18.57522" calcext:value-type="float">
            <text:p>1.86E+01</text:p>
          </table:table-cell>
          <table:table-cell office:value-type="float" office:value="17.48223" calcext:value-type="float">
            <text:p>1.75E+01</text:p>
          </table:table-cell>
          <table:table-cell office:value-type="float" office:value="-2.832993" calcext:value-type="float">
            <text:p>-2.83E+00</text:p>
          </table:table-cell>
          <table:table-cell office:value-type="float" office:value="3.874888" calcext:value-type="float">
            <text:p>3.87E+00</text:p>
          </table:table-cell>
          <table:table-cell office:value-type="float" office:value="2.202102" calcext:value-type="float">
            <text:p>2.20E+00</text:p>
          </table:table-cell>
          <table:table-cell table:style-name="ce1" office:value-type="float" office:value="0.5499566" calcext:value-type="float">
            <text:p>5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10226" calcext:value-type="float">
            <text:p>1.81E+01</text:p>
          </table:table-cell>
          <table:table-cell office:value-type="float" office:value="17.55294" calcext:value-type="float">
            <text:p>1.76E+01</text:p>
          </table:table-cell>
          <table:table-cell office:value-type="float" office:value="1477010449300000" calcext:value-type="float">
            <text:p>1477010449300000</text:p>
          </table:table-cell>
          <table:table-cell office:value-type="float" office:value="18.43092" calcext:value-type="float">
            <text:p>1.84E+01</text:p>
          </table:table-cell>
          <table:table-cell office:value-type="float" office:value="17.674" calcext:value-type="float">
            <text:p>1.77E+01</text:p>
          </table:table-cell>
          <table:table-cell office:value-type="float" office:value="-2.938575" calcext:value-type="float">
            <text:p>-2.94E+00</text:p>
          </table:table-cell>
          <table:table-cell office:value-type="float" office:value="3.795682" calcext:value-type="float">
            <text:p>3.80E+00</text:p>
          </table:table-cell>
          <table:table-cell office:value-type="float" office:value="2.229599" calcext:value-type="float">
            <text:p>2.23E+00</text:p>
          </table:table-cell>
          <table:table-cell office:value-type="float" office:value="0.5498263" calcext:value-type="float">
            <text:p>5.5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9413" calcext:value-type="float">
            <text:p>2.53E+01</text:p>
          </table:table-cell>
          <table:table-cell office:value-type="float" office:value="0.7633908" calcext:value-type="float">
            <text:p>7.63E-01</text:p>
          </table:table-cell>
          <table:table-cell table:style-name="ce1" office:value-type="float" office:value="0.6723325" calcext:value-type="float">
            <text:p>6.72E-01</text:p>
          </table:table-cell>
          <table:table-cell table:style-name="Default" office:value-type="float" office:value="1477010449350000" calcext:value-type="float">
            <text:p>1477010449350000</text:p>
          </table:table-cell>
          <table:table-cell office:value-type="float" office:value="18.2814" calcext:value-type="float">
            <text:p>1.83E+01</text:p>
          </table:table-cell>
          <table:table-cell office:value-type="float" office:value="17.86174" calcext:value-type="float">
            <text:p>1.79E+01</text:p>
          </table:table-cell>
          <table:table-cell office:value-type="float" office:value="-3.042" calcext:value-type="float">
            <text:p>-3.04E+00</text:p>
          </table:table-cell>
          <table:table-cell office:value-type="float" office:value="3.713717" calcext:value-type="float">
            <text:p>3.71E+00</text:p>
          </table:table-cell>
          <table:table-cell office:value-type="float" office:value="2.257091" calcext:value-type="float">
            <text:p>2.26E+00</text:p>
          </table:table-cell>
          <table:table-cell table:style-name="ce1" office:value-type="float" office:value="0.5496092" calcext:value-type="float">
            <text:p>5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0938" calcext:value-type="float">
            <text:p>1.82E+01</text:p>
          </table:table-cell>
          <table:table-cell office:value-type="float" office:value="18.04608" calcext:value-type="float">
            <text:p>1.80E+01</text:p>
          </table:table-cell>
          <table:table-cell office:value-type="float" office:value="1477010449400000" calcext:value-type="float">
            <text:p>1477010449400000</text:p>
          </table:table-cell>
          <table:table-cell office:value-type="float" office:value="18.12677" calcext:value-type="float">
            <text:p>1.81E+01</text:p>
          </table:table-cell>
          <table:table-cell office:value-type="float" office:value="18.04531" calcext:value-type="float">
            <text:p>1.80E+01</text:p>
          </table:table-cell>
          <table:table-cell office:value-type="float" office:value="-3.143182" calcext:value-type="float">
            <text:p>-3.14E+00</text:p>
          </table:table-cell>
          <table:table-cell office:value-type="float" office:value="3.629063" calcext:value-type="float">
            <text:p>3.63E+00</text:p>
          </table:table-cell>
          <table:table-cell office:value-type="float" office:value="2.284571" calcext:value-type="float">
            <text:p>2.28E+00</text:p>
          </table:table-cell>
          <table:table-cell office:value-type="float" office:value="0.5493053" calcext:value-type="float">
            <text:p>5.4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2084" calcext:value-type="float">
            <text:p>2.53E+01</text:p>
          </table:table-cell>
          <table:table-cell office:value-type="float" office:value="0.762942" calcext:value-type="float">
            <text:p>7.63E-01</text:p>
          </table:table-cell>
          <table:table-cell table:style-name="ce1" office:value-type="float" office:value="-0.09287384" calcext:value-type="float">
            <text:p>-9.29E-02</text:p>
          </table:table-cell>
          <table:table-cell table:style-name="Default" office:value-type="float" office:value="1477010449450000" calcext:value-type="float">
            <text:p>1477010449450000</text:p>
          </table:table-cell>
          <table:table-cell office:value-type="float" office:value="17.96714" calcext:value-type="float">
            <text:p>1.80E+01</text:p>
          </table:table-cell>
          <table:table-cell office:value-type="float" office:value="18.22458" calcext:value-type="float">
            <text:p>1.82E+01</text:p>
          </table:table-cell>
          <table:table-cell office:value-type="float" office:value="-3.24204" calcext:value-type="float">
            <text:p>-3.24E+00</text:p>
          </table:table-cell>
          <table:table-cell office:value-type="float" office:value="3.541796" calcext:value-type="float">
            <text:p>3.54E+00</text:p>
          </table:table-cell>
          <table:table-cell office:value-type="float" office:value="2.312037" calcext:value-type="float">
            <text:p>2.31E+00</text:p>
          </table:table-cell>
          <table:table-cell table:style-name="ce1" office:value-type="float" office:value="0.5489147" calcext:value-type="float">
            <text:p>5.4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90175" calcext:value-type="float">
            <text:p>1.79E+01</text:p>
          </table:table-cell>
          <table:table-cell office:value-type="float" office:value="18.21826" calcext:value-type="float">
            <text:p>1.82E+01</text:p>
          </table:table-cell>
          <table:table-cell office:value-type="float" office:value="1477010449500000" calcext:value-type="float">
            <text:p>1477010449500000</text:p>
          </table:table-cell>
          <table:table-cell office:value-type="float" office:value="17.80263" calcext:value-type="float">
            <text:p>1.78E+01</text:p>
          </table:table-cell>
          <table:table-cell office:value-type="float" office:value="18.39943" calcext:value-type="float">
            <text:p>1.84E+01</text:p>
          </table:table-cell>
          <table:table-cell office:value-type="float" office:value="-3.338496" calcext:value-type="float">
            <text:p>-3.34E+00</text:p>
          </table:table-cell>
          <table:table-cell office:value-type="float" office:value="3.451991" calcext:value-type="float">
            <text:p>3.45E+00</text:p>
          </table:table-cell>
          <table:table-cell office:value-type="float" office:value="2.339482" calcext:value-type="float">
            <text:p>2.34E+00</text:p>
          </table:table-cell>
          <table:table-cell office:value-type="float" office:value="0.5484374" calcext:value-type="float">
            <text:p>5.4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239" calcext:value-type="float">
            <text:p>2.62E+01</text:p>
          </table:table-cell>
          <table:table-cell office:value-type="float" office:value="0.7659556" calcext:value-type="float">
            <text:p>7.66E-01</text:p>
          </table:table-cell>
          <table:table-cell table:style-name="ce1" office:value-type="float" office:value="0.152289" calcext:value-type="float">
            <text:p>1.52E-01</text:p>
          </table:table-cell>
          <table:table-cell table:style-name="Default" office:value-type="float" office:value="1477010449550000" calcext:value-type="float">
            <text:p>1477010449550000</text:p>
          </table:table-cell>
          <table:table-cell office:value-type="float" office:value="17.63336" calcext:value-type="float">
            <text:p>1.76E+01</text:p>
          </table:table-cell>
          <table:table-cell office:value-type="float" office:value="18.56972" calcext:value-type="float">
            <text:p>1.86E+01</text:p>
          </table:table-cell>
          <table:table-cell office:value-type="float" office:value="-3.432473" calcext:value-type="float">
            <text:p>-3.43E+00</text:p>
          </table:table-cell>
          <table:table-cell office:value-type="float" office:value="3.359728" calcext:value-type="float">
            <text:p>3.36E+00</text:p>
          </table:table-cell>
          <table:table-cell office:value-type="float" office:value="2.366904" calcext:value-type="float">
            <text:p>2.37E+00</text:p>
          </table:table-cell>
          <table:table-cell table:style-name="ce1" office:value-type="float" office:value="0.5478735" calcext:value-type="float">
            <text:p>5.4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845" calcext:value-type="float">
            <text:p>1.74E+01</text:p>
          </table:table-cell>
          <table:table-cell office:value-type="float" office:value="18.70391" calcext:value-type="float">
            <text:p>1.87E+01</text:p>
          </table:table-cell>
          <table:table-cell office:value-type="float" office:value="1477010449600000" calcext:value-type="float">
            <text:p>1477010449600000</text:p>
          </table:table-cell>
          <table:table-cell office:value-type="float" office:value="17.45946" calcext:value-type="float">
            <text:p>1.75E+01</text:p>
          </table:table-cell>
          <table:table-cell office:value-type="float" office:value="18.73533" calcext:value-type="float">
            <text:p>1.87E+01</text:p>
          </table:table-cell>
          <table:table-cell office:value-type="float" office:value="-3.5239" calcext:value-type="float">
            <text:p>-3.52E+00</text:p>
          </table:table-cell>
          <table:table-cell office:value-type="float" office:value="3.265092" calcext:value-type="float">
            <text:p>3.27E+00</text:p>
          </table:table-cell>
          <table:table-cell office:value-type="float" office:value="2.394298" calcext:value-type="float">
            <text:p>2.39E+00</text:p>
          </table:table-cell>
          <table:table-cell office:value-type="float" office:value="0.5472231" calcext:value-type="float">
            <text:p>5.4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6798" calcext:value-type="float">
            <text:p>2.54E+01</text:p>
          </table:table-cell>
          <table:table-cell office:value-type="float" office:value="0.7933577" calcext:value-type="float">
            <text:p>7.93E-01</text:p>
          </table:table-cell>
          <table:table-cell table:style-name="ce1" office:value-type="float" office:value="-0.2534287" calcext:value-type="float">
            <text:p>-2.53E-01</text:p>
          </table:table-cell>
          <table:table-cell table:style-name="Default" office:value-type="float" office:value="1477010449650000" calcext:value-type="float">
            <text:p>1477010449650000</text:p>
          </table:table-cell>
          <table:table-cell office:value-type="float" office:value="17.28105" calcext:value-type="float">
            <text:p>1.73E+01</text:p>
          </table:table-cell>
          <table:table-cell office:value-type="float" office:value="18.89616" calcext:value-type="float">
            <text:p>1.89E+01</text:p>
          </table:table-cell>
          <table:table-cell office:value-type="float" office:value="-3.612708" calcext:value-type="float">
            <text:p>-3.61E+00</text:p>
          </table:table-cell>
          <table:table-cell office:value-type="float" office:value="3.168166" calcext:value-type="float">
            <text:p>3.17E+00</text:p>
          </table:table-cell>
          <table:table-cell office:value-type="float" office:value="2.421659" calcext:value-type="float">
            <text:p>2.42E+00</text:p>
          </table:table-cell>
          <table:table-cell table:style-name="ce1" office:value-type="float" office:value="0.5464862" calcext:value-type="float">
            <text:p>5.4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1762" calcext:value-type="float">
            <text:p>1.72E+01</text:p>
          </table:table-cell>
          <table:table-cell office:value-type="float" office:value="18.88634" calcext:value-type="float">
            <text:p>1.89E+01</text:p>
          </table:table-cell>
          <table:table-cell office:value-type="float" office:value="1477010449700000" calcext:value-type="float">
            <text:p>1477010449700000</text:p>
          </table:table-cell>
          <table:table-cell office:value-type="float" office:value="17.09827" calcext:value-type="float">
            <text:p>1.71E+01</text:p>
          </table:table-cell>
          <table:table-cell office:value-type="float" office:value="19.05208" calcext:value-type="float">
            <text:p>1.91E+01</text:p>
          </table:table-cell>
          <table:table-cell office:value-type="float" office:value="-3.698831" calcext:value-type="float">
            <text:p>-3.70E+00</text:p>
          </table:table-cell>
          <table:table-cell office:value-type="float" office:value="3.06904" calcext:value-type="float">
            <text:p>3.07E+00</text:p>
          </table:table-cell>
          <table:table-cell office:value-type="float" office:value="2.448983" calcext:value-type="float">
            <text:p>2.45E+00</text:p>
          </table:table-cell>
          <table:table-cell office:value-type="float" office:value="0.5456631" calcext:value-type="float">
            <text:p>5.4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0527" calcext:value-type="float">
            <text:p>2.60E+01</text:p>
          </table:table-cell>
          <table:table-cell office:value-type="float" office:value="0.8613676" calcext:value-type="float">
            <text:p>8.61E-01</text:p>
          </table:table-cell>
          <table:table-cell table:style-name="ce1" office:value-type="float" office:value="-0.1640649" calcext:value-type="float">
            <text:p>-1.64E-01</text:p>
          </table:table-cell>
          <table:table-cell table:style-name="Default" office:value-type="float" office:value="1477010449750000" calcext:value-type="float">
            <text:p>1477010449750000</text:p>
          </table:table-cell>
          <table:table-cell office:value-type="float" office:value="16.91126" calcext:value-type="float">
            <text:p>1.69E+01</text:p>
          </table:table-cell>
          <table:table-cell office:value-type="float" office:value="19.20299" calcext:value-type="float">
            <text:p>1.92E+01</text:p>
          </table:table-cell>
          <table:table-cell office:value-type="float" office:value="-3.782209" calcext:value-type="float">
            <text:p>-3.78E+00</text:p>
          </table:table-cell>
          <table:table-cell office:value-type="float" office:value="2.967804" calcext:value-type="float">
            <text:p>2.97E+00</text:p>
          </table:table-cell>
          <table:table-cell office:value-type="float" office:value="2.476266" calcext:value-type="float">
            <text:p>2.48E+00</text:p>
          </table:table-cell>
          <table:table-cell table:style-name="ce1" office:value-type="float" office:value="0.5447538" calcext:value-type="float">
            <text:p>5.4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57341" calcext:value-type="float">
            <text:p>1.66E+01</text:p>
          </table:table-cell>
          <table:table-cell office:value-type="float" office:value="19.05196" calcext:value-type="float">
            <text:p>1.91E+01</text:p>
          </table:table-cell>
          <table:table-cell office:value-type="float" office:value="1477010449800000" calcext:value-type="float">
            <text:p>1477010449800000</text:p>
          </table:table-cell>
          <table:table-cell office:value-type="float" office:value="16.72015" calcext:value-type="float">
            <text:p>1.67E+01</text:p>
          </table:table-cell>
          <table:table-cell office:value-type="float" office:value="19.34878" calcext:value-type="float">
            <text:p>1.93E+01</text:p>
          </table:table-cell>
          <table:table-cell office:value-type="float" office:value="-3.862783" calcext:value-type="float">
            <text:p>-3.86E+00</text:p>
          </table:table-cell>
          <table:table-cell office:value-type="float" office:value="2.864551" calcext:value-type="float">
            <text:p>2.86E+00</text:p>
          </table:table-cell>
          <table:table-cell office:value-type="float" office:value="2.503504" calcext:value-type="float">
            <text:p>2.50E+00</text:p>
          </table:table-cell>
          <table:table-cell office:value-type="float" office:value="0.5437585" calcext:value-type="float">
            <text:p>5.44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8898" calcext:value-type="float">
            <text:p>2.59E+01</text:p>
          </table:table-cell>
          <table:table-cell office:value-type="float" office:value="0.8963169" calcext:value-type="float">
            <text:p>8.96E-01</text:p>
          </table:table-cell>
          <table:table-cell table:style-name="ce1" office:value-type="float" office:value="-0.5303225" calcext:value-type="float">
            <text:p>-5.30E-01</text:p>
          </table:table-cell>
          <table:table-cell table:style-name="Default" office:value-type="float" office:value="1477010449850000" calcext:value-type="float">
            <text:p>1477010449850000</text:p>
          </table:table-cell>
          <table:table-cell office:value-type="float" office:value="16.52509" calcext:value-type="float">
            <text:p>1.65E+01</text:p>
          </table:table-cell>
          <table:table-cell office:value-type="float" office:value="19.48937" calcext:value-type="float">
            <text:p>1.95E+01</text:p>
          </table:table-cell>
          <table:table-cell office:value-type="float" office:value="-3.940499" calcext:value-type="float">
            <text:p>-3.94E+00</text:p>
          </table:table-cell>
          <table:table-cell office:value-type="float" office:value="2.759375" calcext:value-type="float">
            <text:p>2.76E+00</text:p>
          </table:table-cell>
          <table:table-cell office:value-type="float" office:value="2.530692" calcext:value-type="float">
            <text:p>2.53E+00</text:p>
          </table:table-cell>
          <table:table-cell table:style-name="ce1" office:value-type="float" office:value="0.5426773" calcext:value-type="float">
            <text:p>5.4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23383" calcext:value-type="float">
            <text:p>1.62E+01</text:p>
          </table:table-cell>
          <table:table-cell office:value-type="float" office:value="19.61705" calcext:value-type="float">
            <text:p>1.96E+01</text:p>
          </table:table-cell>
          <table:table-cell office:value-type="float" office:value="1477010449900000" calcext:value-type="float">
            <text:p>1477010449900000</text:p>
          </table:table-cell>
          <table:table-cell office:value-type="float" office:value="16.32622" calcext:value-type="float">
            <text:p>1.63E+01</text:p>
          </table:table-cell>
          <table:table-cell office:value-type="float" office:value="19.62465" calcext:value-type="float">
            <text:p>1.96E+01</text:p>
          </table:table-cell>
          <table:table-cell office:value-type="float" office:value="-4.015308" calcext:value-type="float">
            <text:p>-4.02E+00</text:p>
          </table:table-cell>
          <table:table-cell office:value-type="float" office:value="2.652373" calcext:value-type="float">
            <text:p>2.65E+00</text:p>
          </table:table-cell>
          <table:table-cell office:value-type="float" office:value="2.557826" calcext:value-type="float">
            <text:p>2.56E+00</text:p>
          </table:table-cell>
          <table:table-cell office:value-type="float" office:value="0.5415104" calcext:value-type="float">
            <text:p>5.4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7864" calcext:value-type="float">
            <text:p>2.46E+01</text:p>
          </table:table-cell>
          <table:table-cell office:value-type="float" office:value="0.8382907" calcext:value-type="float">
            <text:p>8.38E-01</text:p>
          </table:table-cell>
          <table:table-cell table:style-name="ce1" office:value-type="float" office:value="-0.8677002" calcext:value-type="float">
            <text:p>-8.68E-01</text:p>
          </table:table-cell>
          <table:table-cell table:style-name="Default" office:value-type="float" office:value="1477010449950000" calcext:value-type="float">
            <text:p>1477010449950000</text:p>
          </table:table-cell>
          <table:table-cell office:value-type="float" office:value="16.12368" calcext:value-type="float">
            <text:p>1.61E+01</text:p>
          </table:table-cell>
          <table:table-cell office:value-type="float" office:value="19.75453" calcext:value-type="float">
            <text:p>1.98E+01</text:p>
          </table:table-cell>
          <table:table-cell office:value-type="float" office:value="-4.087163" calcext:value-type="float">
            <text:p>-4.09E+00</text:p>
          </table:table-cell>
          <table:table-cell office:value-type="float" office:value="2.543645" calcext:value-type="float">
            <text:p>2.54E+00</text:p>
          </table:table-cell>
          <table:table-cell office:value-type="float" office:value="2.584901" calcext:value-type="float">
            <text:p>2.58E+00</text:p>
          </table:table-cell>
          <table:table-cell table:style-name="ce1" office:value-type="float" office:value="0.540258" calcext:value-type="float">
            <text:p>5.4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2426" calcext:value-type="float">
            <text:p>1.59E+01</text:p>
          </table:table-cell>
          <table:table-cell office:value-type="float" office:value="19.87029" calcext:value-type="float">
            <text:p>1.99E+01</text:p>
          </table:table-cell>
          <table:table-cell office:value-type="float" office:value="1477010450000000" calcext:value-type="float">
            <text:p>1477010450000000</text:p>
          </table:table-cell>
          <table:table-cell office:value-type="float" office:value="15.91763" calcext:value-type="float">
            <text:p>1.59E+01</text:p>
          </table:table-cell>
          <table:table-cell office:value-type="float" office:value="19.87894" calcext:value-type="float">
            <text:p>1.99E+01</text:p>
          </table:table-cell>
          <table:table-cell office:value-type="float" office:value="-4.156022" calcext:value-type="float">
            <text:p>-4.16E+00</text:p>
          </table:table-cell>
          <table:table-cell office:value-type="float" office:value="2.433288" calcext:value-type="float">
            <text:p>2.43E+00</text:p>
          </table:table-cell>
          <table:table-cell office:value-type="float" office:value="2.611914" calcext:value-type="float">
            <text:p>2.61E+00</text:p>
          </table:table-cell>
          <table:table-cell office:value-type="float" office:value="0.5389203" calcext:value-type="float">
            <text:p>5.3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517" calcext:value-type="float">
            <text:p>2.52E+01</text:p>
          </table:table-cell>
          <table:table-cell office:value-type="float" office:value="0.8693717" calcext:value-type="float">
            <text:p>8.69E-01</text:p>
          </table:table-cell>
          <table:table-cell table:style-name="ce1" office:value-type="float" office:value="-0.4224206" calcext:value-type="float">
            <text:p>-4.22E-01</text:p>
          </table:table-cell>
          <table:table-cell table:style-name="Default" office:value-type="float" office:value="1477010450050000" calcext:value-type="float">
            <text:p>1477010450050000</text:p>
          </table:table-cell>
          <table:table-cell office:value-type="float" office:value="15.70822" calcext:value-type="float">
            <text:p>1.57E+01</text:p>
          </table:table-cell>
          <table:table-cell office:value-type="float" office:value="19.99779" calcext:value-type="float">
            <text:p>2.00E+01</text:p>
          </table:table-cell>
          <table:table-cell office:value-type="float" office:value="-4.221847" calcext:value-type="float">
            <text:p>-4.22E+00</text:p>
          </table:table-cell>
          <table:table-cell office:value-type="float" office:value="2.321406" calcext:value-type="float">
            <text:p>2.32E+00</text:p>
          </table:table-cell>
          <table:table-cell office:value-type="float" office:value="2.63886" calcext:value-type="float">
            <text:p>2.64E+00</text:p>
          </table:table-cell>
          <table:table-cell table:style-name="ce1" office:value-type="float" office:value="0.5374975" calcext:value-type="float">
            <text:p>5.3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3319" calcext:value-type="float">
            <text:p>1.54E+01</text:p>
          </table:table-cell>
          <table:table-cell office:value-type="float" office:value="20.1836" calcext:value-type="float">
            <text:p>2.02E+01</text:p>
          </table:table-cell>
          <table:table-cell office:value-type="float" office:value="1477010450100000" calcext:value-type="float">
            <text:p>1477010450100000</text:p>
          </table:table-cell>
          <table:table-cell office:value-type="float" office:value="15.49559" calcext:value-type="float">
            <text:p>1.55E+01</text:p>
          </table:table-cell>
          <table:table-cell office:value-type="float" office:value="20.11101" calcext:value-type="float">
            <text:p>2.01E+01</text:p>
          </table:table-cell>
          <table:table-cell office:value-type="float" office:value="-4.284605" calcext:value-type="float">
            <text:p>-4.28E+00</text:p>
          </table:table-cell>
          <table:table-cell office:value-type="float" office:value="2.2081" calcext:value-type="float">
            <text:p>2.21E+00</text:p>
          </table:table-cell>
          <table:table-cell office:value-type="float" office:value="2.665735" calcext:value-type="float">
            <text:p>2.67E+00</text:p>
          </table:table-cell>
          <table:table-cell office:value-type="float" office:value="0.5359898" calcext:value-type="float">
            <text:p>5.3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2646" calcext:value-type="float">
            <text:p>2.57E+01</text:p>
          </table:table-cell>
          <table:table-cell office:value-type="float" office:value="0.9782444" calcext:value-type="float">
            <text:p>9.78E-01</text:p>
          </table:table-cell>
          <table:table-cell table:style-name="ce1" office:value-type="float" office:value="-0.7463289" calcext:value-type="float">
            <text:p>-7.46E-01</text:p>
          </table:table-cell>
          <table:table-cell table:style-name="Default" office:value-type="float" office:value="1477010450150000" calcext:value-type="float">
            <text:p>1477010450150000</text:p>
          </table:table-cell>
          <table:table-cell office:value-type="float" office:value="15.27991" calcext:value-type="float">
            <text:p>1.53E+01</text:p>
          </table:table-cell>
          <table:table-cell office:value-type="float" office:value="20.21853" calcext:value-type="float">
            <text:p>2.02E+01</text:p>
          </table:table-cell>
          <table:table-cell office:value-type="float" office:value="-4.344266" calcext:value-type="float">
            <text:p>-4.34E+00</text:p>
          </table:table-cell>
          <table:table-cell office:value-type="float" office:value="2.093474" calcext:value-type="float">
            <text:p>2.09E+00</text:p>
          </table:table-cell>
          <table:table-cell office:value-type="float" office:value="2.692535" calcext:value-type="float">
            <text:p>2.69E+00</text:p>
          </table:table-cell>
          <table:table-cell table:style-name="ce1" office:value-type="float" office:value="0.5343975" calcext:value-type="float">
            <text:p>5.3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20164" calcext:value-type="float">
            <text:p>1.52E+01</text:p>
          </table:table-cell>
          <table:table-cell office:value-type="float" office:value="20.43853" calcext:value-type="float">
            <text:p>2.04E+01</text:p>
          </table:table-cell>
          <table:table-cell office:value-type="float" office:value="1477010450200000" calcext:value-type="float">
            <text:p>1477010450200000</text:p>
          </table:table-cell>
          <table:table-cell office:value-type="float" office:value="15.06132" calcext:value-type="float">
            <text:p>1.51E+01</text:p>
          </table:table-cell>
          <table:table-cell office:value-type="float" office:value="20.32029" calcext:value-type="float">
            <text:p>2.03E+01</text:p>
          </table:table-cell>
          <table:table-cell office:value-type="float" office:value="-4.400804" calcext:value-type="float">
            <text:p>-4.40E+00</text:p>
          </table:table-cell>
          <table:table-cell office:value-type="float" office:value="1.977632" calcext:value-type="float">
            <text:p>1.98E+00</text:p>
          </table:table-cell>
          <table:table-cell office:value-type="float" office:value="2.719255" calcext:value-type="float">
            <text:p>2.72E+00</text:p>
          </table:table-cell>
          <table:table-cell office:value-type="float" office:value="0.5327207" calcext:value-type="float">
            <text:p>5.3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1488" calcext:value-type="float">
            <text:p>2.48E+01</text:p>
          </table:table-cell>
          <table:table-cell office:value-type="float" office:value="0.9343931" calcext:value-type="float">
            <text:p>9.34E-01</text:p>
          </table:table-cell>
          <table:table-cell table:style-name="ce1" office:value-type="float" office:value="-1.045395" calcext:value-type="float">
            <text:p>-1.05E+00</text:p>
          </table:table-cell>
          <table:table-cell table:style-name="Default" office:value-type="float" office:value="1477010450250000" calcext:value-type="float">
            <text:p>1477010450250000</text:p>
          </table:table-cell>
          <table:table-cell office:value-type="float" office:value="14.83999" calcext:value-type="float">
            <text:p>1.48E+01</text:p>
          </table:table-cell>
          <table:table-cell office:value-type="float" office:value="20.41623" calcext:value-type="float">
            <text:p>2.04E+01</text:p>
          </table:table-cell>
          <table:table-cell office:value-type="float" office:value="-4.454198" calcext:value-type="float">
            <text:p>-4.45E+00</text:p>
          </table:table-cell>
          <table:table-cell office:value-type="float" office:value="1.860679" calcext:value-type="float">
            <text:p>1.86E+00</text:p>
          </table:table-cell>
          <table:table-cell office:value-type="float" office:value="2.745891" calcext:value-type="float">
            <text:p>2.75E+00</text:p>
          </table:table-cell>
          <table:table-cell table:style-name="ce1" office:value-type="float" office:value="0.5309599" calcext:value-type="float">
            <text:p>5.3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6649" calcext:value-type="float">
            <text:p>1.47E+01</text:p>
          </table:table-cell>
          <table:table-cell office:value-type="float" office:value="20.60881" calcext:value-type="float">
            <text:p>2.06E+01</text:p>
          </table:table-cell>
          <table:table-cell office:value-type="float" office:value="1477010450300000" calcext:value-type="float">
            <text:p>1477010450300000</text:p>
          </table:table-cell>
          <table:table-cell office:value-type="float" office:value="14.61607" calcext:value-type="float">
            <text:p>1.46E+01</text:p>
          </table:table-cell>
          <table:table-cell office:value-type="float" office:value="20.5063" calcext:value-type="float">
            <text:p>2.05E+01</text:p>
          </table:table-cell>
          <table:table-cell office:value-type="float" office:value="-4.504432" calcext:value-type="float">
            <text:p>-4.50E+00</text:p>
          </table:table-cell>
          <table:table-cell office:value-type="float" office:value="1.742721" calcext:value-type="float">
            <text:p>1.74E+00</text:p>
          </table:table-cell>
          <table:table-cell office:value-type="float" office:value="2.772439" calcext:value-type="float">
            <text:p>2.77E+00</text:p>
          </table:table-cell>
          <table:table-cell office:value-type="float" office:value="0.5291152" calcext:value-type="float">
            <text:p>5.2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355" calcext:value-type="float">
            <text:p>2.52E+01</text:p>
          </table:table-cell>
          <table:table-cell office:value-type="float" office:value="0.9881223" calcext:value-type="float">
            <text:p>9.88E-01</text:p>
          </table:table-cell>
          <table:table-cell table:style-name="ce1" office:value-type="float" office:value="-1.296024" calcext:value-type="float">
            <text:p>-1.30E+00</text:p>
          </table:table-cell>
          <table:table-cell table:style-name="Default" office:value-type="float" office:value="1477010450350000" calcext:value-type="float">
            <text:p>1477010450350000</text:p>
          </table:table-cell>
          <table:table-cell office:value-type="float" office:value="14.38972" calcext:value-type="float">
            <text:p>1.44E+01</text:p>
          </table:table-cell>
          <table:table-cell office:value-type="float" office:value="20.59044" calcext:value-type="float">
            <text:p>2.06E+01</text:p>
          </table:table-cell>
          <table:table-cell office:value-type="float" office:value="-4.551492" calcext:value-type="float">
            <text:p>-4.55E+00</text:p>
          </table:table-cell>
          <table:table-cell office:value-type="float" office:value="1.623862" calcext:value-type="float">
            <text:p>1.62E+00</text:p>
          </table:table-cell>
          <table:table-cell office:value-type="float" office:value="2.798894" calcext:value-type="float">
            <text:p>2.80E+00</text:p>
          </table:table-cell>
          <table:table-cell table:style-name="ce1" office:value-type="float" office:value="0.527187" calcext:value-type="float">
            <text:p>5.2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05209" calcext:value-type="float">
            <text:p>1.41E+01</text:p>
          </table:table-cell>
          <table:table-cell office:value-type="float" office:value="20.59237" calcext:value-type="float">
            <text:p>2.06E+01</text:p>
          </table:table-cell>
          <table:table-cell office:value-type="float" office:value="1477010450400000" calcext:value-type="float">
            <text:p>1477010450400000</text:p>
          </table:table-cell>
          <table:table-cell office:value-type="float" office:value="14.1611" calcext:value-type="float">
            <text:p>1.42E+01</text:p>
          </table:table-cell>
          <table:table-cell office:value-type="float" office:value="20.66863" calcext:value-type="float">
            <text:p>2.07E+01</text:p>
          </table:table-cell>
          <table:table-cell office:value-type="float" office:value="-4.59537" calcext:value-type="float">
            <text:p>-4.60E+00</text:p>
          </table:table-cell>
          <table:table-cell office:value-type="float" office:value="1.504208" calcext:value-type="float">
            <text:p>1.50E+00</text:p>
          </table:table-cell>
          <table:table-cell office:value-type="float" office:value="2.825254" calcext:value-type="float">
            <text:p>2.83E+00</text:p>
          </table:table-cell>
          <table:table-cell office:value-type="float" office:value="0.5251755" calcext:value-type="float">
            <text:p>5.2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362" calcext:value-type="float">
            <text:p>2.50E+01</text:p>
          </table:table-cell>
          <table:table-cell office:value-type="float" office:value="0.9855468" calcext:value-type="float">
            <text:p>9.86E-01</text:p>
          </table:table-cell>
          <table:table-cell table:style-name="ce1" office:value-type="float" office:value="-1.500105" calcext:value-type="float">
            <text:p>-1.50E+00</text:p>
          </table:table-cell>
          <table:table-cell table:style-name="Default" office:value-type="float" office:value="1477010450450000" calcext:value-type="float">
            <text:p>1477010450450000</text:p>
          </table:table-cell>
          <table:table-cell office:value-type="float" office:value="13.93037" calcext:value-type="float">
            <text:p>1.39E+01</text:p>
          </table:table-cell>
          <table:table-cell office:value-type="float" office:value="20.74081" calcext:value-type="float">
            <text:p>2.07E+01</text:p>
          </table:table-cell>
          <table:table-cell office:value-type="float" office:value="-4.636061" calcext:value-type="float">
            <text:p>-4.64E+00</text:p>
          </table:table-cell>
          <table:table-cell office:value-type="float" office:value="1.383865" calcext:value-type="float">
            <text:p>1.38E+00</text:p>
          </table:table-cell>
          <table:table-cell office:value-type="float" office:value="2.851512" calcext:value-type="float">
            <text:p>2.85E+00</text:p>
          </table:table-cell>
          <table:table-cell table:style-name="ce1" office:value-type="float" office:value="0.5230811" calcext:value-type="float">
            <text:p>5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46865" calcext:value-type="float">
            <text:p>1.35E+01</text:p>
          </table:table-cell>
          <table:table-cell office:value-type="float" office:value="20.72533" calcext:value-type="float">
            <text:p>2.07E+01</text:p>
          </table:table-cell>
          <table:table-cell office:value-type="float" office:value="1477010450500000" calcext:value-type="float">
            <text:p>1477010450500000</text:p>
          </table:table-cell>
          <table:table-cell office:value-type="float" office:value="13.69769" calcext:value-type="float">
            <text:p>1.37E+01</text:p>
          </table:table-cell>
          <table:table-cell office:value-type="float" office:value="20.80697" calcext:value-type="float">
            <text:p>2.08E+01</text:p>
          </table:table-cell>
          <table:table-cell office:value-type="float" office:value="-4.673567" calcext:value-type="float">
            <text:p>-4.67E+00</text:p>
          </table:table-cell>
          <table:table-cell office:value-type="float" office:value="1.262937" calcext:value-type="float">
            <text:p>1.26E+00</text:p>
          </table:table-cell>
          <table:table-cell office:value-type="float" office:value="2.877667" calcext:value-type="float">
            <text:p>2.88E+00</text:p>
          </table:table-cell>
          <table:table-cell office:value-type="float" office:value="0.5209041" calcext:value-type="float">
            <text:p>5.2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6558" calcext:value-type="float">
            <text:p>2.47E+01</text:p>
          </table:table-cell>
          <table:table-cell office:value-type="float" office:value="0.9757481" calcext:value-type="float">
            <text:p>9.76E-01</text:p>
          </table:table-cell>
          <table:table-cell table:style-name="ce1" office:value-type="float" office:value="-2.009127" calcext:value-type="float">
            <text:p>-2.01E+00</text:p>
          </table:table-cell>
          <table:table-cell table:style-name="Default" office:value-type="float" office:value="1477010450550000" calcext:value-type="float">
            <text:p>1477010450550000</text:p>
          </table:table-cell>
          <table:table-cell office:value-type="float" office:value="13.46322" calcext:value-type="float">
            <text:p>1.35E+01</text:p>
          </table:table-cell>
          <table:table-cell office:value-type="float" office:value="20.86706" calcext:value-type="float">
            <text:p>2.09E+01</text:p>
          </table:table-cell>
          <table:table-cell office:value-type="float" office:value="-4.707889" calcext:value-type="float">
            <text:p>-4.71E+00</text:p>
          </table:table-cell>
          <table:table-cell office:value-type="float" office:value="1.141531" calcext:value-type="float">
            <text:p>1.14E+00</text:p>
          </table:table-cell>
          <table:table-cell office:value-type="float" office:value="2.903712" calcext:value-type="float">
            <text:p>2.90E+00</text:p>
          </table:table-cell>
          <table:table-cell table:style-name="ce1" office:value-type="float" office:value="0.5186448" calcext:value-type="float">
            <text:p>5.1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10723" calcext:value-type="float">
            <text:p>1.31E+01</text:p>
          </table:table-cell>
          <table:table-cell office:value-type="float" office:value="20.8294" calcext:value-type="float">
            <text:p>2.08E+01</text:p>
          </table:table-cell>
          <table:table-cell office:value-type="float" office:value="1477010450600000" calcext:value-type="float">
            <text:p>1477010450600000</text:p>
          </table:table-cell>
          <table:table-cell office:value-type="float" office:value="13.22711" calcext:value-type="float">
            <text:p>1.32E+01</text:p>
          </table:table-cell>
          <table:table-cell office:value-type="float" office:value="20.92108" calcext:value-type="float">
            <text:p>2.09E+01</text:p>
          </table:table-cell>
          <table:table-cell office:value-type="float" office:value="-4.739038" calcext:value-type="float">
            <text:p>-4.74E+00</text:p>
          </table:table-cell>
          <table:table-cell office:value-type="float" office:value="1.019748" calcext:value-type="float">
            <text:p>1.02E+00</text:p>
          </table:table-cell>
          <table:table-cell office:value-type="float" office:value="2.929644" calcext:value-type="float">
            <text:p>2.93E+00</text:p>
          </table:table-cell>
          <table:table-cell office:value-type="float" office:value="0.5163036" calcext:value-type="float">
            <text:p>5.1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7332" calcext:value-type="float">
            <text:p>2.50E+01</text:p>
          </table:table-cell>
          <table:table-cell office:value-type="float" office:value="1.010729" calcext:value-type="float">
            <text:p>1.01E+00</text:p>
          </table:table-cell>
          <table:table-cell table:style-name="ce1" office:value-type="float" office:value="-1.834265" calcext:value-type="float">
            <text:p>-1.83E+00</text:p>
          </table:table-cell>
          <table:table-cell table:style-name="Default" office:value-type="float" office:value="1477010450650000" calcext:value-type="float">
            <text:p>1477010450650000</text:p>
          </table:table-cell>
          <table:table-cell office:value-type="float" office:value="12.98953" calcext:value-type="float">
            <text:p>1.30E+01</text:p>
          </table:table-cell>
          <table:table-cell office:value-type="float" office:value="20.96901" calcext:value-type="float">
            <text:p>2.10E+01</text:p>
          </table:table-cell>
          <table:table-cell office:value-type="float" office:value="-4.767024" calcext:value-type="float">
            <text:p>-4.77E+00</text:p>
          </table:table-cell>
          <table:table-cell office:value-type="float" office:value="0.8976939" calcext:value-type="float">
            <text:p>8.98E-01</text:p>
          </table:table-cell>
          <table:table-cell office:value-type="float" office:value="2.955459" calcext:value-type="float">
            <text:p>2.96E+00</text:p>
          </table:table-cell>
          <table:table-cell table:style-name="ce1" office:value-type="float" office:value="0.5138809" calcext:value-type="float">
            <text:p>5.1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87291" calcext:value-type="float">
            <text:p>1.29E+01</text:p>
          </table:table-cell>
          <table:table-cell office:value-type="float" office:value="21.05917" calcext:value-type="float">
            <text:p>2.11E+01</text:p>
          </table:table-cell>
          <table:table-cell office:value-type="float" office:value="1477010450700000" calcext:value-type="float">
            <text:p>1477010450700000</text:p>
          </table:table-cell>
          <table:table-cell office:value-type="float" office:value="12.75063" calcext:value-type="float">
            <text:p>1.28E+01</text:p>
          </table:table-cell>
          <table:table-cell office:value-type="float" office:value="21.01082" calcext:value-type="float">
            <text:p>2.10E+01</text:p>
          </table:table-cell>
          <table:table-cell office:value-type="float" office:value="-4.791865" calcext:value-type="float">
            <text:p>-4.79E+00</text:p>
          </table:table-cell>
          <table:table-cell office:value-type="float" office:value="0.7754692" calcext:value-type="float">
            <text:p>7.75E-01</text:p>
          </table:table-cell>
          <table:table-cell office:value-type="float" office:value="2.981153" calcext:value-type="float">
            <text:p>2.98E+00</text:p>
          </table:table-cell>
          <table:table-cell office:value-type="float" office:value="0.5113771" calcext:value-type="float">
            <text:p>5.1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4255" calcext:value-type="float">
            <text:p>2.45E+01</text:p>
          </table:table-cell>
          <table:table-cell office:value-type="float" office:value="1.082333" calcext:value-type="float">
            <text:p>1.08E+00</text:p>
          </table:table-cell>
          <table:table-cell table:style-name="ce1" office:value-type="float" office:value="-2.030693" calcext:value-type="float">
            <text:p>-2.03E+00</text:p>
          </table:table-cell>
          <table:table-cell table:style-name="Default" office:value-type="float" office:value="1477010450750000" calcext:value-type="float">
            <text:p>1477010450750000</text:p>
          </table:table-cell>
          <table:table-cell office:value-type="float" office:value="12.51056" calcext:value-type="float">
            <text:p>1.25E+01</text:p>
          </table:table-cell>
          <table:table-cell office:value-type="float" office:value="21.04653" calcext:value-type="float">
            <text:p>2.10E+01</text:p>
          </table:table-cell>
          <table:table-cell office:value-type="float" office:value="-4.813579" calcext:value-type="float">
            <text:p>-4.81E+00</text:p>
          </table:table-cell>
          <table:table-cell office:value-type="float" office:value="0.6531754" calcext:value-type="float">
            <text:p>6.53E-01</text:p>
          </table:table-cell>
          <table:table-cell office:value-type="float" office:value="3.006722" calcext:value-type="float">
            <text:p>3.01E+00</text:p>
          </table:table-cell>
          <table:table-cell table:style-name="ce1" office:value-type="float" office:value="0.5087925" calcext:value-type="float">
            <text:p>5.0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2062" calcext:value-type="float">
            <text:p>1.22E+01</text:p>
          </table:table-cell>
          <table:table-cell office:value-type="float" office:value="21.11" calcext:value-type="float">
            <text:p>2.11E+01</text:p>
          </table:table-cell>
          <table:table-cell office:value-type="float" office:value="1477010450800000" calcext:value-type="float">
            <text:p>1477010450800000</text:p>
          </table:table-cell>
          <table:table-cell office:value-type="float" office:value="12.26949" calcext:value-type="float">
            <text:p>1.23E+01</text:p>
          </table:table-cell>
          <table:table-cell office:value-type="float" office:value="21.07612" calcext:value-type="float">
            <text:p>2.11E+01</text:p>
          </table:table-cell>
          <table:table-cell office:value-type="float" office:value="-4.832191" calcext:value-type="float">
            <text:p>-4.83E+00</text:p>
          </table:table-cell>
          <table:table-cell office:value-type="float" office:value="0.5309122" calcext:value-type="float">
            <text:p>5.31E-01</text:p>
          </table:table-cell>
          <table:table-cell office:value-type="float" office:value="3.032162" calcext:value-type="float">
            <text:p>3.03E+00</text:p>
          </table:table-cell>
          <table:table-cell office:value-type="float" office:value="0.5061275" calcext:value-type="float">
            <text:p>5.0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7236" calcext:value-type="float">
            <text:p>2.45E+01</text:p>
          </table:table-cell>
          <table:table-cell office:value-type="float" office:value="1.040121" calcext:value-type="float">
            <text:p>1.04E+00</text:p>
          </table:table-cell>
          <table:table-cell table:style-name="ce1" office:value-type="float" office:value="-2.241985" calcext:value-type="float">
            <text:p>-2.24E+00</text:p>
          </table:table-cell>
          <table:table-cell table:style-name="Default" office:value-type="float" office:value="1477010450850000" calcext:value-type="float">
            <text:p>1477010450850000</text:p>
          </table:table-cell>
          <table:table-cell office:value-type="float" office:value="12.02757" calcext:value-type="float">
            <text:p>1.20E+01</text:p>
          </table:table-cell>
          <table:table-cell office:value-type="float" office:value="21.09961" calcext:value-type="float">
            <text:p>2.11E+01</text:p>
          </table:table-cell>
          <table:table-cell office:value-type="float" office:value="-4.847729" calcext:value-type="float">
            <text:p>-4.85E+00</text:p>
          </table:table-cell>
          <table:table-cell office:value-type="float" office:value="0.4087779" calcext:value-type="float">
            <text:p>4.09E-01</text:p>
          </table:table-cell>
          <table:table-cell office:value-type="float" office:value="3.057468" calcext:value-type="float">
            <text:p>3.06E+00</text:p>
          </table:table-cell>
          <table:table-cell table:style-name="ce1" office:value-type="float" office:value="0.5033826" calcext:value-type="float">
            <text:p>5.0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68143" calcext:value-type="float">
            <text:p>1.17E+01</text:p>
          </table:table-cell>
          <table:table-cell office:value-type="float" office:value="20.86511" calcext:value-type="float">
            <text:p>2.09E+01</text:p>
          </table:table-cell>
          <table:table-cell office:value-type="float" office:value="1477010450900000" calcext:value-type="float">
            <text:p>1477010450900000</text:p>
          </table:table-cell>
          <table:table-cell office:value-type="float" office:value="11.78496" calcext:value-type="float">
            <text:p>1.18E+01</text:p>
          </table:table-cell>
          <table:table-cell office:value-type="float" office:value="21.117" calcext:value-type="float">
            <text:p>2.11E+01</text:p>
          </table:table-cell>
          <table:table-cell office:value-type="float" office:value="-4.860224" calcext:value-type="float">
            <text:p>-4.86E+00</text:p>
          </table:table-cell>
          <table:table-cell office:value-type="float" office:value="0.2868691" calcext:value-type="float">
            <text:p>2.87E-01</text:p>
          </table:table-cell>
          <table:table-cell office:value-type="float" office:value="3.082637" calcext:value-type="float">
            <text:p>3.08E+00</text:p>
          </table:table-cell>
          <table:table-cell office:value-type="float" office:value="0.5005583" calcext:value-type="float">
            <text:p>5.0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6708" calcext:value-type="float">
            <text:p>2.37E+01</text:p>
          </table:table-cell>
          <table:table-cell office:value-type="float" office:value="1.062204" calcext:value-type="float">
            <text:p>1.06E+00</text:p>
          </table:table-cell>
          <table:table-cell table:style-name="ce1" office:value-type="float" office:value="-2.414893" calcext:value-type="float">
            <text:p>-2.41E+00</text:p>
          </table:table-cell>
          <table:table-cell table:style-name="Default" office:value-type="float" office:value="1477010450950000" calcext:value-type="float">
            <text:p>1477010450950000</text:p>
          </table:table-cell>
          <table:table-cell office:value-type="float" office:value="11.54179" calcext:value-type="float">
            <text:p>1.15E+01</text:p>
          </table:table-cell>
          <table:table-cell office:value-type="float" office:value="21.1283" calcext:value-type="float">
            <text:p>2.11E+01</text:p>
          </table:table-cell>
          <table:table-cell office:value-type="float" office:value="-4.869711" calcext:value-type="float">
            <text:p>-4.87E+00</text:p>
          </table:table-cell>
          <table:table-cell office:value-type="float" office:value="0.1652807" calcext:value-type="float">
            <text:p>1.65E-01</text:p>
          </table:table-cell>
          <table:table-cell office:value-type="float" office:value="3.107665" calcext:value-type="float">
            <text:p>3.11E+00</text:p>
          </table:table-cell>
          <table:table-cell table:style-name="ce1" office:value-type="float" office:value="0.4976549" calcext:value-type="float">
            <text:p>4.9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36299" calcext:value-type="float">
            <text:p>1.14E+01</text:p>
          </table:table-cell>
          <table:table-cell office:value-type="float" office:value="21.06885" calcext:value-type="float">
            <text:p>2.11E+01</text:p>
          </table:table-cell>
          <table:table-cell office:value-type="float" office:value="1477010451000000" calcext:value-type="float">
            <text:p>1477010451000000</text:p>
          </table:table-cell>
          <table:table-cell office:value-type="float" office:value="11.29823" calcext:value-type="float">
            <text:p>1.13E+01</text:p>
          </table:table-cell>
          <table:table-cell office:value-type="float" office:value="21.13353" calcext:value-type="float">
            <text:p>2.11E+01</text:p>
          </table:table-cell>
          <table:table-cell office:value-type="float" office:value="-4.876229" calcext:value-type="float">
            <text:p>-4.88E+00</text:p>
          </table:table-cell>
          <table:table-cell office:value-type="float" office:value="0.04410566" calcext:value-type="float">
            <text:p>4.41E-02</text:p>
          </table:table-cell>
          <table:table-cell office:value-type="float" office:value="3.132548" calcext:value-type="float">
            <text:p>3.13E+00</text:p>
          </table:table-cell>
          <table:table-cell office:value-type="float" office:value="0.4946729" calcext:value-type="float">
            <text:p>4.9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852" calcext:value-type="float">
            <text:p>2.31E+01</text:p>
          </table:table-cell>
          <table:table-cell office:value-type="float" office:value="1.09641" calcext:value-type="float">
            <text:p>1.10E+00</text:p>
          </table:table-cell>
          <table:table-cell table:style-name="ce1" office:value-type="float" office:value="-2.608439" calcext:value-type="float">
            <text:p>-2.61E+00</text:p>
          </table:table-cell>
          <table:table-cell table:style-name="Default" office:value-type="float" office:value="1477010451050000" calcext:value-type="float">
            <text:p>1477010451050000</text:p>
          </table:table-cell>
          <table:table-cell office:value-type="float" office:value="11.05441" calcext:value-type="float">
            <text:p>1.11E+01</text:p>
          </table:table-cell>
          <table:table-cell office:value-type="float" office:value="21.13272" calcext:value-type="float">
            <text:p>2.11E+01</text:p>
          </table:table-cell>
          <table:table-cell office:value-type="float" office:value="-4.879818" calcext:value-type="float">
            <text:p>-4.88E+00</text:p>
          </table:table-cell>
          <table:table-cell office:value-type="float" office:value="-0.07656505" calcext:value-type="float">
            <text:p>-7.66E-02</text:p>
          </table:table-cell>
          <table:table-cell office:value-type="float" office:value="3.157282" calcext:value-type="float">
            <text:p>3.16E+00</text:p>
          </table:table-cell>
          <table:table-cell table:style-name="ce1" office:value-type="float" office:value="0.4916128" calcext:value-type="float">
            <text:p>4.9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89027" calcext:value-type="float">
            <text:p>1.09E+01</text:p>
          </table:table-cell>
          <table:table-cell office:value-type="float" office:value="20.92695" calcext:value-type="float">
            <text:p>2.09E+01</text:p>
          </table:table-cell>
          <table:table-cell office:value-type="float" office:value="1477010451100000" calcext:value-type="float">
            <text:p>1477010451100000</text:p>
          </table:table-cell>
          <table:table-cell office:value-type="float" office:value="10.81049" calcext:value-type="float">
            <text:p>1.08E+01</text:p>
          </table:table-cell>
          <table:table-cell office:value-type="float" office:value="21.12589" calcext:value-type="float">
            <text:p>2.11E+01</text:p>
          </table:table-cell>
          <table:table-cell office:value-type="float" office:value="-4.880526" calcext:value-type="float">
            <text:p>-4.88E+00</text:p>
          </table:table-cell>
          <table:table-cell office:value-type="float" office:value="-0.1966426" calcext:value-type="float">
            <text:p>-1.97E-01</text:p>
          </table:table-cell>
          <table:table-cell office:value-type="float" office:value="3.181862" calcext:value-type="float">
            <text:p>3.18E+00</text:p>
          </table:table-cell>
          <table:table-cell office:value-type="float" office:value="0.488475" calcext:value-type="float">
            <text:p>4.8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32606" calcext:value-type="float">
            <text:p>2.33E+01</text:p>
          </table:table-cell>
          <table:table-cell office:value-type="float" office:value="1.160452" calcext:value-type="float">
            <text:p>1.16E+00</text:p>
          </table:table-cell>
          <table:table-cell table:style-name="ce1" office:value-type="float" office:value="-2.318841" calcext:value-type="float">
            <text:p>-2.32E+00</text:p>
          </table:table-cell>
          <table:table-cell table:style-name="Default" office:value-type="float" office:value="1477010451150000" calcext:value-type="float">
            <text:p>1477010451150000</text:p>
          </table:table-cell>
          <table:table-cell office:value-type="float" office:value="10.56661" calcext:value-type="float">
            <text:p>1.06E+01</text:p>
          </table:table-cell>
          <table:table-cell office:value-type="float" office:value="21.11308" calcext:value-type="float">
            <text:p>2.11E+01</text:p>
          </table:table-cell>
          <table:table-cell office:value-type="float" office:value="-4.878398" calcext:value-type="float">
            <text:p>-4.88E+00</text:p>
          </table:table-cell>
          <table:table-cell office:value-type="float" office:value="-0.3160405" calcext:value-type="float">
            <text:p>-3.16E-01</text:p>
          </table:table-cell>
          <table:table-cell office:value-type="float" office:value="3.206286" calcext:value-type="float">
            <text:p>3.21E+00</text:p>
          </table:table-cell>
          <table:table-cell table:style-name="ce1" office:value-type="float" office:value="0.4852602" calcext:value-type="float">
            <text:p>4.8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18897" calcext:value-type="float">
            <text:p>1.02E+01</text:p>
          </table:table-cell>
          <table:table-cell office:value-type="float" office:value="21.20896" calcext:value-type="float">
            <text:p>2.12E+01</text:p>
          </table:table-cell>
          <table:table-cell office:value-type="float" office:value="1477010451200000" calcext:value-type="float">
            <text:p>1477010451200000</text:p>
          </table:table-cell>
          <table:table-cell office:value-type="float" office:value="10.32291" calcext:value-type="float">
            <text:p>1.03E+01</text:p>
          </table:table-cell>
          <table:table-cell office:value-type="float" office:value="21.09432" calcext:value-type="float">
            <text:p>2.11E+01</text:p>
          </table:table-cell>
          <table:table-cell office:value-type="float" office:value="-4.873488" calcext:value-type="float">
            <text:p>-4.87E+00</text:p>
          </table:table-cell>
          <table:table-cell office:value-type="float" office:value="-0.4346744" calcext:value-type="float">
            <text:p>-4.35E-01</text:p>
          </table:table-cell>
          <table:table-cell office:value-type="float" office:value="3.230549" calcext:value-type="float">
            <text:p>3.23E+00</text:p>
          </table:table-cell>
          <table:table-cell office:value-type="float" office:value="0.4819687" calcext:value-type="float">
            <text:p>4.8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1575" calcext:value-type="float">
            <text:p>2.35E+01</text:p>
          </table:table-cell>
          <table:table-cell office:value-type="float" office:value="1.132521" calcext:value-type="float">
            <text:p>1.13E+00</text:p>
          </table:table-cell>
          <table:table-cell table:style-name="ce1" office:value-type="float" office:value="-2.697811" calcext:value-type="float">
            <text:p>-2.70E+00</text:p>
          </table:table-cell>
          <table:table-cell table:style-name="Default" office:value-type="float" office:value="1477010451250000" calcext:value-type="float">
            <text:p>1477010451250000</text:p>
          </table:table-cell>
          <table:table-cell office:value-type="float" office:value="10.07952" calcext:value-type="float">
            <text:p>1.01E+01</text:p>
          </table:table-cell>
          <table:table-cell office:value-type="float" office:value="21.06966" calcext:value-type="float">
            <text:p>2.11E+01</text:p>
          </table:table-cell>
          <table:table-cell office:value-type="float" office:value="-4.86585" calcext:value-type="float">
            <text:p>-4.87E+00</text:p>
          </table:table-cell>
          <table:table-cell office:value-type="float" office:value="-0.5524629" calcext:value-type="float">
            <text:p>-5.52E-01</text:p>
          </table:table-cell>
          <table:table-cell office:value-type="float" office:value="3.254647" calcext:value-type="float">
            <text:p>3.25E+00</text:p>
          </table:table-cell>
          <table:table-cell table:style-name="ce1" office:value-type="float" office:value="0.4786011" calcext:value-type="float">
            <text:p>4.7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96342" calcext:value-type="float">
            <text:p>1.00E+01</text:p>
          </table:table-cell>
          <table:table-cell office:value-type="float" office:value="20.97967" calcext:value-type="float">
            <text:p>2.10E+01</text:p>
          </table:table-cell>
          <table:table-cell office:value-type="float" office:value="1477010451300000" calcext:value-type="float">
            <text:p>1477010451300000</text:p>
          </table:table-cell>
          <table:table-cell office:value-type="float" office:value="9.83658" calcext:value-type="float">
            <text:p>9.84E+00</text:p>
          </table:table-cell>
          <table:table-cell office:value-type="float" office:value="21.03913" calcext:value-type="float">
            <text:p>2.10E+01</text:p>
          </table:table-cell>
          <table:table-cell office:value-type="float" office:value="-4.855539" calcext:value-type="float">
            <text:p>-4.86E+00</text:p>
          </table:table-cell>
          <table:table-cell office:value-type="float" office:value="-0.6693266" calcext:value-type="float">
            <text:p>-6.69E-01</text:p>
          </table:table-cell>
          <table:table-cell office:value-type="float" office:value="3.278577" calcext:value-type="float">
            <text:p>3.28E+00</text:p>
          </table:table-cell>
          <table:table-cell office:value-type="float" office:value="0.4751579" calcext:value-type="float">
            <text:p>4.7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199" calcext:value-type="float">
            <text:p>2.31E+01</text:p>
          </table:table-cell>
          <table:table-cell office:value-type="float" office:value="1.15259" calcext:value-type="float">
            <text:p>1.15E+00</text:p>
          </table:table-cell>
          <table:table-cell table:style-name="ce1" office:value-type="float" office:value="-2.349513" calcext:value-type="float">
            <text:p>-2.35E+00</text:p>
          </table:table-cell>
          <table:table-cell table:style-name="Default" office:value-type="float" office:value="1477010451350000" calcext:value-type="float">
            <text:p>1477010451350000</text:p>
          </table:table-cell>
          <table:table-cell office:value-type="float" office:value="9.594224" calcext:value-type="float">
            <text:p>9.59E+00</text:p>
          </table:table-cell>
          <table:table-cell office:value-type="float" office:value="21.00278" calcext:value-type="float">
            <text:p>2.10E+01</text:p>
          </table:table-cell>
          <table:table-cell office:value-type="float" office:value="-4.842616" calcext:value-type="float">
            <text:p>-4.84E+00</text:p>
          </table:table-cell>
          <table:table-cell office:value-type="float" office:value="-0.7851892" calcext:value-type="float">
            <text:p>-7.85E-01</text:p>
          </table:table-cell>
          <table:table-cell office:value-type="float" office:value="3.302335" calcext:value-type="float">
            <text:p>3.30E+00</text:p>
          </table:table-cell>
          <table:table-cell table:style-name="ce1" office:value-type="float" office:value="0.4716397" calcext:value-type="float">
            <text:p>4.7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539206" calcext:value-type="float">
            <text:p>9.54E+00</text:p>
          </table:table-cell>
          <table:table-cell office:value-type="float" office:value="20.8762" calcext:value-type="float">
            <text:p>2.09E+01</text:p>
          </table:table-cell>
          <table:table-cell office:value-type="float" office:value="1477010451400000" calcext:value-type="float">
            <text:p>1477010451400000</text:p>
          </table:table-cell>
          <table:table-cell office:value-type="float" office:value="9.352578" calcext:value-type="float">
            <text:p>9.35E+00</text:p>
          </table:table-cell>
          <table:table-cell office:value-type="float" office:value="20.96067" calcext:value-type="float">
            <text:p>2.10E+01</text:p>
          </table:table-cell>
          <table:table-cell office:value-type="float" office:value="-4.827144" calcext:value-type="float">
            <text:p>-4.83E+00</text:p>
          </table:table-cell>
          <table:table-cell office:value-type="float" office:value="-0.899977" calcext:value-type="float">
            <text:p>-9.00E-01</text:p>
          </table:table-cell>
          <table:table-cell office:value-type="float" office:value="3.325917" calcext:value-type="float">
            <text:p>3.33E+00</text:p>
          </table:table-cell>
          <table:table-cell office:value-type="float" office:value="0.468047" calcext:value-type="float">
            <text:p>4.6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7927" calcext:value-type="float">
            <text:p>2.31E+01</text:p>
          </table:table-cell>
          <table:table-cell office:value-type="float" office:value="1.140184" calcext:value-type="float">
            <text:p>1.14E+00</text:p>
          </table:table-cell>
          <table:table-cell table:style-name="ce1" office:value-type="float" office:value="-2.849064" calcext:value-type="float">
            <text:p>-2.85E+00</text:p>
          </table:table-cell>
          <table:table-cell table:style-name="Default" office:value-type="float" office:value="1477010451450000" calcext:value-type="float">
            <text:p>1477010451450000</text:p>
          </table:table-cell>
          <table:table-cell office:value-type="float" office:value="9.11177" calcext:value-type="float">
            <text:p>9.11E+00</text:p>
          </table:table-cell>
          <table:table-cell office:value-type="float" office:value="20.91285" calcext:value-type="float">
            <text:p>2.09E+01</text:p>
          </table:table-cell>
          <table:table-cell office:value-type="float" office:value="-4.809186" calcext:value-type="float">
            <text:p>-4.81E+00</text:p>
          </table:table-cell>
          <table:table-cell office:value-type="float" office:value="-1.013619" calcext:value-type="float">
            <text:p>-1.01E+00</text:p>
          </table:table-cell>
          <table:table-cell office:value-type="float" office:value="3.34932" calcext:value-type="float">
            <text:p>3.35E+00</text:p>
          </table:table-cell>
          <table:table-cell table:style-name="ce1" office:value-type="float" office:value="0.4643804" calcext:value-type="float">
            <text:p>4.6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70331" calcext:value-type="float">
            <text:p>8.70E+00</text:p>
          </table:table-cell>
          <table:table-cell office:value-type="float" office:value="20.82208" calcext:value-type="float">
            <text:p>2.08E+01</text:p>
          </table:table-cell>
          <table:table-cell office:value-type="float" office:value="1477010451500000" calcext:value-type="float">
            <text:p>1477010451500000</text:p>
          </table:table-cell>
          <table:table-cell office:value-type="float" office:value="8.87192" calcext:value-type="float">
            <text:p>8.87E+00</text:p>
          </table:table-cell>
          <table:table-cell office:value-type="float" office:value="20.85938" calcext:value-type="float">
            <text:p>2.09E+01</text:p>
          </table:table-cell>
          <table:table-cell office:value-type="float" office:value="-4.78881" calcext:value-type="float">
            <text:p>-4.79E+00</text:p>
          </table:table-cell>
          <table:table-cell office:value-type="float" office:value="-1.126048" calcext:value-type="float">
            <text:p>-1.13E+00</text:p>
          </table:table-cell>
          <table:table-cell office:value-type="float" office:value="3.372539" calcext:value-type="float">
            <text:p>3.37E+00</text:p>
          </table:table-cell>
          <table:table-cell office:value-type="float" office:value="0.4606404" calcext:value-type="float">
            <text:p>4.6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0044" calcext:value-type="float">
            <text:p>2.23E+01</text:p>
          </table:table-cell>
          <table:table-cell office:value-type="float" office:value="1.113492" calcext:value-type="float">
            <text:p>1.11E+00</text:p>
          </table:table-cell>
          <table:table-cell table:style-name="ce1" office:value-type="float" office:value="-2.997998" calcext:value-type="float">
            <text:p>-3.00E+00</text:p>
          </table:table-cell>
          <table:table-cell table:style-name="Default" office:value-type="float" office:value="1477010451550000" calcext:value-type="float">
            <text:p>1477010451550000</text:p>
          </table:table-cell>
          <table:table-cell office:value-type="float" office:value="8.633149" calcext:value-type="float">
            <text:p>8.63E+00</text:p>
          </table:table-cell>
          <table:table-cell office:value-type="float" office:value="20.80033" calcext:value-type="float">
            <text:p>2.08E+01</text:p>
          </table:table-cell>
          <table:table-cell office:value-type="float" office:value="-4.766084" calcext:value-type="float">
            <text:p>-4.77E+00</text:p>
          </table:table-cell>
          <table:table-cell office:value-type="float" office:value="-1.237197" calcext:value-type="float">
            <text:p>-1.24E+00</text:p>
          </table:table-cell>
          <table:table-cell office:value-type="float" office:value="3.395571" calcext:value-type="float">
            <text:p>3.40E+00</text:p>
          </table:table-cell>
          <table:table-cell table:style-name="ce1" office:value-type="float" office:value="0.4568277" calcext:value-type="float">
            <text:p>4.5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22766" calcext:value-type="float">
            <text:p>8.22E+00</text:p>
          </table:table-cell>
          <table:table-cell office:value-type="float" office:value="20.48388" calcext:value-type="float">
            <text:p>2.05E+01</text:p>
          </table:table-cell>
          <table:table-cell office:value-type="float" office:value="1477010451600000" calcext:value-type="float">
            <text:p>1477010451600000</text:p>
          </table:table-cell>
          <table:table-cell office:value-type="float" office:value="8.395572" calcext:value-type="float">
            <text:p>8.40E+00</text:p>
          </table:table-cell>
          <table:table-cell office:value-type="float" office:value="20.73575" calcext:value-type="float">
            <text:p>2.07E+01</text:p>
          </table:table-cell>
          <table:table-cell office:value-type="float" office:value="-4.741079" calcext:value-type="float">
            <text:p>-4.74E+00</text:p>
          </table:table-cell>
          <table:table-cell office:value-type="float" office:value="-1.347006" calcext:value-type="float">
            <text:p>-1.35E+00</text:p>
          </table:table-cell>
          <table:table-cell office:value-type="float" office:value="3.418412" calcext:value-type="float">
            <text:p>3.42E+00</text:p>
          </table:table-cell>
          <table:table-cell office:value-type="float" office:value="0.4529429" calcext:value-type="float">
            <text:p>4.5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11313" calcext:value-type="float">
            <text:p>2.21E+01</text:p>
          </table:table-cell>
          <table:table-cell office:value-type="float" office:value="1.186202" calcext:value-type="float">
            <text:p>1.19E+00</text:p>
          </table:table-cell>
          <table:table-cell table:style-name="ce1" office:value-type="float" office:value="-3.204172" calcext:value-type="float">
            <text:p>-3.20E+00</text:p>
          </table:table-cell>
          <table:table-cell table:style-name="Default" office:value-type="float" office:value="1477010451650000" calcext:value-type="float">
            <text:p>1477010451650000</text:p>
          </table:table-cell>
          <table:table-cell office:value-type="float" office:value="8.159301" calcext:value-type="float">
            <text:p>8.16E+00</text:p>
          </table:table-cell>
          <table:table-cell office:value-type="float" office:value="20.66572" calcext:value-type="float">
            <text:p>2.07E+01</text:p>
          </table:table-cell>
          <table:table-cell office:value-type="float" office:value="-4.713869" calcext:value-type="float">
            <text:p>-4.71E+00</text:p>
          </table:table-cell>
          <table:table-cell office:value-type="float" office:value="-1.455416" calcext:value-type="float">
            <text:p>-1.46E+00</text:p>
          </table:table-cell>
          <table:table-cell office:value-type="float" office:value="3.441059" calcext:value-type="float">
            <text:p>3.44E+00</text:p>
          </table:table-cell>
          <table:table-cell table:style-name="ce1" office:value-type="float" office:value="0.4489866" calcext:value-type="float">
            <text:p>4.4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85988" calcext:value-type="float">
            <text:p>7.89E+00</text:p>
          </table:table-cell>
          <table:table-cell office:value-type="float" office:value="20.44999" calcext:value-type="float">
            <text:p>2.04E+01</text:p>
          </table:table-cell>
          <table:table-cell office:value-type="float" office:value="1477010451700000" calcext:value-type="float">
            <text:p>1477010451700000</text:p>
          </table:table-cell>
          <table:table-cell office:value-type="float" office:value="7.924445" calcext:value-type="float">
            <text:p>7.92E+00</text:p>
          </table:table-cell>
          <table:table-cell office:value-type="float" office:value="20.59031" calcext:value-type="float">
            <text:p>2.06E+01</text:p>
          </table:table-cell>
          <table:table-cell office:value-type="float" office:value="-4.684526" calcext:value-type="float">
            <text:p>-4.68E+00</text:p>
          </table:table-cell>
          <table:table-cell office:value-type="float" office:value="-1.562369" calcext:value-type="float">
            <text:p>-1.56E+00</text:p>
          </table:table-cell>
          <table:table-cell office:value-type="float" office:value="3.463509" calcext:value-type="float">
            <text:p>3.46E+00</text:p>
          </table:table-cell>
          <table:table-cell office:value-type="float" office:value="0.4449593" calcext:value-type="float">
            <text:p>4.4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25826" calcext:value-type="float">
            <text:p>2.23E+01</text:p>
          </table:table-cell>
          <table:table-cell office:value-type="float" office:value="1.189114" calcext:value-type="float">
            <text:p>1.19E+00</text:p>
          </table:table-cell>
          <table:table-cell table:style-name="ce1" office:value-type="float" office:value="-3.51245" calcext:value-type="float">
            <text:p>-3.51E+00</text:p>
          </table:table-cell>
          <table:table-cell table:style-name="Default" office:value-type="float" office:value="1477010451750000" calcext:value-type="float">
            <text:p>1477010451750000</text:p>
          </table:table-cell>
          <table:table-cell office:value-type="float" office:value="7.691106" calcext:value-type="float">
            <text:p>7.69E+00</text:p>
          </table:table-cell>
          <table:table-cell office:value-type="float" office:value="20.50959" calcext:value-type="float">
            <text:p>2.05E+01</text:p>
          </table:table-cell>
          <table:table-cell office:value-type="float" office:value="-4.653129" calcext:value-type="float">
            <text:p>-4.65E+00</text:p>
          </table:table-cell>
          <table:table-cell office:value-type="float" office:value="-1.667815" calcext:value-type="float">
            <text:p>-1.67E+00</text:p>
          </table:table-cell>
          <table:table-cell office:value-type="float" office:value="3.485756" calcext:value-type="float">
            <text:p>3.49E+00</text:p>
          </table:table-cell>
          <table:table-cell table:style-name="ce1" office:value-type="float" office:value="0.4408618" calcext:value-type="float">
            <text:p>4.4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180292" calcext:value-type="float">
            <text:p>7.18E+00</text:p>
          </table:table-cell>
          <table:table-cell office:value-type="float" office:value="20.39198" calcext:value-type="float">
            <text:p>2.04E+01</text:p>
          </table:table-cell>
          <table:table-cell office:value-type="float" office:value="1477010451800000" calcext:value-type="float">
            <text:p>1477010451800000</text:p>
          </table:table-cell>
          <table:table-cell office:value-type="float" office:value="7.459388" calcext:value-type="float">
            <text:p>7.46E+00</text:p>
          </table:table-cell>
          <table:table-cell office:value-type="float" office:value="20.42365" calcext:value-type="float">
            <text:p>2.04E+01</text:p>
          </table:table-cell>
          <table:table-cell office:value-type="float" office:value="-4.619752" calcext:value-type="float">
            <text:p>-4.62E+00</text:p>
          </table:table-cell>
          <table:table-cell office:value-type="float" office:value="-1.771702" calcext:value-type="float">
            <text:p>-1.77E+00</text:p>
          </table:table-cell>
          <table:table-cell office:value-type="float" office:value="3.5078" calcext:value-type="float">
            <text:p>3.51E+00</text:p>
          </table:table-cell>
          <table:table-cell office:value-type="float" office:value="0.4366947" calcext:value-type="float">
            <text:p>4.3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33" calcext:value-type="float">
            <text:p>2.13E+01</text:p>
          </table:table-cell>
          <table:table-cell office:value-type="float" office:value="1.231897" calcext:value-type="float">
            <text:p>1.23E+00</text:p>
          </table:table-cell>
          <table:table-cell table:style-name="ce1" office:value-type="float" office:value="-3.3258" calcext:value-type="float">
            <text:p>-3.33E+00</text:p>
          </table:table-cell>
          <table:table-cell table:style-name="Default" office:value-type="float" office:value="1477010451850000" calcext:value-type="float">
            <text:p>1477010451850000</text:p>
          </table:table-cell>
          <table:table-cell office:value-type="float" office:value="7.229386" calcext:value-type="float">
            <text:p>7.23E+00</text:p>
          </table:table-cell>
          <table:table-cell office:value-type="float" office:value="20.33255" calcext:value-type="float">
            <text:p>2.03E+01</text:p>
          </table:table-cell>
          <table:table-cell office:value-type="float" office:value="-4.584476" calcext:value-type="float">
            <text:p>-4.58E+00</text:p>
          </table:table-cell>
          <table:table-cell office:value-type="float" office:value="-1.873985" calcext:value-type="float">
            <text:p>-1.87E+00</text:p>
          </table:table-cell>
          <table:table-cell office:value-type="float" office:value="3.529634" calcext:value-type="float">
            <text:p>3.53E+00</text:p>
          </table:table-cell>
          <table:table-cell table:style-name="ce1" office:value-type="float" office:value="0.4324586" calcext:value-type="float">
            <text:p>4.3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15424" calcext:value-type="float">
            <text:p>6.82E+00</text:p>
          </table:table-cell>
          <table:table-cell office:value-type="float" office:value="20.18591" calcext:value-type="float">
            <text:p>2.02E+01</text:p>
          </table:table-cell>
          <table:table-cell office:value-type="float" office:value="1477010451900000" calcext:value-type="float">
            <text:p>1477010451900000</text:p>
          </table:table-cell>
          <table:table-cell office:value-type="float" office:value="7.001193" calcext:value-type="float">
            <text:p>7.00E+00</text:p>
          </table:table-cell>
          <table:table-cell office:value-type="float" office:value="20.23638" calcext:value-type="float">
            <text:p>2.02E+01</text:p>
          </table:table-cell>
          <table:table-cell office:value-type="float" office:value="-4.547379" calcext:value-type="float">
            <text:p>-4.55E+00</text:p>
          </table:table-cell>
          <table:table-cell office:value-type="float" office:value="-1.97462" calcext:value-type="float">
            <text:p>-1.97E+00</text:p>
          </table:table-cell>
          <table:table-cell office:value-type="float" office:value="3.551257" calcext:value-type="float">
            <text:p>3.55E+00</text:p>
          </table:table-cell>
          <table:table-cell office:value-type="float" office:value="0.4281543" calcext:value-type="float">
            <text:p>4.2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9997" calcext:value-type="float">
            <text:p>2.13E+01</text:p>
          </table:table-cell>
          <table:table-cell office:value-type="float" office:value="1.241219" calcext:value-type="float">
            <text:p>1.24E+00</text:p>
          </table:table-cell>
          <table:table-cell table:style-name="ce1" office:value-type="float" office:value="-3.358831" calcext:value-type="float">
            <text:p>-3.36E+00</text:p>
          </table:table-cell>
          <table:table-cell table:style-name="Default" office:value-type="float" office:value="1477010451950000" calcext:value-type="float">
            <text:p>1477010451950000</text:p>
          </table:table-cell>
          <table:table-cell office:value-type="float" office:value="6.774898" calcext:value-type="float">
            <text:p>6.77E+00</text:p>
          </table:table-cell>
          <table:table-cell office:value-type="float" office:value="20.13522" calcext:value-type="float">
            <text:p>2.01E+01</text:p>
          </table:table-cell>
          <table:table-cell office:value-type="float" office:value="-4.508543" calcext:value-type="float">
            <text:p>-4.51E+00</text:p>
          </table:table-cell>
          <table:table-cell office:value-type="float" office:value="-2.073567" calcext:value-type="float">
            <text:p>-2.07E+00</text:p>
          </table:table-cell>
          <table:table-cell office:value-type="float" office:value="3.572665" calcext:value-type="float">
            <text:p>3.57E+00</text:p>
          </table:table-cell>
          <table:table-cell table:style-name="ce1" office:value-type="float" office:value="0.4237823" calcext:value-type="float">
            <text:p>4.2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8914" calcext:value-type="float">
            <text:p>6.39E+00</text:p>
          </table:table-cell>
          <table:table-cell office:value-type="float" office:value="20.01365" calcext:value-type="float">
            <text:p>2.00E+01</text:p>
          </table:table-cell>
          <table:table-cell office:value-type="float" office:value="1477010452000000" calcext:value-type="float">
            <text:p>1477010452000000</text:p>
          </table:table-cell>
          <table:table-cell office:value-type="float" office:value="6.550586" calcext:value-type="float">
            <text:p>6.55E+00</text:p>
          </table:table-cell>
          <table:table-cell office:value-type="float" office:value="20.02916" calcext:value-type="float">
            <text:p>2.00E+01</text:p>
          </table:table-cell>
          <table:table-cell office:value-type="float" office:value="-4.468049" calcext:value-type="float">
            <text:p>-4.47E+00</text:p>
          </table:table-cell>
          <table:table-cell office:value-type="float" office:value="-2.170789" calcext:value-type="float">
            <text:p>-2.17E+00</text:p>
          </table:table-cell>
          <table:table-cell office:value-type="float" office:value="3.593854" calcext:value-type="float">
            <text:p>3.59E+00</text:p>
          </table:table-cell>
          <table:table-cell office:value-type="float" office:value="0.4193434" calcext:value-type="float">
            <text:p>4.1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8819" calcext:value-type="float">
            <text:p>2.13E+01</text:p>
          </table:table-cell>
          <table:table-cell office:value-type="float" office:value="1.251795" calcext:value-type="float">
            <text:p>1.25E+00</text:p>
          </table:table-cell>
          <table:table-cell table:style-name="ce1" office:value-type="float" office:value="-3.501646" calcext:value-type="float">
            <text:p>-3.50E+00</text:p>
          </table:table-cell>
          <table:table-cell table:style-name="Default" office:value-type="float" office:value="1477010452050000" calcext:value-type="float">
            <text:p>1477010452050000</text:p>
          </table:table-cell>
          <table:table-cell office:value-type="float" office:value="6.328338" calcext:value-type="float">
            <text:p>6.33E+00</text:p>
          </table:table-cell>
          <table:table-cell office:value-type="float" office:value="19.91829" calcext:value-type="float">
            <text:p>1.99E+01</text:p>
          </table:table-cell>
          <table:table-cell office:value-type="float" office:value="-4.425978" calcext:value-type="float">
            <text:p>-4.43E+00</text:p>
          </table:table-cell>
          <table:table-cell office:value-type="float" office:value="-2.266252" calcext:value-type="float">
            <text:p>-2.27E+00</text:p>
          </table:table-cell>
          <table:table-cell office:value-type="float" office:value="3.614821" calcext:value-type="float">
            <text:p>3.61E+00</text:p>
          </table:table-cell>
          <table:table-cell table:style-name="ce1" office:value-type="float" office:value="0.4148383" calcext:value-type="float">
            <text:p>4.1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861189" calcext:value-type="float">
            <text:p>5.86E+00</text:p>
          </table:table-cell>
          <table:table-cell office:value-type="float" office:value="19.8306" calcext:value-type="float">
            <text:p>1.98E+01</text:p>
          </table:table-cell>
          <table:table-cell office:value-type="float" office:value="1477010452100000" calcext:value-type="float">
            <text:p>1477010452100000</text:p>
          </table:table-cell>
          <table:table-cell office:value-type="float" office:value="6.10823" calcext:value-type="float">
            <text:p>6.11E+00</text:p>
          </table:table-cell>
          <table:table-cell office:value-type="float" office:value="19.80269" calcext:value-type="float">
            <text:p>1.98E+01</text:p>
          </table:table-cell>
          <table:table-cell office:value-type="float" office:value="-4.382413" calcext:value-type="float">
            <text:p>-4.38E+00</text:p>
          </table:table-cell>
          <table:table-cell office:value-type="float" office:value="-2.359926" calcext:value-type="float">
            <text:p>-2.36E+00</text:p>
          </table:table-cell>
          <table:table-cell office:value-type="float" office:value="3.635563" calcext:value-type="float">
            <text:p>3.64E+00</text:p>
          </table:table-cell>
          <table:table-cell office:value-type="float" office:value="0.4102676" calcext:value-type="float">
            <text:p>4.1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0617" calcext:value-type="float">
            <text:p>2.02E+01</text:p>
          </table:table-cell>
          <table:table-cell office:value-type="float" office:value="1.30633" calcext:value-type="float">
            <text:p>1.31E+00</text:p>
          </table:table-cell>
          <table:table-cell table:style-name="ce1" office:value-type="float" office:value="-3.869102" calcext:value-type="float">
            <text:p>-3.87E+00</text:p>
          </table:table-cell>
          <table:table-cell table:style-name="Default" office:value-type="float" office:value="1477010452150000" calcext:value-type="float">
            <text:p>1477010452150000</text:p>
          </table:table-cell>
          <table:table-cell office:value-type="float" office:value="5.890335" calcext:value-type="float">
            <text:p>5.89E+00</text:p>
          </table:table-cell>
          <table:table-cell office:value-type="float" office:value="19.68245" calcext:value-type="float">
            <text:p>1.97E+01</text:p>
          </table:table-cell>
          <table:table-cell office:value-type="float" office:value="-4.337438" calcext:value-type="float">
            <text:p>-4.34E+00</text:p>
          </table:table-cell>
          <table:table-cell office:value-type="float" office:value="-2.451782" calcext:value-type="float">
            <text:p>-2.45E+00</text:p>
          </table:table-cell>
          <table:table-cell office:value-type="float" office:value="3.656077" calcext:value-type="float">
            <text:p>3.66E+00</text:p>
          </table:table-cell>
          <table:table-cell table:style-name="ce1" office:value-type="float" office:value="0.4056322" calcext:value-type="float">
            <text:p>4.0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690891" calcext:value-type="float">
            <text:p>5.69E+00</text:p>
          </table:table-cell>
          <table:table-cell office:value-type="float" office:value="19.57551" calcext:value-type="float">
            <text:p>1.96E+01</text:p>
          </table:table-cell>
          <table:table-cell office:value-type="float" office:value="1477010452200000" calcext:value-type="float">
            <text:p>1477010452200000</text:p>
          </table:table-cell>
          <table:table-cell office:value-type="float" office:value="5.674721" calcext:value-type="float">
            <text:p>5.67E+00</text:p>
          </table:table-cell>
          <table:table-cell office:value-type="float" office:value="19.55767" calcext:value-type="float">
            <text:p>1.96E+01</text:p>
          </table:table-cell>
          <table:table-cell office:value-type="float" office:value="-4.291136" calcext:value-type="float">
            <text:p>-4.29E+00</text:p>
          </table:table-cell>
          <table:table-cell office:value-type="float" office:value="-2.541796" calcext:value-type="float">
            <text:p>-2.54E+00</text:p>
          </table:table-cell>
          <table:table-cell office:value-type="float" office:value="3.676358" calcext:value-type="float">
            <text:p>3.68E+00</text:p>
          </table:table-cell>
          <table:table-cell office:value-type="float" office:value="0.4009327" calcext:value-type="float">
            <text:p>4.0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966" calcext:value-type="float">
            <text:p>1.99E+01</text:p>
          </table:table-cell>
          <table:table-cell office:value-type="float" office:value="1.267072" calcext:value-type="float">
            <text:p>1.27E+00</text:p>
          </table:table-cell>
          <table:table-cell table:style-name="ce1" office:value-type="float" office:value="-3.803051" calcext:value-type="float">
            <text:p>-3.80E+00</text:p>
          </table:table-cell>
          <table:table-cell table:style-name="Default" office:value-type="float" office:value="1477010452250000" calcext:value-type="float">
            <text:p>1477010452250000</text:p>
          </table:table-cell>
          <table:table-cell office:value-type="float" office:value="5.461452" calcext:value-type="float">
            <text:p>5.46E+00</text:p>
          </table:table-cell>
          <table:table-cell office:value-type="float" office:value="19.42844" calcext:value-type="float">
            <text:p>1.94E+01</text:p>
          </table:table-cell>
          <table:table-cell office:value-type="float" office:value="-4.24359" calcext:value-type="float">
            <text:p>-4.24E+00</text:p>
          </table:table-cell>
          <table:table-cell office:value-type="float" office:value="-2.629947" calcext:value-type="float">
            <text:p>-2.63E+00</text:p>
          </table:table-cell>
          <table:table-cell office:value-type="float" office:value="3.696405" calcext:value-type="float">
            <text:p>3.70E+00</text:p>
          </table:table-cell>
          <table:table-cell table:style-name="ce1" office:value-type="float" office:value="0.39617" calcext:value-type="float">
            <text:p>3.9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70214" calcext:value-type="float">
            <text:p>5.17E+00</text:p>
          </table:table-cell>
          <table:table-cell office:value-type="float" office:value="19.43968" calcext:value-type="float">
            <text:p>1.94E+01</text:p>
          </table:table-cell>
          <table:table-cell office:value-type="float" office:value="1477010452300000" calcext:value-type="float">
            <text:p>1477010452300000</text:p>
          </table:table-cell>
          <table:table-cell office:value-type="float" office:value="5.250589" calcext:value-type="float">
            <text:p>5.25E+00</text:p>
          </table:table-cell>
          <table:table-cell office:value-type="float" office:value="19.29485" calcext:value-type="float">
            <text:p>1.93E+01</text:p>
          </table:table-cell>
          <table:table-cell office:value-type="float" office:value="-4.194883" calcext:value-type="float">
            <text:p>-4.19E+00</text:p>
          </table:table-cell>
          <table:table-cell office:value-type="float" office:value="-2.716216" calcext:value-type="float">
            <text:p>-2.72E+00</text:p>
          </table:table-cell>
          <table:table-cell office:value-type="float" office:value="3.716213" calcext:value-type="float">
            <text:p>3.72E+00</text:p>
          </table:table-cell>
          <table:table-cell office:value-type="float" office:value="0.3913446" calcext:value-type="float">
            <text:p>3.9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7503" calcext:value-type="float">
            <text:p>2.02E+01</text:p>
          </table:table-cell>
          <table:table-cell office:value-type="float" office:value="1.275367" calcext:value-type="float">
            <text:p>1.28E+00</text:p>
          </table:table-cell>
          <table:table-cell table:style-name="ce1" office:value-type="float" office:value="-3.51253" calcext:value-type="float">
            <text:p>-3.51E+00</text:p>
          </table:table-cell>
          <table:table-cell table:style-name="Default" office:value-type="float" office:value="1477010452350000" calcext:value-type="float">
            <text:p>1477010452350000</text:p>
          </table:table-cell>
          <table:table-cell office:value-type="float" office:value="5.042187" calcext:value-type="float">
            <text:p>5.04E+00</text:p>
          </table:table-cell>
          <table:table-cell office:value-type="float" office:value="19.157" calcext:value-type="float">
            <text:p>1.92E+01</text:p>
          </table:table-cell>
          <table:table-cell office:value-type="float" office:value="-4.1451" calcext:value-type="float">
            <text:p>-4.15E+00</text:p>
          </table:table-cell>
          <table:table-cell office:value-type="float" office:value="-2.800587" calcext:value-type="float">
            <text:p>-2.80E+00</text:p>
          </table:table-cell>
          <table:table-cell office:value-type="float" office:value="3.735781" calcext:value-type="float">
            <text:p>3.74E+00</text:p>
          </table:table-cell>
          <table:table-cell table:style-name="ce1" office:value-type="float" office:value="0.3864575" calcext:value-type="float">
            <text:p>3.8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891493" calcext:value-type="float">
            <text:p>4.89E+00</text:p>
          </table:table-cell>
          <table:table-cell office:value-type="float" office:value="18.98201" calcext:value-type="float">
            <text:p>1.90E+01</text:p>
          </table:table-cell>
          <table:table-cell office:value-type="float" office:value="1477010452400000" calcext:value-type="float">
            <text:p>1477010452400000</text:p>
          </table:table-cell>
          <table:table-cell office:value-type="float" office:value="4.836298" calcext:value-type="float">
            <text:p>4.84E+00</text:p>
          </table:table-cell>
          <table:table-cell office:value-type="float" office:value="19.01497" calcext:value-type="float">
            <text:p>1.90E+01</text:p>
          </table:table-cell>
          <table:table-cell office:value-type="float" office:value="-4.094322" calcext:value-type="float">
            <text:p>-4.09E+00</text:p>
          </table:table-cell>
          <table:table-cell office:value-type="float" office:value="-2.883047" calcext:value-type="float">
            <text:p>-2.88E+00</text:p>
          </table:table-cell>
          <table:table-cell office:value-type="float" office:value="3.755103" calcext:value-type="float">
            <text:p>3.76E+00</text:p>
          </table:table-cell>
          <table:table-cell office:value-type="float" office:value="0.3815093" calcext:value-type="float">
            <text:p>3.8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5801" calcext:value-type="float">
            <text:p>1.95E+01</text:p>
          </table:table-cell>
          <table:table-cell office:value-type="float" office:value="1.364443" calcext:value-type="float">
            <text:p>1.36E+00</text:p>
          </table:table-cell>
          <table:table-cell table:style-name="ce1" office:value-type="float" office:value="-3.99074" calcext:value-type="float">
            <text:p>-3.99E+00</text:p>
          </table:table-cell>
          <table:table-cell table:style-name="Default" office:value-type="float" office:value="1477010452450000" calcext:value-type="float">
            <text:p>1477010452450000</text:p>
          </table:table-cell>
          <table:table-cell office:value-type="float" office:value="4.632969" calcext:value-type="float">
            <text:p>4.63E+00</text:p>
          </table:table-cell>
          <table:table-cell office:value-type="float" office:value="18.86888" calcext:value-type="float">
            <text:p>1.89E+01</text:p>
          </table:table-cell>
          <table:table-cell office:value-type="float" office:value="-4.042634" calcext:value-type="float">
            <text:p>-4.04E+00</text:p>
          </table:table-cell>
          <table:table-cell office:value-type="float" office:value="-2.963587" calcext:value-type="float">
            <text:p>-2.96E+00</text:p>
          </table:table-cell>
          <table:table-cell office:value-type="float" office:value="3.774179" calcext:value-type="float">
            <text:p>3.77E+00</text:p>
          </table:table-cell>
          <table:table-cell table:style-name="ce1" office:value-type="float" office:value="0.3765009" calcext:value-type="float">
            <text:p>3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4685" calcext:value-type="float">
            <text:p>4.47E+00</text:p>
          </table:table-cell>
          <table:table-cell office:value-type="float" office:value="18.83396" calcext:value-type="float">
            <text:p>1.88E+01</text:p>
          </table:table-cell>
          <table:table-cell office:value-type="float" office:value="1477010452500000" calcext:value-type="float">
            <text:p>1477010452500000</text:p>
          </table:table-cell>
          <table:table-cell office:value-type="float" office:value="4.432244" calcext:value-type="float">
            <text:p>4.43E+00</text:p>
          </table:table-cell>
          <table:table-cell office:value-type="float" office:value="18.7188" calcext:value-type="float">
            <text:p>1.87E+01</text:p>
          </table:table-cell>
          <table:table-cell office:value-type="float" office:value="-3.990117" calcext:value-type="float">
            <text:p>-3.99E+00</text:p>
          </table:table-cell>
          <table:table-cell office:value-type="float" office:value="-3.042199" calcext:value-type="float">
            <text:p>-3.04E+00</text:p>
          </table:table-cell>
          <table:table-cell office:value-type="float" office:value="3.793004" calcext:value-type="float">
            <text:p>3.79E+00</text:p>
          </table:table-cell>
          <table:table-cell office:value-type="float" office:value="0.371433" calcext:value-type="float">
            <text:p>3.7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05032" calcext:value-type="float">
            <text:p>1.91E+01</text:p>
          </table:table-cell>
          <table:table-cell office:value-type="float" office:value="1.321916" calcext:value-type="float">
            <text:p>1.32E+00</text:p>
          </table:table-cell>
          <table:table-cell table:style-name="ce1" office:value-type="float" office:value="-3.639196" calcext:value-type="float">
            <text:p>-3.64E+00</text:p>
          </table:table-cell>
          <table:table-cell table:style-name="Default" office:value-type="float" office:value="1477010452550000" calcext:value-type="float">
            <text:p>1477010452550000</text:p>
          </table:table-cell>
          <table:table-cell office:value-type="float" office:value="4.234162" calcext:value-type="float">
            <text:p>4.23E+00</text:p>
          </table:table-cell>
          <table:table-cell office:value-type="float" office:value="18.56485" calcext:value-type="float">
            <text:p>1.86E+01</text:p>
          </table:table-cell>
          <table:table-cell office:value-type="float" office:value="-3.936854" calcext:value-type="float">
            <text:p>-3.94E+00</text:p>
          </table:table-cell>
          <table:table-cell office:value-type="float" office:value="-3.118879" calcext:value-type="float">
            <text:p>-3.12E+00</text:p>
          </table:table-cell>
          <table:table-cell office:value-type="float" office:value="3.811576" calcext:value-type="float">
            <text:p>3.81E+00</text:p>
          </table:table-cell>
          <table:table-cell table:style-name="ce1" office:value-type="float" office:value="0.3663065" calcext:value-type="float">
            <text:p>3.6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26269" calcext:value-type="float">
            <text:p>4.26E+00</text:p>
          </table:table-cell>
          <table:table-cell office:value-type="float" office:value="18.48096" calcext:value-type="float">
            <text:p>1.85E+01</text:p>
          </table:table-cell>
          <table:table-cell office:value-type="float" office:value="1477010452600000" calcext:value-type="float">
            <text:p>1477010452600000</text:p>
          </table:table-cell>
          <table:table-cell office:value-type="float" office:value="4.038758" calcext:value-type="float">
            <text:p>4.04E+00</text:p>
          </table:table-cell>
          <table:table-cell office:value-type="float" office:value="18.40711" calcext:value-type="float">
            <text:p>1.84E+01</text:p>
          </table:table-cell>
          <table:table-cell office:value-type="float" office:value="-3.882925" calcext:value-type="float">
            <text:p>-3.88E+00</text:p>
          </table:table-cell>
          <table:table-cell office:value-type="float" office:value="-3.193624" calcext:value-type="float">
            <text:p>-3.19E+00</text:p>
          </table:table-cell>
          <table:table-cell office:value-type="float" office:value="3.829891" calcext:value-type="float">
            <text:p>3.83E+00</text:p>
          </table:table-cell>
          <table:table-cell office:value-type="float" office:value="0.3611222" calcext:value-type="float">
            <text:p>3.6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4442" calcext:value-type="float">
            <text:p>1.91E+01</text:p>
          </table:table-cell>
          <table:table-cell office:value-type="float" office:value="1.39096" calcext:value-type="float">
            <text:p>1.39E+00</text:p>
          </table:table-cell>
          <table:table-cell table:style-name="ce1" office:value-type="float" office:value="-4.535682" calcext:value-type="float">
            <text:p>-4.54E+00</text:p>
          </table:table-cell>
          <table:table-cell table:style-name="Default" office:value-type="float" office:value="1477010452650000" calcext:value-type="float">
            <text:p>1477010452650000</text:p>
          </table:table-cell>
          <table:table-cell office:value-type="float" office:value="3.846064" calcext:value-type="float">
            <text:p>3.85E+00</text:p>
          </table:table-cell>
          <table:table-cell office:value-type="float" office:value="18.24569" calcext:value-type="float">
            <text:p>1.82E+01</text:p>
          </table:table-cell>
          <table:table-cell office:value-type="float" office:value="-3.828411" calcext:value-type="float">
            <text:p>-3.83E+00</text:p>
          </table:table-cell>
          <table:table-cell office:value-type="float" office:value="-3.266436" calcext:value-type="float">
            <text:p>-3.27E+00</text:p>
          </table:table-cell>
          <table:table-cell office:value-type="float" office:value="3.847947" calcext:value-type="float">
            <text:p>3.85E+00</text:p>
          </table:table-cell>
          <table:table-cell table:style-name="ce1" office:value-type="float" office:value="0.3558808" calcext:value-type="float">
            <text:p>3.5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459187" calcext:value-type="float">
            <text:p>3.46E+00</text:p>
          </table:table-cell>
          <table:table-cell office:value-type="float" office:value="18.16698" calcext:value-type="float">
            <text:p>1.82E+01</text:p>
          </table:table-cell>
          <table:table-cell office:value-type="float" office:value="1477010452700000" calcext:value-type="float">
            <text:p>1477010452700000</text:p>
          </table:table-cell>
          <table:table-cell office:value-type="float" office:value="3.656107" calcext:value-type="float">
            <text:p>3.66E+00</text:p>
          </table:table-cell>
          <table:table-cell office:value-type="float" office:value="18.08067" calcext:value-type="float">
            <text:p>1.81E+01</text:p>
          </table:table-cell>
          <table:table-cell office:value-type="float" office:value="-3.773392" calcext:value-type="float">
            <text:p>-3.77E+00</text:p>
          </table:table-cell>
          <table:table-cell office:value-type="float" office:value="-3.337317" calcext:value-type="float">
            <text:p>-3.34E+00</text:p>
          </table:table-cell>
          <table:table-cell office:value-type="float" office:value="3.865741" calcext:value-type="float">
            <text:p>3.87E+00</text:p>
          </table:table-cell>
          <table:table-cell office:value-type="float" office:value="0.3505832" calcext:value-type="float">
            <text:p>3.5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355" calcext:value-type="float">
            <text:p>1.84E+01</text:p>
          </table:table-cell>
          <table:table-cell office:value-type="float" office:value="1.335321" calcext:value-type="float">
            <text:p>1.34E+00</text:p>
          </table:table-cell>
          <table:table-cell table:style-name="ce1" office:value-type="float" office:value="-3.744945" calcext:value-type="float">
            <text:p>-3.74E+00</text:p>
          </table:table-cell>
          <table:table-cell table:style-name="Default" office:value-type="float" office:value="1477010452750000" calcext:value-type="float">
            <text:p>1477010452750000</text:p>
          </table:table-cell>
          <table:table-cell office:value-type="float" office:value="3.468909" calcext:value-type="float">
            <text:p>3.47E+00</text:p>
          </table:table-cell>
          <table:table-cell office:value-type="float" office:value="17.91216" calcext:value-type="float">
            <text:p>1.79E+01</text:p>
          </table:table-cell>
          <table:table-cell office:value-type="float" office:value="-3.717946" calcext:value-type="float">
            <text:p>-3.72E+00</text:p>
          </table:table-cell>
          <table:table-cell office:value-type="float" office:value="-3.406272" calcext:value-type="float">
            <text:p>-3.41E+00</text:p>
          </table:table-cell>
          <table:table-cell office:value-type="float" office:value="3.88327" calcext:value-type="float">
            <text:p>3.88E+00</text:p>
          </table:table-cell>
          <table:table-cell table:style-name="ce1" office:value-type="float" office:value="0.3452302" calcext:value-type="float">
            <text:p>3.4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12525" calcext:value-type="float">
            <text:p>3.13E+00</text:p>
          </table:table-cell>
          <table:table-cell office:value-type="float" office:value="17.74933" calcext:value-type="float">
            <text:p>1.77E+01</text:p>
          </table:table-cell>
          <table:table-cell office:value-type="float" office:value="1477010452800000" calcext:value-type="float">
            <text:p>1477010452800000</text:p>
          </table:table-cell>
          <table:table-cell office:value-type="float" office:value="3.284491" calcext:value-type="float">
            <text:p>3.28E+00</text:p>
          </table:table-cell>
          <table:table-cell office:value-type="float" office:value="17.74025" calcext:value-type="float">
            <text:p>1.77E+01</text:p>
          </table:table-cell>
          <table:table-cell office:value-type="float" office:value="-3.662152" calcext:value-type="float">
            <text:p>-3.66E+00</text:p>
          </table:table-cell>
          <table:table-cell office:value-type="float" office:value="-3.47331" calcext:value-type="float">
            <text:p>-3.47E+00</text:p>
          </table:table-cell>
          <table:table-cell office:value-type="float" office:value="3.900532" calcext:value-type="float">
            <text:p>3.90E+00</text:p>
          </table:table-cell>
          <table:table-cell office:value-type="float" office:value="0.3398228" calcext:value-type="float">
            <text:p>3.4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08421" calcext:value-type="float">
            <text:p>1.81E+01</text:p>
          </table:table-cell>
          <table:table-cell office:value-type="float" office:value="1.423359" calcext:value-type="float">
            <text:p>1.42E+00</text:p>
          </table:table-cell>
          <table:table-cell table:style-name="ce1" office:value-type="float" office:value="-4.420542" calcext:value-type="float">
            <text:p>-4.42E+00</text:p>
          </table:table-cell>
          <table:table-cell table:style-name="Default" office:value-type="float" office:value="1477010452850000" calcext:value-type="float">
            <text:p>1477010452850000</text:p>
          </table:table-cell>
          <table:table-cell office:value-type="float" office:value="3.102868" calcext:value-type="float">
            <text:p>3.10E+00</text:p>
          </table:table-cell>
          <table:table-cell office:value-type="float" office:value="17.56504" calcext:value-type="float">
            <text:p>1.76E+01</text:p>
          </table:table-cell>
          <table:table-cell office:value-type="float" office:value="-3.606085" calcext:value-type="float">
            <text:p>-3.61E+00</text:p>
          </table:table-cell>
          <table:table-cell office:value-type="float" office:value="-3.538439" calcext:value-type="float">
            <text:p>-3.54E+00</text:p>
          </table:table-cell>
          <table:table-cell office:value-type="float" office:value="3.917523" calcext:value-type="float">
            <text:p>3.92E+00</text:p>
          </table:table-cell>
          <table:table-cell table:style-name="ce1" office:value-type="float" office:value="0.3343617" calcext:value-type="float">
            <text:p>3.3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44902" calcext:value-type="float">
            <text:p>2.94E+00</text:p>
          </table:table-cell>
          <table:table-cell office:value-type="float" office:value="17.81537" calcext:value-type="float">
            <text:p>1.78E+01</text:p>
          </table:table-cell>
          <table:table-cell office:value-type="float" office:value="1477010452900000" calcext:value-type="float">
            <text:p>1477010452900000</text:p>
          </table:table-cell>
          <table:table-cell office:value-type="float" office:value="2.924051" calcext:value-type="float">
            <text:p>2.92E+00</text:p>
          </table:table-cell>
          <table:table-cell office:value-type="float" office:value="17.38662" calcext:value-type="float">
            <text:p>1.74E+01</text:p>
          </table:table-cell>
          <table:table-cell office:value-type="float" office:value="-3.549823" calcext:value-type="float">
            <text:p>-3.55E+00</text:p>
          </table:table-cell>
          <table:table-cell office:value-type="float" office:value="-3.601673" calcext:value-type="float">
            <text:p>-3.60E+00</text:p>
          </table:table-cell>
          <table:table-cell office:value-type="float" office:value="3.934241" calcext:value-type="float">
            <text:p>3.93E+00</text:p>
          </table:table-cell>
          <table:table-cell office:value-type="float" office:value="0.3288477" calcext:value-type="float">
            <text:p>3.2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9911" calcext:value-type="float">
            <text:p>1.74E+01</text:p>
          </table:table-cell>
          <table:table-cell office:value-type="float" office:value="1.381938" calcext:value-type="float">
            <text:p>1.38E+00</text:p>
          </table:table-cell>
          <table:table-cell table:style-name="ce1" office:value-type="float" office:value="-4.601534" calcext:value-type="float">
            <text:p>-4.60E+00</text:p>
          </table:table-cell>
          <table:table-cell table:style-name="Default" office:value-type="float" office:value="1477010452950000" calcext:value-type="float">
            <text:p>1477010452950000</text:p>
          </table:table-cell>
          <table:table-cell office:value-type="float" office:value="2.748048" calcext:value-type="float">
            <text:p>2.75E+00</text:p>
          </table:table-cell>
          <table:table-cell office:value-type="float" office:value="17.20508" calcext:value-type="float">
            <text:p>1.72E+01</text:p>
          </table:table-cell>
          <table:table-cell office:value-type="float" office:value="-3.493438" calcext:value-type="float">
            <text:p>-3.49E+00</text:p>
          </table:table-cell>
          <table:table-cell office:value-type="float" office:value="-3.663024" calcext:value-type="float">
            <text:p>-3.66E+00</text:p>
          </table:table-cell>
          <table:table-cell office:value-type="float" office:value="3.950683" calcext:value-type="float">
            <text:p>3.95E+00</text:p>
          </table:table-cell>
          <table:table-cell table:style-name="ce1" office:value-type="float" office:value="0.3232819" calcext:value-type="float">
            <text:p>3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5407" calcext:value-type="float">
            <text:p>2.55E+00</text:p>
          </table:table-cell>
          <table:table-cell office:value-type="float" office:value="17.08533" calcext:value-type="float">
            <text:p>1.71E+01</text:p>
          </table:table-cell>
          <table:table-cell office:value-type="float" office:value="1477010453000000" calcext:value-type="float">
            <text:p>1477010453000000</text:p>
          </table:table-cell>
          <table:table-cell office:value-type="float" office:value="2.574864" calcext:value-type="float">
            <text:p>2.57E+00</text:p>
          </table:table-cell>
          <table:table-cell office:value-type="float" office:value="17.02053" calcext:value-type="float">
            <text:p>1.70E+01</text:p>
          </table:table-cell>
          <table:table-cell office:value-type="float" office:value="-3.437004" calcext:value-type="float">
            <text:p>-3.44E+00</text:p>
          </table:table-cell>
          <table:table-cell office:value-type="float" office:value="-3.722509" calcext:value-type="float">
            <text:p>-3.72E+00</text:p>
          </table:table-cell>
          <table:table-cell office:value-type="float" office:value="3.966847" calcext:value-type="float">
            <text:p>3.97E+00</text:p>
          </table:table-cell>
          <table:table-cell office:value-type="float" office:value="0.317665" calcext:value-type="float">
            <text:p>3.1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07984" calcext:value-type="float">
            <text:p>1.71E+01</text:p>
          </table:table-cell>
          <table:table-cell office:value-type="float" office:value="1.420914" calcext:value-type="float">
            <text:p>1.42E+00</text:p>
          </table:table-cell>
          <table:table-cell table:style-name="ce1" office:value-type="float" office:value="-3.824959" calcext:value-type="float">
            <text:p>-3.82E+00</text:p>
          </table:table-cell>
          <table:table-cell table:style-name="Default" office:value-type="float" office:value="1477010453050000" calcext:value-type="float">
            <text:p>1477010453050000</text:p>
          </table:table-cell>
          <table:table-cell office:value-type="float" office:value="2.404499" calcext:value-type="float">
            <text:p>2.40E+00</text:p>
          </table:table-cell>
          <table:table-cell office:value-type="float" office:value="16.83304" calcext:value-type="float">
            <text:p>1.68E+01</text:p>
          </table:table-cell>
          <table:table-cell office:value-type="float" office:value="-3.380593" calcext:value-type="float">
            <text:p>-3.38E+00</text:p>
          </table:table-cell>
          <table:table-cell office:value-type="float" office:value="-3.780145" calcext:value-type="float">
            <text:p>-3.78E+00</text:p>
          </table:table-cell>
          <table:table-cell office:value-type="float" office:value="3.982731" calcext:value-type="float">
            <text:p>3.98E+00</text:p>
          </table:table-cell>
          <table:table-cell table:style-name="ce1" office:value-type="float" office:value="0.3119979" calcext:value-type="float">
            <text:p>3.1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53706" calcext:value-type="float">
            <text:p>2.25E+00</text:p>
          </table:table-cell>
          <table:table-cell office:value-type="float" office:value="16.83344" calcext:value-type="float">
            <text:p>1.68E+01</text:p>
          </table:table-cell>
          <table:table-cell office:value-type="float" office:value="1477010453100000" calcext:value-type="float">
            <text:p>1477010453100000</text:p>
          </table:table-cell>
          <table:table-cell office:value-type="float" office:value="2.23695" calcext:value-type="float">
            <text:p>2.24E+00</text:p>
          </table:table-cell>
          <table:table-cell office:value-type="float" office:value="16.64273" calcext:value-type="float">
            <text:p>1.66E+01</text:p>
          </table:table-cell>
          <table:table-cell office:value-type="float" office:value="-3.324275" calcext:value-type="float">
            <text:p>-3.32E+00</text:p>
          </table:table-cell>
          <table:table-cell office:value-type="float" office:value="-3.835952" calcext:value-type="float">
            <text:p>-3.84E+00</text:p>
          </table:table-cell>
          <table:table-cell office:value-type="float" office:value="3.998331" calcext:value-type="float">
            <text:p>4.00E+00</text:p>
          </table:table-cell>
          <table:table-cell office:value-type="float" office:value="0.3062816" calcext:value-type="float">
            <text:p>3.0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262" calcext:value-type="float">
            <text:p>1.61E+01</text:p>
          </table:table-cell>
          <table:table-cell office:value-type="float" office:value="1.472827" calcext:value-type="float">
            <text:p>1.47E+00</text:p>
          </table:table-cell>
          <table:table-cell table:style-name="ce1" office:value-type="float" office:value="-3.95475" calcext:value-type="float">
            <text:p>-3.95E+00</text:p>
          </table:table-cell>
          <table:table-cell table:style-name="Default" office:value-type="float" office:value="1477010453150000" calcext:value-type="float">
            <text:p>1477010453150000</text:p>
          </table:table-cell>
          <table:table-cell office:value-type="float" office:value="2.072212" calcext:value-type="float">
            <text:p>2.07E+00</text:p>
          </table:table-cell>
          <table:table-cell office:value-type="float" office:value="16.44966" calcext:value-type="float">
            <text:p>1.64E+01</text:p>
          </table:table-cell>
          <table:table-cell office:value-type="float" office:value="-3.268118" calcext:value-type="float">
            <text:p>-3.27E+00</text:p>
          </table:table-cell>
          <table:table-cell office:value-type="float" office:value="-3.88995" calcext:value-type="float">
            <text:p>-3.89E+00</text:p>
          </table:table-cell>
          <table:table-cell office:value-type="float" office:value="4.013645" calcext:value-type="float">
            <text:p>4.01E+00</text:p>
          </table:table-cell>
          <table:table-cell table:style-name="ce1" office:value-type="float" office:value="0.3005169" calcext:value-type="float">
            <text:p>3.0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889717" calcext:value-type="float">
            <text:p>1.89E+00</text:p>
          </table:table-cell>
          <table:table-cell office:value-type="float" office:value="16.10539" calcext:value-type="float">
            <text:p>1.61E+01</text:p>
          </table:table-cell>
          <table:table-cell office:value-type="float" office:value="1477010453200000" calcext:value-type="float">
            <text:p>1477010453200000</text:p>
          </table:table-cell>
          <table:table-cell office:value-type="float" office:value="1.910273" calcext:value-type="float">
            <text:p>1.91E+00</text:p>
          </table:table-cell>
          <table:table-cell office:value-type="float" office:value="16.25395" calcext:value-type="float">
            <text:p>1.63E+01</text:p>
          </table:table-cell>
          <table:table-cell office:value-type="float" office:value="-3.212192" calcext:value-type="float">
            <text:p>-3.21E+00</text:p>
          </table:table-cell>
          <table:table-cell office:value-type="float" office:value="-3.942161" calcext:value-type="float">
            <text:p>-3.94E+00</text:p>
          </table:table-cell>
          <table:table-cell office:value-type="float" office:value="4.02867" calcext:value-type="float">
            <text:p>4.03E+00</text:p>
          </table:table-cell>
          <table:table-cell office:value-type="float" office:value="0.2947047" calcext:value-type="float">
            <text:p>2.9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36184" calcext:value-type="float">
            <text:p>1.64E+01</text:p>
          </table:table-cell>
          <table:table-cell office:value-type="float" office:value="1.464027" calcext:value-type="float">
            <text:p>1.46E+00</text:p>
          </table:table-cell>
          <table:table-cell table:style-name="ce1" office:value-type="float" office:value="-4.003385" calcext:value-type="float">
            <text:p>-4.00E+00</text:p>
          </table:table-cell>
          <table:table-cell table:style-name="Default" office:value-type="float" office:value="1477010453250000" calcext:value-type="float">
            <text:p>1477010453250000</text:p>
          </table:table-cell>
          <table:table-cell office:value-type="float" office:value="1.751122" calcext:value-type="float">
            <text:p>1.75E+00</text:p>
          </table:table-cell>
          <table:table-cell office:value-type="float" office:value="16.05566" calcext:value-type="float">
            <text:p>1.61E+01</text:p>
          </table:table-cell>
          <table:table-cell office:value-type="float" office:value="-3.15656" calcext:value-type="float">
            <text:p>-3.16E+00</text:p>
          </table:table-cell>
          <table:table-cell office:value-type="float" office:value="-3.99261" calcext:value-type="float">
            <text:p>-3.99E+00</text:p>
          </table:table-cell>
          <table:table-cell office:value-type="float" office:value="4.043406" calcext:value-type="float">
            <text:p>4.04E+00</text:p>
          </table:table-cell>
          <table:table-cell table:style-name="ce1" office:value-type="float" office:value="0.288846" calcext:value-type="float">
            <text:p>2.8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447453" calcext:value-type="float">
            <text:p>1.45E+00</text:p>
          </table:table-cell>
          <table:table-cell office:value-type="float" office:value="16.08532" calcext:value-type="float">
            <text:p>1.61E+01</text:p>
          </table:table-cell>
          <table:table-cell office:value-type="float" office:value="1477010453300000" calcext:value-type="float">
            <text:p>1477010453300000</text:p>
          </table:table-cell>
          <table:table-cell office:value-type="float" office:value="1.594741" calcext:value-type="float">
            <text:p>1.59E+00</text:p>
          </table:table-cell>
          <table:table-cell office:value-type="float" office:value="15.8549" calcext:value-type="float">
            <text:p>1.59E+01</text:p>
          </table:table-cell>
          <table:table-cell office:value-type="float" office:value="-3.101288" calcext:value-type="float">
            <text:p>-3.10E+00</text:p>
          </table:table-cell>
          <table:table-cell office:value-type="float" office:value="-4.041322" calcext:value-type="float">
            <text:p>-4.04E+00</text:p>
          </table:table-cell>
          <table:table-cell office:value-type="float" office:value="4.057848" calcext:value-type="float">
            <text:p>4.06E+00</text:p>
          </table:table-cell>
          <table:table-cell office:value-type="float" office:value="0.2829417" calcext:value-type="float">
            <text:p>2.8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3569" calcext:value-type="float">
            <text:p>1.56E+01</text:p>
          </table:table-cell>
          <table:table-cell office:value-type="float" office:value="1.467663" calcext:value-type="float">
            <text:p>1.47E+00</text:p>
          </table:table-cell>
          <table:table-cell table:style-name="ce1" office:value-type="float" office:value="-4.662337" calcext:value-type="float">
            <text:p>-4.66E+00</text:p>
          </table:table-cell>
          <table:table-cell table:style-name="Default" office:value-type="float" office:value="1477010453350000" calcext:value-type="float">
            <text:p>1477010453350000</text:p>
          </table:table-cell>
          <table:table-cell office:value-type="float" office:value="1.441111" calcext:value-type="float">
            <text:p>1.44E+00</text:p>
          </table:table-cell>
          <table:table-cell office:value-type="float" office:value="15.65174" calcext:value-type="float">
            <text:p>1.57E+01</text:p>
          </table:table-cell>
          <table:table-cell office:value-type="float" office:value="-3.046439" calcext:value-type="float">
            <text:p>-3.05E+00</text:p>
          </table:table-cell>
          <table:table-cell office:value-type="float" office:value="-4.088322" calcext:value-type="float">
            <text:p>-4.09E+00</text:p>
          </table:table-cell>
          <table:table-cell office:value-type="float" office:value="4.071995" calcext:value-type="float">
            <text:p>4.07E+00</text:p>
          </table:table-cell>
          <table:table-cell table:style-name="ce1" office:value-type="float" office:value="0.2769928" calcext:value-type="float">
            <text:p>2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8395" calcext:value-type="float">
            <text:p>1.18E+00</text:p>
          </table:table-cell>
          <table:table-cell office:value-type="float" office:value="15.4284" calcext:value-type="float">
            <text:p>1.54E+01</text:p>
          </table:table-cell>
          <table:table-cell office:value-type="float" office:value="1477010453400000" calcext:value-type="float">
            <text:p>1477010453400000</text:p>
          </table:table-cell>
          <table:table-cell office:value-type="float" office:value="1.290209" calcext:value-type="float">
            <text:p>1.29E+00</text:p>
          </table:table-cell>
          <table:table-cell office:value-type="float" office:value="15.44628" calcext:value-type="float">
            <text:p>1.54E+01</text:p>
          </table:table-cell>
          <table:table-cell office:value-type="float" office:value="-2.992073" calcext:value-type="float">
            <text:p>-2.99E+00</text:p>
          </table:table-cell>
          <table:table-cell office:value-type="float" office:value="-4.133638" calcext:value-type="float">
            <text:p>-4.13E+00</text:p>
          </table:table-cell>
          <table:table-cell office:value-type="float" office:value="4.085845" calcext:value-type="float">
            <text:p>4.09E+00</text:p>
          </table:table-cell>
          <table:table-cell office:value-type="float" office:value="0.271" calcext:value-type="float">
            <text:p>2.7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5012" calcext:value-type="float">
            <text:p>1.56E+01</text:p>
          </table:table-cell>
          <table:table-cell office:value-type="float" office:value="1.51746" calcext:value-type="float">
            <text:p>1.52E+00</text:p>
          </table:table-cell>
          <table:table-cell table:style-name="ce1" office:value-type="float" office:value="-4.273719" calcext:value-type="float">
            <text:p>-4.27E+00</text:p>
          </table:table-cell>
          <table:table-cell table:style-name="Default" office:value-type="float" office:value="1477010453450000" calcext:value-type="float">
            <text:p>1477010453450000</text:p>
          </table:table-cell>
          <table:table-cell office:value-type="float" office:value="1.14201" calcext:value-type="float">
            <text:p>1.14E+00</text:p>
          </table:table-cell>
          <table:table-cell office:value-type="float" office:value="15.23859" calcext:value-type="float">
            <text:p>1.52E+01</text:p>
          </table:table-cell>
          <table:table-cell office:value-type="float" office:value="-2.93825" calcext:value-type="float">
            <text:p>-2.94E+00</text:p>
          </table:table-cell>
          <table:table-cell office:value-type="float" office:value="-4.177299" calcext:value-type="float">
            <text:p>-4.18E+00</text:p>
          </table:table-cell>
          <table:table-cell office:value-type="float" office:value="4.099395" calcext:value-type="float">
            <text:p>4.10E+00</text:p>
          </table:table-cell>
          <table:table-cell table:style-name="ce1" office:value-type="float" office:value="0.2649645" calcext:value-type="float">
            <text:p>2.6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227056" calcext:value-type="float">
            <text:p>7.23E-01</text:p>
          </table:table-cell>
          <table:table-cell office:value-type="float" office:value="15.00752" calcext:value-type="float">
            <text:p>1.50E+01</text:p>
          </table:table-cell>
          <table:table-cell office:value-type="float" office:value="1477010453500000" calcext:value-type="float">
            <text:p>1477010453500000</text:p>
          </table:table-cell>
          <table:table-cell office:value-type="float" office:value="0.9964857" calcext:value-type="float">
            <text:p>9.96E-01</text:p>
          </table:table-cell>
          <table:table-cell office:value-type="float" office:value="15.02876" calcext:value-type="float">
            <text:p>1.50E+01</text:p>
          </table:table-cell>
          <table:table-cell office:value-type="float" office:value="-2.885028" calcext:value-type="float">
            <text:p>-2.89E+00</text:p>
          </table:table-cell>
          <table:table-cell office:value-type="float" office:value="-4.219333" calcext:value-type="float">
            <text:p>-4.22E+00</text:p>
          </table:table-cell>
          <table:table-cell office:value-type="float" office:value="4.112643" calcext:value-type="float">
            <text:p>4.11E+00</text:p>
          </table:table-cell>
          <table:table-cell office:value-type="float" office:value="0.2588872" calcext:value-type="float">
            <text:p>2.5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832" calcext:value-type="float">
            <text:p>1.52E+01</text:p>
          </table:table-cell>
          <table:table-cell office:value-type="float" office:value="1.5031" calcext:value-type="float">
            <text:p>1.50E+00</text:p>
          </table:table-cell>
          <table:table-cell table:style-name="ce1" office:value-type="float" office:value="-4.044025" calcext:value-type="float">
            <text:p>-4.04E+00</text:p>
          </table:table-cell>
          <table:table-cell table:style-name="Default" office:value-type="float" office:value="1477010453550000" calcext:value-type="float">
            <text:p>1477010453550000</text:p>
          </table:table-cell>
          <table:table-cell office:value-type="float" office:value="0.8536038" calcext:value-type="float">
            <text:p>8.54E-01</text:p>
          </table:table-cell>
          <table:table-cell office:value-type="float" office:value="14.81686" calcext:value-type="float">
            <text:p>1.48E+01</text:p>
          </table:table-cell>
          <table:table-cell office:value-type="float" office:value="-2.832463" calcext:value-type="float">
            <text:p>-2.83E+00</text:p>
          </table:table-cell>
          <table:table-cell office:value-type="float" office:value="-4.25977" calcext:value-type="float">
            <text:p>-4.26E+00</text:p>
          </table:table-cell>
          <table:table-cell office:value-type="float" office:value="4.125587" calcext:value-type="float">
            <text:p>4.13E+00</text:p>
          </table:table-cell>
          <table:table-cell table:style-name="ce1" office:value-type="float" office:value="0.2527689" calcext:value-type="float">
            <text:p>2.5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373005" calcext:value-type="float">
            <text:p>7.37E-01</text:p>
          </table:table-cell>
          <table:table-cell office:value-type="float" office:value="14.70472" calcext:value-type="float">
            <text:p>1.47E+01</text:p>
          </table:table-cell>
          <table:table-cell office:value-type="float" office:value="1477010453600000" calcext:value-type="float">
            <text:p>1477010453600000</text:p>
          </table:table-cell>
          <table:table-cell office:value-type="float" office:value="0.7133303" calcext:value-type="float">
            <text:p>7.13E-01</text:p>
          </table:table-cell>
          <table:table-cell office:value-type="float" office:value="14.60299" calcext:value-type="float">
            <text:p>1.46E+01</text:p>
          </table:table-cell>
          <table:table-cell office:value-type="float" office:value="-2.78061" calcext:value-type="float">
            <text:p>-2.78E+00</text:p>
          </table:table-cell>
          <table:table-cell office:value-type="float" office:value="-4.298641" calcext:value-type="float">
            <text:p>-4.30E+00</text:p>
          </table:table-cell>
          <table:table-cell office:value-type="float" office:value="4.138226" calcext:value-type="float">
            <text:p>4.14E+00</text:p>
          </table:table-cell>
          <table:table-cell office:value-type="float" office:value="0.2466108" calcext:value-type="float">
            <text:p>2.4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26279" calcext:value-type="float">
            <text:p>1.43E+01</text:p>
          </table:table-cell>
          <table:table-cell office:value-type="float" office:value="1.520141" calcext:value-type="float">
            <text:p>1.52E+00</text:p>
          </table:table-cell>
          <table:table-cell table:style-name="ce1" office:value-type="float" office:value="-4.698062" calcext:value-type="float">
            <text:p>-4.70E+00</text:p>
          </table:table-cell>
          <table:table-cell table:style-name="Default" office:value-type="float" office:value="1477010453650000" calcext:value-type="float">
            <text:p>1477010453650000</text:p>
          </table:table-cell>
          <table:table-cell office:value-type="float" office:value="0.5756284" calcext:value-type="float">
            <text:p>5.76E-01</text:p>
          </table:table-cell>
          <table:table-cell office:value-type="float" office:value="14.3872" calcext:value-type="float">
            <text:p>1.44E+01</text:p>
          </table:table-cell>
          <table:table-cell office:value-type="float" office:value="-2.729522" calcext:value-type="float">
            <text:p>-2.73E+00</text:p>
          </table:table-cell>
          <table:table-cell office:value-type="float" office:value="-4.335977" calcext:value-type="float">
            <text:p>-4.34E+00</text:p>
          </table:table-cell>
          <table:table-cell office:value-type="float" office:value="4.150556" calcext:value-type="float">
            <text:p>4.15E+00</text:p>
          </table:table-cell>
          <table:table-cell table:style-name="ce1" office:value-type="float" office:value="0.2404137" calcext:value-type="float">
            <text:p>2.4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534352" calcext:value-type="float">
            <text:p>2.53E-01</text:p>
          </table:table-cell>
          <table:table-cell office:value-type="float" office:value="14.20285" calcext:value-type="float">
            <text:p>1.42E+01</text:p>
          </table:table-cell>
          <table:table-cell office:value-type="float" office:value="1477010453700000" calcext:value-type="float">
            <text:p>1477010453700000</text:p>
          </table:table-cell>
          <table:table-cell office:value-type="float" office:value="0.4404586" calcext:value-type="float">
            <text:p>4.40E-01</text:p>
          </table:table-cell>
          <table:table-cell office:value-type="float" office:value="14.16959" calcext:value-type="float">
            <text:p>1.42E+01</text:p>
          </table:table-cell>
          <table:table-cell office:value-type="float" office:value="-2.679249" calcext:value-type="float">
            <text:p>-2.68E+00</text:p>
          </table:table-cell>
          <table:table-cell office:value-type="float" office:value="-4.37181" calcext:value-type="float">
            <text:p>-4.37E+00</text:p>
          </table:table-cell>
          <table:table-cell office:value-type="float" office:value="4.162577" calcext:value-type="float">
            <text:p>4.16E+00</text:p>
          </table:table-cell>
          <table:table-cell office:value-type="float" office:value="0.2341786" calcext:value-type="float">
            <text:p>2.34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6048" calcext:value-type="float">
            <text:p>1.40E+01</text:p>
          </table:table-cell>
          <table:table-cell office:value-type="float" office:value="1.573146" calcext:value-type="float">
            <text:p>1.57E+00</text:p>
          </table:table-cell>
          <table:table-cell table:style-name="ce1" office:value-type="float" office:value="-5.032365" calcext:value-type="float">
            <text:p>-5.03E+00</text:p>
          </table:table-cell>
          <table:table-cell table:style-name="Default" office:value-type="float" office:value="1477010453750000" calcext:value-type="float">
            <text:p>1477010453750000</text:p>
          </table:table-cell>
          <table:table-cell office:value-type="float" office:value="0.3077789" calcext:value-type="float">
            <text:p>3.08E-01</text:p>
          </table:table-cell>
          <table:table-cell office:value-type="float" office:value="13.95022" calcext:value-type="float">
            <text:p>1.40E+01</text:p>
          </table:table-cell>
          <table:table-cell office:value-type="float" office:value="-2.629841" calcext:value-type="float">
            <text:p>-2.63E+00</text:p>
          </table:table-cell>
          <table:table-cell office:value-type="float" office:value="-4.406172" calcext:value-type="float">
            <text:p>-4.41E+00</text:p>
          </table:table-cell>
          <table:table-cell office:value-type="float" office:value="4.174286" calcext:value-type="float">
            <text:p>4.17E+00</text:p>
          </table:table-cell>
          <table:table-cell table:style-name="ce1" office:value-type="float" office:value="0.2279066" calcext:value-type="float">
            <text:p>2.2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59172" calcext:value-type="float">
            <text:p>4.59E-01</text:p>
          </table:table-cell>
          <table:table-cell office:value-type="float" office:value="13.68556" calcext:value-type="float">
            <text:p>1.37E+01</text:p>
          </table:table-cell>
          <table:table-cell office:value-type="float" office:value="1477010453800000" calcext:value-type="float">
            <text:p>1477010453800000</text:p>
          </table:table-cell>
          <table:table-cell office:value-type="float" office:value="0.177545" calcext:value-type="float">
            <text:p>1.78E-01</text:p>
          </table:table-cell>
          <table:table-cell office:value-type="float" office:value="13.72916" calcext:value-type="float">
            <text:p>1.37E+01</text:p>
          </table:table-cell>
          <table:table-cell office:value-type="float" office:value="-2.581347" calcext:value-type="float">
            <text:p>-2.58E+00</text:p>
          </table:table-cell>
          <table:table-cell office:value-type="float" office:value="-4.439094" calcext:value-type="float">
            <text:p>-4.44E+00</text:p>
          </table:table-cell>
          <table:table-cell office:value-type="float" office:value="4.185681" calcext:value-type="float">
            <text:p>4.19E+00</text:p>
          </table:table-cell>
          <table:table-cell office:value-type="float" office:value="0.2215985" calcext:value-type="float">
            <text:p>2.2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3781" calcext:value-type="float">
            <text:p>1.36E+01</text:p>
          </table:table-cell>
          <table:table-cell office:value-type="float" office:value="1.566951" calcext:value-type="float">
            <text:p>1.57E+00</text:p>
          </table:table-cell>
          <table:table-cell table:style-name="ce1" office:value-type="float" office:value="-4.990904" calcext:value-type="float">
            <text:p>-4.99E+00</text:p>
          </table:table-cell>
          <table:table-cell table:style-name="Default" office:value-type="float" office:value="1477010453850000" calcext:value-type="float">
            <text:p>1477010453850000</text:p>
          </table:table-cell>
          <table:table-cell office:value-type="float" office:value="0.04970987" calcext:value-type="float">
            <text:p>4.97E-02</text:p>
          </table:table-cell>
          <table:table-cell office:value-type="float" office:value="13.5065" calcext:value-type="float">
            <text:p>1.35E+01</text:p>
          </table:table-cell>
          <table:table-cell office:value-type="float" office:value="-2.533811" calcext:value-type="float">
            <text:p>-2.53E+00</text:p>
          </table:table-cell>
          <table:table-cell office:value-type="float" office:value="-4.47061" calcext:value-type="float">
            <text:p>-4.47E+00</text:p>
          </table:table-cell>
          <table:table-cell office:value-type="float" office:value="4.196761" calcext:value-type="float">
            <text:p>4.20E+00</text:p>
          </table:table-cell>
          <table:table-cell table:style-name="ce1" office:value-type="float" office:value="0.2152555" calcext:value-type="float">
            <text:p>2.1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903443" calcext:value-type="float">
            <text:p>-1.90E-01</text:p>
          </table:table-cell>
          <table:table-cell office:value-type="float" office:value="13.28556" calcext:value-type="float">
            <text:p>1.33E+01</text:p>
          </table:table-cell>
          <table:table-cell office:value-type="float" office:value="1477010453900000" calcext:value-type="float">
            <text:p>1477010453900000</text:p>
          </table:table-cell>
          <table:table-cell office:value-type="float" office:value="-0.07577534" calcext:value-type="float">
            <text:p>-7.58E-02</text:p>
          </table:table-cell>
          <table:table-cell office:value-type="float" office:value="13.28229" calcext:value-type="float">
            <text:p>1.33E+01</text:p>
          </table:table-cell>
          <table:table-cell office:value-type="float" office:value="-2.487279" calcext:value-type="float">
            <text:p>-2.49E+00</text:p>
          </table:table-cell>
          <table:table-cell office:value-type="float" office:value="-4.500752" calcext:value-type="float">
            <text:p>-4.50E+00</text:p>
          </table:table-cell>
          <table:table-cell office:value-type="float" office:value="4.207524" calcext:value-type="float">
            <text:p>4.21E+00</text:p>
          </table:table-cell>
          <table:table-cell office:value-type="float" office:value="0.2088785" calcext:value-type="float">
            <text:p>2.0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1485" calcext:value-type="float">
            <text:p>1.31E+01</text:p>
          </table:table-cell>
          <table:table-cell office:value-type="float" office:value="1.591716" calcext:value-type="float">
            <text:p>1.59E+00</text:p>
          </table:table-cell>
          <table:table-cell table:style-name="ce1" office:value-type="float" office:value="-4.45625" calcext:value-type="float">
            <text:p>-4.46E+00</text:p>
          </table:table-cell>
          <table:table-cell table:style-name="Default" office:value-type="float" office:value="1477010453950000" calcext:value-type="float">
            <text:p>1477010453950000</text:p>
          </table:table-cell>
          <table:table-cell office:value-type="float" office:value="-0.1989619" calcext:value-type="float">
            <text:p>-1.99E-01</text:p>
          </table:table-cell>
          <table:table-cell office:value-type="float" office:value="13.05661" calcext:value-type="float">
            <text:p>1.31E+01</text:p>
          </table:table-cell>
          <table:table-cell office:value-type="float" office:value="-2.441793" calcext:value-type="float">
            <text:p>-2.44E+00</text:p>
          </table:table-cell>
          <table:table-cell office:value-type="float" office:value="-4.529552" calcext:value-type="float">
            <text:p>-4.53E+00</text:p>
          </table:table-cell>
          <table:table-cell office:value-type="float" office:value="4.217968" calcext:value-type="float">
            <text:p>4.22E+00</text:p>
          </table:table-cell>
          <table:table-cell table:style-name="ce1" office:value-type="float" office:value="0.2024685" calcext:value-type="float">
            <text:p>2.0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623085" calcext:value-type="float">
            <text:p>4.62E-02</text:p>
          </table:table-cell>
          <table:table-cell office:value-type="float" office:value="12.93011" calcext:value-type="float">
            <text:p>1.29E+01</text:p>
          </table:table-cell>
          <table:table-cell office:value-type="float" office:value="1477010454000000" calcext:value-type="float">
            <text:p>1477010454000000</text:p>
          </table:table-cell>
          <table:table-cell office:value-type="float" office:value="-0.3199031" calcext:value-type="float">
            <text:p>-3.20E-01</text:p>
          </table:table-cell>
          <table:table-cell office:value-type="float" office:value="12.82952" calcext:value-type="float">
            <text:p>1.28E+01</text:p>
          </table:table-cell>
          <table:table-cell office:value-type="float" office:value="-2.397395" calcext:value-type="float">
            <text:p>-2.40E+00</text:p>
          </table:table-cell>
          <table:table-cell office:value-type="float" office:value="-4.557043" calcext:value-type="float">
            <text:p>-4.56E+00</text:p>
          </table:table-cell>
          <table:table-cell office:value-type="float" office:value="4.228091" calcext:value-type="float">
            <text:p>4.23E+00</text:p>
          </table:table-cell>
          <table:table-cell office:value-type="float" office:value="0.1960265" calcext:value-type="float">
            <text:p>1.9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753" calcext:value-type="float">
            <text:p>1.24E+01</text:p>
          </table:table-cell>
          <table:table-cell office:value-type="float" office:value="1.62616" calcext:value-type="float">
            <text:p>1.63E+00</text:p>
          </table:table-cell>
          <table:table-cell table:style-name="ce1" office:value-type="float" office:value="-4.328083" calcext:value-type="float">
            <text:p>-4.33E+00</text:p>
          </table:table-cell>
          <table:table-cell table:style-name="Default" office:value-type="float" office:value="1477010454050000" calcext:value-type="float">
            <text:p>1477010454050000</text:p>
          </table:table-cell>
          <table:table-cell office:value-type="float" office:value="-0.4386543" calcext:value-type="float">
            <text:p>-4.39E-01</text:p>
          </table:table-cell>
          <table:table-cell office:value-type="float" office:value="12.60108" calcext:value-type="float">
            <text:p>1.26E+01</text:p>
          </table:table-cell>
          <table:table-cell office:value-type="float" office:value="-2.354123" calcext:value-type="float">
            <text:p>-2.35E+00</text:p>
          </table:table-cell>
          <table:table-cell office:value-type="float" office:value="-4.583257" calcext:value-type="float">
            <text:p>-4.58E+00</text:p>
          </table:table-cell>
          <table:table-cell office:value-type="float" office:value="4.237893" calcext:value-type="float">
            <text:p>4.24E+00</text:p>
          </table:table-cell>
          <table:table-cell table:style-name="ce1" office:value-type="float" office:value="0.1895536" calcext:value-type="float">
            <text:p>1.9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4764816" calcext:value-type="float">
            <text:p>-4.76E-01</text:p>
          </table:table-cell>
          <table:table-cell office:value-type="float" office:value="12.36331" calcext:value-type="float">
            <text:p>1.24E+01</text:p>
          </table:table-cell>
          <table:table-cell office:value-type="float" office:value="1477010454100000" calcext:value-type="float">
            <text:p>1477010454100000</text:p>
          </table:table-cell>
          <table:table-cell office:value-type="float" office:value="-0.5552727" calcext:value-type="float">
            <text:p>-5.55E-01</text:p>
          </table:table-cell>
          <table:table-cell office:value-type="float" office:value="12.37136" calcext:value-type="float">
            <text:p>1.24E+01</text:p>
          </table:table-cell>
          <table:table-cell office:value-type="float" office:value="-2.312016" calcext:value-type="float">
            <text:p>-2.31E+00</text:p>
          </table:table-cell>
          <table:table-cell office:value-type="float" office:value="-4.608226" calcext:value-type="float">
            <text:p>-4.61E+00</text:p>
          </table:table-cell>
          <table:table-cell office:value-type="float" office:value="4.24737" calcext:value-type="float">
            <text:p>4.25E+00</text:p>
          </table:table-cell>
          <table:table-cell office:value-type="float" office:value="0.1830507" calcext:value-type="float">
            <text:p>1.8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55839" calcext:value-type="float">
            <text:p>1.26E+01</text:p>
          </table:table-cell>
          <table:table-cell office:value-type="float" office:value="1.648282" calcext:value-type="float">
            <text:p>1.65E+00</text:p>
          </table:table-cell>
          <table:table-cell table:style-name="ce1" office:value-type="float" office:value="-4.431935" calcext:value-type="float">
            <text:p>-4.43E+00</text:p>
          </table:table-cell>
          <table:table-cell table:style-name="Default" office:value-type="float" office:value="1477010454150000" calcext:value-type="float">
            <text:p>1477010454150000</text:p>
          </table:table-cell>
          <table:table-cell office:value-type="float" office:value="-0.6698175" calcext:value-type="float">
            <text:p>-6.70E-01</text:p>
          </table:table-cell>
          <table:table-cell office:value-type="float" office:value="12.14043" calcext:value-type="float">
            <text:p>1.21E+01</text:p>
          </table:table-cell>
          <table:table-cell office:value-type="float" office:value="-2.27111" calcext:value-type="float">
            <text:p>-2.27E+00</text:p>
          </table:table-cell>
          <table:table-cell office:value-type="float" office:value="-4.631982" calcext:value-type="float">
            <text:p>-4.63E+00</text:p>
          </table:table-cell>
          <table:table-cell office:value-type="float" office:value="4.256523" calcext:value-type="float">
            <text:p>4.26E+00</text:p>
          </table:table-cell>
          <table:table-cell table:style-name="ce1" office:value-type="float" office:value="0.176519" calcext:value-type="float">
            <text:p>1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82624" calcext:value-type="float">
            <text:p>-5.83E-01</text:p>
          </table:table-cell>
          <table:table-cell office:value-type="float" office:value="12.03858" calcext:value-type="float">
            <text:p>1.20E+01</text:p>
          </table:table-cell>
          <table:table-cell office:value-type="float" office:value="1477010454200000" calcext:value-type="float">
            <text:p>1477010454200000</text:p>
          </table:table-cell>
          <table:table-cell office:value-type="float" office:value="-0.7823495" calcext:value-type="float">
            <text:p>-7.82E-01</text:p>
          </table:table-cell>
          <table:table-cell office:value-type="float" office:value="11.90833" calcext:value-type="float">
            <text:p>1.19E+01</text:p>
          </table:table-cell>
          <table:table-cell office:value-type="float" office:value="-2.23144" calcext:value-type="float">
            <text:p>-2.23E+00</text:p>
          </table:table-cell>
          <table:table-cell office:value-type="float" office:value="-4.654556" calcext:value-type="float">
            <text:p>-4.65E+00</text:p>
          </table:table-cell>
          <table:table-cell office:value-type="float" office:value="4.265349" calcext:value-type="float">
            <text:p>4.27E+00</text:p>
          </table:table-cell>
          <table:table-cell office:value-type="float" office:value="0.1699593" calcext:value-type="float">
            <text:p>1.7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827" calcext:value-type="float">
            <text:p>1.17E+01</text:p>
          </table:table-cell>
          <table:table-cell office:value-type="float" office:value="1.679179" calcext:value-type="float">
            <text:p>1.68E+00</text:p>
          </table:table-cell>
          <table:table-cell table:style-name="ce1" office:value-type="float" office:value="-4.459552" calcext:value-type="float">
            <text:p>-4.46E+00</text:p>
          </table:table-cell>
          <table:table-cell table:style-name="Default" office:value-type="float" office:value="1477010454250000" calcext:value-type="float">
            <text:p>1477010454250000</text:p>
          </table:table-cell>
          <table:table-cell office:value-type="float" office:value="-0.8929313" calcext:value-type="float">
            <text:p>-8.93E-01</text:p>
          </table:table-cell>
          <table:table-cell office:value-type="float" office:value="11.67513" calcext:value-type="float">
            <text:p>1.17E+01</text:p>
          </table:table-cell>
          <table:table-cell office:value-type="float" office:value="-2.193038" calcext:value-type="float">
            <text:p>-2.19E+00</text:p>
          </table:table-cell>
          <table:table-cell office:value-type="float" office:value="-4.675979" calcext:value-type="float">
            <text:p>-4.68E+00</text:p>
          </table:table-cell>
          <table:table-cell office:value-type="float" office:value="4.273847" calcext:value-type="float">
            <text:p>4.27E+00</text:p>
          </table:table-cell>
          <table:table-cell table:style-name="ce1" office:value-type="float" office:value="0.1633729" calcext:value-type="float">
            <text:p>1.6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172116" calcext:value-type="float">
            <text:p>-1.17E+00</text:p>
          </table:table-cell>
          <table:table-cell office:value-type="float" office:value="11.39876" calcext:value-type="float">
            <text:p>1.14E+01</text:p>
          </table:table-cell>
          <table:table-cell office:value-type="float" office:value="1477010454300000" calcext:value-type="float">
            <text:p>1477010454300000</text:p>
          </table:table-cell>
          <table:table-cell office:value-type="float" office:value="-1.001627" calcext:value-type="float">
            <text:p>-1.00E+00</text:p>
          </table:table-cell>
          <table:table-cell office:value-type="float" office:value="11.44089" calcext:value-type="float">
            <text:p>1.14E+01</text:p>
          </table:table-cell>
          <table:table-cell office:value-type="float" office:value="-2.155937" calcext:value-type="float">
            <text:p>-2.16E+00</text:p>
          </table:table-cell>
          <table:table-cell office:value-type="float" office:value="-4.696281" calcext:value-type="float">
            <text:p>-4.70E+00</text:p>
          </table:table-cell>
          <table:table-cell office:value-type="float" office:value="4.282015" calcext:value-type="float">
            <text:p>4.28E+00</text:p>
          </table:table-cell>
          <table:table-cell office:value-type="float" office:value="0.1567606" calcext:value-type="float">
            <text:p>1.5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9519" calcext:value-type="float">
            <text:p>1.10E+01</text:p>
          </table:table-cell>
          <table:table-cell office:value-type="float" office:value="1.651961" calcext:value-type="float">
            <text:p>1.65E+00</text:p>
          </table:table-cell>
          <table:table-cell table:style-name="ce1" office:value-type="float" office:value="-4.102738" calcext:value-type="float">
            <text:p>-4.10E+00</text:p>
          </table:table-cell>
          <table:table-cell table:style-name="Default" office:value-type="float" office:value="1477010454350000" calcext:value-type="float">
            <text:p>1477010454350000</text:p>
          </table:table-cell>
          <table:table-cell office:value-type="float" office:value="-1.108503" calcext:value-type="float">
            <text:p>-1.11E+00</text:p>
          </table:table-cell>
          <table:table-cell office:value-type="float" office:value="11.20565" calcext:value-type="float">
            <text:p>1.12E+01</text:p>
          </table:table-cell>
          <table:table-cell office:value-type="float" office:value="-2.120166" calcext:value-type="float">
            <text:p>-2.12E+00</text:p>
          </table:table-cell>
          <table:table-cell office:value-type="float" office:value="-4.715491" calcext:value-type="float">
            <text:p>-4.72E+00</text:p>
          </table:table-cell>
          <table:table-cell office:value-type="float" office:value="4.289853" calcext:value-type="float">
            <text:p>4.29E+00</text:p>
          </table:table-cell>
          <table:table-cell table:style-name="ce1" office:value-type="float" office:value="0.1501236" calcext:value-type="float">
            <text:p>1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392886" calcext:value-type="float">
            <text:p>-1.39E+00</text:p>
          </table:table-cell>
          <table:table-cell office:value-type="float" office:value="11.04239" calcext:value-type="float">
            <text:p>1.10E+01</text:p>
          </table:table-cell>
          <table:table-cell office:value-type="float" office:value="1477010454400000" calcext:value-type="float">
            <text:p>1477010454400000</text:p>
          </table:table-cell>
          <table:table-cell office:value-type="float" office:value="-1.213625" calcext:value-type="float">
            <text:p>-1.21E+00</text:p>
          </table:table-cell>
          <table:table-cell office:value-type="float" office:value="10.96948" calcext:value-type="float">
            <text:p>1.10E+01</text:p>
          </table:table-cell>
          <table:table-cell office:value-type="float" office:value="-2.085754" calcext:value-type="float">
            <text:p>-2.09E+00</text:p>
          </table:table-cell>
          <table:table-cell office:value-type="float" office:value="-4.733638" calcext:value-type="float">
            <text:p>-4.73E+00</text:p>
          </table:table-cell>
          <table:table-cell office:value-type="float" office:value="4.29736" calcext:value-type="float">
            <text:p>4.30E+00</text:p>
          </table:table-cell>
          <table:table-cell office:value-type="float" office:value="0.1434628" calcext:value-type="float">
            <text:p>1.4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7832" calcext:value-type="float">
            <text:p>1.10E+01</text:p>
          </table:table-cell>
          <table:table-cell office:value-type="float" office:value="1.689393" calcext:value-type="float">
            <text:p>1.69E+00</text:p>
          </table:table-cell>
          <table:table-cell table:style-name="ce1" office:value-type="float" office:value="-4.762109" calcext:value-type="float">
            <text:p>-4.76E+00</text:p>
          </table:table-cell>
          <table:table-cell table:style-name="Default" office:value-type="float" office:value="1477010454450000" calcext:value-type="float">
            <text:p>1477010454450000</text:p>
          </table:table-cell>
          <table:table-cell office:value-type="float" office:value="-1.317063" calcext:value-type="float">
            <text:p>-1.32E+00</text:p>
          </table:table-cell>
          <table:table-cell office:value-type="float" office:value="10.73243" calcext:value-type="float">
            <text:p>1.07E+01</text:p>
          </table:table-cell>
          <table:table-cell office:value-type="float" office:value="-2.052728" calcext:value-type="float">
            <text:p>-2.05E+00</text:p>
          </table:table-cell>
          <table:table-cell office:value-type="float" office:value="-4.750751" calcext:value-type="float">
            <text:p>-4.75E+00</text:p>
          </table:table-cell>
          <table:table-cell office:value-type="float" office:value="4.304533" calcext:value-type="float">
            <text:p>4.30E+00</text:p>
          </table:table-cell>
          <table:table-cell table:style-name="ce1" office:value-type="float" office:value="0.1367794" calcext:value-type="float">
            <text:p>1.3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496867" calcext:value-type="float">
            <text:p>-1.50E+00</text:p>
          </table:table-cell>
          <table:table-cell office:value-type="float" office:value="10.41982" calcext:value-type="float">
            <text:p>1.04E+01</text:p>
          </table:table-cell>
          <table:table-cell office:value-type="float" office:value="1477010454500000" calcext:value-type="float">
            <text:p>1477010454500000</text:p>
          </table:table-cell>
          <table:table-cell office:value-type="float" office:value="-1.418886" calcext:value-type="float">
            <text:p>-1.42E+00</text:p>
          </table:table-cell>
          <table:table-cell office:value-type="float" office:value="10.49454" calcext:value-type="float">
            <text:p>1.05E+01</text:p>
          </table:table-cell>
          <table:table-cell office:value-type="float" office:value="-2.021113" calcext:value-type="float">
            <text:p>-2.02E+00</text:p>
          </table:table-cell>
          <table:table-cell office:value-type="float" office:value="-4.766857" calcext:value-type="float">
            <text:p>-4.77E+00</text:p>
          </table:table-cell>
          <table:table-cell office:value-type="float" office:value="4.311372" calcext:value-type="float">
            <text:p>4.31E+00</text:p>
          </table:table-cell>
          <table:table-cell office:value-type="float" office:value="0.1300744" calcext:value-type="float">
            <text:p>1.3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4701" calcext:value-type="float">
            <text:p>1.01E+01</text:p>
          </table:table-cell>
          <table:table-cell office:value-type="float" office:value="1.728434" calcext:value-type="float">
            <text:p>1.73E+00</text:p>
          </table:table-cell>
          <table:table-cell table:style-name="ce1" office:value-type="float" office:value="-4.756978" calcext:value-type="float">
            <text:p>-4.76E+00</text:p>
          </table:table-cell>
          <table:table-cell table:style-name="Default" office:value-type="float" office:value="1477010454550000" calcext:value-type="float">
            <text:p>1477010454550000</text:p>
          </table:table-cell>
          <table:table-cell office:value-type="float" office:value="-1.519166" calcext:value-type="float">
            <text:p>-1.52E+00</text:p>
          </table:table-cell>
          <table:table-cell office:value-type="float" office:value="10.25587" calcext:value-type="float">
            <text:p>1.03E+01</text:p>
          </table:table-cell>
          <table:table-cell office:value-type="float" office:value="-1.990935" calcext:value-type="float">
            <text:p>-1.99E+00</text:p>
          </table:table-cell>
          <table:table-cell office:value-type="float" office:value="-4.781982" calcext:value-type="float">
            <text:p>-4.78E+00</text:p>
          </table:table-cell>
          <table:table-cell office:value-type="float" office:value="4.317875" calcext:value-type="float">
            <text:p>4.32E+00</text:p>
          </table:table-cell>
          <table:table-cell table:style-name="ce1" office:value-type="float" office:value="0.1233489" calcext:value-type="float">
            <text:p>1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618749" calcext:value-type="float">
            <text:p>-1.62E+00</text:p>
          </table:table-cell>
          <table:table-cell office:value-type="float" office:value="10.23736" calcext:value-type="float">
            <text:p>1.02E+01</text:p>
          </table:table-cell>
          <table:table-cell office:value-type="float" office:value="1477010454600000" calcext:value-type="float">
            <text:p>1477010454600000</text:p>
          </table:table-cell>
          <table:table-cell office:value-type="float" office:value="-1.617975" calcext:value-type="float">
            <text:p>-1.62E+00</text:p>
          </table:table-cell>
          <table:table-cell office:value-type="float" office:value="10.01647" calcext:value-type="float">
            <text:p>1.00E+01</text:p>
          </table:table-cell>
          <table:table-cell office:value-type="float" office:value="-1.962215" calcext:value-type="float">
            <text:p>-1.96E+00</text:p>
          </table:table-cell>
          <table:table-cell office:value-type="float" office:value="-4.79615" calcext:value-type="float">
            <text:p>-4.80E+00</text:p>
          </table:table-cell>
          <table:table-cell office:value-type="float" office:value="4.324043" calcext:value-type="float">
            <text:p>4.32E+00</text:p>
          </table:table-cell>
          <table:table-cell office:value-type="float" office:value="0.1166039" calcext:value-type="float">
            <text:p>1.1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9269" calcext:value-type="float">
            <text:p>1.01E+01</text:p>
          </table:table-cell>
          <table:table-cell office:value-type="float" office:value="1.729699" calcext:value-type="float">
            <text:p>1.73E+00</text:p>
          </table:table-cell>
          <table:table-cell table:style-name="ce1" office:value-type="float" office:value="-4.343809" calcext:value-type="float">
            <text:p>-4.34E+00</text:p>
          </table:table-cell>
          <table:table-cell table:style-name="Default" office:value-type="float" office:value="1477010454650000" calcext:value-type="float">
            <text:p>1477010454650000</text:p>
          </table:table-cell>
          <table:table-cell office:value-type="float" office:value="-1.715386" calcext:value-type="float">
            <text:p>-1.72E+00</text:p>
          </table:table-cell>
          <table:table-cell office:value-type="float" office:value="9.776375" calcext:value-type="float">
            <text:p>9.78E+00</text:p>
          </table:table-cell>
          <table:table-cell office:value-type="float" office:value="-1.934975" calcext:value-type="float">
            <text:p>-1.93E+00</text:p>
          </table:table-cell>
          <table:table-cell office:value-type="float" office:value="-4.809388" calcext:value-type="float">
            <text:p>-4.81E+00</text:p>
          </table:table-cell>
          <table:table-cell office:value-type="float" office:value="4.329873" calcext:value-type="float">
            <text:p>4.33E+00</text:p>
          </table:table-cell>
          <table:table-cell table:style-name="ce1" office:value-type="float" office:value="0.1098405" calcext:value-type="float">
            <text:p>1.1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33813" calcext:value-type="float">
            <text:p>-1.73E+00</text:p>
          </table:table-cell>
          <table:table-cell office:value-type="float" office:value="9.71347" calcext:value-type="float">
            <text:p>9.71E+00</text:p>
          </table:table-cell>
          <table:table-cell office:value-type="float" office:value="1477010454700000" calcext:value-type="float">
            <text:p>1477010454700000</text:p>
          </table:table-cell>
          <table:table-cell office:value-type="float" office:value="-1.811474" calcext:value-type="float">
            <text:p>-1.81E+00</text:p>
          </table:table-cell>
          <table:table-cell office:value-type="float" office:value="9.535641" calcext:value-type="float">
            <text:p>9.54E+00</text:p>
          </table:table-cell>
          <table:table-cell office:value-type="float" office:value="-1.909235" calcext:value-type="float">
            <text:p>-1.91E+00</text:p>
          </table:table-cell>
          <table:table-cell office:value-type="float" office:value="-4.821717" calcext:value-type="float">
            <text:p>-4.82E+00</text:p>
          </table:table-cell>
          <table:table-cell office:value-type="float" office:value="4.335365" calcext:value-type="float">
            <text:p>4.34E+00</text:p>
          </table:table-cell>
          <table:table-cell office:value-type="float" office:value="0.1030597" calcext:value-type="float">
            <text:p>1.0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4457" calcext:value-type="float">
            <text:p>9.64E+00</text:p>
          </table:table-cell>
          <table:table-cell office:value-type="float" office:value="1.808595" calcext:value-type="float">
            <text:p>1.81E+00</text:p>
          </table:table-cell>
          <table:table-cell table:style-name="ce1" office:value-type="float" office:value="-4.639441" calcext:value-type="float">
            <text:p>-4.64E+00</text:p>
          </table:table-cell>
          <table:table-cell table:style-name="Default" office:value-type="float" office:value="1477010454750000" calcext:value-type="float">
            <text:p>1477010454750000</text:p>
          </table:table-cell>
          <table:table-cell office:value-type="float" office:value="-1.906314" calcext:value-type="float">
            <text:p>-1.91E+00</text:p>
          </table:table-cell>
          <table:table-cell office:value-type="float" office:value="9.29431" calcext:value-type="float">
            <text:p>9.29E+00</text:p>
          </table:table-cell>
          <table:table-cell office:value-type="float" office:value="-1.885015" calcext:value-type="float">
            <text:p>-1.89E+00</text:p>
          </table:table-cell>
          <table:table-cell office:value-type="float" office:value="-4.83316" calcext:value-type="float">
            <text:p>-4.83E+00</text:p>
          </table:table-cell>
          <table:table-cell office:value-type="float" office:value="4.340518" calcext:value-type="float">
            <text:p>4.34E+00</text:p>
          </table:table-cell>
          <table:table-cell table:style-name="ce1" office:value-type="float" office:value="0.09626268" calcext:value-type="float">
            <text:p>9.63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938328" calcext:value-type="float">
            <text:p>-1.94E+00</text:p>
          </table:table-cell>
          <table:table-cell office:value-type="float" office:value="8.770285" calcext:value-type="float">
            <text:p>8.77E+00</text:p>
          </table:table-cell>
          <table:table-cell office:value-type="float" office:value="1477010454800000" calcext:value-type="float">
            <text:p>1477010454800000</text:p>
          </table:table-cell>
          <table:table-cell office:value-type="float" office:value="-1.999983" calcext:value-type="float">
            <text:p>-2.00E+00</text:p>
          </table:table-cell>
          <table:table-cell office:value-type="float" office:value="9.052426" calcext:value-type="float">
            <text:p>9.05E+00</text:p>
          </table:table-cell>
          <table:table-cell office:value-type="float" office:value="-1.862331" calcext:value-type="float">
            <text:p>-1.86E+00</text:p>
          </table:table-cell>
          <table:table-cell office:value-type="float" office:value="-4.843738" calcext:value-type="float">
            <text:p>-4.84E+00</text:p>
          </table:table-cell>
          <table:table-cell office:value-type="float" office:value="4.345331" calcext:value-type="float">
            <text:p>4.35E+00</text:p>
          </table:table-cell>
          <table:table-cell office:value-type="float" office:value="0.08945044" calcext:value-type="float">
            <text:p>8.95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341877" calcext:value-type="float">
            <text:p>9.34E+00</text:p>
          </table:table-cell>
          <table:table-cell office:value-type="float" office:value="1.782794" calcext:value-type="float">
            <text:p>1.78E+00</text:p>
          </table:table-cell>
          <table:table-cell table:style-name="ce1" office:value-type="float" office:value="-4.203126" calcext:value-type="float">
            <text:p>-4.20E+00</text:p>
          </table:table-cell>
          <table:table-cell table:style-name="Default" office:value-type="float" office:value="1477010454850000" calcext:value-type="float">
            <text:p>1477010454850000</text:p>
          </table:table-cell>
          <table:table-cell office:value-type="float" office:value="-2.092558" calcext:value-type="float">
            <text:p>-2.09E+00</text:p>
          </table:table-cell>
          <table:table-cell office:value-type="float" office:value="8.810032" calcext:value-type="float">
            <text:p>8.81E+00</text:p>
          </table:table-cell>
          <table:table-cell office:value-type="float" office:value="-1.841199" calcext:value-type="float">
            <text:p>-1.84E+00</text:p>
          </table:table-cell>
          <table:table-cell office:value-type="float" office:value="-4.853471" calcext:value-type="float">
            <text:p>-4.85E+00</text:p>
          </table:table-cell>
          <table:table-cell office:value-type="float" office:value="4.349804" calcext:value-type="float">
            <text:p>4.35E+00</text:p>
          </table:table-cell>
          <table:table-cell table:style-name="ce1" office:value-type="float" office:value="0.08262407" calcext:value-type="float">
            <text:p>8.26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76802" calcext:value-type="float">
            <text:p>-2.18E+00</text:p>
          </table:table-cell>
          <table:table-cell office:value-type="float" office:value="8.541096" calcext:value-type="float">
            <text:p>8.54E+00</text:p>
          </table:table-cell>
          <table:table-cell office:value-type="float" office:value="1477010454900000" calcext:value-type="float">
            <text:p>1477010454900000</text:p>
          </table:table-cell>
          <table:table-cell office:value-type="float" office:value="-2.184116" calcext:value-type="float">
            <text:p>-2.18E+00</text:p>
          </table:table-cell>
          <table:table-cell office:value-type="float" office:value="8.567169" calcext:value-type="float">
            <text:p>8.57E+00</text:p>
          </table:table-cell>
          <table:table-cell office:value-type="float" office:value="-1.821636" calcext:value-type="float">
            <text:p>-1.82E+00</text:p>
          </table:table-cell>
          <table:table-cell office:value-type="float" office:value="-4.862378" calcext:value-type="float">
            <text:p>-4.86E+00</text:p>
          </table:table-cell>
          <table:table-cell office:value-type="float" office:value="4.353935" calcext:value-type="float">
            <text:p>4.35E+00</text:p>
          </table:table-cell>
          <table:table-cell office:value-type="float" office:value="0.07578466" calcext:value-type="float">
            <text:p>7.58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15254" calcext:value-type="float">
            <text:p>8.62E+00</text:p>
          </table:table-cell>
          <table:table-cell office:value-type="float" office:value="1.884512" calcext:value-type="float">
            <text:p>1.88E+00</text:p>
          </table:table-cell>
          <table:table-cell table:style-name="ce1" office:value-type="float" office:value="-4.311616" calcext:value-type="float">
            <text:p>-4.31E+00</text:p>
          </table:table-cell>
          <table:table-cell table:style-name="Default" office:value-type="float" office:value="1477010454950000" calcext:value-type="float">
            <text:p>1477010454950000</text:p>
          </table:table-cell>
          <table:table-cell office:value-type="float" office:value="-2.274737" calcext:value-type="float">
            <text:p>-2.27E+00</text:p>
          </table:table-cell>
          <table:table-cell office:value-type="float" office:value="8.323878" calcext:value-type="float">
            <text:p>8.32E+00</text:p>
          </table:table-cell>
          <table:table-cell office:value-type="float" office:value="-1.803653" calcext:value-type="float">
            <text:p>-1.80E+00</text:p>
          </table:table-cell>
          <table:table-cell office:value-type="float" office:value="-4.870475" calcext:value-type="float">
            <text:p>-4.87E+00</text:p>
          </table:table-cell>
          <table:table-cell office:value-type="float" office:value="4.357724" calcext:value-type="float">
            <text:p>4.36E+00</text:p>
          </table:table-cell>
          <table:table-cell table:style-name="ce1" office:value-type="float" office:value="0.06893328" calcext:value-type="float">
            <text:p>6.89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218754" calcext:value-type="float">
            <text:p>-2.22E+00</text:p>
          </table:table-cell>
          <table:table-cell office:value-type="float" office:value="8.153395" calcext:value-type="float">
            <text:p>8.15E+00</text:p>
          </table:table-cell>
          <table:table-cell office:value-type="float" office:value="1477010455000000" calcext:value-type="float">
            <text:p>1477010455000000</text:p>
          </table:table-cell>
          <table:table-cell office:value-type="float" office:value="-2.3645" calcext:value-type="float">
            <text:p>-2.36E+00</text:p>
          </table:table-cell>
          <table:table-cell office:value-type="float" office:value="8.080199" calcext:value-type="float">
            <text:p>8.08E+00</text:p>
          </table:table-cell>
          <table:table-cell office:value-type="float" office:value="-1.787265" calcext:value-type="float">
            <text:p>-1.79E+00</text:p>
          </table:table-cell>
          <table:table-cell office:value-type="float" office:value="-4.877779" calcext:value-type="float">
            <text:p>-4.88E+00</text:p>
          </table:table-cell>
          <table:table-cell office:value-type="float" office:value="4.361171" calcext:value-type="float">
            <text:p>4.36E+00</text:p>
          </table:table-cell>
          <table:table-cell office:value-type="float" office:value="0.06207101" calcext:value-type="float">
            <text:p>6.21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821033" calcext:value-type="float">
            <text:p>8.82E+00</text:p>
          </table:table-cell>
          <table:table-cell office:value-type="float" office:value="1.831416" calcext:value-type="float">
            <text:p>1.83E+00</text:p>
          </table:table-cell>
          <table:table-cell table:style-name="ce1" office:value-type="float" office:value="-4.168766" calcext:value-type="float">
            <text:p>-4.17E+00</text:p>
          </table:table-cell>
          <table:table-cell table:style-name="Default" office:value-type="float" office:value="1477010455050000" calcext:value-type="float">
            <text:p>1477010455050000</text:p>
          </table:table-cell>
          <table:table-cell office:value-type="float" office:value="-2.453484" calcext:value-type="float">
            <text:p>-2.45E+00</text:p>
          </table:table-cell>
          <table:table-cell office:value-type="float" office:value="7.836172" calcext:value-type="float">
            <text:p>7.84E+00</text:p>
          </table:table-cell>
          <table:table-cell office:value-type="float" office:value="-1.772481" calcext:value-type="float">
            <text:p>-1.77E+00</text:p>
          </table:table-cell>
          <table:table-cell office:value-type="float" office:value="-4.884304" calcext:value-type="float">
            <text:p>-4.88E+00</text:p>
          </table:table-cell>
          <table:table-cell office:value-type="float" office:value="4.364274" calcext:value-type="float">
            <text:p>4.36E+00</text:p>
          </table:table-cell>
          <table:table-cell table:style-name="ce1" office:value-type="float" office:value="0.05519894" calcext:value-type="float">
            <text:p>5.52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596742" calcext:value-type="float">
            <text:p>-2.60E+00</text:p>
          </table:table-cell>
          <table:table-cell office:value-type="float" office:value="7.602881" calcext:value-type="float">
            <text:p>7.60E+00</text:p>
          </table:table-cell>
          <table:table-cell office:value-type="float" office:value="1477010455100000" calcext:value-type="float">
            <text:p>1477010455100000</text:p>
          </table:table-cell>
          <table:table-cell office:value-type="float" office:value="-2.541771" calcext:value-type="float">
            <text:p>-2.54E+00</text:p>
          </table:table-cell>
          <table:table-cell office:value-type="float" office:value="7.591835" calcext:value-type="float">
            <text:p>7.59E+00</text:p>
          </table:table-cell>
          <table:table-cell office:value-type="float" office:value="-1.759313" calcext:value-type="float">
            <text:p>-1.76E+00</text:p>
          </table:table-cell>
          <table:table-cell office:value-type="float" office:value="-4.890064" calcext:value-type="float">
            <text:p>-4.89E+00</text:p>
          </table:table-cell>
          <table:table-cell office:value-type="float" office:value="4.367034" calcext:value-type="float">
            <text:p>4.37E+00</text:p>
          </table:table-cell>
          <table:table-cell office:value-type="float" office:value="0.04831816" calcext:value-type="float">
            <text:p>4.83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05974" calcext:value-type="float">
            <text:p>8.01E+00</text:p>
          </table:table-cell>
          <table:table-cell office:value-type="float" office:value="1.96604" calcext:value-type="float">
            <text:p>1.97E+00</text:p>
          </table:table-cell>
          <table:table-cell table:style-name="ce1" office:value-type="float" office:value="-3.625553" calcext:value-type="float">
            <text:p>-3.63E+00</text:p>
          </table:table-cell>
          <table:table-cell table:style-name="Default" office:value-type="float" office:value="1477010455150000" calcext:value-type="float">
            <text:p>1477010455150000</text:p>
          </table:table-cell>
          <table:table-cell office:value-type="float" office:value="-2.629442" calcext:value-type="float">
            <text:p>-2.63E+00</text:p>
          </table:table-cell>
          <table:table-cell office:value-type="float" office:value="7.347226" calcext:value-type="float">
            <text:p>7.35E+00</text:p>
          </table:table-cell>
          <table:table-cell office:value-type="float" office:value="-1.747769" calcext:value-type="float">
            <text:p>-1.75E+00</text:p>
          </table:table-cell>
          <table:table-cell office:value-type="float" office:value="-4.895069" calcext:value-type="float">
            <text:p>-4.90E+00</text:p>
          </table:table-cell>
          <table:table-cell office:value-type="float" office:value="4.36945" calcext:value-type="float">
            <text:p>4.37E+00</text:p>
          </table:table-cell>
          <table:table-cell table:style-name="ce1" office:value-type="float" office:value="0.04142974" calcext:value-type="float">
            <text:p>4.14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98651" calcext:value-type="float">
            <text:p>-2.80E+00</text:p>
          </table:table-cell>
          <table:table-cell office:value-type="float" office:value="7.064004" calcext:value-type="float">
            <text:p>7.06E+00</text:p>
          </table:table-cell>
          <table:table-cell office:value-type="float" office:value="1477010455200000" calcext:value-type="float">
            <text:p>1477010455200000</text:p>
          </table:table-cell>
          <table:table-cell office:value-type="float" office:value="-2.716576" calcext:value-type="float">
            <text:p>-2.72E+00</text:p>
          </table:table-cell>
          <table:table-cell office:value-type="float" office:value="7.102382" calcext:value-type="float">
            <text:p>7.10E+00</text:p>
          </table:table-cell>
          <table:table-cell office:value-type="float" office:value="-1.737856" calcext:value-type="float">
            <text:p>-1.74E+00</text:p>
          </table:table-cell>
          <table:table-cell office:value-type="float" office:value="-4.899332" calcext:value-type="float">
            <text:p>-4.90E+00</text:p>
          </table:table-cell>
          <table:table-cell office:value-type="float" office:value="4.371522" calcext:value-type="float">
            <text:p>4.37E+00</text:p>
          </table:table-cell>
          <table:table-cell office:value-type="float" office:value="0.03453479" calcext:value-type="float">
            <text:p>3.45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30775" calcext:value-type="float">
            <text:p>7.73E+00</text:p>
          </table:table-cell>
          <table:table-cell office:value-type="float" office:value="1.940595" calcext:value-type="float">
            <text:p>1.94E+00</text:p>
          </table:table-cell>
          <table:table-cell table:style-name="ce1" office:value-type="float" office:value="-4.034381" calcext:value-type="float">
            <text:p>-4.03E+00</text:p>
          </table:table-cell>
          <table:table-cell table:style-name="Default" office:value-type="float" office:value="1477010455250000" calcext:value-type="float">
            <text:p>1477010455250000</text:p>
          </table:table-cell>
          <table:table-cell office:value-type="float" office:value="-2.803258" calcext:value-type="float">
            <text:p>-2.80E+00</text:p>
          </table:table-cell>
          <table:table-cell office:value-type="float" office:value="6.857341" calcext:value-type="float">
            <text:p>6.86E+00</text:p>
          </table:table-cell>
          <table:table-cell office:value-type="float" office:value="-1.729583" calcext:value-type="float">
            <text:p>-1.73E+00</text:p>
          </table:table-cell>
          <table:table-cell office:value-type="float" office:value="-4.902861" calcext:value-type="float">
            <text:p>-4.90E+00</text:p>
          </table:table-cell>
          <table:table-cell office:value-type="float" office:value="4.373248" calcext:value-type="float">
            <text:p>4.37E+00</text:p>
          </table:table-cell>
          <table:table-cell table:style-name="ce1" office:value-type="float" office:value="0.02763437" calcext:value-type="float">
            <text:p>2.76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46508" calcext:value-type="float">
            <text:p>-2.75E+00</text:p>
          </table:table-cell>
          <table:table-cell office:value-type="float" office:value="6.868668" calcext:value-type="float">
            <text:p>6.87E+00</text:p>
          </table:table-cell>
          <table:table-cell office:value-type="float" office:value="1477010455300000" calcext:value-type="float">
            <text:p>1477010455300000</text:p>
          </table:table-cell>
          <table:table-cell office:value-type="float" office:value="-2.889567" calcext:value-type="float">
            <text:p>-2.89E+00</text:p>
          </table:table-cell>
          <table:table-cell office:value-type="float" office:value="6.612138" calcext:value-type="float">
            <text:p>6.61E+00</text:p>
          </table:table-cell>
          <table:table-cell office:value-type="float" office:value="-1.722953" calcext:value-type="float">
            <text:p>-1.72E+00</text:p>
          </table:table-cell>
          <table:table-cell office:value-type="float" office:value="-4.905662" calcext:value-type="float">
            <text:p>-4.91E+00</text:p>
          </table:table-cell>
          <table:table-cell office:value-type="float" office:value="4.37463" calcext:value-type="float">
            <text:p>4.37E+00</text:p>
          </table:table-cell>
          <table:table-cell office:value-type="float" office:value="0.0207296" calcext:value-type="float">
            <text:p>2.07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869147" calcext:value-type="float">
            <text:p>6.87E+00</text:p>
          </table:table-cell>
          <table:table-cell office:value-type="float" office:value="1.955318" calcext:value-type="float">
            <text:p>1.96E+00</text:p>
          </table:table-cell>
          <table:table-cell table:style-name="ce1" office:value-type="float" office:value="-3.356661" calcext:value-type="float">
            <text:p>-3.36E+00</text:p>
          </table:table-cell>
          <table:table-cell table:style-name="Default" office:value-type="float" office:value="1477010455350000" calcext:value-type="float">
            <text:p>1477010455350000</text:p>
          </table:table-cell>
          <table:table-cell office:value-type="float" office:value="-2.975588" calcext:value-type="float">
            <text:p>-2.98E+00</text:p>
          </table:table-cell>
          <table:table-cell office:value-type="float" office:value="6.36681" calcext:value-type="float">
            <text:p>6.37E+00</text:p>
          </table:table-cell>
          <table:table-cell office:value-type="float" office:value="-1.717972" calcext:value-type="float">
            <text:p>-1.72E+00</text:p>
          </table:table-cell>
          <table:table-cell office:value-type="float" office:value="-4.907743" calcext:value-type="float">
            <text:p>-4.91E+00</text:p>
          </table:table-cell>
          <table:table-cell office:value-type="float" office:value="4.375667" calcext:value-type="float">
            <text:p>4.38E+00</text:p>
          </table:table-cell>
          <table:table-cell table:style-name="ce1" office:value-type="float" office:value="0.01382155" calcext:value-type="float">
            <text:p>1.38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02166" calcext:value-type="float">
            <text:p>-2.90E+00</text:p>
          </table:table-cell>
          <table:table-cell office:value-type="float" office:value="6.229886" calcext:value-type="float">
            <text:p>6.23E+00</text:p>
          </table:table-cell>
          <table:table-cell office:value-type="float" office:value="1477010455400000" calcext:value-type="float">
            <text:p>1477010455400000</text:p>
          </table:table-cell>
          <table:table-cell office:value-type="float" office:value="-3.061402" calcext:value-type="float">
            <text:p>-3.06E+00</text:p>
          </table:table-cell>
          <table:table-cell office:value-type="float" office:value="6.121393" calcext:value-type="float">
            <text:p>6.12E+00</text:p>
          </table:table-cell>
          <table:table-cell office:value-type="float" office:value="-1.714642" calcext:value-type="float">
            <text:p>-1.71E+00</text:p>
          </table:table-cell>
          <table:table-cell office:value-type="float" office:value="-4.909108" calcext:value-type="float">
            <text:p>-4.91E+00</text:p>
          </table:table-cell>
          <table:table-cell office:value-type="float" office:value="4.376358" calcext:value-type="float">
            <text:p>4.38E+00</text:p>
          </table:table-cell>
          <table:table-cell office:value-type="float" office:value="0.006911322" calcext:value-type="float">
            <text:p>6.91E-03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4054" calcext:value-type="float">
            <text:p>7.04E+00</text:p>
          </table:table-cell>
          <table:table-cell office:value-type="float" office:value="2.091356" calcext:value-type="float">
            <text:p>2.09E+00</text:p>
          </table:table-cell>
          <table:table-cell table:style-name="ce1" office:value-type="float" office:value="-3.618058" calcext:value-type="float">
            <text:p>-3.62E+00</text:p>
          </table:table-cell>
          <table:table-cell table:style-name="Default" office:value-type="float" office:value="1477010455450000" calcext:value-type="float">
            <text:p>1477010455450000</text:p>
          </table:table-cell>
          <table:table-cell office:value-type="float" office:value="-3.147091" calcext:value-type="float">
            <text:p>-3.15E+00</text:p>
          </table:table-cell>
          <table:table-cell office:value-type="float" office:value="5.875923" calcext:value-type="float">
            <text:p>5.88E+00</text:p>
          </table:table-cell>
          <table:table-cell office:value-type="float" office:value="-1.712966" calcext:value-type="float">
            <text:p>-1.71E+00</text:p>
          </table:table-cell>
          <table:table-cell office:value-type="float" office:value="-4.90976" calcext:value-type="float">
            <text:p>-4.91E+00</text:p>
          </table:table-cell>
          <table:table-cell office:value-type="float" office:value="4.376703" calcext:value-type="float">
            <text:p>4.38E+00</text:p>
          </table:table-cell>
          <table:table-cell table:style-name="ce1" office:value-type="float" office:value="-1.768935E-016" calcext:value-type="float">
            <text:p>-1.77E-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77805" calcext:value-type="float">
            <text:p>-3.18E+00</text:p>
          </table:table-cell>
          <table:table-cell office:value-type="float" office:value="5.531013" calcext:value-type="float">
            <text:p>5.53E+00</text:p>
          </table:table-cell>
          <table:table-cell office:value-type="float" office:value="1477010455500000" calcext:value-type="float">
            <text:p>1477010455500000</text:p>
          </table:table-cell>
          <table:table-cell office:value-type="float" office:value="-3.23274" calcext:value-type="float">
            <text:p>-3.23E+00</text:p>
          </table:table-cell>
          <table:table-cell office:value-type="float" office:value="5.630435" calcext:value-type="float">
            <text:p>5.63E+00</text:p>
          </table:table-cell>
          <table:table-cell office:value-type="float" office:value="-1.712946" calcext:value-type="float">
            <text:p>-1.71E+00</text:p>
          </table:table-cell>
          <table:table-cell office:value-type="float" office:value="-4.909701" calcext:value-type="float">
            <text:p>-4.91E+00</text:p>
          </table:table-cell>
          <table:table-cell office:value-type="float" office:value="4.376703" calcext:value-type="float">
            <text:p>4.38E+00</text:p>
          </table:table-cell>
          <table:table-cell office:value-type="float" office:value="-0.006911322" calcext:value-type="float">
            <text:p>-6.91E-03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96622" calcext:value-type="float">
            <text:p>6.10E+00</text:p>
          </table:table-cell>
          <table:table-cell office:value-type="float" office:value="2.122862" calcext:value-type="float">
            <text:p>2.12E+00</text:p>
          </table:table-cell>
          <table:table-cell table:style-name="ce1" office:value-type="float" office:value="-2.991481" calcext:value-type="float">
            <text:p>-2.99E+00</text:p>
          </table:table-cell>
          <table:table-cell table:style-name="Default" office:value-type="float" office:value="1477010455550000" calcext:value-type="float">
            <text:p>1477010455550000</text:p>
          </table:table-cell>
          <table:table-cell office:value-type="float" office:value="-3.318429" calcext:value-type="float">
            <text:p>-3.32E+00</text:p>
          </table:table-cell>
          <table:table-cell office:value-type="float" office:value="5.384965" calcext:value-type="float">
            <text:p>5.38E+00</text:p>
          </table:table-cell>
          <table:table-cell office:value-type="float" office:value="-1.71458" calcext:value-type="float">
            <text:p>-1.71E+00</text:p>
          </table:table-cell>
          <table:table-cell office:value-type="float" office:value="-4.90893" calcext:value-type="float">
            <text:p>-4.91E+00</text:p>
          </table:table-cell>
          <table:table-cell office:value-type="float" office:value="4.376358" calcext:value-type="float">
            <text:p>4.38E+00</text:p>
          </table:table-cell>
          <table:table-cell table:style-name="ce1" office:value-type="float" office:value="-0.01382155" calcext:value-type="float">
            <text:p>-1.38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430309" calcext:value-type="float">
            <text:p>-3.43E+00</text:p>
          </table:table-cell>
          <table:table-cell office:value-type="float" office:value="5.10507" calcext:value-type="float">
            <text:p>5.11E+00</text:p>
          </table:table-cell>
          <table:table-cell office:value-type="float" office:value="1477010455600000" calcext:value-type="float">
            <text:p>1477010455600000</text:p>
          </table:table-cell>
          <table:table-cell office:value-type="float" office:value="-3.404243" calcext:value-type="float">
            <text:p>-3.40E+00</text:p>
          </table:table-cell>
          <table:table-cell office:value-type="float" office:value="5.139548" calcext:value-type="float">
            <text:p>5.14E+00</text:p>
          </table:table-cell>
          <table:table-cell office:value-type="float" office:value="-1.717867" calcext:value-type="float">
            <text:p>-1.72E+00</text:p>
          </table:table-cell>
          <table:table-cell office:value-type="float" office:value="-4.907446" calcext:value-type="float">
            <text:p>-4.91E+00</text:p>
          </table:table-cell>
          <table:table-cell office:value-type="float" office:value="4.375667" calcext:value-type="float">
            <text:p>4.38E+00</text:p>
          </table:table-cell>
          <table:table-cell office:value-type="float" office:value="-0.0207296" calcext:value-type="float">
            <text:p>-2.07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18233" calcext:value-type="float">
            <text:p>6.02E+00</text:p>
          </table:table-cell>
          <table:table-cell office:value-type="float" office:value="2.176838" calcext:value-type="float">
            <text:p>2.18E+00</text:p>
          </table:table-cell>
          <table:table-cell table:style-name="ce1" office:value-type="float" office:value="-3.190968" calcext:value-type="float">
            <text:p>-3.19E+00</text:p>
          </table:table-cell>
          <table:table-cell table:style-name="Default" office:value-type="float" office:value="1477010455650000" calcext:value-type="float">
            <text:p>1477010455650000</text:p>
          </table:table-cell>
          <table:table-cell office:value-type="float" office:value="-3.490264" calcext:value-type="float">
            <text:p>-3.49E+00</text:p>
          </table:table-cell>
          <table:table-cell office:value-type="float" office:value="4.89422" calcext:value-type="float">
            <text:p>4.89E+00</text:p>
          </table:table-cell>
          <table:table-cell office:value-type="float" office:value="-1.722807" calcext:value-type="float">
            <text:p>-1.72E+00</text:p>
          </table:table-cell>
          <table:table-cell office:value-type="float" office:value="-4.905246" calcext:value-type="float">
            <text:p>-4.91E+00</text:p>
          </table:table-cell>
          <table:table-cell office:value-type="float" office:value="4.37463" calcext:value-type="float">
            <text:p>4.37E+00</text:p>
          </table:table-cell>
          <table:table-cell table:style-name="ce1" office:value-type="float" office:value="-0.02763437" calcext:value-type="float">
            <text:p>-2.76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694351" calcext:value-type="float">
            <text:p>-3.69E+00</text:p>
          </table:table-cell>
          <table:table-cell office:value-type="float" office:value="4.521963" calcext:value-type="float">
            <text:p>4.52E+00</text:p>
          </table:table-cell>
          <table:table-cell office:value-type="float" office:value="1477010455700000" calcext:value-type="float">
            <text:p>1477010455700000</text:p>
          </table:table-cell>
          <table:table-cell office:value-type="float" office:value="-3.576574" calcext:value-type="float">
            <text:p>-3.58E+00</text:p>
          </table:table-cell>
          <table:table-cell office:value-type="float" office:value="4.649018" calcext:value-type="float">
            <text:p>4.65E+00</text:p>
          </table:table-cell>
          <table:table-cell office:value-type="float" office:value="-1.729394" calcext:value-type="float">
            <text:p>-1.73E+00</text:p>
          </table:table-cell>
          <table:table-cell office:value-type="float" office:value="-4.902326" calcext:value-type="float">
            <text:p>-4.90E+00</text:p>
          </table:table-cell>
          <table:table-cell office:value-type="float" office:value="4.373248" calcext:value-type="float">
            <text:p>4.37E+00</text:p>
          </table:table-cell>
          <table:table-cell office:value-type="float" office:value="-0.03453479" calcext:value-type="float">
            <text:p>-3.45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452309" calcext:value-type="float">
            <text:p>5.45E+00</text:p>
          </table:table-cell>
          <table:table-cell office:value-type="float" office:value="2.269008" calcext:value-type="float">
            <text:p>2.27E+00</text:p>
          </table:table-cell>
          <table:table-cell table:style-name="ce1" office:value-type="float" office:value="-2.362956" calcext:value-type="float">
            <text:p>-2.36E+00</text:p>
          </table:table-cell>
          <table:table-cell table:style-name="Default" office:value-type="float" office:value="1477010455750000" calcext:value-type="float">
            <text:p>1477010455750000</text:p>
          </table:table-cell>
          <table:table-cell office:value-type="float" office:value="-3.663255" calcext:value-type="float">
            <text:p>-3.66E+00</text:p>
          </table:table-cell>
          <table:table-cell office:value-type="float" office:value="4.403976" calcext:value-type="float">
            <text:p>4.40E+00</text:p>
          </table:table-cell>
          <table:table-cell office:value-type="float" office:value="-1.737625" calcext:value-type="float">
            <text:p>-1.74E+00</text:p>
          </table:table-cell>
          <table:table-cell office:value-type="float" office:value="-4.898679" calcext:value-type="float">
            <text:p>-4.90E+00</text:p>
          </table:table-cell>
          <table:table-cell office:value-type="float" office:value="4.371522" calcext:value-type="float">
            <text:p>4.37E+00</text:p>
          </table:table-cell>
          <table:table-cell table:style-name="ce1" office:value-type="float" office:value="-0.04142974" calcext:value-type="float">
            <text:p>-4.14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002383" calcext:value-type="float">
            <text:p>-4.00E+00</text:p>
          </table:table-cell>
          <table:table-cell office:value-type="float" office:value="4.046836" calcext:value-type="float">
            <text:p>4.05E+00</text:p>
          </table:table-cell>
          <table:table-cell office:value-type="float" office:value="1477010455800000" calcext:value-type="float">
            <text:p>1477010455800000</text:p>
          </table:table-cell>
          <table:table-cell office:value-type="float" office:value="-3.75039" calcext:value-type="float">
            <text:p>-3.75E+00</text:p>
          </table:table-cell>
          <table:table-cell office:value-type="float" office:value="4.159132" calcext:value-type="float">
            <text:p>4.16E+00</text:p>
          </table:table-cell>
          <table:table-cell office:value-type="float" office:value="-1.747494" calcext:value-type="float">
            <text:p>-1.75E+00</text:p>
          </table:table-cell>
          <table:table-cell office:value-type="float" office:value="-4.8943" calcext:value-type="float">
            <text:p>-4.89E+00</text:p>
          </table:table-cell>
          <table:table-cell office:value-type="float" office:value="4.36945" calcext:value-type="float">
            <text:p>4.37E+00</text:p>
          </table:table-cell>
          <table:table-cell office:value-type="float" office:value="-0.04831816" calcext:value-type="float">
            <text:p>-4.83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80149" calcext:value-type="float">
            <text:p>5.78E+00</text:p>
          </table:table-cell>
          <table:table-cell office:value-type="float" office:value="2.350653" calcext:value-type="float">
            <text:p>2.35E+00</text:p>
          </table:table-cell>
          <table:table-cell table:style-name="ce1" office:value-type="float" office:value="-2.409347" calcext:value-type="float">
            <text:p>-2.41E+00</text:p>
          </table:table-cell>
          <table:table-cell table:style-name="Default" office:value-type="float" office:value="1477010455850000" calcext:value-type="float">
            <text:p>1477010455850000</text:p>
          </table:table-cell>
          <table:table-cell office:value-type="float" office:value="-3.83806" calcext:value-type="float">
            <text:p>-3.84E+00</text:p>
          </table:table-cell>
          <table:table-cell office:value-type="float" office:value="3.914523" calcext:value-type="float">
            <text:p>3.91E+00</text:p>
          </table:table-cell>
          <table:table-cell office:value-type="float" office:value="-1.758994" calcext:value-type="float">
            <text:p>-1.76E+00</text:p>
          </table:table-cell>
          <table:table-cell office:value-type="float" office:value="-4.889177" calcext:value-type="float">
            <text:p>-4.89E+00</text:p>
          </table:table-cell>
          <table:table-cell office:value-type="float" office:value="4.367034" calcext:value-type="float">
            <text:p>4.37E+00</text:p>
          </table:table-cell>
          <table:table-cell table:style-name="ce1" office:value-type="float" office:value="-0.05519894" calcext:value-type="float">
            <text:p>-5.52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880532" calcext:value-type="float">
            <text:p>-3.88E+00</text:p>
          </table:table-cell>
          <table:table-cell office:value-type="float" office:value="3.751771" calcext:value-type="float">
            <text:p>3.75E+00</text:p>
          </table:table-cell>
          <table:table-cell office:value-type="float" office:value="1477010455900000" calcext:value-type="float">
            <text:p>1477010455900000</text:p>
          </table:table-cell>
          <table:table-cell office:value-type="float" office:value="-3.926347" calcext:value-type="float">
            <text:p>-3.93E+00</text:p>
          </table:table-cell>
          <table:table-cell office:value-type="float" office:value="3.670186" calcext:value-type="float">
            <text:p>3.67E+00</text:p>
          </table:table-cell>
          <table:table-cell office:value-type="float" office:value="-1.772118" calcext:value-type="float">
            <text:p>-1.77E+00</text:p>
          </table:table-cell>
          <table:table-cell office:value-type="float" office:value="-4.883302" calcext:value-type="float">
            <text:p>-4.88E+00</text:p>
          </table:table-cell>
          <table:table-cell office:value-type="float" office:value="4.364274" calcext:value-type="float">
            <text:p>4.36E+00</text:p>
          </table:table-cell>
          <table:table-cell office:value-type="float" office:value="-0.06207101" calcext:value-type="float">
            <text:p>-6.21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51282" calcext:value-type="float">
            <text:p>5.75E+00</text:p>
          </table:table-cell>
          <table:table-cell office:value-type="float" office:value="2.399056" calcext:value-type="float">
            <text:p>2.40E+00</text:p>
          </table:table-cell>
          <table:table-cell table:style-name="ce1" office:value-type="float" office:value="-1.5502" calcext:value-type="float">
            <text:p>-1.55E+00</text:p>
          </table:table-cell>
          <table:table-cell table:style-name="Default" office:value-type="float" office:value="1477010455950000" calcext:value-type="float">
            <text:p>1477010455950000</text:p>
          </table:table-cell>
          <table:table-cell office:value-type="float" office:value="-4.015331" calcext:value-type="float">
            <text:p>-4.02E+00</text:p>
          </table:table-cell>
          <table:table-cell office:value-type="float" office:value="3.426159" calcext:value-type="float">
            <text:p>3.43E+00</text:p>
          </table:table-cell>
          <table:table-cell office:value-type="float" office:value="-1.786856" calcext:value-type="float">
            <text:p>-1.79E+00</text:p>
          </table:table-cell>
          <table:table-cell office:value-type="float" office:value="-4.876663" calcext:value-type="float">
            <text:p>-4.88E+00</text:p>
          </table:table-cell>
          <table:table-cell office:value-type="float" office:value="4.361171" calcext:value-type="float">
            <text:p>4.36E+00</text:p>
          </table:table-cell>
          <table:table-cell table:style-name="ce1" office:value-type="float" office:value="-0.06893328" calcext:value-type="float">
            <text:p>-6.89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151192" calcext:value-type="float">
            <text:p>-4.15E+00</text:p>
          </table:table-cell>
          <table:table-cell office:value-type="float" office:value="3.219682" calcext:value-type="float">
            <text:p>3.22E+00</text:p>
          </table:table-cell>
          <table:table-cell office:value-type="float" office:value="1477010456000000" calcext:value-type="float">
            <text:p>1477010456000000</text:p>
          </table:table-cell>
          <table:table-cell office:value-type="float" office:value="-4.105094" calcext:value-type="float">
            <text:p>-4.11E+00</text:p>
          </table:table-cell>
          <table:table-cell office:value-type="float" office:value="3.18248" calcext:value-type="float">
            <text:p>3.18E+00</text:p>
          </table:table-cell>
          <table:table-cell office:value-type="float" office:value="-1.803198" calcext:value-type="float">
            <text:p>-1.80E+00</text:p>
          </table:table-cell>
          <table:table-cell office:value-type="float" office:value="-4.869246" calcext:value-type="float">
            <text:p>-4.87E+00</text:p>
          </table:table-cell>
          <table:table-cell office:value-type="float" office:value="4.357724" calcext:value-type="float">
            <text:p>4.36E+00</text:p>
          </table:table-cell>
          <table:table-cell office:value-type="float" office:value="-0.07578466" calcext:value-type="float">
            <text:p>-7.58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55387" calcext:value-type="float">
            <text:p>5.16E+00</text:p>
          </table:table-cell>
          <table:table-cell office:value-type="float" office:value="2.548411" calcext:value-type="float">
            <text:p>2.55E+00</text:p>
          </table:table-cell>
          <table:table-cell table:style-name="ce1" office:value-type="float" office:value="-1.027061" calcext:value-type="float">
            <text:p>-1.03E+00</text:p>
          </table:table-cell>
          <table:table-cell table:style-name="Default" office:value-type="float" office:value="1477010456050000" calcext:value-type="float">
            <text:p>1477010456050000</text:p>
          </table:table-cell>
          <table:table-cell office:value-type="float" office:value="-4.195715" calcext:value-type="float">
            <text:p>-4.20E+00</text:p>
          </table:table-cell>
          <table:table-cell office:value-type="float" office:value="2.939189" calcext:value-type="float">
            <text:p>2.94E+00</text:p>
          </table:table-cell>
          <table:table-cell office:value-type="float" office:value="-1.821133" calcext:value-type="float">
            <text:p>-1.82E+00</text:p>
          </table:table-cell>
          <table:table-cell office:value-type="float" office:value="-4.861036" calcext:value-type="float">
            <text:p>-4.86E+00</text:p>
          </table:table-cell>
          <table:table-cell office:value-type="float" office:value="4.353935" calcext:value-type="float">
            <text:p>4.35E+00</text:p>
          </table:table-cell>
          <table:table-cell table:style-name="ce1" office:value-type="float" office:value="-0.08262407" calcext:value-type="float">
            <text:p>-8.26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24508" calcext:value-type="float">
            <text:p>-4.32E+00</text:p>
          </table:table-cell>
          <table:table-cell office:value-type="float" office:value="2.550338" calcext:value-type="float">
            <text:p>2.55E+00</text:p>
          </table:table-cell>
          <table:table-cell office:value-type="float" office:value="1477010456100000" calcext:value-type="float">
            <text:p>1477010456100000</text:p>
          </table:table-cell>
          <table:table-cell office:value-type="float" office:value="-4.287274" calcext:value-type="float">
            <text:p>-4.29E+00</text:p>
          </table:table-cell>
          <table:table-cell office:value-type="float" office:value="2.696326" calcext:value-type="float">
            <text:p>2.70E+00</text:p>
          </table:table-cell>
          <table:table-cell office:value-type="float" office:value="-1.840648" calcext:value-type="float">
            <text:p>-1.84E+00</text:p>
          </table:table-cell>
          <table:table-cell office:value-type="float" office:value="-4.852019" calcext:value-type="float">
            <text:p>-4.85E+00</text:p>
          </table:table-cell>
          <table:table-cell office:value-type="float" office:value="4.349804" calcext:value-type="float">
            <text:p>4.35E+00</text:p>
          </table:table-cell>
          <table:table-cell office:value-type="float" office:value="-0.08945044" calcext:value-type="float">
            <text:p>-8.95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98598" calcext:value-type="float">
            <text:p>5.00E+00</text:p>
          </table:table-cell>
          <table:table-cell office:value-type="float" office:value="2.64081" calcext:value-type="float">
            <text:p>2.64E+00</text:p>
          </table:table-cell>
          <table:table-cell table:style-name="ce1" office:value-type="float" office:value="-0.775703" calcext:value-type="float">
            <text:p>-7.76E-01</text:p>
          </table:table-cell>
          <table:table-cell table:style-name="Default" office:value-type="float" office:value="1477010456150000" calcext:value-type="float">
            <text:p>1477010456150000</text:p>
          </table:table-cell>
          <table:table-cell office:value-type="float" office:value="-4.379848" calcext:value-type="float">
            <text:p>-4.38E+00</text:p>
          </table:table-cell>
          <table:table-cell office:value-type="float" office:value="2.453932" calcext:value-type="float">
            <text:p>2.45E+00</text:p>
          </table:table-cell>
          <table:table-cell office:value-type="float" office:value="-1.86173" calcext:value-type="float">
            <text:p>-1.86E+00</text:p>
          </table:table-cell>
          <table:table-cell office:value-type="float" office:value="-4.842177" calcext:value-type="float">
            <text:p>-4.84E+00</text:p>
          </table:table-cell>
          <table:table-cell office:value-type="float" office:value="4.345331" calcext:value-type="float">
            <text:p>4.35E+00</text:p>
          </table:table-cell>
          <table:table-cell table:style-name="ce1" office:value-type="float" office:value="-0.09626268" calcext:value-type="float">
            <text:p>-9.63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61223" calcext:value-type="float">
            <text:p>-4.61E+00</text:p>
          </table:table-cell>
          <table:table-cell office:value-type="float" office:value="2.091916" calcext:value-type="float">
            <text:p>2.09E+00</text:p>
          </table:table-cell>
          <table:table-cell office:value-type="float" office:value="1477010456200000" calcext:value-type="float">
            <text:p>1477010456200000</text:p>
          </table:table-cell>
          <table:table-cell office:value-type="float" office:value="-4.473517" calcext:value-type="float">
            <text:p>-4.47E+00</text:p>
          </table:table-cell>
          <table:table-cell office:value-type="float" office:value="2.212048" calcext:value-type="float">
            <text:p>2.21E+00</text:p>
          </table:table-cell>
          <table:table-cell office:value-type="float" office:value="-1.884364" calcext:value-type="float">
            <text:p>-1.88E+00</text:p>
          </table:table-cell>
          <table:table-cell office:value-type="float" office:value="-4.831491" calcext:value-type="float">
            <text:p>-4.83E+00</text:p>
          </table:table-cell>
          <table:table-cell office:value-type="float" office:value="4.340518" calcext:value-type="float">
            <text:p>4.34E+00</text:p>
          </table:table-cell>
          <table:table-cell office:value-type="float" office:value="-0.1030597" calcext:value-type="float">
            <text:p>-1.0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705897" calcext:value-type="float">
            <text:p>4.71E+00</text:p>
          </table:table-cell>
          <table:table-cell office:value-type="float" office:value="2.719343" calcext:value-type="float">
            <text:p>2.72E+00</text:p>
          </table:table-cell>
          <table:table-cell table:style-name="ce1" office:value-type="float" office:value="0.3635399" calcext:value-type="float">
            <text:p>3.64E-01</text:p>
          </table:table-cell>
          <table:table-cell table:style-name="Default" office:value-type="float" office:value="1477010456250000" calcext:value-type="float">
            <text:p>1477010456250000</text:p>
          </table:table-cell>
          <table:table-cell office:value-type="float" office:value="-4.568357" calcext:value-type="float">
            <text:p>-4.57E+00</text:p>
          </table:table-cell>
          <table:table-cell office:value-type="float" office:value="1.970717" calcext:value-type="float">
            <text:p>1.97E+00</text:p>
          </table:table-cell>
          <table:table-cell office:value-type="float" office:value="-1.908533" calcext:value-type="float">
            <text:p>-1.91E+00</text:p>
          </table:table-cell>
          <table:table-cell office:value-type="float" office:value="-4.819942" calcext:value-type="float">
            <text:p>-4.82E+00</text:p>
          </table:table-cell>
          <table:table-cell office:value-type="float" office:value="4.335365" calcext:value-type="float">
            <text:p>4.34E+00</text:p>
          </table:table-cell>
          <table:table-cell table:style-name="ce1" office:value-type="float" office:value="-0.1098405" calcext:value-type="float">
            <text:p>-1.1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68289" calcext:value-type="float">
            <text:p>-4.87E+00</text:p>
          </table:table-cell>
          <table:table-cell office:value-type="float" office:value="1.534418" calcext:value-type="float">
            <text:p>1.53E+00</text:p>
          </table:table-cell>
          <table:table-cell office:value-type="float" office:value="1477010456300000" calcext:value-type="float">
            <text:p>1477010456300000</text:p>
          </table:table-cell>
          <table:table-cell office:value-type="float" office:value="-4.664445" calcext:value-type="float">
            <text:p>-4.66E+00</text:p>
          </table:table-cell>
          <table:table-cell office:value-type="float" office:value="1.729983" calcext:value-type="float">
            <text:p>1.73E+00</text:p>
          </table:table-cell>
          <table:table-cell office:value-type="float" office:value="-1.934219" calcext:value-type="float">
            <text:p>-1.93E+00</text:p>
          </table:table-cell>
          <table:table-cell office:value-type="float" office:value="-4.807509" calcext:value-type="float">
            <text:p>-4.81E+00</text:p>
          </table:table-cell>
          <table:table-cell office:value-type="float" office:value="4.329873" calcext:value-type="float">
            <text:p>4.33E+00</text:p>
          </table:table-cell>
          <table:table-cell office:value-type="float" office:value="-0.1166039" calcext:value-type="float">
            <text:p>-1.1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84515" calcext:value-type="float">
            <text:p>5.18E+00</text:p>
          </table:table-cell>
          <table:table-cell office:value-type="float" office:value="2.860923" calcext:value-type="float">
            <text:p>2.86E+00</text:p>
          </table:table-cell>
          <table:table-cell table:style-name="ce1" office:value-type="float" office:value="0.871208" calcext:value-type="float">
            <text:p>8.71E-01</text:p>
          </table:table-cell>
          <table:table-cell table:style-name="Default" office:value-type="float" office:value="1477010456350000" calcext:value-type="float">
            <text:p>1477010456350000</text:p>
          </table:table-cell>
          <table:table-cell office:value-type="float" office:value="-4.761856" calcext:value-type="float">
            <text:p>-4.76E+00</text:p>
          </table:table-cell>
          <table:table-cell office:value-type="float" office:value="1.489891" calcext:value-type="float">
            <text:p>1.49E+00</text:p>
          </table:table-cell>
          <table:table-cell office:value-type="float" office:value="-1.961404" calcext:value-type="float">
            <text:p>-1.96E+00</text:p>
          </table:table-cell>
          <table:table-cell office:value-type="float" office:value="-4.794169" calcext:value-type="float">
            <text:p>-4.79E+00</text:p>
          </table:table-cell>
          <table:table-cell office:value-type="float" office:value="4.324043" calcext:value-type="float">
            <text:p>4.32E+00</text:p>
          </table:table-cell>
          <table:table-cell table:style-name="ce1" office:value-type="float" office:value="-0.1233489" calcext:value-type="float">
            <text:p>-1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667788" calcext:value-type="float">
            <text:p>-4.67E+00</text:p>
          </table:table-cell>
          <table:table-cell office:value-type="float" office:value="1.286427" calcext:value-type="float">
            <text:p>1.29E+00</text:p>
          </table:table-cell>
          <table:table-cell office:value-type="float" office:value="1477010456400000" calcext:value-type="float">
            <text:p>1477010456400000</text:p>
          </table:table-cell>
          <table:table-cell office:value-type="float" office:value="-4.860665" calcext:value-type="float">
            <text:p>-4.86E+00</text:p>
          </table:table-cell>
          <table:table-cell office:value-type="float" office:value="1.250487" calcext:value-type="float">
            <text:p>1.25E+00</text:p>
          </table:table-cell>
          <table:table-cell office:value-type="float" office:value="-1.990068" calcext:value-type="float">
            <text:p>-1.99E+00</text:p>
          </table:table-cell>
          <table:table-cell office:value-type="float" office:value="-4.779901" calcext:value-type="float">
            <text:p>-4.78E+00</text:p>
          </table:table-cell>
          <table:table-cell office:value-type="float" office:value="4.317875" calcext:value-type="float">
            <text:p>4.32E+00</text:p>
          </table:table-cell>
          <table:table-cell office:value-type="float" office:value="-0.1300744" calcext:value-type="float">
            <text:p>-1.3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07773" calcext:value-type="float">
            <text:p>5.11E+00</text:p>
          </table:table-cell>
          <table:table-cell office:value-type="float" office:value="2.922742" calcext:value-type="float">
            <text:p>2.92E+00</text:p>
          </table:table-cell>
          <table:table-cell table:style-name="ce1" office:value-type="float" office:value="1.072007" calcext:value-type="float">
            <text:p>1.07E+00</text:p>
          </table:table-cell>
          <table:table-cell table:style-name="Default" office:value-type="float" office:value="1477010456450000" calcext:value-type="float">
            <text:p>1477010456450000</text:p>
          </table:table-cell>
          <table:table-cell office:value-type="float" office:value="-4.960945" calcext:value-type="float">
            <text:p>-4.96E+00</text:p>
          </table:table-cell>
          <table:table-cell office:value-type="float" office:value="1.011817" calcext:value-type="float">
            <text:p>1.01E+00</text:p>
          </table:table-cell>
          <table:table-cell office:value-type="float" office:value="-2.02019" calcext:value-type="float">
            <text:p>-2.02E+00</text:p>
          </table:table-cell>
          <table:table-cell office:value-type="float" office:value="-4.764679" calcext:value-type="float">
            <text:p>-4.76E+00</text:p>
          </table:table-cell>
          <table:table-cell office:value-type="float" office:value="4.311372" calcext:value-type="float">
            <text:p>4.31E+00</text:p>
          </table:table-cell>
          <table:table-cell table:style-name="ce1" office:value-type="float" office:value="-0.1367794" calcext:value-type="float">
            <text:p>-1.3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54981" calcext:value-type="float">
            <text:p>-4.85E+00</text:p>
          </table:table-cell>
          <table:table-cell office:value-type="float" office:value="0.8256615" calcext:value-type="float">
            <text:p>8.26E-01</text:p>
          </table:table-cell>
          <table:table-cell office:value-type="float" office:value="1477010456500000" calcext:value-type="float">
            <text:p>1477010456500000</text:p>
          </table:table-cell>
          <table:table-cell office:value-type="float" office:value="-5.062768" calcext:value-type="float">
            <text:p>-5.06E+00</text:p>
          </table:table-cell>
          <table:table-cell office:value-type="float" office:value="0.7739301" calcext:value-type="float">
            <text:p>7.74E-01</text:p>
          </table:table-cell>
          <table:table-cell office:value-type="float" office:value="-2.051745" calcext:value-type="float">
            <text:p>-2.05E+00</text:p>
          </table:table-cell>
          <table:table-cell office:value-type="float" office:value="-4.748478" calcext:value-type="float">
            <text:p>-4.75E+00</text:p>
          </table:table-cell>
          <table:table-cell office:value-type="float" office:value="4.304533" calcext:value-type="float">
            <text:p>4.30E+00</text:p>
          </table:table-cell>
          <table:table-cell office:value-type="float" office:value="-0.1434628" calcext:value-type="float">
            <text:p>-1.4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850741" calcext:value-type="float">
            <text:p>4.85E+00</text:p>
          </table:table-cell>
          <table:table-cell office:value-type="float" office:value="3.104268" calcext:value-type="float">
            <text:p>3.10E+00</text:p>
          </table:table-cell>
          <table:table-cell table:style-name="ce1" office:value-type="float" office:value="1.755781" calcext:value-type="float">
            <text:p>1.76E+00</text:p>
          </table:table-cell>
          <table:table-cell table:style-name="Default" office:value-type="float" office:value="1477010456550000" calcext:value-type="float">
            <text:p>1477010456550000</text:p>
          </table:table-cell>
          <table:table-cell office:value-type="float" office:value="-5.166206" calcext:value-type="float">
            <text:p>-5.17E+00</text:p>
          </table:table-cell>
          <table:table-cell office:value-type="float" office:value="0.5368762" calcext:value-type="float">
            <text:p>5.37E-01</text:p>
          </table:table-cell>
          <table:table-cell office:value-type="float" office:value="-2.084711" calcext:value-type="float">
            <text:p>-2.08E+00</text:p>
          </table:table-cell>
          <table:table-cell office:value-type="float" office:value="-4.731272" calcext:value-type="float">
            <text:p>-4.73E+00</text:p>
          </table:table-cell>
          <table:table-cell office:value-type="float" office:value="4.29736" calcext:value-type="float">
            <text:p>4.30E+00</text:p>
          </table:table-cell>
          <table:table-cell table:style-name="ce1" office:value-type="float" office:value="-0.1501236" calcext:value-type="float">
            <text:p>-1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123096" calcext:value-type="float">
            <text:p>-5.12E+00</text:p>
          </table:table-cell>
          <table:table-cell office:value-type="float" office:value="0.2573111" calcext:value-type="float">
            <text:p>2.57E-01</text:p>
          </table:table-cell>
          <table:table-cell office:value-type="float" office:value="1477010456600000" calcext:value-type="float">
            <text:p>1477010456600000</text:p>
          </table:table-cell>
          <table:table-cell office:value-type="float" office:value="-5.271329" calcext:value-type="float">
            <text:p>-5.27E+00</text:p>
          </table:table-cell>
          <table:table-cell office:value-type="float" office:value="0.300706" calcext:value-type="float">
            <text:p>3.01E-01</text:p>
          </table:table-cell>
          <table:table-cell office:value-type="float" office:value="-2.119061" calcext:value-type="float">
            <text:p>-2.12E+00</text:p>
          </table:table-cell>
          <table:table-cell office:value-type="float" office:value="-4.713034" calcext:value-type="float">
            <text:p>-4.71E+00</text:p>
          </table:table-cell>
          <table:table-cell office:value-type="float" office:value="4.289853" calcext:value-type="float">
            <text:p>4.29E+00</text:p>
          </table:table-cell>
          <table:table-cell office:value-type="float" office:value="-0.1567606" calcext:value-type="float">
            <text:p>-1.5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05131" calcext:value-type="float">
            <text:p>6.01E+00</text:p>
          </table:table-cell>
          <table:table-cell office:value-type="float" office:value="3.190031" calcext:value-type="float">
            <text:p>3.19E+00</text:p>
          </table:table-cell>
          <table:table-cell table:style-name="ce1" office:value-type="float" office:value="1.776367" calcext:value-type="float">
            <text:p>1.78E+00</text:p>
          </table:table-cell>
          <table:table-cell table:style-name="Default" office:value-type="float" office:value="1477010456650000" calcext:value-type="float">
            <text:p>1477010456650000</text:p>
          </table:table-cell>
          <table:table-cell office:value-type="float" office:value="-5.378204" calcext:value-type="float">
            <text:p>-5.38E+00</text:p>
          </table:table-cell>
          <table:table-cell office:value-type="float" office:value="0.0654719" calcext:value-type="float">
            <text:p>6.55E-02</text:p>
          </table:table-cell>
          <table:table-cell office:value-type="float" office:value="-2.154769" calcext:value-type="float">
            <text:p>-2.15E+00</text:p>
          </table:table-cell>
          <table:table-cell office:value-type="float" office:value="-4.693737" calcext:value-type="float">
            <text:p>-4.69E+00</text:p>
          </table:table-cell>
          <table:table-cell office:value-type="float" office:value="4.282015" calcext:value-type="float">
            <text:p>4.28E+00</text:p>
          </table:table-cell>
          <table:table-cell table:style-name="ce1" office:value-type="float" office:value="-0.1633729" calcext:value-type="float">
            <text:p>-1.6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99723" calcext:value-type="float">
            <text:p>-5.30E+00</text:p>
          </table:table-cell>
          <table:table-cell office:value-type="float" office:value="-0.2129817" calcext:value-type="float">
            <text:p>-2.13E-01</text:p>
          </table:table-cell>
          <table:table-cell office:value-type="float" office:value="1477010456700000" calcext:value-type="float">
            <text:p>1477010456700000</text:p>
          </table:table-cell>
          <table:table-cell office:value-type="float" office:value="-5.4869" calcext:value-type="float">
            <text:p>-5.49E+00</text:p>
          </table:table-cell>
          <table:table-cell office:value-type="float" office:value="-0.1687723" calcext:value-type="float">
            <text:p>-1.69E-01</text:p>
          </table:table-cell>
          <table:table-cell office:value-type="float" office:value="-2.191805" calcext:value-type="float">
            <text:p>-2.19E+00</text:p>
          </table:table-cell>
          <table:table-cell office:value-type="float" office:value="-4.67335" calcext:value-type="float">
            <text:p>-4.67E+00</text:p>
          </table:table-cell>
          <table:table-cell office:value-type="float" office:value="4.273847" calcext:value-type="float">
            <text:p>4.27E+00</text:p>
          </table:table-cell>
          <table:table-cell office:value-type="float" office:value="-0.1699593" calcext:value-type="float">
            <text:p>-1.7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646317" calcext:value-type="float">
            <text:p>5.65E+00</text:p>
          </table:table-cell>
          <table:table-cell office:value-type="float" office:value="-3.115994" calcext:value-type="float">
            <text:p>-3.12E+00</text:p>
          </table:table-cell>
          <table:table-cell table:style-name="ce1" office:value-type="float" office:value="2.506136" calcext:value-type="float">
            <text:p>2.51E+00</text:p>
          </table:table-cell>
          <table:table-cell table:style-name="Default" office:value-type="float" office:value="1477010456750000" calcext:value-type="float">
            <text:p>1477010456750000</text:p>
          </table:table-cell>
          <table:table-cell office:value-type="float" office:value="-5.597482" calcext:value-type="float">
            <text:p>-5.60E+00</text:p>
          </table:table-cell>
          <table:table-cell office:value-type="float" office:value="-0.4019714" calcext:value-type="float">
            <text:p>-4.02E-01</text:p>
          </table:table-cell>
          <table:table-cell office:value-type="float" office:value="-2.230141" calcext:value-type="float">
            <text:p>-2.23E+00</text:p>
          </table:table-cell>
          <table:table-cell office:value-type="float" office:value="-4.651846" calcext:value-type="float">
            <text:p>-4.65E+00</text:p>
          </table:table-cell>
          <table:table-cell office:value-type="float" office:value="4.265349" calcext:value-type="float">
            <text:p>4.27E+00</text:p>
          </table:table-cell>
          <table:table-cell table:style-name="ce1" office:value-type="float" office:value="-0.176519" calcext:value-type="float">
            <text:p>-1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53586" calcext:value-type="float">
            <text:p>-5.85E+00</text:p>
          </table:table-cell>
          <table:table-cell office:value-type="float" office:value="-0.4458011" calcext:value-type="float">
            <text:p>-4.46E-01</text:p>
          </table:table-cell>
          <table:table-cell office:value-type="float" office:value="1477010456800000" calcext:value-type="float">
            <text:p>1477010456800000</text:p>
          </table:table-cell>
          <table:table-cell office:value-type="float" office:value="-5.710014" calcext:value-type="float">
            <text:p>-5.71E+00</text:p>
          </table:table-cell>
          <table:table-cell office:value-type="float" office:value="-0.6340686" calcext:value-type="float">
            <text:p>-6.34E-01</text:p>
          </table:table-cell>
          <table:table-cell office:value-type="float" office:value="-2.269743" calcext:value-type="float">
            <text:p>-2.27E+00</text:p>
          </table:table-cell>
          <table:table-cell office:value-type="float" office:value="-4.629193" calcext:value-type="float">
            <text:p>-4.63E+00</text:p>
          </table:table-cell>
          <table:table-cell office:value-type="float" office:value="4.256523" calcext:value-type="float">
            <text:p>4.26E+00</text:p>
          </table:table-cell>
          <table:table-cell office:value-type="float" office:value="-0.1830507" calcext:value-type="float">
            <text:p>-1.8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58672" calcext:value-type="float">
            <text:p>5.36E+00</text:p>
          </table:table-cell>
          <table:table-cell office:value-type="float" office:value="-3.005982" calcext:value-type="float">
            <text:p>-3.01E+00</text:p>
          </table:table-cell>
          <table:table-cell table:style-name="ce1" office:value-type="float" office:value="3.304336" calcext:value-type="float">
            <text:p>3.30E+00</text:p>
          </table:table-cell>
          <table:table-cell table:style-name="Default" office:value-type="float" office:value="1477010456850000" calcext:value-type="float">
            <text:p>1477010456850000</text:p>
          </table:table-cell>
          <table:table-cell office:value-type="float" office:value="-5.824559" calcext:value-type="float">
            <text:p>-5.82E+00</text:p>
          </table:table-cell>
          <table:table-cell office:value-type="float" office:value="-0.8650057" calcext:value-type="float">
            <text:p>-8.65E-01</text:p>
          </table:table-cell>
          <table:table-cell office:value-type="float" office:value="-2.310579" calcext:value-type="float">
            <text:p>-2.31E+00</text:p>
          </table:table-cell>
          <table:table-cell office:value-type="float" office:value="-4.605362" calcext:value-type="float">
            <text:p>-4.61E+00</text:p>
          </table:table-cell>
          <table:table-cell office:value-type="float" office:value="4.24737" calcext:value-type="float">
            <text:p>4.25E+00</text:p>
          </table:table-cell>
          <table:table-cell table:style-name="ce1" office:value-type="float" office:value="-0.1895536" calcext:value-type="float">
            <text:p>-1.9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78354" calcext:value-type="float">
            <text:p>-5.88E+00</text:p>
          </table:table-cell>
          <table:table-cell office:value-type="float" office:value="-1.26863" calcext:value-type="float">
            <text:p>-1.27E+00</text:p>
          </table:table-cell>
          <table:table-cell office:value-type="float" office:value="1477010456900000" calcext:value-type="float">
            <text:p>1477010456900000</text:p>
          </table:table-cell>
          <table:table-cell office:value-type="float" office:value="-5.941177" calcext:value-type="float">
            <text:p>-5.94E+00</text:p>
          </table:table-cell>
          <table:table-cell office:value-type="float" office:value="-1.094723" calcext:value-type="float">
            <text:p>-1.09E+00</text:p>
          </table:table-cell>
          <table:table-cell office:value-type="float" office:value="-2.352615" calcext:value-type="float">
            <text:p>-2.35E+00</text:p>
          </table:table-cell>
          <table:table-cell office:value-type="float" office:value="-4.580321" calcext:value-type="float">
            <text:p>-4.58E+00</text:p>
          </table:table-cell>
          <table:table-cell office:value-type="float" office:value="4.237893" calcext:value-type="float">
            <text:p>4.24E+00</text:p>
          </table:table-cell>
          <table:table-cell office:value-type="float" office:value="-0.1960265" calcext:value-type="float">
            <text:p>-1.9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882792" calcext:value-type="float">
            <text:p>5.88E+00</text:p>
          </table:table-cell>
          <table:table-cell office:value-type="float" office:value="-2.878714" calcext:value-type="float">
            <text:p>-2.88E+00</text:p>
          </table:table-cell>
          <table:table-cell table:style-name="ce1" office:value-type="float" office:value="3.255099" calcext:value-type="float">
            <text:p>3.26E+00</text:p>
          </table:table-cell>
          <table:table-cell table:style-name="Default" office:value-type="float" office:value="1477010456950000" calcext:value-type="float">
            <text:p>1477010456950000</text:p>
          </table:table-cell>
          <table:table-cell office:value-type="float" office:value="-6.059928" calcext:value-type="float">
            <text:p>-6.06E+00</text:p>
          </table:table-cell>
          <table:table-cell office:value-type="float" office:value="-1.323159" calcext:value-type="float">
            <text:p>-1.32E+00</text:p>
          </table:table-cell>
          <table:table-cell office:value-type="float" office:value="-2.395814" calcext:value-type="float">
            <text:p>-2.40E+00</text:p>
          </table:table-cell>
          <table:table-cell office:value-type="float" office:value="-4.554039" calcext:value-type="float">
            <text:p>-4.55E+00</text:p>
          </table:table-cell>
          <table:table-cell office:value-type="float" office:value="4.228091" calcext:value-type="float">
            <text:p>4.23E+00</text:p>
          </table:table-cell>
          <table:table-cell table:style-name="ce1" office:value-type="float" office:value="-0.2024685" calcext:value-type="float">
            <text:p>-2.0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272635" calcext:value-type="float">
            <text:p>-6.27E+00</text:p>
          </table:table-cell>
          <table:table-cell office:value-type="float" office:value="-1.509379" calcext:value-type="float">
            <text:p>-1.51E+00</text:p>
          </table:table-cell>
          <table:table-cell office:value-type="float" office:value="1477010457000000" calcext:value-type="float">
            <text:p>1477010457000000</text:p>
          </table:table-cell>
          <table:table-cell office:value-type="float" office:value="-6.180869" calcext:value-type="float">
            <text:p>-6.18E+00</text:p>
          </table:table-cell>
          <table:table-cell office:value-type="float" office:value="-1.55025" calcext:value-type="float">
            <text:p>-1.55E+00</text:p>
          </table:table-cell>
          <table:table-cell office:value-type="float" office:value="-2.440139" calcext:value-type="float">
            <text:p>-2.44E+00</text:p>
          </table:table-cell>
          <table:table-cell office:value-type="float" office:value="-4.526483" calcext:value-type="float">
            <text:p>-4.53E+00</text:p>
          </table:table-cell>
          <table:table-cell office:value-type="float" office:value="4.217968" calcext:value-type="float">
            <text:p>4.22E+00</text:p>
          </table:table-cell>
          <table:table-cell office:value-type="float" office:value="-0.2088785" calcext:value-type="float">
            <text:p>-2.0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361756" calcext:value-type="float">
            <text:p>6.36E+00</text:p>
          </table:table-cell>
          <table:table-cell office:value-type="float" office:value="-2.861339" calcext:value-type="float">
            <text:p>-2.86E+00</text:p>
          </table:table-cell>
          <table:table-cell table:style-name="ce1" office:value-type="float" office:value="4.186973" calcext:value-type="float">
            <text:p>4.19E+00</text:p>
          </table:table-cell>
          <table:table-cell table:style-name="Default" office:value-type="float" office:value="1477010457050000" calcext:value-type="float">
            <text:p>1477010457050000</text:p>
          </table:table-cell>
          <table:table-cell office:value-type="float" office:value="-6.304056" calcext:value-type="float">
            <text:p>-6.30E+00</text:p>
          </table:table-cell>
          <table:table-cell office:value-type="float" office:value="-1.775933" calcext:value-type="float">
            <text:p>-1.78E+00</text:p>
          </table:table-cell>
          <table:table-cell office:value-type="float" office:value="-2.485549" calcext:value-type="float">
            <text:p>-2.49E+00</text:p>
          </table:table-cell>
          <table:table-cell office:value-type="float" office:value="-4.497621" calcext:value-type="float">
            <text:p>-4.50E+00</text:p>
          </table:table-cell>
          <table:table-cell office:value-type="float" office:value="4.207524" calcext:value-type="float">
            <text:p>4.21E+00</text:p>
          </table:table-cell>
          <table:table-cell table:style-name="ce1" office:value-type="float" office:value="-0.2152555" calcext:value-type="float">
            <text:p>-2.1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34007" calcext:value-type="float">
            <text:p>-6.34E+00</text:p>
          </table:table-cell>
          <table:table-cell office:value-type="float" office:value="-2.136847" calcext:value-type="float">
            <text:p>-2.14E+00</text:p>
          </table:table-cell>
          <table:table-cell office:value-type="float" office:value="1477010457100000" calcext:value-type="float">
            <text:p>1477010457100000</text:p>
          </table:table-cell>
          <table:table-cell office:value-type="float" office:value="-6.429541" calcext:value-type="float">
            <text:p>-6.43E+00</text:p>
          </table:table-cell>
          <table:table-cell office:value-type="float" office:value="-2.000141" calcext:value-type="float">
            <text:p>-2.00E+00</text:p>
          </table:table-cell>
          <table:table-cell office:value-type="float" office:value="-2.532004" calcext:value-type="float">
            <text:p>-2.53E+00</text:p>
          </table:table-cell>
          <table:table-cell office:value-type="float" office:value="-4.467422" calcext:value-type="float">
            <text:p>-4.47E+00</text:p>
          </table:table-cell>
          <table:table-cell office:value-type="float" office:value="4.196761" calcext:value-type="float">
            <text:p>4.20E+00</text:p>
          </table:table-cell>
          <table:table-cell office:value-type="float" office:value="-0.2215985" calcext:value-type="float">
            <text:p>-2.2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23691" calcext:value-type="float">
            <text:p>7.32E+00</text:p>
          </table:table-cell>
          <table:table-cell office:value-type="float" office:value="-2.840141" calcext:value-type="float">
            <text:p>-2.84E+00</text:p>
          </table:table-cell>
          <table:table-cell table:style-name="ce1" office:value-type="float" office:value="3.856017" calcext:value-type="float">
            <text:p>3.86E+00</text:p>
          </table:table-cell>
          <table:table-cell table:style-name="Default" office:value-type="float" office:value="1477010457150000" calcext:value-type="float">
            <text:p>1477010457150000</text:p>
          </table:table-cell>
          <table:table-cell office:value-type="float" office:value="-6.557376" calcext:value-type="float">
            <text:p>-6.56E+00</text:p>
          </table:table-cell>
          <table:table-cell office:value-type="float" office:value="-2.222807" calcext:value-type="float">
            <text:p>-2.22E+00</text:p>
          </table:table-cell>
          <table:table-cell office:value-type="float" office:value="-2.579462" calcext:value-type="float">
            <text:p>-2.58E+00</text:p>
          </table:table-cell>
          <table:table-cell office:value-type="float" office:value="-4.435853" calcext:value-type="float">
            <text:p>-4.44E+00</text:p>
          </table:table-cell>
          <table:table-cell office:value-type="float" office:value="4.185681" calcext:value-type="float">
            <text:p>4.19E+00</text:p>
          </table:table-cell>
          <table:table-cell table:style-name="ce1" office:value-type="float" office:value="-0.2279066" calcext:value-type="float">
            <text:p>-2.2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92876" calcext:value-type="float">
            <text:p>-6.79E+00</text:p>
          </table:table-cell>
          <table:table-cell office:value-type="float" office:value="-2.445797" calcext:value-type="float">
            <text:p>-2.45E+00</text:p>
          </table:table-cell>
          <table:table-cell office:value-type="float" office:value="1477010457200000" calcext:value-type="float">
            <text:p>1477010457200000</text:p>
          </table:table-cell>
          <table:table-cell office:value-type="float" office:value="-6.68761" calcext:value-type="float">
            <text:p>-6.69E+00</text:p>
          </table:table-cell>
          <table:table-cell office:value-type="float" office:value="-2.44386" calcext:value-type="float">
            <text:p>-2.44E+00</text:p>
          </table:table-cell>
          <table:table-cell office:value-type="float" office:value="-2.627877" calcext:value-type="float">
            <text:p>-2.63E+00</text:p>
          </table:table-cell>
          <table:table-cell office:value-type="float" office:value="-4.402881" calcext:value-type="float">
            <text:p>-4.40E+00</text:p>
          </table:table-cell>
          <table:table-cell office:value-type="float" office:value="4.174286" calcext:value-type="float">
            <text:p>4.17E+00</text:p>
          </table:table-cell>
          <table:table-cell office:value-type="float" office:value="-0.2341786" calcext:value-type="float">
            <text:p>-2.34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628759" calcext:value-type="float">
            <text:p>7.63E+00</text:p>
          </table:table-cell>
          <table:table-cell office:value-type="float" office:value="-2.783213" calcext:value-type="float">
            <text:p>-2.78E+00</text:p>
          </table:table-cell>
          <table:table-cell table:style-name="ce1" office:value-type="float" office:value="4.248146" calcext:value-type="float">
            <text:p>4.25E+00</text:p>
          </table:table-cell>
          <table:table-cell table:style-name="Default" office:value-type="float" office:value="1477010457250000" calcext:value-type="float">
            <text:p>1477010457250000</text:p>
          </table:table-cell>
          <table:table-cell office:value-type="float" office:value="-6.82029" calcext:value-type="float">
            <text:p>-6.82E+00</text:p>
          </table:table-cell>
          <table:table-cell office:value-type="float" office:value="-2.663229" calcext:value-type="float">
            <text:p>-2.66E+00</text:p>
          </table:table-cell>
          <table:table-cell office:value-type="float" office:value="-2.677204" calcext:value-type="float">
            <text:p>-2.68E+00</text:p>
          </table:table-cell>
          <table:table-cell office:value-type="float" office:value="-4.368474" calcext:value-type="float">
            <text:p>-4.37E+00</text:p>
          </table:table-cell>
          <table:table-cell office:value-type="float" office:value="4.162577" calcext:value-type="float">
            <text:p>4.16E+00</text:p>
          </table:table-cell>
          <table:table-cell table:style-name="ce1" office:value-type="float" office:value="-0.2404137" calcext:value-type="float">
            <text:p>-2.4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800298" calcext:value-type="float">
            <text:p>-6.80E+00</text:p>
          </table:table-cell>
          <table:table-cell office:value-type="float" office:value="-3.100863" calcext:value-type="float">
            <text:p>-3.10E+00</text:p>
          </table:table-cell>
          <table:table-cell office:value-type="float" office:value="1477010457300000" calcext:value-type="float">
            <text:p>1477010457300000</text:p>
          </table:table-cell>
          <table:table-cell office:value-type="float" office:value="-6.95546" calcext:value-type="float">
            <text:p>-6.96E+00</text:p>
          </table:table-cell>
          <table:table-cell office:value-type="float" office:value="-2.880843" calcext:value-type="float">
            <text:p>-2.88E+00</text:p>
          </table:table-cell>
          <table:table-cell office:value-type="float" office:value="-2.727396" calcext:value-type="float">
            <text:p>-2.73E+00</text:p>
          </table:table-cell>
          <table:table-cell office:value-type="float" office:value="-4.3326" calcext:value-type="float">
            <text:p>-4.33E+00</text:p>
          </table:table-cell>
          <table:table-cell office:value-type="float" office:value="4.150556" calcext:value-type="float">
            <text:p>4.15E+00</text:p>
          </table:table-cell>
          <table:table-cell office:value-type="float" office:value="-0.2466108" calcext:value-type="float">
            <text:p>-2.4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832033" calcext:value-type="float">
            <text:p>7.83E+00</text:p>
          </table:table-cell>
          <table:table-cell office:value-type="float" office:value="-2.717858" calcext:value-type="float">
            <text:p>-2.72E+00</text:p>
          </table:table-cell>
          <table:table-cell table:style-name="ce1" office:value-type="float" office:value="4.17322" calcext:value-type="float">
            <text:p>4.17E+00</text:p>
          </table:table-cell>
          <table:table-cell table:style-name="Default" office:value-type="float" office:value="1477010457350000" calcext:value-type="float">
            <text:p>1477010457350000</text:p>
          </table:table-cell>
          <table:table-cell office:value-type="float" office:value="-7.093162" calcext:value-type="float">
            <text:p>-7.09E+00</text:p>
          </table:table-cell>
          <table:table-cell office:value-type="float" office:value="-3.096627" calcext:value-type="float">
            <text:p>-3.10E+00</text:p>
          </table:table-cell>
          <table:table-cell office:value-type="float" office:value="-2.778402" calcext:value-type="float">
            <text:p>-2.78E+00</text:p>
          </table:table-cell>
          <table:table-cell office:value-type="float" office:value="-4.295227" calcext:value-type="float">
            <text:p>-4.30E+00</text:p>
          </table:table-cell>
          <table:table-cell office:value-type="float" office:value="4.138226" calcext:value-type="float">
            <text:p>4.14E+00</text:p>
          </table:table-cell>
          <table:table-cell table:style-name="ce1" office:value-type="float" office:value="-0.2527689" calcext:value-type="float">
            <text:p>-2.5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21178" calcext:value-type="float">
            <text:p>-7.12E+00</text:p>
          </table:table-cell>
          <table:table-cell office:value-type="float" office:value="-3.264337" calcext:value-type="float">
            <text:p>-3.26E+00</text:p>
          </table:table-cell>
          <table:table-cell office:value-type="float" office:value="1477010457400000" calcext:value-type="float">
            <text:p>1477010457400000</text:p>
          </table:table-cell>
          <table:table-cell office:value-type="float" office:value="-7.233435" calcext:value-type="float">
            <text:p>-7.23E+00</text:p>
          </table:table-cell>
          <table:table-cell office:value-type="float" office:value="-3.310505" calcext:value-type="float">
            <text:p>-3.31E+00</text:p>
          </table:table-cell>
          <table:table-cell office:value-type="float" office:value="-2.830171" calcext:value-type="float">
            <text:p>-2.83E+00</text:p>
          </table:table-cell>
          <table:table-cell office:value-type="float" office:value="-4.256323" calcext:value-type="float">
            <text:p>-4.26E+00</text:p>
          </table:table-cell>
          <table:table-cell office:value-type="float" office:value="4.125587" calcext:value-type="float">
            <text:p>4.13E+00</text:p>
          </table:table-cell>
          <table:table-cell office:value-type="float" office:value="-0.2588872" calcext:value-type="float">
            <text:p>-2.5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782363" calcext:value-type="float">
            <text:p>8.78E+00</text:p>
          </table:table-cell>
          <table:table-cell office:value-type="float" office:value="-2.657161" calcext:value-type="float">
            <text:p>-2.66E+00</text:p>
          </table:table-cell>
          <table:table-cell table:style-name="ce1" office:value-type="float" office:value="4.417689" calcext:value-type="float">
            <text:p>4.42E+00</text:p>
          </table:table-cell>
          <table:table-cell table:style-name="Default" office:value-type="float" office:value="1477010457450000" calcext:value-type="float">
            <text:p>1477010457450000</text:p>
          </table:table-cell>
          <table:table-cell office:value-type="float" office:value="-7.376317" calcext:value-type="float">
            <text:p>-7.38E+00</text:p>
          </table:table-cell>
          <table:table-cell office:value-type="float" office:value="-3.522399" calcext:value-type="float">
            <text:p>-3.52E+00</text:p>
          </table:table-cell>
          <table:table-cell office:value-type="float" office:value="-2.882652" calcext:value-type="float">
            <text:p>-2.88E+00</text:p>
          </table:table-cell>
          <table:table-cell office:value-type="float" office:value="-4.215858" calcext:value-type="float">
            <text:p>-4.22E+00</text:p>
          </table:table-cell>
          <table:table-cell office:value-type="float" office:value="4.112643" calcext:value-type="float">
            <text:p>4.11E+00</text:p>
          </table:table-cell>
          <table:table-cell table:style-name="ce1" office:value-type="float" office:value="-0.2649645" calcext:value-type="float">
            <text:p>-2.6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490093" calcext:value-type="float">
            <text:p>-7.49E+00</text:p>
          </table:table-cell>
          <table:table-cell office:value-type="float" office:value="-3.490813" calcext:value-type="float">
            <text:p>-3.49E+00</text:p>
          </table:table-cell>
          <table:table-cell office:value-type="float" office:value="1477010457500000" calcext:value-type="float">
            <text:p>1477010457500000</text:p>
          </table:table-cell>
          <table:table-cell office:value-type="float" office:value="-7.521842" calcext:value-type="float">
            <text:p>-7.52E+00</text:p>
          </table:table-cell>
          <table:table-cell office:value-type="float" office:value="-3.732231" calcext:value-type="float">
            <text:p>-3.73E+00</text:p>
          </table:table-cell>
          <table:table-cell office:value-type="float" office:value="-2.935789" calcext:value-type="float">
            <text:p>-2.94E+00</text:p>
          </table:table-cell>
          <table:table-cell office:value-type="float" office:value="-4.1738" calcext:value-type="float">
            <text:p>-4.17E+00</text:p>
          </table:table-cell>
          <table:table-cell office:value-type="float" office:value="4.099395" calcext:value-type="float">
            <text:p>4.10E+00</text:p>
          </table:table-cell>
          <table:table-cell office:value-type="float" office:value="-0.271" calcext:value-type="float">
            <text:p>-2.7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66428" calcext:value-type="float">
            <text:p>8.47E+00</text:p>
          </table:table-cell>
          <table:table-cell office:value-type="float" office:value="-2.66525" calcext:value-type="float">
            <text:p>-2.67E+00</text:p>
          </table:table-cell>
          <table:table-cell table:style-name="ce1" office:value-type="float" office:value="4.645396" calcext:value-type="float">
            <text:p>4.65E+00</text:p>
          </table:table-cell>
          <table:table-cell table:style-name="Default" office:value-type="float" office:value="1477010457550000" calcext:value-type="float">
            <text:p>1477010457550000</text:p>
          </table:table-cell>
          <table:table-cell office:value-type="float" office:value="-7.67004" calcext:value-type="float">
            <text:p>-7.67E+00</text:p>
          </table:table-cell>
          <table:table-cell office:value-type="float" office:value="-3.93992" calcext:value-type="float">
            <text:p>-3.94E+00</text:p>
          </table:table-cell>
          <table:table-cell office:value-type="float" office:value="-2.989527" calcext:value-type="float">
            <text:p>-2.99E+00</text:p>
          </table:table-cell>
          <table:table-cell office:value-type="float" office:value="-4.130121" calcext:value-type="float">
            <text:p>-4.13E+00</text:p>
          </table:table-cell>
          <table:table-cell office:value-type="float" office:value="4.085845" calcext:value-type="float">
            <text:p>4.09E+00</text:p>
          </table:table-cell>
          <table:table-cell table:style-name="ce1" office:value-type="float" office:value="-0.2769928" calcext:value-type="float">
            <text:p>-2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80489" calcext:value-type="float">
            <text:p>-7.88E+00</text:p>
          </table:table-cell>
          <table:table-cell office:value-type="float" office:value="-4.297826" calcext:value-type="float">
            <text:p>-4.30E+00</text:p>
          </table:table-cell>
          <table:table-cell office:value-type="float" office:value="1477010457600000" calcext:value-type="float">
            <text:p>1477010457600000</text:p>
          </table:table-cell>
          <table:table-cell office:value-type="float" office:value="-7.820942" calcext:value-type="float">
            <text:p>-7.82E+00</text:p>
          </table:table-cell>
          <table:table-cell office:value-type="float" office:value="-4.145385" calcext:value-type="float">
            <text:p>-4.15E+00</text:p>
          </table:table-cell>
          <table:table-cell office:value-type="float" office:value="-3.043807" calcext:value-type="float">
            <text:p>-3.04E+00</text:p>
          </table:table-cell>
          <table:table-cell office:value-type="float" office:value="-4.08479" calcext:value-type="float">
            <text:p>-4.08E+00</text:p>
          </table:table-cell>
          <table:table-cell office:value-type="float" office:value="4.071995" calcext:value-type="float">
            <text:p>4.07E+00</text:p>
          </table:table-cell>
          <table:table-cell office:value-type="float" office:value="-0.2829417" calcext:value-type="float">
            <text:p>-2.8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91522" calcext:value-type="float">
            <text:p>9.29E+00</text:p>
          </table:table-cell>
          <table:table-cell office:value-type="float" office:value="-2.626352" calcext:value-type="float">
            <text:p>-2.63E+00</text:p>
          </table:table-cell>
          <table:table-cell table:style-name="ce1" office:value-type="float" office:value="4.653436" calcext:value-type="float">
            <text:p>4.65E+00</text:p>
          </table:table-cell>
          <table:table-cell table:style-name="Default" office:value-type="float" office:value="1477010457650000" calcext:value-type="float">
            <text:p>1477010457650000</text:p>
          </table:table-cell>
          <table:table-cell office:value-type="float" office:value="-7.974572" calcext:value-type="float">
            <text:p>-7.97E+00</text:p>
          </table:table-cell>
          <table:table-cell office:value-type="float" office:value="-4.348541" calcext:value-type="float">
            <text:p>-4.35E+00</text:p>
          </table:table-cell>
          <table:table-cell office:value-type="float" office:value="-3.09857" calcext:value-type="float">
            <text:p>-3.10E+00</text:p>
          </table:table-cell>
          <table:table-cell office:value-type="float" office:value="-4.03778" calcext:value-type="float">
            <text:p>-4.04E+00</text:p>
          </table:table-cell>
          <table:table-cell office:value-type="float" office:value="4.057848" calcext:value-type="float">
            <text:p>4.06E+00</text:p>
          </table:table-cell>
          <table:table-cell table:style-name="ce1" office:value-type="float" office:value="-0.288846" calcext:value-type="float">
            <text:p>-2.8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224922" calcext:value-type="float">
            <text:p>-8.22E+00</text:p>
          </table:table-cell>
          <table:table-cell office:value-type="float" office:value="-4.798125" calcext:value-type="float">
            <text:p>-4.80E+00</text:p>
          </table:table-cell>
          <table:table-cell office:value-type="float" office:value="1477010457700000" calcext:value-type="float">
            <text:p>1477010457700000</text:p>
          </table:table-cell>
          <table:table-cell office:value-type="float" office:value="-8.130953" calcext:value-type="float">
            <text:p>-8.13E+00</text:p>
          </table:table-cell>
          <table:table-cell office:value-type="float" office:value="-4.549304" calcext:value-type="float">
            <text:p>-4.55E+00</text:p>
          </table:table-cell>
          <table:table-cell office:value-type="float" office:value="-3.153756" calcext:value-type="float">
            <text:p>-3.15E+00</text:p>
          </table:table-cell>
          <table:table-cell office:value-type="float" office:value="-3.989064" calcext:value-type="float">
            <text:p>-3.99E+00</text:p>
          </table:table-cell>
          <table:table-cell office:value-type="float" office:value="4.043406" calcext:value-type="float">
            <text:p>4.04E+00</text:p>
          </table:table-cell>
          <table:table-cell office:value-type="float" office:value="-0.2947047" calcext:value-type="float">
            <text:p>-2.9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798837" calcext:value-type="float">
            <text:p>9.80E+00</text:p>
          </table:table-cell>
          <table:table-cell office:value-type="float" office:value="-2.611289" calcext:value-type="float">
            <text:p>-2.61E+00</text:p>
          </table:table-cell>
          <table:table-cell table:style-name="ce1" office:value-type="float" office:value="4.32196" calcext:value-type="float">
            <text:p>4.32E+00</text:p>
          </table:table-cell>
          <table:table-cell table:style-name="Default" office:value-type="float" office:value="1477010457750000" calcext:value-type="float">
            <text:p>1477010457750000</text:p>
          </table:table-cell>
          <table:table-cell office:value-type="float" office:value="-8.290105" calcext:value-type="float">
            <text:p>-8.29E+00</text:p>
          </table:table-cell>
          <table:table-cell office:value-type="float" office:value="-4.747588" calcext:value-type="float">
            <text:p>-4.75E+00</text:p>
          </table:table-cell>
          <table:table-cell office:value-type="float" office:value="-3.209302" calcext:value-type="float">
            <text:p>-3.21E+00</text:p>
          </table:table-cell>
          <table:table-cell office:value-type="float" office:value="-3.938615" calcext:value-type="float">
            <text:p>-3.94E+00</text:p>
          </table:table-cell>
          <table:table-cell office:value-type="float" office:value="4.02867" calcext:value-type="float">
            <text:p>4.03E+00</text:p>
          </table:table-cell>
          <table:table-cell table:style-name="ce1" office:value-type="float" office:value="-0.3005169" calcext:value-type="float">
            <text:p>-3.0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35522" calcext:value-type="float">
            <text:p>-8.34E+00</text:p>
          </table:table-cell>
          <table:table-cell office:value-type="float" office:value="-5.105899" calcext:value-type="float">
            <text:p>-5.11E+00</text:p>
          </table:table-cell>
          <table:table-cell office:value-type="float" office:value="1477010457800000" calcext:value-type="float">
            <text:p>1477010457800000</text:p>
          </table:table-cell>
          <table:table-cell office:value-type="float" office:value="-8.452043" calcext:value-type="float">
            <text:p>-8.45E+00</text:p>
          </table:table-cell>
          <table:table-cell office:value-type="float" office:value="-4.943306" calcext:value-type="float">
            <text:p>-4.94E+00</text:p>
          </table:table-cell>
          <table:table-cell office:value-type="float" office:value="-3.265143" calcext:value-type="float">
            <text:p>-3.27E+00</text:p>
          </table:table-cell>
          <table:table-cell office:value-type="float" office:value="-3.886408" calcext:value-type="float">
            <text:p>-3.89E+00</text:p>
          </table:table-cell>
          <table:table-cell office:value-type="float" office:value="4.013645" calcext:value-type="float">
            <text:p>4.01E+00</text:p>
          </table:table-cell>
          <table:table-cell office:value-type="float" office:value="-0.3062816" calcext:value-type="float">
            <text:p>-3.0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802091" calcext:value-type="float">
            <text:p>9.80E+00</text:p>
          </table:table-cell>
          <table:table-cell office:value-type="float" office:value="-2.630737" calcext:value-type="float">
            <text:p>-2.63E+00</text:p>
          </table:table-cell>
          <table:table-cell table:style-name="ce1" office:value-type="float" office:value="4.404867" calcext:value-type="float">
            <text:p>4.40E+00</text:p>
          </table:table-cell>
          <table:table-cell table:style-name="Default" office:value-type="float" office:value="1477010457850000" calcext:value-type="float">
            <text:p>1477010457850000</text:p>
          </table:table-cell>
          <table:table-cell office:value-type="float" office:value="-8.616782" calcext:value-type="float">
            <text:p>-8.62E+00</text:p>
          </table:table-cell>
          <table:table-cell office:value-type="float" office:value="-5.136369" calcext:value-type="float">
            <text:p>-5.14E+00</text:p>
          </table:table-cell>
          <table:table-cell office:value-type="float" office:value="-3.321214" calcext:value-type="float">
            <text:p>-3.32E+00</text:p>
          </table:table-cell>
          <table:table-cell office:value-type="float" office:value="-3.83242" calcext:value-type="float">
            <text:p>-3.83E+00</text:p>
          </table:table-cell>
          <table:table-cell office:value-type="float" office:value="3.998331" calcext:value-type="float">
            <text:p>4.00E+00</text:p>
          </table:table-cell>
          <table:table-cell table:style-name="ce1" office:value-type="float" office:value="-0.3119979" calcext:value-type="float">
            <text:p>-3.1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914773" calcext:value-type="float">
            <text:p>-8.91E+00</text:p>
          </table:table-cell>
          <table:table-cell office:value-type="float" office:value="-5.517524" calcext:value-type="float">
            <text:p>-5.52E+00</text:p>
          </table:table-cell>
          <table:table-cell office:value-type="float" office:value="1477010457900000" calcext:value-type="float">
            <text:p>1477010457900000</text:p>
          </table:table-cell>
          <table:table-cell office:value-type="float" office:value="-8.78433" calcext:value-type="float">
            <text:p>-8.78E+00</text:p>
          </table:table-cell>
          <table:table-cell office:value-type="float" office:value="-5.326687" calcext:value-type="float">
            <text:p>-5.33E+00</text:p>
          </table:table-cell>
          <table:table-cell office:value-type="float" office:value="-3.377447" calcext:value-type="float">
            <text:p>-3.38E+00</text:p>
          </table:table-cell>
          <table:table-cell office:value-type="float" office:value="-3.776628" calcext:value-type="float">
            <text:p>-3.78E+00</text:p>
          </table:table-cell>
          <table:table-cell office:value-type="float" office:value="3.982731" calcext:value-type="float">
            <text:p>3.98E+00</text:p>
          </table:table-cell>
          <table:table-cell office:value-type="float" office:value="-0.317665" calcext:value-type="float">
            <text:p>-3.1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8456" calcext:value-type="float">
            <text:p>1.07E+01</text:p>
          </table:table-cell>
          <table:table-cell office:value-type="float" office:value="-2.579587" calcext:value-type="float">
            <text:p>-2.58E+00</text:p>
          </table:table-cell>
          <table:table-cell table:style-name="ce1" office:value-type="float" office:value="4.696358" calcext:value-type="float">
            <text:p>4.70E+00</text:p>
          </table:table-cell>
          <table:table-cell table:style-name="Default" office:value-type="float" office:value="1477010457950000" calcext:value-type="float">
            <text:p>1477010457950000</text:p>
          </table:table-cell>
          <table:table-cell office:value-type="float" office:value="-8.954695" calcext:value-type="float">
            <text:p>-8.95E+00</text:p>
          </table:table-cell>
          <table:table-cell office:value-type="float" office:value="-5.514169" calcext:value-type="float">
            <text:p>-5.51E+00</text:p>
          </table:table-cell>
          <table:table-cell office:value-type="float" office:value="-3.433775" calcext:value-type="float">
            <text:p>-3.43E+00</text:p>
          </table:table-cell>
          <table:table-cell office:value-type="float" office:value="-3.719011" calcext:value-type="float">
            <text:p>-3.72E+00</text:p>
          </table:table-cell>
          <table:table-cell office:value-type="float" office:value="3.966847" calcext:value-type="float">
            <text:p>3.97E+00</text:p>
          </table:table-cell>
          <table:table-cell table:style-name="ce1" office:value-type="float" office:value="-0.3232819" calcext:value-type="float">
            <text:p>-3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033911" calcext:value-type="float">
            <text:p>-9.03E+00</text:p>
          </table:table-cell>
          <table:table-cell office:value-type="float" office:value="-5.802665" calcext:value-type="float">
            <text:p>-5.80E+00</text:p>
          </table:table-cell>
          <table:table-cell office:value-type="float" office:value="1477010458000000" calcext:value-type="float">
            <text:p>1477010458000000</text:p>
          </table:table-cell>
          <table:table-cell office:value-type="float" office:value="-9.127879" calcext:value-type="float">
            <text:p>-9.13E+00</text:p>
          </table:table-cell>
          <table:table-cell office:value-type="float" office:value="-5.698724" calcext:value-type="float">
            <text:p>-5.70E+00</text:p>
          </table:table-cell>
          <table:table-cell office:value-type="float" office:value="-3.490125" calcext:value-type="float">
            <text:p>-3.49E+00</text:p>
          </table:table-cell>
          <table:table-cell office:value-type="float" office:value="-3.659551" calcext:value-type="float">
            <text:p>-3.66E+00</text:p>
          </table:table-cell>
          <table:table-cell office:value-type="float" office:value="3.950683" calcext:value-type="float">
            <text:p>3.95E+00</text:p>
          </table:table-cell>
          <table:table-cell office:value-type="float" office:value="-0.3288477" calcext:value-type="float">
            <text:p>-3.2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39385" calcext:value-type="float">
            <text:p>1.04E+01</text:p>
          </table:table-cell>
          <table:table-cell office:value-type="float" office:value="-2.593059" calcext:value-type="float">
            <text:p>-2.59E+00</text:p>
          </table:table-cell>
          <table:table-cell table:style-name="ce1" office:value-type="float" office:value="4.474467" calcext:value-type="float">
            <text:p>4.47E+00</text:p>
          </table:table-cell>
          <table:table-cell table:style-name="Default" office:value-type="float" office:value="1477010458050000" calcext:value-type="float">
            <text:p>1477010458050000</text:p>
          </table:table-cell>
          <table:table-cell office:value-type="float" office:value="-9.303882" calcext:value-type="float">
            <text:p>-9.30E+00</text:p>
          </table:table-cell>
          <table:table-cell office:value-type="float" office:value="-5.880259" calcext:value-type="float">
            <text:p>-5.88E+00</text:p>
          </table:table-cell>
          <table:table-cell office:value-type="float" office:value="-3.546428" calcext:value-type="float">
            <text:p>-3.55E+00</text:p>
          </table:table-cell>
          <table:table-cell office:value-type="float" office:value="-3.598229" calcext:value-type="float">
            <text:p>-3.60E+00</text:p>
          </table:table-cell>
          <table:table-cell office:value-type="float" office:value="3.934241" calcext:value-type="float">
            <text:p>3.93E+00</text:p>
          </table:table-cell>
          <table:table-cell table:style-name="ce1" office:value-type="float" office:value="-0.3343617" calcext:value-type="float">
            <text:p>-3.3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08113" calcext:value-type="float">
            <text:p>-9.31E+00</text:p>
          </table:table-cell>
          <table:table-cell office:value-type="float" office:value="-5.82368" calcext:value-type="float">
            <text:p>-5.82E+00</text:p>
          </table:table-cell>
          <table:table-cell office:value-type="float" office:value="1477010458100000" calcext:value-type="float">
            <text:p>1477010458100000</text:p>
          </table:table-cell>
          <table:table-cell office:value-type="float" office:value="-9.482699" calcext:value-type="float">
            <text:p>-9.48E+00</text:p>
          </table:table-cell>
          <table:table-cell office:value-type="float" office:value="-6.05868" calcext:value-type="float">
            <text:p>-6.06E+00</text:p>
          </table:table-cell>
          <table:table-cell office:value-type="float" office:value="-3.60261" calcext:value-type="float">
            <text:p>-3.60E+00</text:p>
          </table:table-cell>
          <table:table-cell office:value-type="float" office:value="-3.535029" calcext:value-type="float">
            <text:p>-3.54E+00</text:p>
          </table:table-cell>
          <table:table-cell office:value-type="float" office:value="3.917523" calcext:value-type="float">
            <text:p>3.92E+00</text:p>
          </table:table-cell>
          <table:table-cell office:value-type="float" office:value="-0.3398228" calcext:value-type="float">
            <text:p>-3.4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653" calcext:value-type="float">
            <text:p>1.17E+01</text:p>
          </table:table-cell>
          <table:table-cell office:value-type="float" office:value="-2.562531" calcext:value-type="float">
            <text:p>-2.56E+00</text:p>
          </table:table-cell>
          <table:table-cell table:style-name="ce1" office:value-type="float" office:value="4.727339" calcext:value-type="float">
            <text:p>4.73E+00</text:p>
          </table:table-cell>
          <table:table-cell table:style-name="Default" office:value-type="float" office:value="1477010458150000" calcext:value-type="float">
            <text:p>1477010458150000</text:p>
          </table:table-cell>
          <table:table-cell office:value-type="float" office:value="-9.664322" calcext:value-type="float">
            <text:p>-9.66E+00</text:p>
          </table:table-cell>
          <table:table-cell office:value-type="float" office:value="-6.233892" calcext:value-type="float">
            <text:p>-6.23E+00</text:p>
          </table:table-cell>
          <table:table-cell office:value-type="float" office:value="-3.658598" calcext:value-type="float">
            <text:p>-3.66E+00</text:p>
          </table:table-cell>
          <table:table-cell office:value-type="float" office:value="-3.469939" calcext:value-type="float">
            <text:p>-3.47E+00</text:p>
          </table:table-cell>
          <table:table-cell office:value-type="float" office:value="3.900532" calcext:value-type="float">
            <text:p>3.90E+00</text:p>
          </table:table-cell>
          <table:table-cell table:style-name="ce1" office:value-type="float" office:value="-0.3452302" calcext:value-type="float">
            <text:p>-3.4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625472" calcext:value-type="float">
            <text:p>-9.63E+00</text:p>
          </table:table-cell>
          <table:table-cell office:value-type="float" office:value="-6.559576" calcext:value-type="float">
            <text:p>-6.56E+00</text:p>
          </table:table-cell>
          <table:table-cell office:value-type="float" office:value="1477010458200000" calcext:value-type="float">
            <text:p>1477010458200000</text:p>
          </table:table-cell>
          <table:table-cell office:value-type="float" office:value="-9.848741" calcext:value-type="float">
            <text:p>-9.85E+00</text:p>
          </table:table-cell>
          <table:table-cell office:value-type="float" office:value="-6.405802" calcext:value-type="float">
            <text:p>-6.41E+00</text:p>
          </table:table-cell>
          <table:table-cell office:value-type="float" office:value="-3.714314" calcext:value-type="float">
            <text:p>-3.71E+00</text:p>
          </table:table-cell>
          <table:table-cell office:value-type="float" office:value="-3.402945" calcext:value-type="float">
            <text:p>-3.40E+00</text:p>
          </table:table-cell>
          <table:table-cell office:value-type="float" office:value="3.88327" calcext:value-type="float">
            <text:p>3.88E+00</text:p>
          </table:table-cell>
          <table:table-cell office:value-type="float" office:value="-0.3505832" calcext:value-type="float">
            <text:p>-3.5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1835" calcext:value-type="float">
            <text:p>1.24E+01</text:p>
          </table:table-cell>
          <table:table-cell office:value-type="float" office:value="-2.60434" calcext:value-type="float">
            <text:p>-2.60E+00</text:p>
          </table:table-cell>
          <table:table-cell table:style-name="ce1" office:value-type="float" office:value="5.088445" calcext:value-type="float">
            <text:p>5.09E+00</text:p>
          </table:table-cell>
          <table:table-cell table:style-name="Default" office:value-type="float" office:value="1477010458250000" calcext:value-type="float">
            <text:p>1477010458250000</text:p>
          </table:table-cell>
          <table:table-cell office:value-type="float" office:value="-10.03594" calcext:value-type="float">
            <text:p>-1.00E+01</text:p>
          </table:table-cell>
          <table:table-cell office:value-type="float" office:value="-6.574313" calcext:value-type="float">
            <text:p>-6.57E+00</text:p>
          </table:table-cell>
          <table:table-cell office:value-type="float" office:value="-3.769685" calcext:value-type="float">
            <text:p>-3.77E+00</text:p>
          </table:table-cell>
          <table:table-cell office:value-type="float" office:value="-3.334038" calcext:value-type="float">
            <text:p>-3.33E+00</text:p>
          </table:table-cell>
          <table:table-cell office:value-type="float" office:value="3.865741" calcext:value-type="float">
            <text:p>3.87E+00</text:p>
          </table:table-cell>
          <table:table-cell table:style-name="ce1" office:value-type="float" office:value="-0.3558808" calcext:value-type="float">
            <text:p>-3.5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2458" calcext:value-type="float">
            <text:p>-1.02E+01</text:p>
          </table:table-cell>
          <table:table-cell office:value-type="float" office:value="-6.834023" calcext:value-type="float">
            <text:p>-6.83E+00</text:p>
          </table:table-cell>
          <table:table-cell office:value-type="float" office:value="1477010458300000" calcext:value-type="float">
            <text:p>1477010458300000</text:p>
          </table:table-cell>
          <table:table-cell office:value-type="float" office:value="-10.2259" calcext:value-type="float">
            <text:p>-1.02E+01</text:p>
          </table:table-cell>
          <table:table-cell office:value-type="float" office:value="-6.739329" calcext:value-type="float">
            <text:p>-6.74E+00</text:p>
          </table:table-cell>
          <table:table-cell office:value-type="float" office:value="-3.82463" calcext:value-type="float">
            <text:p>-3.82E+00</text:p>
          </table:table-cell>
          <table:table-cell office:value-type="float" office:value="-3.263211" calcext:value-type="float">
            <text:p>-3.26E+00</text:p>
          </table:table-cell>
          <table:table-cell office:value-type="float" office:value="3.847947" calcext:value-type="float">
            <text:p>3.85E+00</text:p>
          </table:table-cell>
          <table:table-cell office:value-type="float" office:value="-0.3611222" calcext:value-type="float">
            <text:p>-3.6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22652" calcext:value-type="float">
            <text:p>1.22E+01</text:p>
          </table:table-cell>
          <table:table-cell office:value-type="float" office:value="-2.560613" calcext:value-type="float">
            <text:p>-2.56E+00</text:p>
          </table:table-cell>
          <table:table-cell table:style-name="ce1" office:value-type="float" office:value="5.054863" calcext:value-type="float">
            <text:p>5.05E+00</text:p>
          </table:table-cell>
          <table:table-cell table:style-name="Default" office:value-type="float" office:value="1477010458350000" calcext:value-type="float">
            <text:p>1477010458350000</text:p>
          </table:table-cell>
          <table:table-cell office:value-type="float" office:value="-10.41859" calcext:value-type="float">
            <text:p>-1.04E+01</text:p>
          </table:table-cell>
          <table:table-cell office:value-type="float" office:value="-6.900754" calcext:value-type="float">
            <text:p>-6.90E+00</text:p>
          </table:table-cell>
          <table:table-cell office:value-type="float" office:value="-3.879073" calcext:value-type="float">
            <text:p>-3.88E+00</text:p>
          </table:table-cell>
          <table:table-cell office:value-type="float" office:value="-3.190457" calcext:value-type="float">
            <text:p>-3.19E+00</text:p>
          </table:table-cell>
          <table:table-cell office:value-type="float" office:value="3.829891" calcext:value-type="float">
            <text:p>3.83E+00</text:p>
          </table:table-cell>
          <table:table-cell table:style-name="ce1" office:value-type="float" office:value="-0.3663065" calcext:value-type="float">
            <text:p>-3.6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6162" calcext:value-type="float">
            <text:p>-1.08E+01</text:p>
          </table:table-cell>
          <table:table-cell office:value-type="float" office:value="-7.291586" calcext:value-type="float">
            <text:p>-7.29E+00</text:p>
          </table:table-cell>
          <table:table-cell office:value-type="float" office:value="1477010458400000" calcext:value-type="float">
            <text:p>1477010458400000</text:p>
          </table:table-cell>
          <table:table-cell office:value-type="float" office:value="-10.61399" calcext:value-type="float">
            <text:p>-1.06E+01</text:p>
          </table:table-cell>
          <table:table-cell office:value-type="float" office:value="-7.058492" calcext:value-type="float">
            <text:p>-7.06E+00</text:p>
          </table:table-cell>
          <table:table-cell office:value-type="float" office:value="-3.932934" calcext:value-type="float">
            <text:p>-3.93E+00</text:p>
          </table:table-cell>
          <table:table-cell office:value-type="float" office:value="-3.115774" calcext:value-type="float">
            <text:p>-3.12E+00</text:p>
          </table:table-cell>
          <table:table-cell office:value-type="float" office:value="3.811576" calcext:value-type="float">
            <text:p>3.81E+00</text:p>
          </table:table-cell>
          <table:table-cell office:value-type="float" office:value="-0.371433" calcext:value-type="float">
            <text:p>-3.7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6009" calcext:value-type="float">
            <text:p>1.29E+01</text:p>
          </table:table-cell>
          <table:table-cell office:value-type="float" office:value="-2.581386" calcext:value-type="float">
            <text:p>-2.58E+00</text:p>
          </table:table-cell>
          <table:table-cell table:style-name="ce1" office:value-type="float" office:value="5.086446" calcext:value-type="float">
            <text:p>5.09E+00</text:p>
          </table:table-cell>
          <table:table-cell table:style-name="Default" office:value-type="float" office:value="1477010458450000" calcext:value-type="float">
            <text:p>1477010458450000</text:p>
          </table:table-cell>
          <table:table-cell office:value-type="float" office:value="-10.81208" calcext:value-type="float">
            <text:p>-1.08E+01</text:p>
          </table:table-cell>
          <table:table-cell office:value-type="float" office:value="-7.212446" calcext:value-type="float">
            <text:p>-7.21E+00</text:p>
          </table:table-cell>
          <table:table-cell office:value-type="float" office:value="-3.986131" calcext:value-type="float">
            <text:p>-3.99E+00</text:p>
          </table:table-cell>
          <table:table-cell office:value-type="float" office:value="-3.03916" calcext:value-type="float">
            <text:p>-3.04E+00</text:p>
          </table:table-cell>
          <table:table-cell office:value-type="float" office:value="3.793004" calcext:value-type="float">
            <text:p>3.79E+00</text:p>
          </table:table-cell>
          <table:table-cell table:style-name="ce1" office:value-type="float" office:value="-0.3765009" calcext:value-type="float">
            <text:p>-3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22191" calcext:value-type="float">
            <text:p>-1.12E+01</text:p>
          </table:table-cell>
          <table:table-cell office:value-type="float" office:value="-7.569794" calcext:value-type="float">
            <text:p>-7.57E+00</text:p>
          </table:table-cell>
          <table:table-cell office:value-type="float" office:value="1477010458500000" calcext:value-type="float">
            <text:p>1477010458500000</text:p>
          </table:table-cell>
          <table:table-cell office:value-type="float" office:value="-11.0128" calcext:value-type="float">
            <text:p>-1.10E+01</text:p>
          </table:table-cell>
          <table:table-cell office:value-type="float" office:value="-7.362519" calcext:value-type="float">
            <text:p>-7.36E+00</text:p>
          </table:table-cell>
          <table:table-cell office:value-type="float" office:value="-4.038585" calcext:value-type="float">
            <text:p>-4.04E+00</text:p>
          </table:table-cell>
          <table:table-cell office:value-type="float" office:value="-2.960619" calcext:value-type="float">
            <text:p>-2.96E+00</text:p>
          </table:table-cell>
          <table:table-cell office:value-type="float" office:value="3.774179" calcext:value-type="float">
            <text:p>3.77E+00</text:p>
          </table:table-cell>
          <table:table-cell office:value-type="float" office:value="-0.3815093" calcext:value-type="float">
            <text:p>-3.8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295" calcext:value-type="float">
            <text:p>1.32E+01</text:p>
          </table:table-cell>
          <table:table-cell office:value-type="float" office:value="-2.550653" calcext:value-type="float">
            <text:p>-2.55E+00</text:p>
          </table:table-cell>
          <table:table-cell table:style-name="ce1" office:value-type="float" office:value="4.90432" calcext:value-type="float">
            <text:p>4.90E+00</text:p>
          </table:table-cell>
          <table:table-cell table:style-name="Default" office:value-type="float" office:value="1477010458550000" calcext:value-type="float">
            <text:p>1477010458550000</text:p>
          </table:table-cell>
          <table:table-cell office:value-type="float" office:value="-11.21613" calcext:value-type="float">
            <text:p>-1.12E+01</text:p>
          </table:table-cell>
          <table:table-cell office:value-type="float" office:value="-7.508615" calcext:value-type="float">
            <text:p>-7.51E+00</text:p>
          </table:table-cell>
          <table:table-cell office:value-type="float" office:value="-4.090214" calcext:value-type="float">
            <text:p>-4.09E+00</text:p>
          </table:table-cell>
          <table:table-cell office:value-type="float" office:value="-2.880154" calcext:value-type="float">
            <text:p>-2.88E+00</text:p>
          </table:table-cell>
          <table:table-cell office:value-type="float" office:value="3.755103" calcext:value-type="float">
            <text:p>3.76E+00</text:p>
          </table:table-cell>
          <table:table-cell table:style-name="ce1" office:value-type="float" office:value="-0.3864575" calcext:value-type="float">
            <text:p>-3.8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09344" calcext:value-type="float">
            <text:p>-1.11E+01</text:p>
          </table:table-cell>
          <table:table-cell office:value-type="float" office:value="-7.677602" calcext:value-type="float">
            <text:p>-7.68E+00</text:p>
          </table:table-cell>
          <table:table-cell office:value-type="float" office:value="1477010458600000" calcext:value-type="float">
            <text:p>1477010458600000</text:p>
          </table:table-cell>
          <table:table-cell office:value-type="float" office:value="-11.42202" calcext:value-type="float">
            <text:p>-1.14E+01</text:p>
          </table:table-cell>
          <table:table-cell office:value-type="float" office:value="-7.650638" calcext:value-type="float">
            <text:p>-7.65E+00</text:p>
          </table:table-cell>
          <table:table-cell office:value-type="float" office:value="-4.140935" calcext:value-type="float">
            <text:p>-4.14E+00</text:p>
          </table:table-cell>
          <table:table-cell office:value-type="float" office:value="-2.797773" calcext:value-type="float">
            <text:p>-2.80E+00</text:p>
          </table:table-cell>
          <table:table-cell office:value-type="float" office:value="3.735781" calcext:value-type="float">
            <text:p>3.74E+00</text:p>
          </table:table-cell>
          <table:table-cell office:value-type="float" office:value="-0.3913446" calcext:value-type="float">
            <text:p>-3.9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225" calcext:value-type="float">
            <text:p>1.36E+01</text:p>
          </table:table-cell>
          <table:table-cell office:value-type="float" office:value="-2.562944" calcext:value-type="float">
            <text:p>-2.56E+00</text:p>
          </table:table-cell>
          <table:table-cell table:style-name="ce1" office:value-type="float" office:value="4.892821" calcext:value-type="float">
            <text:p>4.89E+00</text:p>
          </table:table-cell>
          <table:table-cell table:style-name="Default" office:value-type="float" office:value="1477010458650000" calcext:value-type="float">
            <text:p>1477010458650000</text:p>
          </table:table-cell>
          <table:table-cell office:value-type="float" office:value="-11.63042" calcext:value-type="float">
            <text:p>-1.16E+01</text:p>
          </table:table-cell>
          <table:table-cell office:value-type="float" office:value="-7.788492" calcext:value-type="float">
            <text:p>-7.79E+00</text:p>
          </table:table-cell>
          <table:table-cell office:value-type="float" office:value="-4.190665" calcext:value-type="float">
            <text:p>-4.19E+00</text:p>
          </table:table-cell>
          <table:table-cell office:value-type="float" office:value="-2.713485" calcext:value-type="float">
            <text:p>-2.71E+00</text:p>
          </table:table-cell>
          <table:table-cell office:value-type="float" office:value="3.716213" calcext:value-type="float">
            <text:p>3.72E+00</text:p>
          </table:table-cell>
          <table:table-cell table:style-name="ce1" office:value-type="float" office:value="-0.39617" calcext:value-type="float">
            <text:p>-3.9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52688" calcext:value-type="float">
            <text:p>-1.15E+01</text:p>
          </table:table-cell>
          <table:table-cell office:value-type="float" office:value="-7.821504" calcext:value-type="float">
            <text:p>-7.82E+00</text:p>
          </table:table-cell>
          <table:table-cell office:value-type="float" office:value="1477010458700000" calcext:value-type="float">
            <text:p>1477010458700000</text:p>
          </table:table-cell>
          <table:table-cell office:value-type="float" office:value="-11.84128" calcext:value-type="float">
            <text:p>-1.18E+01</text:p>
          </table:table-cell>
          <table:table-cell office:value-type="float" office:value="-7.922082" calcext:value-type="float">
            <text:p>-7.92E+00</text:p>
          </table:table-cell>
          <table:table-cell office:value-type="float" office:value="-4.239323" calcext:value-type="float">
            <text:p>-4.24E+00</text:p>
          </table:table-cell>
          <table:table-cell office:value-type="float" office:value="-2.627303" calcext:value-type="float">
            <text:p>-2.63E+00</text:p>
          </table:table-cell>
          <table:table-cell office:value-type="float" office:value="3.696405" calcext:value-type="float">
            <text:p>3.70E+00</text:p>
          </table:table-cell>
          <table:table-cell office:value-type="float" office:value="-0.4009327" calcext:value-type="float">
            <text:p>-4.0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0946" calcext:value-type="float">
            <text:p>1.43E+01</text:p>
          </table:table-cell>
          <table:table-cell office:value-type="float" office:value="-2.558143" calcext:value-type="float">
            <text:p>-2.56E+00</text:p>
          </table:table-cell>
          <table:table-cell table:style-name="ce1" office:value-type="float" office:value="4.496727" calcext:value-type="float">
            <text:p>4.50E+00</text:p>
          </table:table-cell>
          <table:table-cell table:style-name="Default" office:value-type="float" office:value="1477010458750000" calcext:value-type="float">
            <text:p>1477010458750000</text:p>
          </table:table-cell>
          <table:table-cell office:value-type="float" office:value="-12.05455" calcext:value-type="float">
            <text:p>-1.21E+01</text:p>
          </table:table-cell>
          <table:table-cell office:value-type="float" office:value="-8.051314" calcext:value-type="float">
            <text:p>-8.05E+00</text:p>
          </table:table-cell>
          <table:table-cell office:value-type="float" office:value="-4.286824" calcext:value-type="float">
            <text:p>-4.29E+00</text:p>
          </table:table-cell>
          <table:table-cell office:value-type="float" office:value="-2.539242" calcext:value-type="float">
            <text:p>-2.54E+00</text:p>
          </table:table-cell>
          <table:table-cell office:value-type="float" office:value="3.676358" calcext:value-type="float">
            <text:p>3.68E+00</text:p>
          </table:table-cell>
          <table:table-cell table:style-name="ce1" office:value-type="float" office:value="-0.4056322" calcext:value-type="float">
            <text:p>-4.0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09003" calcext:value-type="float">
            <text:p>-1.21E+01</text:p>
          </table:table-cell>
          <table:table-cell office:value-type="float" office:value="-8.088283" calcext:value-type="float">
            <text:p>-8.09E+00</text:p>
          </table:table-cell>
          <table:table-cell office:value-type="float" office:value="1477010458800000" calcext:value-type="float">
            <text:p>1477010458800000</text:p>
          </table:table-cell>
          <table:table-cell office:value-type="float" office:value="-12.27017" calcext:value-type="float">
            <text:p>-1.23E+01</text:p>
          </table:table-cell>
          <table:table-cell office:value-type="float" office:value="-8.176094" calcext:value-type="float">
            <text:p>-8.18E+00</text:p>
          </table:table-cell>
          <table:table-cell office:value-type="float" office:value="-4.333085" calcext:value-type="float">
            <text:p>-4.33E+00</text:p>
          </table:table-cell>
          <table:table-cell office:value-type="float" office:value="-2.449321" calcext:value-type="float">
            <text:p>-2.45E+00</text:p>
          </table:table-cell>
          <table:table-cell office:value-type="float" office:value="3.656077" calcext:value-type="float">
            <text:p>3.66E+00</text:p>
          </table:table-cell>
          <table:table-cell office:value-type="float" office:value="-0.4102676" calcext:value-type="float">
            <text:p>-4.1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0702" calcext:value-type="float">
            <text:p>1.48E+01</text:p>
          </table:table-cell>
          <table:table-cell office:value-type="float" office:value="-2.569118" calcext:value-type="float">
            <text:p>-2.57E+00</text:p>
          </table:table-cell>
          <table:table-cell table:style-name="ce1" office:value-type="float" office:value="5.276673" calcext:value-type="float">
            <text:p>5.28E+00</text:p>
          </table:table-cell>
          <table:table-cell table:style-name="Default" office:value-type="float" office:value="1477010458850000" calcext:value-type="float">
            <text:p>1477010458850000</text:p>
          </table:table-cell>
          <table:table-cell office:value-type="float" office:value="-12.48806" calcext:value-type="float">
            <text:p>-1.25E+01</text:p>
          </table:table-cell>
          <table:table-cell office:value-type="float" office:value="-8.296329" calcext:value-type="float">
            <text:p>-8.30E+00</text:p>
          </table:table-cell>
          <table:table-cell office:value-type="float" office:value="-4.378023" calcext:value-type="float">
            <text:p>-4.38E+00</text:p>
          </table:table-cell>
          <table:table-cell office:value-type="float" office:value="-2.357561" calcext:value-type="float">
            <text:p>-2.36E+00</text:p>
          </table:table-cell>
          <table:table-cell office:value-type="float" office:value="3.635563" calcext:value-type="float">
            <text:p>3.64E+00</text:p>
          </table:table-cell>
          <table:table-cell table:style-name="ce1" office:value-type="float" office:value="-0.4148383" calcext:value-type="float">
            <text:p>-4.1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4231" calcext:value-type="float">
            <text:p>-1.24E+01</text:p>
          </table:table-cell>
          <table:table-cell office:value-type="float" office:value="-8.259904" calcext:value-type="float">
            <text:p>-8.26E+00</text:p>
          </table:table-cell>
          <table:table-cell office:value-type="float" office:value="1477010458900000" calcext:value-type="float">
            <text:p>1477010458900000</text:p>
          </table:table-cell>
          <table:table-cell office:value-type="float" office:value="-12.70817" calcext:value-type="float">
            <text:p>-1.27E+01</text:p>
          </table:table-cell>
          <table:table-cell office:value-type="float" office:value="-8.411929" calcext:value-type="float">
            <text:p>-8.41E+00</text:p>
          </table:table-cell>
          <table:table-cell office:value-type="float" office:value="-4.421555" calcext:value-type="float">
            <text:p>-4.42E+00</text:p>
          </table:table-cell>
          <table:table-cell office:value-type="float" office:value="-2.263987" calcext:value-type="float">
            <text:p>-2.26E+00</text:p>
          </table:table-cell>
          <table:table-cell office:value-type="float" office:value="3.614821" calcext:value-type="float">
            <text:p>3.61E+00</text:p>
          </table:table-cell>
          <table:table-cell office:value-type="float" office:value="-0.4193434" calcext:value-type="float">
            <text:p>-4.1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5301" calcext:value-type="float">
            <text:p>1.52E+01</text:p>
          </table:table-cell>
          <table:table-cell office:value-type="float" office:value="-2.570225" calcext:value-type="float">
            <text:p>-2.57E+00</text:p>
          </table:table-cell>
          <table:table-cell table:style-name="ce1" office:value-type="float" office:value="4.469576" calcext:value-type="float">
            <text:p>4.47E+00</text:p>
          </table:table-cell>
          <table:table-cell table:style-name="Default" office:value-type="float" office:value="1477010458950000" calcext:value-type="float">
            <text:p>1477010458950000</text:p>
          </table:table-cell>
          <table:table-cell office:value-type="float" office:value="-12.93042" calcext:value-type="float">
            <text:p>-1.29E+01</text:p>
          </table:table-cell>
          <table:table-cell office:value-type="float" office:value="-8.522802" calcext:value-type="float">
            <text:p>-8.52E+00</text:p>
          </table:table-cell>
          <table:table-cell office:value-type="float" office:value="-4.463597" calcext:value-type="float">
            <text:p>-4.46E+00</text:p>
          </table:table-cell>
          <table:table-cell office:value-type="float" office:value="-2.168626" calcext:value-type="float">
            <text:p>-2.17E+00</text:p>
          </table:table-cell>
          <table:table-cell office:value-type="float" office:value="3.593854" calcext:value-type="float">
            <text:p>3.59E+00</text:p>
          </table:table-cell>
          <table:table-cell table:style-name="ce1" office:value-type="float" office:value="-0.4237823" calcext:value-type="float">
            <text:p>-4.2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29111" calcext:value-type="float">
            <text:p>-1.33E+01</text:p>
          </table:table-cell>
          <table:table-cell office:value-type="float" office:value="-8.645942" calcext:value-type="float">
            <text:p>-8.65E+00</text:p>
          </table:table-cell>
          <table:table-cell office:value-type="float" office:value="1477010459000000" calcext:value-type="float">
            <text:p>1477010459000000</text:p>
          </table:table-cell>
          <table:table-cell office:value-type="float" office:value="-13.15473" calcext:value-type="float">
            <text:p>-1.32E+01</text:p>
          </table:table-cell>
          <table:table-cell office:value-type="float" office:value="-8.628861" calcext:value-type="float">
            <text:p>-8.63E+00</text:p>
          </table:table-cell>
          <table:table-cell office:value-type="float" office:value="-4.504069" calcext:value-type="float">
            <text:p>-4.50E+00</text:p>
          </table:table-cell>
          <table:table-cell office:value-type="float" office:value="-2.071509" calcext:value-type="float">
            <text:p>-2.07E+00</text:p>
          </table:table-cell>
          <table:table-cell office:value-type="float" office:value="3.572665" calcext:value-type="float">
            <text:p>3.57E+00</text:p>
          </table:table-cell>
          <table:table-cell office:value-type="float" office:value="-0.4281543" calcext:value-type="float">
            <text:p>-4.2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8677" calcext:value-type="float">
            <text:p>1.62E+01</text:p>
          </table:table-cell>
          <table:table-cell office:value-type="float" office:value="-2.590798" calcext:value-type="float">
            <text:p>-2.59E+00</text:p>
          </table:table-cell>
          <table:table-cell table:style-name="ce1" office:value-type="float" office:value="5.01852" calcext:value-type="float">
            <text:p>5.02E+00</text:p>
          </table:table-cell>
          <table:table-cell table:style-name="Default" office:value-type="float" office:value="1477010459050000" calcext:value-type="float">
            <text:p>1477010459050000</text:p>
          </table:table-cell>
          <table:table-cell office:value-type="float" office:value="-13.38102" calcext:value-type="float">
            <text:p>-1.34E+01</text:p>
          </table:table-cell>
          <table:table-cell office:value-type="float" office:value="-8.730018" calcext:value-type="float">
            <text:p>-8.73E+00</text:p>
          </table:table-cell>
          <table:table-cell office:value-type="float" office:value="-4.542886" calcext:value-type="float">
            <text:p>-4.54E+00</text:p>
          </table:table-cell>
          <table:table-cell office:value-type="float" office:value="-1.972669" calcext:value-type="float">
            <text:p>-1.97E+00</text:p>
          </table:table-cell>
          <table:table-cell office:value-type="float" office:value="3.551257" calcext:value-type="float">
            <text:p>3.55E+00</text:p>
          </table:table-cell>
          <table:table-cell table:style-name="ce1" office:value-type="float" office:value="-0.4324586" calcext:value-type="float">
            <text:p>-4.3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8401" calcext:value-type="float">
            <text:p>-1.34E+01</text:p>
          </table:table-cell>
          <table:table-cell office:value-type="float" office:value="-8.575829" calcext:value-type="float">
            <text:p>-8.58E+00</text:p>
          </table:table-cell>
          <table:table-cell office:value-type="float" office:value="1477010459100000" calcext:value-type="float">
            <text:p>1477010459100000</text:p>
          </table:table-cell>
          <table:table-cell office:value-type="float" office:value="-13.60922" calcext:value-type="float">
            <text:p>-1.36E+01</text:p>
          </table:table-cell>
          <table:table-cell office:value-type="float" office:value="-8.826188" calcext:value-type="float">
            <text:p>-8.83E+00</text:p>
          </table:table-cell>
          <table:table-cell office:value-type="float" office:value="-4.579969" calcext:value-type="float">
            <text:p>-4.58E+00</text:p>
          </table:table-cell>
          <table:table-cell office:value-type="float" office:value="-1.872143" calcext:value-type="float">
            <text:p>-1.87E+00</text:p>
          </table:table-cell>
          <table:table-cell office:value-type="float" office:value="3.529634" calcext:value-type="float">
            <text:p>3.53E+00</text:p>
          </table:table-cell>
          <table:table-cell office:value-type="float" office:value="-0.4366947" calcext:value-type="float">
            <text:p>-4.3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4577" calcext:value-type="float">
            <text:p>1.59E+01</text:p>
          </table:table-cell>
          <table:table-cell office:value-type="float" office:value="-2.596823" calcext:value-type="float">
            <text:p>-2.60E+00</text:p>
          </table:table-cell>
          <table:table-cell table:style-name="ce1" office:value-type="float" office:value="4.287804" calcext:value-type="float">
            <text:p>4.29E+00</text:p>
          </table:table-cell>
          <table:table-cell table:style-name="Default" office:value-type="float" office:value="1477010459150000" calcext:value-type="float">
            <text:p>1477010459150000</text:p>
          </table:table-cell>
          <table:table-cell office:value-type="float" office:value="-13.83922" calcext:value-type="float">
            <text:p>-1.38E+01</text:p>
          </table:table-cell>
          <table:table-cell office:value-type="float" office:value="-8.917288" calcext:value-type="float">
            <text:p>-8.92E+00</text:p>
          </table:table-cell>
          <table:table-cell office:value-type="float" office:value="-4.615237" calcext:value-type="float">
            <text:p>-4.62E+00</text:p>
          </table:table-cell>
          <table:table-cell office:value-type="float" office:value="-1.769971" calcext:value-type="float">
            <text:p>-1.77E+00</text:p>
          </table:table-cell>
          <table:table-cell office:value-type="float" office:value="3.5078" calcext:value-type="float">
            <text:p>3.51E+00</text:p>
          </table:table-cell>
          <table:table-cell table:style-name="ce1" office:value-type="float" office:value="-0.4408618" calcext:value-type="float">
            <text:p>-4.4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9591" calcext:value-type="float">
            <text:p>-1.40E+01</text:p>
          </table:table-cell>
          <table:table-cell office:value-type="float" office:value="-8.992638" calcext:value-type="float">
            <text:p>-8.99E+00</text:p>
          </table:table-cell>
          <table:table-cell office:value-type="float" office:value="1477010459200000" calcext:value-type="float">
            <text:p>1477010459200000</text:p>
          </table:table-cell>
          <table:table-cell office:value-type="float" office:value="-14.07094" calcext:value-type="float">
            <text:p>-1.41E+01</text:p>
          </table:table-cell>
          <table:table-cell office:value-type="float" office:value="-9.003236" calcext:value-type="float">
            <text:p>-9.00E+00</text:p>
          </table:table-cell>
          <table:table-cell office:value-type="float" office:value="-4.64861" calcext:value-type="float">
            <text:p>-4.65E+00</text:p>
          </table:table-cell>
          <table:table-cell office:value-type="float" office:value="-1.666195" calcext:value-type="float">
            <text:p>-1.67E+00</text:p>
          </table:table-cell>
          <table:table-cell office:value-type="float" office:value="3.485756" calcext:value-type="float">
            <text:p>3.49E+00</text:p>
          </table:table-cell>
          <table:table-cell office:value-type="float" office:value="-0.4449593" calcext:value-type="float">
            <text:p>-4.4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3662" calcext:value-type="float">
            <text:p>1.69E+01</text:p>
          </table:table-cell>
          <table:table-cell office:value-type="float" office:value="-2.595538" calcext:value-type="float">
            <text:p>-2.60E+00</text:p>
          </table:table-cell>
          <table:table-cell table:style-name="ce1" office:value-type="float" office:value="5.128914" calcext:value-type="float">
            <text:p>5.13E+00</text:p>
          </table:table-cell>
          <table:table-cell table:style-name="Default" office:value-type="float" office:value="1477010459250000" calcext:value-type="float">
            <text:p>1477010459250000</text:p>
          </table:table-cell>
          <table:table-cell office:value-type="float" office:value="-14.30428" calcext:value-type="float">
            <text:p>-1.43E+01</text:p>
          </table:table-cell>
          <table:table-cell office:value-type="float" office:value="-9.083954" calcext:value-type="float">
            <text:p>-9.08E+00</text:p>
          </table:table-cell>
          <table:table-cell office:value-type="float" office:value="-4.68001" calcext:value-type="float">
            <text:p>-4.68E+00</text:p>
          </table:table-cell>
          <table:table-cell office:value-type="float" office:value="-1.560863" calcext:value-type="float">
            <text:p>-1.56E+00</text:p>
          </table:table-cell>
          <table:table-cell office:value-type="float" office:value="3.463509" calcext:value-type="float">
            <text:p>3.46E+00</text:p>
          </table:table-cell>
          <table:table-cell table:style-name="ce1" office:value-type="float" office:value="-0.4489866" calcext:value-type="float">
            <text:p>-4.4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2726" calcext:value-type="float">
            <text:p>-1.44E+01</text:p>
          </table:table-cell>
          <table:table-cell office:value-type="float" office:value="-9.187501" calcext:value-type="float">
            <text:p>-9.19E+00</text:p>
          </table:table-cell>
          <table:table-cell office:value-type="float" office:value="1477010459300000" calcext:value-type="float">
            <text:p>1477010459300000</text:p>
          </table:table-cell>
          <table:table-cell office:value-type="float" office:value="-14.53913" calcext:value-type="float">
            <text:p>-1.45E+01</text:p>
          </table:table-cell>
          <table:table-cell office:value-type="float" office:value="-9.159364" calcext:value-type="float">
            <text:p>-9.16E+00</text:p>
          </table:table-cell>
          <table:table-cell office:value-type="float" office:value="-4.70936" calcext:value-type="float">
            <text:p>-4.71E+00</text:p>
          </table:table-cell>
          <table:table-cell office:value-type="float" office:value="-1.454024" calcext:value-type="float">
            <text:p>-1.45E+00</text:p>
          </table:table-cell>
          <table:table-cell office:value-type="float" office:value="3.441059" calcext:value-type="float">
            <text:p>3.44E+00</text:p>
          </table:table-cell>
          <table:table-cell office:value-type="float" office:value="-0.4529429" calcext:value-type="float">
            <text:p>-4.5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0411" calcext:value-type="float">
            <text:p>1.73E+01</text:p>
          </table:table-cell>
          <table:table-cell office:value-type="float" office:value="-2.572383" calcext:value-type="float">
            <text:p>-2.57E+00</text:p>
          </table:table-cell>
          <table:table-cell table:style-name="ce1" office:value-type="float" office:value="4.587093" calcext:value-type="float">
            <text:p>4.59E+00</text:p>
          </table:table-cell>
          <table:table-cell table:style-name="Default" office:value-type="float" office:value="1477010459350000" calcext:value-type="float">
            <text:p>1477010459350000</text:p>
          </table:table-cell>
          <table:table-cell office:value-type="float" office:value="-14.7754" calcext:value-type="float">
            <text:p>-1.48E+01</text:p>
          </table:table-cell>
          <table:table-cell office:value-type="float" office:value="-9.229392" calcext:value-type="float">
            <text:p>-9.23E+00</text:p>
          </table:table-cell>
          <table:table-cell office:value-type="float" office:value="-4.736584" calcext:value-type="float">
            <text:p>-4.74E+00</text:p>
          </table:table-cell>
          <table:table-cell office:value-type="float" office:value="-1.345729" calcext:value-type="float">
            <text:p>-1.35E+00</text:p>
          </table:table-cell>
          <table:table-cell office:value-type="float" office:value="3.418412" calcext:value-type="float">
            <text:p>3.42E+00</text:p>
          </table:table-cell>
          <table:table-cell table:style-name="ce1" office:value-type="float" office:value="-0.4568277" calcext:value-type="float">
            <text:p>-4.5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06203" calcext:value-type="float">
            <text:p>-1.51E+01</text:p>
          </table:table-cell>
          <table:table-cell office:value-type="float" office:value="-9.043962" calcext:value-type="float">
            <text:p>-9.04E+00</text:p>
          </table:table-cell>
          <table:table-cell office:value-type="float" office:value="1477010459400000" calcext:value-type="float">
            <text:p>1477010459400000</text:p>
          </table:table-cell>
          <table:table-cell office:value-type="float" office:value="-15.01298" calcext:value-type="float">
            <text:p>-1.50E+01</text:p>
          </table:table-cell>
          <table:table-cell office:value-type="float" office:value="-9.293968" calcext:value-type="float">
            <text:p>-9.29E+00</text:p>
          </table:table-cell>
          <table:table-cell office:value-type="float" office:value="-4.761607" calcext:value-type="float">
            <text:p>-4.76E+00</text:p>
          </table:table-cell>
          <table:table-cell office:value-type="float" office:value="-1.236035" calcext:value-type="float">
            <text:p>-1.24E+00</text:p>
          </table:table-cell>
          <table:table-cell office:value-type="float" office:value="3.395571" calcext:value-type="float">
            <text:p>3.40E+00</text:p>
          </table:table-cell>
          <table:table-cell office:value-type="float" office:value="-0.4606404" calcext:value-type="float">
            <text:p>-4.6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38249" calcext:value-type="float">
            <text:p>1.84E+01</text:p>
          </table:table-cell>
          <table:table-cell office:value-type="float" office:value="-2.586137" calcext:value-type="float">
            <text:p>-2.59E+00</text:p>
          </table:table-cell>
          <table:table-cell table:style-name="ce1" office:value-type="float" office:value="4.685169" calcext:value-type="float">
            <text:p>4.69E+00</text:p>
          </table:table-cell>
          <table:table-cell table:style-name="Default" office:value-type="float" office:value="1477010459450000" calcext:value-type="float">
            <text:p>1477010459450000</text:p>
          </table:table-cell>
          <table:table-cell office:value-type="float" office:value="-15.25175" calcext:value-type="float">
            <text:p>-1.53E+01</text:p>
          </table:table-cell>
          <table:table-cell office:value-type="float" office:value="-9.353023" calcext:value-type="float">
            <text:p>-9.35E+00</text:p>
          </table:table-cell>
          <table:table-cell office:value-type="float" office:value="-4.784356" calcext:value-type="float">
            <text:p>-4.78E+00</text:p>
          </table:table-cell>
          <table:table-cell office:value-type="float" office:value="-1.125" calcext:value-type="float">
            <text:p>-1.13E+00</text:p>
          </table:table-cell>
          <table:table-cell office:value-type="float" office:value="3.372539" calcext:value-type="float">
            <text:p>3.37E+00</text:p>
          </table:table-cell>
          <table:table-cell table:style-name="ce1" office:value-type="float" office:value="-0.4643804" calcext:value-type="float">
            <text:p>-4.6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66822" calcext:value-type="float">
            <text:p>-1.57E+01</text:p>
          </table:table-cell>
          <table:table-cell office:value-type="float" office:value="-9.567493" calcext:value-type="float">
            <text:p>-9.57E+00</text:p>
          </table:table-cell>
          <table:table-cell office:value-type="float" office:value="1477010459500000" calcext:value-type="float">
            <text:p>1477010459500000</text:p>
          </table:table-cell>
          <table:table-cell office:value-type="float" office:value="-15.4916" calcext:value-type="float">
            <text:p>-1.55E+01</text:p>
          </table:table-cell>
          <table:table-cell office:value-type="float" office:value="-9.406491" calcext:value-type="float">
            <text:p>-9.41E+00</text:p>
          </table:table-cell>
          <table:table-cell office:value-type="float" office:value="-4.804762" calcext:value-type="float">
            <text:p>-4.80E+00</text:p>
          </table:table-cell>
          <table:table-cell office:value-type="float" office:value="-1.012687" calcext:value-type="float">
            <text:p>-1.01E+00</text:p>
          </table:table-cell>
          <table:table-cell office:value-type="float" office:value="3.34932" calcext:value-type="float">
            <text:p>3.35E+00</text:p>
          </table:table-cell>
          <table:table-cell office:value-type="float" office:value="-0.468047" calcext:value-type="float">
            <text:p>-4.6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8209" calcext:value-type="float">
            <text:p>1.85E+01</text:p>
          </table:table-cell>
          <table:table-cell office:value-type="float" office:value="-2.610702" calcext:value-type="float">
            <text:p>-2.61E+00</text:p>
          </table:table-cell>
          <table:table-cell table:style-name="ce1" office:value-type="float" office:value="4.286584" calcext:value-type="float">
            <text:p>4.29E+00</text:p>
          </table:table-cell>
          <table:table-cell table:style-name="Default" office:value-type="float" office:value="1477010459550000" calcext:value-type="float">
            <text:p>1477010459550000</text:p>
          </table:table-cell>
          <table:table-cell office:value-type="float" office:value="-15.73241" calcext:value-type="float">
            <text:p>-1.57E+01</text:p>
          </table:table-cell>
          <table:table-cell office:value-type="float" office:value="-9.45431" calcext:value-type="float">
            <text:p>-9.45E+00</text:p>
          </table:table-cell>
          <table:table-cell office:value-type="float" office:value="-4.822755" calcext:value-type="float">
            <text:p>-4.82E+00</text:p>
          </table:table-cell>
          <table:table-cell office:value-type="float" office:value="-0.8991588" calcext:value-type="float">
            <text:p>-8.99E-01</text:p>
          </table:table-cell>
          <table:table-cell office:value-type="float" office:value="3.325917" calcext:value-type="float">
            <text:p>3.33E+00</text:p>
          </table:table-cell>
          <table:table-cell table:style-name="ce1" office:value-type="float" office:value="-0.4716397" calcext:value-type="float">
            <text:p>-4.7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8623" calcext:value-type="float">
            <text:p>-1.61E+01</text:p>
          </table:table-cell>
          <table:table-cell office:value-type="float" office:value="-9.598186" calcext:value-type="float">
            <text:p>-9.60E+00</text:p>
          </table:table-cell>
          <table:table-cell office:value-type="float" office:value="1477010459600000" calcext:value-type="float">
            <text:p>1477010459600000</text:p>
          </table:table-cell>
          <table:table-cell office:value-type="float" office:value="-15.97406" calcext:value-type="float">
            <text:p>-1.60E+01</text:p>
          </table:table-cell>
          <table:table-cell office:value-type="float" office:value="-9.49642" calcext:value-type="float">
            <text:p>-9.50E+00</text:p>
          </table:table-cell>
          <table:table-cell office:value-type="float" office:value="-4.838268" calcext:value-type="float">
            <text:p>-4.84E+00</text:p>
          </table:table-cell>
          <table:table-cell office:value-type="float" office:value="-0.7844842" calcext:value-type="float">
            <text:p>-7.84E-01</text:p>
          </table:table-cell>
          <table:table-cell office:value-type="float" office:value="3.302335" calcext:value-type="float">
            <text:p>3.30E+00</text:p>
          </table:table-cell>
          <table:table-cell office:value-type="float" office:value="-0.4751579" calcext:value-type="float">
            <text:p>-4.7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1681" calcext:value-type="float">
            <text:p>1.88E+01</text:p>
          </table:table-cell>
          <table:table-cell office:value-type="float" office:value="-2.651658" calcext:value-type="float">
            <text:p>-2.65E+00</text:p>
          </table:table-cell>
          <table:table-cell table:style-name="ce1" office:value-type="float" office:value="4.378699" calcext:value-type="float">
            <text:p>4.38E+00</text:p>
          </table:table-cell>
          <table:table-cell table:style-name="Default" office:value-type="float" office:value="1477010459650000" calcext:value-type="float">
            <text:p>1477010459650000</text:p>
          </table:table-cell>
          <table:table-cell office:value-type="float" office:value="-16.21641" calcext:value-type="float">
            <text:p>-1.62E+01</text:p>
          </table:table-cell>
          <table:table-cell office:value-type="float" office:value="-9.532767" calcext:value-type="float">
            <text:p>-9.53E+00</text:p>
          </table:table-cell>
          <table:table-cell office:value-type="float" office:value="-4.851237" calcext:value-type="float">
            <text:p>-4.85E+00</text:p>
          </table:table-cell>
          <table:table-cell office:value-type="float" office:value="-0.6687336" calcext:value-type="float">
            <text:p>-6.69E-01</text:p>
          </table:table-cell>
          <table:table-cell office:value-type="float" office:value="3.278577" calcext:value-type="float">
            <text:p>3.28E+00</text:p>
          </table:table-cell>
          <table:table-cell table:style-name="ce1" office:value-type="float" office:value="-0.4786011" calcext:value-type="float">
            <text:p>-4.7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2286" calcext:value-type="float">
            <text:p>-1.64E+01</text:p>
          </table:table-cell>
          <table:table-cell office:value-type="float" office:value="-9.370292" calcext:value-type="float">
            <text:p>-9.37E+00</text:p>
          </table:table-cell>
          <table:table-cell office:value-type="float" office:value="1477010459700000" calcext:value-type="float">
            <text:p>1477010459700000</text:p>
          </table:table-cell>
          <table:table-cell office:value-type="float" office:value="-16.45935" calcext:value-type="float">
            <text:p>-1.65E+01</text:p>
          </table:table-cell>
          <table:table-cell office:value-type="float" office:value="-9.563299" calcext:value-type="float">
            <text:p>-9.56E+00</text:p>
          </table:table-cell>
          <table:table-cell office:value-type="float" office:value="-4.861599" calcext:value-type="float">
            <text:p>-4.86E+00</text:p>
          </table:table-cell>
          <table:table-cell office:value-type="float" office:value="-0.5519803" calcext:value-type="float">
            <text:p>-5.52E-01</text:p>
          </table:table-cell>
          <table:table-cell office:value-type="float" office:value="3.254647" calcext:value-type="float">
            <text:p>3.25E+00</text:p>
          </table:table-cell>
          <table:table-cell office:value-type="float" office:value="-0.4819687" calcext:value-type="float">
            <text:p>-4.8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3353" calcext:value-type="float">
            <text:p>1.85E+01</text:p>
          </table:table-cell>
          <table:table-cell office:value-type="float" office:value="-2.613746" calcext:value-type="float">
            <text:p>-2.61E+00</text:p>
          </table:table-cell>
          <table:table-cell table:style-name="ce1" office:value-type="float" office:value="4.252107" calcext:value-type="float">
            <text:p>4.25E+00</text:p>
          </table:table-cell>
          <table:table-cell table:style-name="Default" office:value-type="float" office:value="1477010459750000" calcext:value-type="float">
            <text:p>1477010459750000</text:p>
          </table:table-cell>
          <table:table-cell office:value-type="float" office:value="-16.70274" calcext:value-type="float">
            <text:p>-1.67E+01</text:p>
          </table:table-cell>
          <table:table-cell office:value-type="float" office:value="-9.587966" calcext:value-type="float">
            <text:p>-9.59E+00</text:p>
          </table:table-cell>
          <table:table-cell office:value-type="float" office:value="-4.869295" calcext:value-type="float">
            <text:p>-4.87E+00</text:p>
          </table:table-cell>
          <table:table-cell office:value-type="float" office:value="-0.4343005" calcext:value-type="float">
            <text:p>-4.34E-01</text:p>
          </table:table-cell>
          <table:table-cell office:value-type="float" office:value="3.230549" calcext:value-type="float">
            <text:p>3.23E+00</text:p>
          </table:table-cell>
          <table:table-cell table:style-name="ce1" office:value-type="float" office:value="-0.4852602" calcext:value-type="float">
            <text:p>-4.8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11319" calcext:value-type="float">
            <text:p>-1.71E+01</text:p>
          </table:table-cell>
          <table:table-cell office:value-type="float" office:value="-9.430434" calcext:value-type="float">
            <text:p>-9.43E+00</text:p>
          </table:table-cell>
          <table:table-cell office:value-type="float" office:value="1477010459800000" calcext:value-type="float">
            <text:p>1477010459800000</text:p>
          </table:table-cell>
          <table:table-cell office:value-type="float" office:value="-16.94644" calcext:value-type="float">
            <text:p>-1.69E+01</text:p>
          </table:table-cell>
          <table:table-cell office:value-type="float" office:value="-9.606726" calcext:value-type="float">
            <text:p>-9.61E+00</text:p>
          </table:table-cell>
          <table:table-cell office:value-type="float" office:value="-4.874268" calcext:value-type="float">
            <text:p>-4.87E+00</text:p>
          </table:table-cell>
          <table:table-cell office:value-type="float" office:value="-0.3157729" calcext:value-type="float">
            <text:p>-3.16E-01</text:p>
          </table:table-cell>
          <table:table-cell office:value-type="float" office:value="3.206286" calcext:value-type="float">
            <text:p>3.21E+00</text:p>
          </table:table-cell>
          <table:table-cell office:value-type="float" office:value="-0.488475" calcext:value-type="float">
            <text:p>-4.8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0848" calcext:value-type="float">
            <text:p>2.01E+01</text:p>
          </table:table-cell>
          <table:table-cell office:value-type="float" office:value="-2.571242" calcext:value-type="float">
            <text:p>-2.57E+00</text:p>
          </table:table-cell>
          <table:table-cell table:style-name="ce1" office:value-type="float" office:value="4.579152" calcext:value-type="float">
            <text:p>4.58E+00</text:p>
          </table:table-cell>
          <table:table-cell table:style-name="Default" office:value-type="float" office:value="1477010459850000" calcext:value-type="float">
            <text:p>1477010459850000</text:p>
          </table:table-cell>
          <table:table-cell office:value-type="float" office:value="-17.19033" calcext:value-type="float">
            <text:p>-1.72E+01</text:p>
          </table:table-cell>
          <table:table-cell office:value-type="float" office:value="-9.619537" calcext:value-type="float">
            <text:p>-9.62E+00</text:p>
          </table:table-cell>
          <table:table-cell office:value-type="float" office:value="-4.876462" calcext:value-type="float">
            <text:p>-4.88E+00</text:p>
          </table:table-cell>
          <table:table-cell office:value-type="float" office:value="-0.1964789" calcext:value-type="float">
            <text:p>-1.96E-01</text:p>
          </table:table-cell>
          <table:table-cell office:value-type="float" office:value="3.181862" calcext:value-type="float">
            <text:p>3.18E+00</text:p>
          </table:table-cell>
          <table:table-cell table:style-name="ce1" office:value-type="float" office:value="-0.4916128" calcext:value-type="float">
            <text:p>-4.9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5448" calcext:value-type="float">
            <text:p>-1.75E+01</text:p>
          </table:table-cell>
          <table:table-cell office:value-type="float" office:value="-9.574848" calcext:value-type="float">
            <text:p>-9.57E+00</text:p>
          </table:table-cell>
          <table:table-cell office:value-type="float" office:value="1477010459900000" calcext:value-type="float">
            <text:p>1477010459900000</text:p>
          </table:table-cell>
          <table:table-cell office:value-type="float" office:value="-17.43425" calcext:value-type="float">
            <text:p>-1.74E+01</text:p>
          </table:table-cell>
          <table:table-cell office:value-type="float" office:value="-9.626363" calcext:value-type="float">
            <text:p>-9.63E+00</text:p>
          </table:table-cell>
          <table:table-cell office:value-type="float" office:value="-4.875828" calcext:value-type="float">
            <text:p>-4.88E+00</text:p>
          </table:table-cell>
          <table:table-cell office:value-type="float" office:value="-0.07650244" calcext:value-type="float">
            <text:p>-7.65E-02</text:p>
          </table:table-cell>
          <table:table-cell office:value-type="float" office:value="3.157282" calcext:value-type="float">
            <text:p>3.16E+00</text:p>
          </table:table-cell>
          <table:table-cell office:value-type="float" office:value="-0.4946729" calcext:value-type="float">
            <text:p>-4.9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2433" calcext:value-type="float">
            <text:p>2.04E+01</text:p>
          </table:table-cell>
          <table:table-cell office:value-type="float" office:value="-2.663803" calcext:value-type="float">
            <text:p>-2.66E+00</text:p>
          </table:table-cell>
          <table:table-cell table:style-name="ce1" office:value-type="float" office:value="4.177482" calcext:value-type="float">
            <text:p>4.18E+00</text:p>
          </table:table-cell>
          <table:table-cell table:style-name="Default" office:value-type="float" office:value="1477010459950000" calcext:value-type="float">
            <text:p>1477010459950000</text:p>
          </table:table-cell>
          <table:table-cell office:value-type="float" office:value="-17.67806" calcext:value-type="float">
            <text:p>-1.77E+01</text:p>
          </table:table-cell>
          <table:table-cell office:value-type="float" office:value="-9.627173" calcext:value-type="float">
            <text:p>-9.63E+00</text:p>
          </table:table-cell>
          <table:table-cell office:value-type="float" office:value="-4.872316" calcext:value-type="float">
            <text:p>-4.87E+00</text:p>
          </table:table-cell>
          <table:table-cell office:value-type="float" office:value="0.04407027" calcext:value-type="float">
            <text:p>4.41E-02</text:p>
          </table:table-cell>
          <table:table-cell office:value-type="float" office:value="3.132548" calcext:value-type="float">
            <text:p>3.13E+00</text:p>
          </table:table-cell>
          <table:table-cell table:style-name="ce1" office:value-type="float" office:value="-0.4976549" calcext:value-type="float">
            <text:p>-4.9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244" calcext:value-type="float">
            <text:p>-1.80E+01</text:p>
          </table:table-cell>
          <table:table-cell office:value-type="float" office:value="-9.422985" calcext:value-type="float">
            <text:p>-9.42E+00</text:p>
          </table:table-cell>
          <table:table-cell office:value-type="float" office:value="1477010460000000" calcext:value-type="float">
            <text:p>1477010460000000</text:p>
          </table:table-cell>
          <table:table-cell office:value-type="float" office:value="-17.92162" calcext:value-type="float">
            <text:p>-1.79E+01</text:p>
          </table:table-cell>
          <table:table-cell office:value-type="float" office:value="-9.621939" calcext:value-type="float">
            <text:p>-9.62E+00</text:p>
          </table:table-cell>
          <table:table-cell office:value-type="float" office:value="-4.865881" calcext:value-type="float">
            <text:p>-4.87E+00</text:p>
          </table:table-cell>
          <table:table-cell office:value-type="float" office:value="0.1651507" calcext:value-type="float">
            <text:p>1.65E-01</text:p>
          </table:table-cell>
          <table:table-cell office:value-type="float" office:value="3.107665" calcext:value-type="float">
            <text:p>3.11E+00</text:p>
          </table:table-cell>
          <table:table-cell office:value-type="float" office:value="-0.5005583" calcext:value-type="float">
            <text:p>-5.0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8433" calcext:value-type="float">
            <text:p>2.05E+01</text:p>
          </table:table-cell>
          <table:table-cell office:value-type="float" office:value="-2.676476" calcext:value-type="float">
            <text:p>-2.68E+00</text:p>
          </table:table-cell>
          <table:table-cell table:style-name="ce1" office:value-type="float" office:value="3.995549" calcext:value-type="float">
            <text:p>4.00E+00</text:p>
          </table:table-cell>
          <table:table-cell table:style-name="Default" office:value-type="float" office:value="1477010460050000" calcext:value-type="float">
            <text:p>1477010460050000</text:p>
          </table:table-cell>
          <table:table-cell office:value-type="float" office:value="-18.16479" calcext:value-type="float">
            <text:p>-1.82E+01</text:p>
          </table:table-cell>
          <table:table-cell office:value-type="float" office:value="-9.610638" calcext:value-type="float">
            <text:p>-9.61E+00</text:p>
          </table:table-cell>
          <table:table-cell office:value-type="float" office:value="-4.856481" calcext:value-type="float">
            <text:p>-4.86E+00</text:p>
          </table:table-cell>
          <table:table-cell office:value-type="float" office:value="0.2866482" calcext:value-type="float">
            <text:p>2.87E-01</text:p>
          </table:table-cell>
          <table:table-cell office:value-type="float" office:value="3.082637" calcext:value-type="float">
            <text:p>3.08E+00</text:p>
          </table:table-cell>
          <table:table-cell table:style-name="ce1" office:value-type="float" office:value="-0.5033826" calcext:value-type="float">
            <text:p>-5.0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27625" calcext:value-type="float">
            <text:p>-1.83E+01</text:p>
          </table:table-cell>
          <table:table-cell office:value-type="float" office:value="-9.609973" calcext:value-type="float">
            <text:p>-9.61E+00</text:p>
          </table:table-cell>
          <table:table-cell office:value-type="float" office:value="1477010460100000" calcext:value-type="float">
            <text:p>1477010460100000</text:p>
          </table:table-cell>
          <table:table-cell office:value-type="float" office:value="-18.40741" calcext:value-type="float">
            <text:p>-1.84E+01</text:p>
          </table:table-cell>
          <table:table-cell office:value-type="float" office:value="-9.593251" calcext:value-type="float">
            <text:p>-9.59E+00</text:p>
          </table:table-cell>
          <table:table-cell office:value-type="float" office:value="-4.844078" calcext:value-type="float">
            <text:p>-4.84E+00</text:p>
          </table:table-cell>
          <table:table-cell office:value-type="float" office:value="0.4084701" calcext:value-type="float">
            <text:p>4.08E-01</text:p>
          </table:table-cell>
          <table:table-cell office:value-type="float" office:value="3.057468" calcext:value-type="float">
            <text:p>3.06E+00</text:p>
          </table:table-cell>
          <table:table-cell office:value-type="float" office:value="-0.5061275" calcext:value-type="float">
            <text:p>-5.0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60912" calcext:value-type="float">
            <text:p>2.06E+01</text:p>
          </table:table-cell>
          <table:table-cell office:value-type="float" office:value="-2.657836" calcext:value-type="float">
            <text:p>-2.66E+00</text:p>
          </table:table-cell>
          <table:table-cell table:style-name="ce1" office:value-type="float" office:value="4.302915" calcext:value-type="float">
            <text:p>4.30E+00</text:p>
          </table:table-cell>
          <table:table-cell table:style-name="Default" office:value-type="float" office:value="1477010460150000" calcext:value-type="float">
            <text:p>1477010460150000</text:p>
          </table:table-cell>
          <table:table-cell office:value-type="float" office:value="-18.64933" calcext:value-type="float">
            <text:p>-1.86E+01</text:p>
          </table:table-cell>
          <table:table-cell office:value-type="float" office:value="-9.569766" calcext:value-type="float">
            <text:p>-9.57E+00</text:p>
          </table:table-cell>
          <table:table-cell office:value-type="float" office:value="-4.828636" calcext:value-type="float">
            <text:p>-4.83E+00</text:p>
          </table:table-cell>
          <table:table-cell office:value-type="float" office:value="0.5305216" calcext:value-type="float">
            <text:p>5.31E-01</text:p>
          </table:table-cell>
          <table:table-cell office:value-type="float" office:value="3.032162" calcext:value-type="float">
            <text:p>3.03E+00</text:p>
          </table:table-cell>
          <table:table-cell table:style-name="ce1" office:value-type="float" office:value="-0.5087925" calcext:value-type="float">
            <text:p>-5.0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95448" calcext:value-type="float">
            <text:p>-1.90E+01</text:p>
          </table:table-cell>
          <table:table-cell office:value-type="float" office:value="-9.515445" calcext:value-type="float">
            <text:p>-9.52E+00</text:p>
          </table:table-cell>
          <table:table-cell office:value-type="float" office:value="1477010460200000" calcext:value-type="float">
            <text:p>1477010460200000</text:p>
          </table:table-cell>
          <table:table-cell office:value-type="float" office:value="-18.89039" calcext:value-type="float">
            <text:p>-1.89E+01</text:p>
          </table:table-cell>
          <table:table-cell office:value-type="float" office:value="-9.540172" calcext:value-type="float">
            <text:p>-9.54E+00</text:p>
          </table:table-cell>
          <table:table-cell office:value-type="float" office:value="-4.810124" calcext:value-type="float">
            <text:p>-4.81E+00</text:p>
          </table:table-cell>
          <table:table-cell office:value-type="float" office:value="0.6527066" calcext:value-type="float">
            <text:p>6.53E-01</text:p>
          </table:table-cell>
          <table:table-cell office:value-type="float" office:value="3.006722" calcext:value-type="float">
            <text:p>3.01E+00</text:p>
          </table:table-cell>
          <table:table-cell office:value-type="float" office:value="-0.5113771" calcext:value-type="float">
            <text:p>-5.1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6407" calcext:value-type="float">
            <text:p>2.08E+01</text:p>
          </table:table-cell>
          <table:table-cell office:value-type="float" office:value="-2.691742" calcext:value-type="float">
            <text:p>-2.69E+00</text:p>
          </table:table-cell>
          <table:table-cell table:style-name="ce1" office:value-type="float" office:value="4.208127" calcext:value-type="float">
            <text:p>4.21E+00</text:p>
          </table:table-cell>
          <table:table-cell table:style-name="Default" office:value-type="float" office:value="1477010460250000" calcext:value-type="float">
            <text:p>1477010460250000</text:p>
          </table:table-cell>
          <table:table-cell office:value-type="float" office:value="-19.13046" calcext:value-type="float">
            <text:p>-1.91E+01</text:p>
          </table:table-cell>
          <table:table-cell office:value-type="float" office:value="-9.504465" calcext:value-type="float">
            <text:p>-9.50E+00</text:p>
          </table:table-cell>
          <table:table-cell office:value-type="float" office:value="-4.788514" calcext:value-type="float">
            <text:p>-4.79E+00</text:p>
          </table:table-cell>
          <table:table-cell office:value-type="float" office:value="0.7749269" calcext:value-type="float">
            <text:p>7.75E-01</text:p>
          </table:table-cell>
          <table:table-cell office:value-type="float" office:value="2.981153" calcext:value-type="float">
            <text:p>2.98E+00</text:p>
          </table:table-cell>
          <table:table-cell table:style-name="ce1" office:value-type="float" office:value="-0.5138809" calcext:value-type="float">
            <text:p>-5.1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2983" calcext:value-type="float">
            <text:p>-1.93E+01</text:p>
          </table:table-cell>
          <table:table-cell office:value-type="float" office:value="-9.098652" calcext:value-type="float">
            <text:p>-9.10E+00</text:p>
          </table:table-cell>
          <table:table-cell office:value-type="float" office:value="1477010460300000" calcext:value-type="float">
            <text:p>1477010460300000</text:p>
          </table:table-cell>
          <table:table-cell office:value-type="float" office:value="-19.36936" calcext:value-type="float">
            <text:p>-1.94E+01</text:p>
          </table:table-cell>
          <table:table-cell office:value-type="float" office:value="-9.462647" calcext:value-type="float">
            <text:p>-9.46E+00</text:p>
          </table:table-cell>
          <table:table-cell office:value-type="float" office:value="-4.763781" calcext:value-type="float">
            <text:p>-4.76E+00</text:p>
          </table:table-cell>
          <table:table-cell office:value-type="float" office:value="0.8970831" calcext:value-type="float">
            <text:p>8.97E-01</text:p>
          </table:table-cell>
          <table:table-cell office:value-type="float" office:value="2.955459" calcext:value-type="float">
            <text:p>2.96E+00</text:p>
          </table:table-cell>
          <table:table-cell office:value-type="float" office:value="-0.5163036" calcext:value-type="float">
            <text:p>-5.1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57911" calcext:value-type="float">
            <text:p>2.16E+01</text:p>
          </table:table-cell>
          <table:table-cell office:value-type="float" office:value="-2.721595" calcext:value-type="float">
            <text:p>-2.72E+00</text:p>
          </table:table-cell>
          <table:table-cell table:style-name="ce1" office:value-type="float" office:value="3.647271" calcext:value-type="float">
            <text:p>3.65E+00</text:p>
          </table:table-cell>
          <table:table-cell table:style-name="Default" office:value-type="float" office:value="1477010460350000" calcext:value-type="float">
            <text:p>1477010460350000</text:p>
          </table:table-cell>
          <table:table-cell office:value-type="float" office:value="-19.60694" calcext:value-type="float">
            <text:p>-1.96E+01</text:p>
          </table:table-cell>
          <table:table-cell office:value-type="float" office:value="-9.414724" calcext:value-type="float">
            <text:p>-9.41E+00</text:p>
          </table:table-cell>
          <table:table-cell office:value-type="float" office:value="-4.735906" calcext:value-type="float">
            <text:p>-4.74E+00</text:p>
          </table:table-cell>
          <table:table-cell office:value-type="float" office:value="1.019074" calcext:value-type="float">
            <text:p>1.02E+00</text:p>
          </table:table-cell>
          <table:table-cell office:value-type="float" office:value="2.929644" calcext:value-type="float">
            <text:p>2.93E+00</text:p>
          </table:table-cell>
          <table:table-cell table:style-name="ce1" office:value-type="float" office:value="-0.5186448" calcext:value-type="float">
            <text:p>-5.1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87313" calcext:value-type="float">
            <text:p>-1.99E+01</text:p>
          </table:table-cell>
          <table:table-cell office:value-type="float" office:value="-8.964172" calcext:value-type="float">
            <text:p>-8.96E+00</text:p>
          </table:table-cell>
          <table:table-cell office:value-type="float" office:value="1477010460400000" calcext:value-type="float">
            <text:p>1477010460400000</text:p>
          </table:table-cell>
          <table:table-cell office:value-type="float" office:value="-19.84305" calcext:value-type="float">
            <text:p>-1.98E+01</text:p>
          </table:table-cell>
          <table:table-cell office:value-type="float" office:value="-9.360706" calcext:value-type="float">
            <text:p>-9.36E+00</text:p>
          </table:table-cell>
          <table:table-cell office:value-type="float" office:value="-4.704871" calcext:value-type="float">
            <text:p>-4.70E+00</text:p>
          </table:table-cell>
          <table:table-cell office:value-type="float" office:value="1.140799" calcext:value-type="float">
            <text:p>1.14E+00</text:p>
          </table:table-cell>
          <table:table-cell office:value-type="float" office:value="2.903712" calcext:value-type="float">
            <text:p>2.90E+00</text:p>
          </table:table-cell>
          <table:table-cell office:value-type="float" office:value="-0.5209041" calcext:value-type="float">
            <text:p>-5.2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882" calcext:value-type="float">
            <text:p>2.18E+01</text:p>
          </table:table-cell>
          <table:table-cell office:value-type="float" office:value="-2.781427" calcext:value-type="float">
            <text:p>-2.78E+00</text:p>
          </table:table-cell>
          <table:table-cell table:style-name="ce1" office:value-type="float" office:value="3.681834" calcext:value-type="float">
            <text:p>3.68E+00</text:p>
          </table:table-cell>
          <table:table-cell table:style-name="Default" office:value-type="float" office:value="1477010460450000" calcext:value-type="float">
            <text:p>1477010460450000</text:p>
          </table:table-cell>
          <table:table-cell office:value-type="float" office:value="-20.07752" calcext:value-type="float">
            <text:p>-2.01E+01</text:p>
          </table:table-cell>
          <table:table-cell office:value-type="float" office:value="-9.300609" calcext:value-type="float">
            <text:p>-9.30E+00</text:p>
          </table:table-cell>
          <table:table-cell office:value-type="float" office:value="-4.670665" calcext:value-type="float">
            <text:p>-4.67E+00</text:p>
          </table:table-cell>
          <table:table-cell office:value-type="float" office:value="1.262153" calcext:value-type="float">
            <text:p>1.26E+00</text:p>
          </table:table-cell>
          <table:table-cell office:value-type="float" office:value="2.877667" calcext:value-type="float">
            <text:p>2.88E+00</text:p>
          </table:table-cell>
          <table:table-cell table:style-name="ce1" office:value-type="float" office:value="-0.5230811" calcext:value-type="float">
            <text:p>-5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16074" calcext:value-type="float">
            <text:p>-2.02E+01</text:p>
          </table:table-cell>
          <table:table-cell office:value-type="float" office:value="-9.596632" calcext:value-type="float">
            <text:p>-9.60E+00</text:p>
          </table:table-cell>
          <table:table-cell office:value-type="float" office:value="1477010460500000" calcext:value-type="float">
            <text:p>1477010460500000</text:p>
          </table:table-cell>
          <table:table-cell office:value-type="float" office:value="-20.31021" calcext:value-type="float">
            <text:p>-2.03E+01</text:p>
          </table:table-cell>
          <table:table-cell office:value-type="float" office:value="-9.234455" calcext:value-type="float">
            <text:p>-9.23E+00</text:p>
          </table:table-cell>
          <table:table-cell office:value-type="float" office:value="-4.63328" calcext:value-type="float">
            <text:p>-4.63E+00</text:p>
          </table:table-cell>
          <table:table-cell office:value-type="float" office:value="1.383034" calcext:value-type="float">
            <text:p>1.38E+00</text:p>
          </table:table-cell>
          <table:table-cell office:value-type="float" office:value="2.851512" calcext:value-type="float">
            <text:p>2.85E+00</text:p>
          </table:table-cell>
          <table:table-cell office:value-type="float" office:value="-0.5251755" calcext:value-type="float">
            <text:p>-5.2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661" calcext:value-type="float">
            <text:p>2.27E+01</text:p>
          </table:table-cell>
          <table:table-cell office:value-type="float" office:value="-2.697072" calcext:value-type="float">
            <text:p>-2.70E+00</text:p>
          </table:table-cell>
          <table:table-cell table:style-name="ce1" office:value-type="float" office:value="3.794663" calcext:value-type="float">
            <text:p>3.79E+00</text:p>
          </table:table-cell>
          <table:table-cell table:style-name="Default" office:value-type="float" office:value="1477010460550000" calcext:value-type="float">
            <text:p>1477010460550000</text:p>
          </table:table-cell>
          <table:table-cell office:value-type="float" office:value="-20.54093" calcext:value-type="float">
            <text:p>-2.05E+01</text:p>
          </table:table-cell>
          <table:table-cell office:value-type="float" office:value="-9.16227" calcext:value-type="float">
            <text:p>-9.16E+00</text:p>
          </table:table-cell>
          <table:table-cell office:value-type="float" office:value="-4.592709" calcext:value-type="float">
            <text:p>-4.59E+00</text:p>
          </table:table-cell>
          <table:table-cell office:value-type="float" office:value="1.503337" calcext:value-type="float">
            <text:p>1.50E+00</text:p>
          </table:table-cell>
          <table:table-cell office:value-type="float" office:value="2.825254" calcext:value-type="float">
            <text:p>2.83E+00</text:p>
          </table:table-cell>
          <table:table-cell table:style-name="ce1" office:value-type="float" office:value="-0.527187" calcext:value-type="float">
            <text:p>-5.2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65956" calcext:value-type="float">
            <text:p>-2.07E+01</text:p>
          </table:table-cell>
          <table:table-cell office:value-type="float" office:value="-8.915274" calcext:value-type="float">
            <text:p>-8.92E+00</text:p>
          </table:table-cell>
          <table:table-cell office:value-type="float" office:value="1477010460600000" calcext:value-type="float">
            <text:p>1477010460600000</text:p>
          </table:table-cell>
          <table:table-cell office:value-type="float" office:value="-20.76955" calcext:value-type="float">
            <text:p>-2.08E+01</text:p>
          </table:table-cell>
          <table:table-cell office:value-type="float" office:value="-9.084085" calcext:value-type="float">
            <text:p>-9.08E+00</text:p>
          </table:table-cell>
          <table:table-cell office:value-type="float" office:value="-4.548955" calcext:value-type="float">
            <text:p>-4.55E+00</text:p>
          </table:table-cell>
          <table:table-cell office:value-type="float" office:value="1.622957" calcext:value-type="float">
            <text:p>1.62E+00</text:p>
          </table:table-cell>
          <table:table-cell office:value-type="float" office:value="2.798894" calcext:value-type="float">
            <text:p>2.80E+00</text:p>
          </table:table-cell>
          <table:table-cell office:value-type="float" office:value="-0.5291152" calcext:value-type="float">
            <text:p>-5.2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7224" calcext:value-type="float">
            <text:p>2.32E+01</text:p>
          </table:table-cell>
          <table:table-cell office:value-type="float" office:value="-2.765983" calcext:value-type="float">
            <text:p>-2.77E+00</text:p>
          </table:table-cell>
          <table:table-cell table:style-name="ce1" office:value-type="float" office:value="3.506228" calcext:value-type="float">
            <text:p>3.51E+00</text:p>
          </table:table-cell>
          <table:table-cell table:style-name="Default" office:value-type="float" office:value="1477010460650000" calcext:value-type="float">
            <text:p>1477010460650000</text:p>
          </table:table-cell>
          <table:table-cell office:value-type="float" office:value="-20.9959" calcext:value-type="float">
            <text:p>-2.10E+01</text:p>
          </table:table-cell>
          <table:table-cell office:value-type="float" office:value="-8.999938" calcext:value-type="float">
            <text:p>-9.00E+00</text:p>
          </table:table-cell>
          <table:table-cell office:value-type="float" office:value="-4.50202" calcext:value-type="float">
            <text:p>-4.50E+00</text:p>
          </table:table-cell>
          <table:table-cell office:value-type="float" office:value="1.741788" calcext:value-type="float">
            <text:p>1.74E+00</text:p>
          </table:table-cell>
          <table:table-cell office:value-type="float" office:value="2.772439" calcext:value-type="float">
            <text:p>2.77E+00</text:p>
          </table:table-cell>
          <table:table-cell table:style-name="ce1" office:value-type="float" office:value="-0.5309599" calcext:value-type="float">
            <text:p>-5.3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1954" calcext:value-type="float">
            <text:p>-2.10E+01</text:p>
          </table:table-cell>
          <table:table-cell office:value-type="float" office:value="-8.850815" calcext:value-type="float">
            <text:p>-8.85E+00</text:p>
          </table:table-cell>
          <table:table-cell office:value-type="float" office:value="1477010460700000" calcext:value-type="float">
            <text:p>1477010460700000</text:p>
          </table:table-cell>
          <table:table-cell office:value-type="float" office:value="-21.21982" calcext:value-type="float">
            <text:p>-2.12E+01</text:p>
          </table:table-cell>
          <table:table-cell office:value-type="float" office:value="-8.909871" calcext:value-type="float">
            <text:p>-8.91E+00</text:p>
          </table:table-cell>
          <table:table-cell office:value-type="float" office:value="-4.451913" calcext:value-type="float">
            <text:p>-4.45E+00</text:p>
          </table:table-cell>
          <table:table-cell office:value-type="float" office:value="1.859725" calcext:value-type="float">
            <text:p>1.86E+00</text:p>
          </table:table-cell>
          <table:table-cell office:value-type="float" office:value="2.745891" calcext:value-type="float">
            <text:p>2.75E+00</text:p>
          </table:table-cell>
          <table:table-cell office:value-type="float" office:value="-0.5327207" calcext:value-type="float">
            <text:p>-5.3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0859" calcext:value-type="float">
            <text:p>2.35E+01</text:p>
          </table:table-cell>
          <table:table-cell office:value-type="float" office:value="-2.765187" calcext:value-type="float">
            <text:p>-2.77E+00</text:p>
          </table:table-cell>
          <table:table-cell table:style-name="ce1" office:value-type="float" office:value="3.333197" calcext:value-type="float">
            <text:p>3.33E+00</text:p>
          </table:table-cell>
          <table:table-cell table:style-name="Default" office:value-type="float" office:value="1477010460750000" calcext:value-type="float">
            <text:p>1477010460750000</text:p>
          </table:table-cell>
          <table:table-cell office:value-type="float" office:value="-21.44115" calcext:value-type="float">
            <text:p>-2.14E+01</text:p>
          </table:table-cell>
          <table:table-cell office:value-type="float" office:value="-8.813932" calcext:value-type="float">
            <text:p>-8.81E+00</text:p>
          </table:table-cell>
          <table:table-cell office:value-type="float" office:value="-4.398646" calcext:value-type="float">
            <text:p>-4.40E+00</text:p>
          </table:table-cell>
          <table:table-cell office:value-type="float" office:value="1.976663" calcext:value-type="float">
            <text:p>1.98E+00</text:p>
          </table:table-cell>
          <table:table-cell office:value-type="float" office:value="2.719255" calcext:value-type="float">
            <text:p>2.72E+00</text:p>
          </table:table-cell>
          <table:table-cell table:style-name="ce1" office:value-type="float" office:value="-0.5343975" calcext:value-type="float">
            <text:p>-5.3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50286" calcext:value-type="float">
            <text:p>-2.15E+01</text:p>
          </table:table-cell>
          <table:table-cell office:value-type="float" office:value="-8.871913" calcext:value-type="float">
            <text:p>-8.87E+00</text:p>
          </table:table-cell>
          <table:table-cell office:value-type="float" office:value="1477010460800000" calcext:value-type="float">
            <text:p>1477010460800000</text:p>
          </table:table-cell>
          <table:table-cell office:value-type="float" office:value="-21.65974" calcext:value-type="float">
            <text:p>-2.17E+01</text:p>
          </table:table-cell>
          <table:table-cell office:value-type="float" office:value="-8.712172" calcext:value-type="float">
            <text:p>-8.71E+00</text:p>
          </table:table-cell>
          <table:table-cell office:value-type="float" office:value="-4.342235" calcext:value-type="float">
            <text:p>-4.34E+00</text:p>
          </table:table-cell>
          <table:table-cell office:value-type="float" office:value="2.092496" calcext:value-type="float">
            <text:p>2.09E+00</text:p>
          </table:table-cell>
          <table:table-cell office:value-type="float" office:value="2.692535" calcext:value-type="float">
            <text:p>2.69E+00</text:p>
          </table:table-cell>
          <table:table-cell office:value-type="float" office:value="-0.5359898" calcext:value-type="float">
            <text:p>-5.3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6926" calcext:value-type="float">
            <text:p>2.32E+01</text:p>
          </table:table-cell>
          <table:table-cell office:value-type="float" office:value="-2.815928" calcext:value-type="float">
            <text:p>-2.82E+00</text:p>
          </table:table-cell>
          <table:table-cell table:style-name="ce1" office:value-type="float" office:value="2.775023" calcext:value-type="float">
            <text:p>2.78E+00</text:p>
          </table:table-cell>
          <table:table-cell table:style-name="Default" office:value-type="float" office:value="1477010460850000" calcext:value-type="float">
            <text:p>1477010460850000</text:p>
          </table:table-cell>
          <table:table-cell office:value-type="float" office:value="-21.87542" calcext:value-type="float">
            <text:p>-2.19E+01</text:p>
          </table:table-cell>
          <table:table-cell office:value-type="float" office:value="-8.604651" calcext:value-type="float">
            <text:p>-8.60E+00</text:p>
          </table:table-cell>
          <table:table-cell office:value-type="float" office:value="-4.282703" calcext:value-type="float">
            <text:p>-4.28E+00</text:p>
          </table:table-cell>
          <table:table-cell office:value-type="float" office:value="2.20712" calcext:value-type="float">
            <text:p>2.21E+00</text:p>
          </table:table-cell>
          <table:table-cell office:value-type="float" office:value="2.665735" calcext:value-type="float">
            <text:p>2.67E+00</text:p>
          </table:table-cell>
          <table:table-cell table:style-name="ce1" office:value-type="float" office:value="-0.5374975" calcext:value-type="float">
            <text:p>-5.3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97934" calcext:value-type="float">
            <text:p>-2.20E+01</text:p>
          </table:table-cell>
          <table:table-cell office:value-type="float" office:value="-8.570888" calcext:value-type="float">
            <text:p>-8.57E+00</text:p>
          </table:table-cell>
          <table:table-cell office:value-type="float" office:value="1477010460900000" calcext:value-type="float">
            <text:p>1477010460900000</text:p>
          </table:table-cell>
          <table:table-cell office:value-type="float" office:value="-22.08805" calcext:value-type="float">
            <text:p>-2.21E+01</text:p>
          </table:table-cell>
          <table:table-cell office:value-type="float" office:value="-8.491431" calcext:value-type="float">
            <text:p>-8.49E+00</text:p>
          </table:table-cell>
          <table:table-cell office:value-type="float" office:value="-4.220073" calcext:value-type="float">
            <text:p>-4.22E+00</text:p>
          </table:table-cell>
          <table:table-cell office:value-type="float" office:value="2.32043" calcext:value-type="float">
            <text:p>2.32E+00</text:p>
          </table:table-cell>
          <table:table-cell office:value-type="float" office:value="2.63886" calcext:value-type="float">
            <text:p>2.64E+00</text:p>
          </table:table-cell>
          <table:table-cell office:value-type="float" office:value="-0.5389203" calcext:value-type="float">
            <text:p>-5.3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061" calcext:value-type="float">
            <text:p>2.35E+01</text:p>
          </table:table-cell>
          <table:table-cell office:value-type="float" office:value="-2.807452" calcext:value-type="float">
            <text:p>-2.81E+00</text:p>
          </table:table-cell>
          <table:table-cell table:style-name="ce1" office:value-type="float" office:value="3.305063" calcext:value-type="float">
            <text:p>3.31E+00</text:p>
          </table:table-cell>
          <table:table-cell table:style-name="Default" office:value-type="float" office:value="1477010460950000" calcext:value-type="float">
            <text:p>1477010460950000</text:p>
          </table:table-cell>
          <table:table-cell office:value-type="float" office:value="-22.29746" calcext:value-type="float">
            <text:p>-2.23E+01</text:p>
          </table:table-cell>
          <table:table-cell office:value-type="float" office:value="-8.372581" calcext:value-type="float">
            <text:p>-8.37E+00</text:p>
          </table:table-cell>
          <table:table-cell office:value-type="float" office:value="-4.154374" calcext:value-type="float">
            <text:p>-4.15E+00</text:p>
          </table:table-cell>
          <table:table-cell office:value-type="float" office:value="2.432324" calcext:value-type="float">
            <text:p>2.43E+00</text:p>
          </table:table-cell>
          <table:table-cell office:value-type="float" office:value="2.611914" calcext:value-type="float">
            <text:p>2.61E+00</text:p>
          </table:table-cell>
          <table:table-cell table:style-name="ce1" office:value-type="float" office:value="-0.540258" calcext:value-type="float">
            <text:p>-5.4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5838" calcext:value-type="float">
            <text:p>-2.26E+01</text:p>
          </table:table-cell>
          <table:table-cell office:value-type="float" office:value="-8.352956" calcext:value-type="float">
            <text:p>-8.35E+00</text:p>
          </table:table-cell>
          <table:table-cell office:value-type="float" office:value="1477010461000000" calcext:value-type="float">
            <text:p>1477010461000000</text:p>
          </table:table-cell>
          <table:table-cell office:value-type="float" office:value="-22.50351" calcext:value-type="float">
            <text:p>-2.25E+01</text:p>
          </table:table-cell>
          <table:table-cell office:value-type="float" office:value="-8.248174" calcext:value-type="float">
            <text:p>-8.25E+00</text:p>
          </table:table-cell>
          <table:table-cell office:value-type="float" office:value="-4.085642" calcext:value-type="float">
            <text:p>-4.09E+00</text:p>
          </table:table-cell>
          <table:table-cell office:value-type="float" office:value="2.542698" calcext:value-type="float">
            <text:p>2.54E+00</text:p>
          </table:table-cell>
          <table:table-cell office:value-type="float" office:value="2.584901" calcext:value-type="float">
            <text:p>2.58E+00</text:p>
          </table:table-cell>
          <table:table-cell office:value-type="float" office:value="-0.5415104" calcext:value-type="float">
            <text:p>-5.4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90931" calcext:value-type="float">
            <text:p>2.39E+01</text:p>
          </table:table-cell>
          <table:table-cell office:value-type="float" office:value="-2.774659" calcext:value-type="float">
            <text:p>-2.77E+00</text:p>
          </table:table-cell>
          <table:table-cell table:style-name="ce1" office:value-type="float" office:value="2.905008" calcext:value-type="float">
            <text:p>2.91E+00</text:p>
          </table:table-cell>
          <table:table-cell table:style-name="Default" office:value-type="float" office:value="1477010461050000" calcext:value-type="float">
            <text:p>1477010461050000</text:p>
          </table:table-cell>
          <table:table-cell office:value-type="float" office:value="-22.70605" calcext:value-type="float">
            <text:p>-2.27E+01</text:p>
          </table:table-cell>
          <table:table-cell office:value-type="float" office:value="-8.118289" calcext:value-type="float">
            <text:p>-8.12E+00</text:p>
          </table:table-cell>
          <table:table-cell office:value-type="float" office:value="-4.013912" calcext:value-type="float">
            <text:p>-4.01E+00</text:p>
          </table:table-cell>
          <table:table-cell office:value-type="float" office:value="2.651451" calcext:value-type="float">
            <text:p>2.65E+00</text:p>
          </table:table-cell>
          <table:table-cell office:value-type="float" office:value="2.557826" calcext:value-type="float">
            <text:p>2.56E+00</text:p>
          </table:table-cell>
          <table:table-cell table:style-name="ce1" office:value-type="float" office:value="-0.5426773" calcext:value-type="float">
            <text:p>-5.4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98609" calcext:value-type="float">
            <text:p>-2.30E+01</text:p>
          </table:table-cell>
          <table:table-cell office:value-type="float" office:value="-7.672402" calcext:value-type="float">
            <text:p>-7.67E+00</text:p>
          </table:table-cell>
          <table:table-cell office:value-type="float" office:value="1477010461100000" calcext:value-type="float">
            <text:p>1477010461100000</text:p>
          </table:table-cell>
          <table:table-cell office:value-type="float" office:value="-22.90492" calcext:value-type="float">
            <text:p>-2.29E+01</text:p>
          </table:table-cell>
          <table:table-cell office:value-type="float" office:value="-7.98301" calcext:value-type="float">
            <text:p>-7.98E+00</text:p>
          </table:table-cell>
          <table:table-cell office:value-type="float" office:value="-3.939227" calcext:value-type="float">
            <text:p>-3.94E+00</text:p>
          </table:table-cell>
          <table:table-cell office:value-type="float" office:value="2.758484" calcext:value-type="float">
            <text:p>2.76E+00</text:p>
          </table:table-cell>
          <table:table-cell office:value-type="float" office:value="2.530692" calcext:value-type="float">
            <text:p>2.53E+00</text:p>
          </table:table-cell>
          <table:table-cell office:value-type="float" office:value="-0.5437585" calcext:value-type="float">
            <text:p>-5.44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71213" calcext:value-type="float">
            <text:p>2.47E+01</text:p>
          </table:table-cell>
          <table:table-cell office:value-type="float" office:value="-2.798194" calcext:value-type="float">
            <text:p>-2.80E+00</text:p>
          </table:table-cell>
          <table:table-cell table:style-name="ce1" office:value-type="float" office:value="2.375526" calcext:value-type="float">
            <text:p>2.38E+00</text:p>
          </table:table-cell>
          <table:table-cell table:style-name="Default" office:value-type="float" office:value="1477010461150000" calcext:value-type="float">
            <text:p>1477010461150000</text:p>
          </table:table-cell>
          <table:table-cell office:value-type="float" office:value="-23.09998" calcext:value-type="float">
            <text:p>-2.31E+01</text:p>
          </table:table-cell>
          <table:table-cell office:value-type="float" office:value="-7.842426" calcext:value-type="float">
            <text:p>-7.84E+00</text:p>
          </table:table-cell>
          <table:table-cell office:value-type="float" office:value="-3.861632" calcext:value-type="float">
            <text:p>-3.86E+00</text:p>
          </table:table-cell>
          <table:table-cell office:value-type="float" office:value="2.863697" calcext:value-type="float">
            <text:p>2.86E+00</text:p>
          </table:table-cell>
          <table:table-cell office:value-type="float" office:value="2.503504" calcext:value-type="float">
            <text:p>2.50E+00</text:p>
          </table:table-cell>
          <table:table-cell table:style-name="ce1" office:value-type="float" office:value="-0.5447538" calcext:value-type="float">
            <text:p>-5.4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47772" calcext:value-type="float">
            <text:p>-2.35E+01</text:p>
          </table:table-cell>
          <table:table-cell office:value-type="float" office:value="-7.565831" calcext:value-type="float">
            <text:p>-7.57E+00</text:p>
          </table:table-cell>
          <table:table-cell office:value-type="float" office:value="1477010461200000" calcext:value-type="float">
            <text:p>1477010461200000</text:p>
          </table:table-cell>
          <table:table-cell office:value-type="float" office:value="-23.29109" calcext:value-type="float">
            <text:p>-2.33E+01</text:p>
          </table:table-cell>
          <table:table-cell office:value-type="float" office:value="-7.696629" calcext:value-type="float">
            <text:p>-7.70E+00</text:p>
          </table:table-cell>
          <table:table-cell office:value-type="float" office:value="-3.781177" calcext:value-type="float">
            <text:p>-3.78E+00</text:p>
          </table:table-cell>
          <table:table-cell office:value-type="float" office:value="2.966995" calcext:value-type="float">
            <text:p>2.97E+00</text:p>
          </table:table-cell>
          <table:table-cell office:value-type="float" office:value="2.476266" calcext:value-type="float">
            <text:p>2.48E+00</text:p>
          </table:table-cell>
          <table:table-cell office:value-type="float" office:value="-0.5456631" calcext:value-type="float">
            <text:p>-5.4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0055" calcext:value-type="float">
            <text:p>2.45E+01</text:p>
          </table:table-cell>
          <table:table-cell office:value-type="float" office:value="-2.850952" calcext:value-type="float">
            <text:p>-2.85E+00</text:p>
          </table:table-cell>
          <table:table-cell table:style-name="ce1" office:value-type="float" office:value="2.957432" calcext:value-type="float">
            <text:p>2.96E+00</text:p>
          </table:table-cell>
          <table:table-cell table:style-name="Default" office:value-type="float" office:value="1477010461250000" calcext:value-type="float">
            <text:p>1477010461250000</text:p>
          </table:table-cell>
          <table:table-cell office:value-type="float" office:value="-23.4781" calcext:value-type="float">
            <text:p>-2.35E+01</text:p>
          </table:table-cell>
          <table:table-cell office:value-type="float" office:value="-7.545719" calcext:value-type="float">
            <text:p>-7.55E+00</text:p>
          </table:table-cell>
          <table:table-cell office:value-type="float" office:value="-3.697916" calcext:value-type="float">
            <text:p>-3.70E+00</text:p>
          </table:table-cell>
          <table:table-cell office:value-type="float" office:value="3.068281" calcext:value-type="float">
            <text:p>3.07E+00</text:p>
          </table:table-cell>
          <table:table-cell office:value-type="float" office:value="2.448983" calcext:value-type="float">
            <text:p>2.45E+00</text:p>
          </table:table-cell>
          <table:table-cell table:style-name="ce1" office:value-type="float" office:value="-0.5464862" calcext:value-type="float">
            <text:p>-5.4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54077" calcext:value-type="float">
            <text:p>-2.35E+01</text:p>
          </table:table-cell>
          <table:table-cell office:value-type="float" office:value="-7.360692" calcext:value-type="float">
            <text:p>-7.36E+00</text:p>
          </table:table-cell>
          <table:table-cell office:value-type="float" office:value="1477010461300000" calcext:value-type="float">
            <text:p>1477010461300000</text:p>
          </table:table-cell>
          <table:table-cell office:value-type="float" office:value="-23.66088" calcext:value-type="float">
            <text:p>-2.37E+01</text:p>
          </table:table-cell>
          <table:table-cell office:value-type="float" office:value="-7.389798" calcext:value-type="float">
            <text:p>-7.39E+00</text:p>
          </table:table-cell>
          <table:table-cell office:value-type="float" office:value="-3.611907" calcext:value-type="float">
            <text:p>-3.61E+00</text:p>
          </table:table-cell>
          <table:table-cell office:value-type="float" office:value="3.167464" calcext:value-type="float">
            <text:p>3.17E+00</text:p>
          </table:table-cell>
          <table:table-cell office:value-type="float" office:value="2.421659" calcext:value-type="float">
            <text:p>2.42E+00</text:p>
          </table:table-cell>
          <table:table-cell office:value-type="float" office:value="-0.5472231" calcext:value-type="float">
            <text:p>-5.4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3166" calcext:value-type="float">
            <text:p>2.49E+01</text:p>
          </table:table-cell>
          <table:table-cell office:value-type="float" office:value="-2.874936" calcext:value-type="float">
            <text:p>-2.87E+00</text:p>
          </table:table-cell>
          <table:table-cell table:style-name="ce1" office:value-type="float" office:value="2.63668" calcext:value-type="float">
            <text:p>2.64E+00</text:p>
          </table:table-cell>
          <table:table-cell table:style-name="Default" office:value-type="float" office:value="1477010461350000" calcext:value-type="float">
            <text:p>1477010461350000</text:p>
          </table:table-cell>
          <table:table-cell office:value-type="float" office:value="-23.83929" calcext:value-type="float">
            <text:p>-2.38E+01</text:p>
          </table:table-cell>
          <table:table-cell office:value-type="float" office:value="-7.228974" calcext:value-type="float">
            <text:p>-7.23E+00</text:p>
          </table:table-cell>
          <table:table-cell office:value-type="float" office:value="-3.523209" calcext:value-type="float">
            <text:p>-3.52E+00</text:p>
          </table:table-cell>
          <table:table-cell office:value-type="float" office:value="3.264451" calcext:value-type="float">
            <text:p>3.26E+00</text:p>
          </table:table-cell>
          <table:table-cell office:value-type="float" office:value="2.394298" calcext:value-type="float">
            <text:p>2.39E+00</text:p>
          </table:table-cell>
          <table:table-cell table:style-name="ce1" office:value-type="float" office:value="-0.5478735" calcext:value-type="float">
            <text:p>-5.4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3837" calcext:value-type="float">
            <text:p>-2.39E+01</text:p>
          </table:table-cell>
          <table:table-cell office:value-type="float" office:value="-7.261707" calcext:value-type="float">
            <text:p>-7.26E+00</text:p>
          </table:table-cell>
          <table:table-cell office:value-type="float" office:value="1477010461400000" calcext:value-type="float">
            <text:p>1477010461400000</text:p>
          </table:table-cell>
          <table:table-cell office:value-type="float" office:value="-24.01319" calcext:value-type="float">
            <text:p>-2.40E+01</text:p>
          </table:table-cell>
          <table:table-cell office:value-type="float" office:value="-7.063359" calcext:value-type="float">
            <text:p>-7.06E+00</text:p>
          </table:table-cell>
          <table:table-cell office:value-type="float" office:value="-3.431889" calcext:value-type="float">
            <text:p>-3.43E+00</text:p>
          </table:table-cell>
          <table:table-cell office:value-type="float" office:value="3.359156" calcext:value-type="float">
            <text:p>3.36E+00</text:p>
          </table:table-cell>
          <table:table-cell office:value-type="float" office:value="2.366904" calcext:value-type="float">
            <text:p>2.37E+00</text:p>
          </table:table-cell>
          <table:table-cell office:value-type="float" office:value="-0.5484374" calcext:value-type="float">
            <text:p>-5.4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7175" calcext:value-type="float">
            <text:p>2.51E+01</text:p>
          </table:table-cell>
          <table:table-cell office:value-type="float" office:value="-2.902363" calcext:value-type="float">
            <text:p>-2.90E+00</text:p>
          </table:table-cell>
          <table:table-cell table:style-name="ce1" office:value-type="float" office:value="2.270235" calcext:value-type="float">
            <text:p>2.27E+00</text:p>
          </table:table-cell>
          <table:table-cell table:style-name="Default" office:value-type="float" office:value="1477010461450000" calcext:value-type="float">
            <text:p>1477010461450000</text:p>
          </table:table-cell>
          <table:table-cell office:value-type="float" office:value="-24.18246" calcext:value-type="float">
            <text:p>-2.42E+01</text:p>
          </table:table-cell>
          <table:table-cell office:value-type="float" office:value="-6.89307" calcext:value-type="float">
            <text:p>-6.89E+00</text:p>
          </table:table-cell>
          <table:table-cell office:value-type="float" office:value="-3.338014" calcext:value-type="float">
            <text:p>-3.34E+00</text:p>
          </table:table-cell>
          <table:table-cell office:value-type="float" office:value="3.451493" calcext:value-type="float">
            <text:p>3.45E+00</text:p>
          </table:table-cell>
          <table:table-cell office:value-type="float" office:value="2.339482" calcext:value-type="float">
            <text:p>2.34E+00</text:p>
          </table:table-cell>
          <table:table-cell table:style-name="ce1" office:value-type="float" office:value="-0.5489147" calcext:value-type="float">
            <text:p>-5.4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25736" calcext:value-type="float">
            <text:p>-2.43E+01</text:p>
          </table:table-cell>
          <table:table-cell office:value-type="float" office:value="-6.435202" calcext:value-type="float">
            <text:p>-6.44E+00</text:p>
          </table:table-cell>
          <table:table-cell office:value-type="float" office:value="1477010461500000" calcext:value-type="float">
            <text:p>1477010461500000</text:p>
          </table:table-cell>
          <table:table-cell office:value-type="float" office:value="-24.34697" calcext:value-type="float">
            <text:p>-2.43E+01</text:p>
          </table:table-cell>
          <table:table-cell office:value-type="float" office:value="-6.718227" calcext:value-type="float">
            <text:p>-6.72E+00</text:p>
          </table:table-cell>
          <table:table-cell office:value-type="float" office:value="-3.241657" calcext:value-type="float">
            <text:p>-3.24E+00</text:p>
          </table:table-cell>
          <table:table-cell office:value-type="float" office:value="3.541377" calcext:value-type="float">
            <text:p>3.54E+00</text:p>
          </table:table-cell>
          <table:table-cell office:value-type="float" office:value="2.312037" calcext:value-type="float">
            <text:p>2.31E+00</text:p>
          </table:table-cell>
          <table:table-cell office:value-type="float" office:value="-0.5493053" calcext:value-type="float">
            <text:p>-5.4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0796" calcext:value-type="float">
            <text:p>2.58E+01</text:p>
          </table:table-cell>
          <table:table-cell office:value-type="float" office:value="-2.859516" calcext:value-type="float">
            <text:p>-2.86E+00</text:p>
          </table:table-cell>
          <table:table-cell table:style-name="ce1" office:value-type="float" office:value="1.933196" calcext:value-type="float">
            <text:p>1.93E+00</text:p>
          </table:table-cell>
          <table:table-cell table:style-name="Default" office:value-type="float" office:value="1477010461550000" calcext:value-type="float">
            <text:p>1477010461550000</text:p>
          </table:table-cell>
          <table:table-cell office:value-type="float" office:value="-24.5066" calcext:value-type="float">
            <text:p>-2.45E+01</text:p>
          </table:table-cell>
          <table:table-cell office:value-type="float" office:value="-6.538955" calcext:value-type="float">
            <text:p>-6.54E+00</text:p>
          </table:table-cell>
          <table:table-cell office:value-type="float" office:value="-3.142893" calcext:value-type="float">
            <text:p>-3.14E+00</text:p>
          </table:table-cell>
          <table:table-cell office:value-type="float" office:value="3.62873" calcext:value-type="float">
            <text:p>3.63E+00</text:p>
          </table:table-cell>
          <table:table-cell office:value-type="float" office:value="2.284571" calcext:value-type="float">
            <text:p>2.28E+00</text:p>
          </table:table-cell>
          <table:table-cell table:style-name="ce1" office:value-type="float" office:value="-0.5496092" calcext:value-type="float">
            <text:p>-5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30075" calcext:value-type="float">
            <text:p>-2.43E+01</text:p>
          </table:table-cell>
          <table:table-cell office:value-type="float" office:value="-6.437988" calcext:value-type="float">
            <text:p>-6.44E+00</text:p>
          </table:table-cell>
          <table:table-cell office:value-type="float" office:value="1477010461600000" calcext:value-type="float">
            <text:p>1477010461600000</text:p>
          </table:table-cell>
          <table:table-cell office:value-type="float" office:value="-24.66123" calcext:value-type="float">
            <text:p>-2.47E+01</text:p>
          </table:table-cell>
          <table:table-cell office:value-type="float" office:value="-6.355382" calcext:value-type="float">
            <text:p>-6.36E+00</text:p>
          </table:table-cell>
          <table:table-cell office:value-type="float" office:value="-3.0418" calcext:value-type="float">
            <text:p>-3.04E+00</text:p>
          </table:table-cell>
          <table:table-cell office:value-type="float" office:value="3.713473" calcext:value-type="float">
            <text:p>3.71E+00</text:p>
          </table:table-cell>
          <table:table-cell office:value-type="float" office:value="2.257091" calcext:value-type="float">
            <text:p>2.26E+00</text:p>
          </table:table-cell>
          <table:table-cell office:value-type="float" office:value="-0.5498263" calcext:value-type="float">
            <text:p>-5.5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367" calcext:value-type="float">
            <text:p>2.53E+01</text:p>
          </table:table-cell>
          <table:table-cell office:value-type="float" office:value="-2.902125" calcext:value-type="float">
            <text:p>-2.90E+00</text:p>
          </table:table-cell>
          <table:table-cell table:style-name="ce1" office:value-type="float" office:value="1.889512" calcext:value-type="float">
            <text:p>1.89E+00</text:p>
          </table:table-cell>
          <table:table-cell table:style-name="Default" office:value-type="float" office:value="1477010461650000" calcext:value-type="float">
            <text:p>1477010461650000</text:p>
          </table:table-cell>
          <table:table-cell office:value-type="float" office:value="-24.81075" calcext:value-type="float">
            <text:p>-2.48E+01</text:p>
          </table:table-cell>
          <table:table-cell office:value-type="float" office:value="-6.167641" calcext:value-type="float">
            <text:p>-6.17E+00</text:p>
          </table:table-cell>
          <table:table-cell office:value-type="float" office:value="-2.938459" calcext:value-type="float">
            <text:p>-2.94E+00</text:p>
          </table:table-cell>
          <table:table-cell office:value-type="float" office:value="3.795532" calcext:value-type="float">
            <text:p>3.80E+00</text:p>
          </table:table-cell>
          <table:table-cell office:value-type="float" office:value="2.229599" calcext:value-type="float">
            <text:p>2.23E+00</text:p>
          </table:table-cell>
          <table:table-cell table:style-name="ce1" office:value-type="float" office:value="-0.5499566" calcext:value-type="float">
            <text:p>-5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4596" calcext:value-type="float">
            <text:p>-2.51E+01</text:p>
          </table:table-cell>
          <table:table-cell office:value-type="float" office:value="-5.919019" calcext:value-type="float">
            <text:p>-5.92E+00</text:p>
          </table:table-cell>
          <table:table-cell office:value-type="float" office:value="1477010461700000" calcext:value-type="float">
            <text:p>1477010461700000</text:p>
          </table:table-cell>
          <table:table-cell office:value-type="float" office:value="-24.95505" calcext:value-type="float">
            <text:p>-2.50E+01</text:p>
          </table:table-cell>
          <table:table-cell office:value-type="float" office:value="-5.975869" calcext:value-type="float">
            <text:p>-5.98E+00</text:p>
          </table:table-cell>
          <table:table-cell office:value-type="float" office:value="-2.832955" calcext:value-type="float">
            <text:p>-2.83E+00</text:p>
          </table:table-cell>
          <table:table-cell office:value-type="float" office:value="3.874837" calcext:value-type="float">
            <text:p>3.87E+00</text:p>
          </table:table-cell>
          <table:table-cell office:value-type="float" office:value="2.202102" calcext:value-type="float">
            <text:p>2.20E+00</text:p>
          </table:table-cell>
          <table:table-cell office:value-type="float" office:value="-0.55" calcext:value-type="float">
            <text:p>-5.5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9906" calcext:value-type="float">
            <text:p>2.54E+01</text:p>
          </table:table-cell>
          <table:table-cell office:value-type="float" office:value="-2.942523" calcext:value-type="float">
            <text:p>-2.94E+00</text:p>
          </table:table-cell>
          <table:table-cell table:style-name="ce1" office:value-type="float" office:value="1.814368" calcext:value-type="float">
            <text:p>1.81E+00</text:p>
          </table:table-cell>
          <table:table-cell table:style-name="Default" office:value-type="float" office:value="1477010461750000" calcext:value-type="float">
            <text:p>1477010461750000</text:p>
          </table:table-cell>
          <table:table-cell office:value-type="float" office:value="-25.09401" calcext:value-type="float">
            <text:p>-2.51E+01</text:p>
          </table:table-cell>
          <table:table-cell office:value-type="float" office:value="-5.780204" calcext:value-type="float">
            <text:p>-5.78E+00</text:p>
          </table:table-cell>
          <table:table-cell office:value-type="float" office:value="-2.725375" calcext:value-type="float">
            <text:p>-2.73E+00</text:p>
          </table:table-cell>
          <table:table-cell office:value-type="float" office:value="3.951321" calcext:value-type="float">
            <text:p>3.95E+00</text:p>
          </table:table-cell>
          <table:table-cell office:value-type="float" office:value="2.174602" calcext:value-type="float">
            <text:p>2.17E+00</text:p>
          </table:table-cell>
          <table:table-cell table:style-name="ce1" office:value-type="float" office:value="-0.5499566" calcext:value-type="float">
            <text:p>-5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9409" calcext:value-type="float">
            <text:p>-2.52E+01</text:p>
          </table:table-cell>
          <table:table-cell office:value-type="float" office:value="-5.643722" calcext:value-type="float">
            <text:p>-5.64E+00</text:p>
          </table:table-cell>
          <table:table-cell office:value-type="float" office:value="1477010461800000" calcext:value-type="float">
            <text:p>1477010461800000</text:p>
          </table:table-cell>
          <table:table-cell office:value-type="float" office:value="-25.22755" calcext:value-type="float">
            <text:p>-2.52E+01</text:p>
          </table:table-cell>
          <table:table-cell office:value-type="float" office:value="-5.580789" calcext:value-type="float">
            <text:p>-5.58E+00</text:p>
          </table:table-cell>
          <table:table-cell office:value-type="float" office:value="-2.615809" calcext:value-type="float">
            <text:p>-2.62E+00</text:p>
          </table:table-cell>
          <table:table-cell office:value-type="float" office:value="4.024918" calcext:value-type="float">
            <text:p>4.02E+00</text:p>
          </table:table-cell>
          <table:table-cell office:value-type="float" office:value="2.147104" calcext:value-type="float">
            <text:p>2.15E+00</text:p>
          </table:table-cell>
          <table:table-cell office:value-type="float" office:value="-0.5498263" calcext:value-type="float">
            <text:p>-5.5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0587" calcext:value-type="float">
            <text:p>2.61E+01</text:p>
          </table:table-cell>
          <table:table-cell office:value-type="float" office:value="-2.931676" calcext:value-type="float">
            <text:p>-2.93E+00</text:p>
          </table:table-cell>
          <table:table-cell table:style-name="ce1" office:value-type="float" office:value="1.921078" calcext:value-type="float">
            <text:p>1.92E+00</text:p>
          </table:table-cell>
          <table:table-cell table:style-name="Default" office:value-type="float" office:value="1477010461850000" calcext:value-type="float">
            <text:p>1477010461850000</text:p>
          </table:table-cell>
          <table:table-cell office:value-type="float" office:value="-25.35556" calcext:value-type="float">
            <text:p>-2.54E+01</text:p>
          </table:table-cell>
          <table:table-cell office:value-type="float" office:value="-5.377771" calcext:value-type="float">
            <text:p>-5.38E+00</text:p>
          </table:table-cell>
          <table:table-cell office:value-type="float" office:value="-2.504349" calcext:value-type="float">
            <text:p>-2.50E+00</text:p>
          </table:table-cell>
          <table:table-cell office:value-type="float" office:value="4.09557" calcext:value-type="float">
            <text:p>4.10E+00</text:p>
          </table:table-cell>
          <table:table-cell office:value-type="float" office:value="2.119613" calcext:value-type="float">
            <text:p>2.12E+00</text:p>
          </table:table-cell>
          <table:table-cell table:style-name="ce1" office:value-type="float" office:value="-0.5496092" calcext:value-type="float">
            <text:p>-5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57125" calcext:value-type="float">
            <text:p>-2.56E+01</text:p>
          </table:table-cell>
          <table:table-cell office:value-type="float" office:value="-5.102407" calcext:value-type="float">
            <text:p>-5.10E+00</text:p>
          </table:table-cell>
          <table:table-cell office:value-type="float" office:value="1477010461900000" calcext:value-type="float">
            <text:p>1477010461900000</text:p>
          </table:table-cell>
          <table:table-cell office:value-type="float" office:value="-25.47795" calcext:value-type="float">
            <text:p>-2.55E+01</text:p>
          </table:table-cell>
          <table:table-cell office:value-type="float" office:value="-5.171298" calcext:value-type="float">
            <text:p>-5.17E+00</text:p>
          </table:table-cell>
          <table:table-cell office:value-type="float" office:value="-2.39109" calcext:value-type="float">
            <text:p>-2.39E+00</text:p>
          </table:table-cell>
          <table:table-cell office:value-type="float" office:value="4.163218" calcext:value-type="float">
            <text:p>4.16E+00</text:p>
          </table:table-cell>
          <table:table-cell office:value-type="float" office:value="2.092132" calcext:value-type="float">
            <text:p>2.09E+00</text:p>
          </table:table-cell>
          <table:table-cell office:value-type="float" office:value="-0.5493053" calcext:value-type="float">
            <text:p>-5.4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6336" calcext:value-type="float">
            <text:p>2.59E+01</text:p>
          </table:table-cell>
          <table:table-cell office:value-type="float" office:value="-2.885189" calcext:value-type="float">
            <text:p>-2.89E+00</text:p>
          </table:table-cell>
          <table:table-cell table:style-name="ce1" office:value-type="float" office:value="1.92658" calcext:value-type="float">
            <text:p>1.93E+00</text:p>
          </table:table-cell>
          <table:table-cell table:style-name="Default" office:value-type="float" office:value="1477010461950000" calcext:value-type="float">
            <text:p>1477010461950000</text:p>
          </table:table-cell>
          <table:table-cell office:value-type="float" office:value="-25.59463" calcext:value-type="float">
            <text:p>-2.56E+01</text:p>
          </table:table-cell>
          <table:table-cell office:value-type="float" office:value="-4.961521" calcext:value-type="float">
            <text:p>-4.96E+00</text:p>
          </table:table-cell>
          <table:table-cell office:value-type="float" office:value="-2.276127" calcext:value-type="float">
            <text:p>-2.28E+00</text:p>
          </table:table-cell>
          <table:table-cell office:value-type="float" office:value="4.227811" calcext:value-type="float">
            <text:p>4.23E+00</text:p>
          </table:table-cell>
          <table:table-cell office:value-type="float" office:value="2.064667" calcext:value-type="float">
            <text:p>2.06E+00</text:p>
          </table:table-cell>
          <table:table-cell table:style-name="ce1" office:value-type="float" office:value="-0.5489147" calcext:value-type="float">
            <text:p>-5.4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9517" calcext:value-type="float">
            <text:p>-2.57E+01</text:p>
          </table:table-cell>
          <table:table-cell office:value-type="float" office:value="-4.899949" calcext:value-type="float">
            <text:p>-4.90E+00</text:p>
          </table:table-cell>
          <table:table-cell office:value-type="float" office:value="1477010462000000" calcext:value-type="float">
            <text:p>1477010462000000</text:p>
          </table:table-cell>
          <table:table-cell office:value-type="float" office:value="-25.70552" calcext:value-type="float">
            <text:p>-2.57E+01</text:p>
          </table:table-cell>
          <table:table-cell office:value-type="float" office:value="-4.748596" calcext:value-type="float">
            <text:p>-4.75E+00</text:p>
          </table:table-cell>
          <table:table-cell office:value-type="float" office:value="-2.159561" calcext:value-type="float">
            <text:p>-2.16E+00</text:p>
          </table:table-cell>
          <table:table-cell office:value-type="float" office:value="4.2893" calcext:value-type="float">
            <text:p>4.29E+00</text:p>
          </table:table-cell>
          <table:table-cell office:value-type="float" office:value="2.037221" calcext:value-type="float">
            <text:p>2.04E+00</text:p>
          </table:table-cell>
          <table:table-cell office:value-type="float" office:value="-0.5484374" calcext:value-type="float">
            <text:p>-5.4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8964" calcext:value-type="float">
            <text:p>2.62E+01</text:p>
          </table:table-cell>
          <table:table-cell office:value-type="float" office:value="-2.972523" calcext:value-type="float">
            <text:p>-2.97E+00</text:p>
          </table:table-cell>
          <table:table-cell table:style-name="ce1" office:value-type="float" office:value="1.633477" calcext:value-type="float">
            <text:p>1.63E+00</text:p>
          </table:table-cell>
          <table:table-cell table:style-name="Default" office:value-type="float" office:value="1477010462050000" calcext:value-type="float">
            <text:p>1477010462050000</text:p>
          </table:table-cell>
          <table:table-cell office:value-type="float" office:value="-25.81054" calcext:value-type="float">
            <text:p>-2.58E+01</text:p>
          </table:table-cell>
          <table:table-cell office:value-type="float" office:value="-4.532677" calcext:value-type="float">
            <text:p>-4.53E+00</text:p>
          </table:table-cell>
          <table:table-cell office:value-type="float" office:value="-2.04149" calcext:value-type="float">
            <text:p>-2.04E+00</text:p>
          </table:table-cell>
          <table:table-cell office:value-type="float" office:value="4.347639" calcext:value-type="float">
            <text:p>4.35E+00</text:p>
          </table:table-cell>
          <table:table-cell office:value-type="float" office:value="2.009799" calcext:value-type="float">
            <text:p>2.01E+00</text:p>
          </table:table-cell>
          <table:table-cell table:style-name="ce1" office:value-type="float" office:value="-0.5478735" calcext:value-type="float">
            <text:p>-5.4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5157" calcext:value-type="float">
            <text:p>-2.60E+01</text:p>
          </table:table-cell>
          <table:table-cell office:value-type="float" office:value="-4.266589" calcext:value-type="float">
            <text:p>-4.27E+00</text:p>
          </table:table-cell>
          <table:table-cell office:value-type="float" office:value="1477010462100000" calcext:value-type="float">
            <text:p>1477010462100000</text:p>
          </table:table-cell>
          <table:table-cell office:value-type="float" office:value="-25.90963" calcext:value-type="float">
            <text:p>-2.59E+01</text:p>
          </table:table-cell>
          <table:table-cell office:value-type="float" office:value="-4.313924" calcext:value-type="float">
            <text:p>-4.31E+00</text:p>
          </table:table-cell>
          <table:table-cell office:value-type="float" office:value="-1.922018" calcext:value-type="float">
            <text:p>-1.92E+00</text:p>
          </table:table-cell>
          <table:table-cell office:value-type="float" office:value="4.402788" calcext:value-type="float">
            <text:p>4.40E+00</text:p>
          </table:table-cell>
          <table:table-cell office:value-type="float" office:value="1.982406" calcext:value-type="float">
            <text:p>1.98E+00</text:p>
          </table:table-cell>
          <table:table-cell office:value-type="float" office:value="-0.5472231" calcext:value-type="float">
            <text:p>-5.4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929" calcext:value-type="float">
            <text:p>2.73E+01</text:p>
          </table:table-cell>
          <table:table-cell office:value-type="float" office:value="-2.977996" calcext:value-type="float">
            <text:p>-2.98E+00</text:p>
          </table:table-cell>
          <table:table-cell table:style-name="ce1" office:value-type="float" office:value="0.8431943" calcext:value-type="float">
            <text:p>8.43E-01</text:p>
          </table:table-cell>
          <table:table-cell table:style-name="Default" office:value-type="float" office:value="1477010462150000" calcext:value-type="float">
            <text:p>1477010462150000</text:p>
          </table:table-cell>
          <table:table-cell office:value-type="float" office:value="-26.0027" calcext:value-type="float">
            <text:p>-2.60E+01</text:p>
          </table:table-cell>
          <table:table-cell office:value-type="float" office:value="-4.092498" calcext:value-type="float">
            <text:p>-4.09E+00</text:p>
          </table:table-cell>
          <table:table-cell office:value-type="float" office:value="-1.801248" calcext:value-type="float">
            <text:p>-1.80E+00</text:p>
          </table:table-cell>
          <table:table-cell office:value-type="float" office:value="4.45471" calcext:value-type="float">
            <text:p>4.45E+00</text:p>
          </table:table-cell>
          <table:table-cell office:value-type="float" office:value="1.955044" calcext:value-type="float">
            <text:p>1.96E+00</text:p>
          </table:table-cell>
          <table:table-cell table:style-name="ce1" office:value-type="float" office:value="-0.5464862" calcext:value-type="float">
            <text:p>-5.4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198" calcext:value-type="float">
            <text:p>-2.61E+01</text:p>
          </table:table-cell>
          <table:table-cell office:value-type="float" office:value="-3.677232" calcext:value-type="float">
            <text:p>-3.68E+00</text:p>
          </table:table-cell>
          <table:table-cell office:value-type="float" office:value="1477010462200000" calcext:value-type="float">
            <text:p>1477010462200000</text:p>
          </table:table-cell>
          <table:table-cell office:value-type="float" office:value="-26.08971" calcext:value-type="float">
            <text:p>-2.61E+01</text:p>
          </table:table-cell>
          <table:table-cell office:value-type="float" office:value="-3.86856" calcext:value-type="float">
            <text:p>-3.87E+00</text:p>
          </table:table-cell>
          <table:table-cell office:value-type="float" office:value="-1.679284" calcext:value-type="float">
            <text:p>-1.68E+00</text:p>
          </table:table-cell>
          <table:table-cell office:value-type="float" office:value="4.503373" calcext:value-type="float">
            <text:p>4.50E+00</text:p>
          </table:table-cell>
          <table:table-cell office:value-type="float" office:value="1.92772" calcext:value-type="float">
            <text:p>1.93E+00</text:p>
          </table:table-cell>
          <table:table-cell office:value-type="float" office:value="-0.5456631" calcext:value-type="float">
            <text:p>-5.4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4381" calcext:value-type="float">
            <text:p>2.68E+01</text:p>
          </table:table-cell>
          <table:table-cell office:value-type="float" office:value="-2.997402" calcext:value-type="float">
            <text:p>-3.00E+00</text:p>
          </table:table-cell>
          <table:table-cell table:style-name="ce1" office:value-type="float" office:value="0.5944945" calcext:value-type="float">
            <text:p>5.94E-01</text:p>
          </table:table-cell>
          <table:table-cell table:style-name="Default" office:value-type="float" office:value="1477010462250000" calcext:value-type="float">
            <text:p>1477010462250000</text:p>
          </table:table-cell>
          <table:table-cell office:value-type="float" office:value="-26.1706" calcext:value-type="float">
            <text:p>-2.62E+01</text:p>
          </table:table-cell>
          <table:table-cell office:value-type="float" office:value="-3.642274" calcext:value-type="float">
            <text:p>-3.64E+00</text:p>
          </table:table-cell>
          <table:table-cell office:value-type="float" office:value="-1.556233" calcext:value-type="float">
            <text:p>-1.56E+00</text:p>
          </table:table-cell>
          <table:table-cell office:value-type="float" office:value="4.548748" calcext:value-type="float">
            <text:p>4.55E+00</text:p>
          </table:table-cell>
          <table:table-cell office:value-type="float" office:value="1.900437" calcext:value-type="float">
            <text:p>1.90E+00</text:p>
          </table:table-cell>
          <table:table-cell table:style-name="ce1" office:value-type="float" office:value="-0.5447538" calcext:value-type="float">
            <text:p>-5.4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9736" calcext:value-type="float">
            <text:p>-2.60E+01</text:p>
          </table:table-cell>
          <table:table-cell office:value-type="float" office:value="-3.24722" calcext:value-type="float">
            <text:p>-3.25E+00</text:p>
          </table:table-cell>
          <table:table-cell office:value-type="float" office:value="1477010462300000" calcext:value-type="float">
            <text:p>1477010462300000</text:p>
          </table:table-cell>
          <table:table-cell office:value-type="float" office:value="-26.2453" calcext:value-type="float">
            <text:p>-2.62E+01</text:p>
          </table:table-cell>
          <table:table-cell office:value-type="float" office:value="-3.413805" calcext:value-type="float">
            <text:p>-3.41E+00</text:p>
          </table:table-cell>
          <table:table-cell office:value-type="float" office:value="-1.4322" calcext:value-type="float">
            <text:p>-1.43E+00</text:p>
          </table:table-cell>
          <table:table-cell office:value-type="float" office:value="4.590811" calcext:value-type="float">
            <text:p>4.59E+00</text:p>
          </table:table-cell>
          <table:table-cell office:value-type="float" office:value="1.873199" calcext:value-type="float">
            <text:p>1.87E+00</text:p>
          </table:table-cell>
          <table:table-cell office:value-type="float" office:value="-0.5437585" calcext:value-type="float">
            <text:p>-5.44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6937" calcext:value-type="float">
            <text:p>2.65E+01</text:p>
          </table:table-cell>
          <table:table-cell office:value-type="float" office:value="-3.0276" calcext:value-type="float">
            <text:p>-3.03E+00</text:p>
          </table:table-cell>
          <table:table-cell table:style-name="ce1" office:value-type="float" office:value="0.4307284" calcext:value-type="float">
            <text:p>4.31E-01</text:p>
          </table:table-cell>
          <table:table-cell table:style-name="Default" office:value-type="float" office:value="1477010462350000" calcext:value-type="float">
            <text:p>1477010462350000</text:p>
          </table:table-cell>
          <table:table-cell office:value-type="float" office:value="-26.31378" calcext:value-type="float">
            <text:p>-2.63E+01</text:p>
          </table:table-cell>
          <table:table-cell office:value-type="float" office:value="-3.183319" calcext:value-type="float">
            <text:p>-3.18E+00</text:p>
          </table:table-cell>
          <table:table-cell office:value-type="float" office:value="-1.307294" calcext:value-type="float">
            <text:p>-1.31E+00</text:p>
          </table:table-cell>
          <table:table-cell office:value-type="float" office:value="4.629543" calcext:value-type="float">
            <text:p>4.63E+00</text:p>
          </table:table-cell>
          <table:table-cell office:value-type="float" office:value="1.846011" calcext:value-type="float">
            <text:p>1.85E+00</text:p>
          </table:table-cell>
          <table:table-cell table:style-name="ce1" office:value-type="float" office:value="-0.5426773" calcext:value-type="float">
            <text:p>-5.4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7411" calcext:value-type="float">
            <text:p>-2.62E+01</text:p>
          </table:table-cell>
          <table:table-cell office:value-type="float" office:value="-2.878854" calcext:value-type="float">
            <text:p>-2.88E+00</text:p>
          </table:table-cell>
          <table:table-cell office:value-type="float" office:value="1477010462400000" calcext:value-type="float">
            <text:p>1477010462400000</text:p>
          </table:table-cell>
          <table:table-cell office:value-type="float" office:value="-26.376" calcext:value-type="float">
            <text:p>-2.64E+01</text:p>
          </table:table-cell>
          <table:table-cell office:value-type="float" office:value="-2.950983" calcext:value-type="float">
            <text:p>-2.95E+00</text:p>
          </table:table-cell>
          <table:table-cell office:value-type="float" office:value="-1.181621" calcext:value-type="float">
            <text:p>-1.18E+00</text:p>
          </table:table-cell>
          <table:table-cell office:value-type="float" office:value="4.664928" calcext:value-type="float">
            <text:p>4.66E+00</text:p>
          </table:table-cell>
          <table:table-cell office:value-type="float" office:value="1.818877" calcext:value-type="float">
            <text:p>1.82E+00</text:p>
          </table:table-cell>
          <table:table-cell office:value-type="float" office:value="-0.5415104" calcext:value-type="float">
            <text:p>-5.4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69194" calcext:value-type="float">
            <text:p>2.67E+01</text:p>
          </table:table-cell>
          <table:table-cell office:value-type="float" office:value="-3.01199" calcext:value-type="float">
            <text:p>-3.01E+00</text:p>
          </table:table-cell>
          <table:table-cell table:style-name="ce1" office:value-type="float" office:value="0.4542462" calcext:value-type="float">
            <text:p>4.54E-01</text:p>
          </table:table-cell>
          <table:table-cell table:style-name="Default" office:value-type="float" office:value="1477010462450000" calcext:value-type="float">
            <text:p>1477010462450000</text:p>
          </table:table-cell>
          <table:table-cell office:value-type="float" office:value="-26.43191" calcext:value-type="float">
            <text:p>-2.64E+01</text:p>
          </table:table-cell>
          <table:table-cell office:value-type="float" office:value="-2.716966" calcext:value-type="float">
            <text:p>-2.72E+00</text:p>
          </table:table-cell>
          <table:table-cell office:value-type="float" office:value="-1.055291" calcext:value-type="float">
            <text:p>-1.06E+00</text:p>
          </table:table-cell>
          <table:table-cell office:value-type="float" office:value="4.696955" calcext:value-type="float">
            <text:p>4.70E+00</text:p>
          </table:table-cell>
          <table:table-cell office:value-type="float" office:value="1.791802" calcext:value-type="float">
            <text:p>1.79E+00</text:p>
          </table:table-cell>
          <table:table-cell table:style-name="ce1" office:value-type="float" office:value="-0.540258" calcext:value-type="float">
            <text:p>-5.4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7403" calcext:value-type="float">
            <text:p>-2.67E+01</text:p>
          </table:table-cell>
          <table:table-cell office:value-type="float" office:value="-2.738519" calcext:value-type="float">
            <text:p>-2.74E+00</text:p>
          </table:table-cell>
          <table:table-cell office:value-type="float" office:value="1477010462500000" calcext:value-type="float">
            <text:p>1477010462500000</text:p>
          </table:table-cell>
          <table:table-cell office:value-type="float" office:value="-26.4815" calcext:value-type="float">
            <text:p>-2.65E+01</text:p>
          </table:table-cell>
          <table:table-cell office:value-type="float" office:value="-2.481434" calcext:value-type="float">
            <text:p>-2.48E+00</text:p>
          </table:table-cell>
          <table:table-cell office:value-type="float" office:value="-0.9284109" calcext:value-type="float">
            <text:p>-9.28E-01</text:p>
          </table:table-cell>
          <table:table-cell office:value-type="float" office:value="4.725618" calcext:value-type="float">
            <text:p>4.73E+00</text:p>
          </table:table-cell>
          <table:table-cell office:value-type="float" office:value="1.764789" calcext:value-type="float">
            <text:p>1.76E+00</text:p>
          </table:table-cell>
          <table:table-cell office:value-type="float" office:value="-0.5389203" calcext:value-type="float">
            <text:p>-5.3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71272" calcext:value-type="float">
            <text:p>2.67E+01</text:p>
          </table:table-cell>
          <table:table-cell office:value-type="float" office:value="-3.077016" calcext:value-type="float">
            <text:p>-3.08E+00</text:p>
          </table:table-cell>
          <table:table-cell table:style-name="ce1" office:value-type="float" office:value="0.4967585" calcext:value-type="float">
            <text:p>4.97E-01</text:p>
          </table:table-cell>
          <table:table-cell table:style-name="Default" office:value-type="float" office:value="1477010462550000" calcext:value-type="float">
            <text:p>1477010462550000</text:p>
          </table:table-cell>
          <table:table-cell office:value-type="float" office:value="-26.52473" calcext:value-type="float">
            <text:p>-2.65E+01</text:p>
          </table:table-cell>
          <table:table-cell office:value-type="float" office:value="-2.244556" calcext:value-type="float">
            <text:p>-2.24E+00</text:p>
          </table:table-cell>
          <table:table-cell office:value-type="float" office:value="-0.8010895" calcext:value-type="float">
            <text:p>-8.01E-01</text:p>
          </table:table-cell>
          <table:table-cell office:value-type="float" office:value="4.750913" calcext:value-type="float">
            <text:p>4.75E+00</text:p>
          </table:table-cell>
          <table:table-cell office:value-type="float" office:value="1.737843" calcext:value-type="float">
            <text:p>1.74E+00</text:p>
          </table:table-cell>
          <table:table-cell table:style-name="ce1" office:value-type="float" office:value="-0.5374975" calcext:value-type="float">
            <text:p>-5.3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6913" calcext:value-type="float">
            <text:p>-2.67E+01</text:p>
          </table:table-cell>
          <table:table-cell office:value-type="float" office:value="-2.173329" calcext:value-type="float">
            <text:p>-2.17E+00</text:p>
          </table:table-cell>
          <table:table-cell office:value-type="float" office:value="1477010462600000" calcext:value-type="float">
            <text:p>1477010462600000</text:p>
          </table:table-cell>
          <table:table-cell office:value-type="float" office:value="-26.56159" calcext:value-type="float">
            <text:p>-2.66E+01</text:p>
          </table:table-cell>
          <table:table-cell office:value-type="float" office:value="-2.006501" calcext:value-type="float">
            <text:p>-2.01E+00</text:p>
          </table:table-cell>
          <table:table-cell office:value-type="float" office:value="-0.6734344" calcext:value-type="float">
            <text:p>-6.73E-01</text:p>
          </table:table-cell>
          <table:table-cell office:value-type="float" office:value="4.772843" calcext:value-type="float">
            <text:p>4.77E+00</text:p>
          </table:table-cell>
          <table:table-cell office:value-type="float" office:value="1.710968" calcext:value-type="float">
            <text:p>1.71E+00</text:p>
          </table:table-cell>
          <table:table-cell office:value-type="float" office:value="-0.5359898" calcext:value-type="float">
            <text:p>-5.3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35802" calcext:value-type="float">
            <text:p>2.64E+01</text:p>
          </table:table-cell>
          <table:table-cell office:value-type="float" office:value="-3.091393" calcext:value-type="float">
            <text:p>-3.09E+00</text:p>
          </table:table-cell>
          <table:table-cell table:style-name="ce1" office:value-type="float" office:value="0.4233448" calcext:value-type="float">
            <text:p>4.23E-01</text:p>
          </table:table-cell>
          <table:table-cell table:style-name="Default" office:value-type="float" office:value="1477010462650000" calcext:value-type="float">
            <text:p>1477010462650000</text:p>
          </table:table-cell>
          <table:table-cell office:value-type="float" office:value="-26.59206" calcext:value-type="float">
            <text:p>-2.66E+01</text:p>
          </table:table-cell>
          <table:table-cell office:value-type="float" office:value="-1.767436" calcext:value-type="float">
            <text:p>-1.77E+00</text:p>
          </table:table-cell>
          <table:table-cell office:value-type="float" office:value="-0.5455531" calcext:value-type="float">
            <text:p>-5.46E-01</text:p>
          </table:table-cell>
          <table:table-cell office:value-type="float" office:value="4.791414" calcext:value-type="float">
            <text:p>4.79E+00</text:p>
          </table:table-cell>
          <table:table-cell office:value-type="float" office:value="1.684169" calcext:value-type="float">
            <text:p>1.68E+00</text:p>
          </table:table-cell>
          <table:table-cell table:style-name="ce1" office:value-type="float" office:value="-0.5343975" calcext:value-type="float">
            <text:p>-5.3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671" calcext:value-type="float">
            <text:p>-2.65E+01</text:p>
          </table:table-cell>
          <table:table-cell office:value-type="float" office:value="-1.532073" calcext:value-type="float">
            <text:p>-1.53E+00</text:p>
          </table:table-cell>
          <table:table-cell office:value-type="float" office:value="1477010462700000" calcext:value-type="float">
            <text:p>1477010462700000</text:p>
          </table:table-cell>
          <table:table-cell office:value-type="float" office:value="-26.61613" calcext:value-type="float">
            <text:p>-2.66E+01</text:p>
          </table:table-cell>
          <table:table-cell office:value-type="float" office:value="-1.52753" calcext:value-type="float">
            <text:p>-1.53E+00</text:p>
          </table:table-cell>
          <table:table-cell office:value-type="float" office:value="-0.4175523" calcext:value-type="float">
            <text:p>-4.18E-01</text:p>
          </table:table-cell>
          <table:table-cell office:value-type="float" office:value="4.806636" calcext:value-type="float">
            <text:p>4.81E+00</text:p>
          </table:table-cell>
          <table:table-cell office:value-type="float" office:value="1.657449" calcext:value-type="float">
            <text:p>1.66E+00</text:p>
          </table:table-cell>
          <table:table-cell office:value-type="float" office:value="-0.5327207" calcext:value-type="float">
            <text:p>-5.3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9057" calcext:value-type="float">
            <text:p>2.66E+01</text:p>
          </table:table-cell>
          <table:table-cell office:value-type="float" office:value="-3.058941" calcext:value-type="float">
            <text:p>-3.06E+00</text:p>
          </table:table-cell>
          <table:table-cell table:style-name="ce1" office:value-type="float" office:value="-0.2498442" calcext:value-type="float">
            <text:p>-2.50E-01</text:p>
          </table:table-cell>
          <table:table-cell table:style-name="Default" office:value-type="float" office:value="1477010462750000" calcext:value-type="float">
            <text:p>1477010462750000</text:p>
          </table:table-cell>
          <table:table-cell office:value-type="float" office:value="-26.63381" calcext:value-type="float">
            <text:p>-2.66E+01</text:p>
          </table:table-cell>
          <table:table-cell office:value-type="float" office:value="-1.286948" calcext:value-type="float">
            <text:p>-1.29E+00</text:p>
          </table:table-cell>
          <table:table-cell office:value-type="float" office:value="-0.2895382" calcext:value-type="float">
            <text:p>-2.90E-01</text:p>
          </table:table-cell>
          <table:table-cell office:value-type="float" office:value="4.818524" calcext:value-type="float">
            <text:p>4.82E+00</text:p>
          </table:table-cell>
          <table:table-cell office:value-type="float" office:value="1.630813" calcext:value-type="float">
            <text:p>1.63E+00</text:p>
          </table:table-cell>
          <table:table-cell table:style-name="ce1" office:value-type="float" office:value="-0.5309599" calcext:value-type="float">
            <text:p>-5.3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9975" calcext:value-type="float">
            <text:p>-2.66E+01</text:p>
          </table:table-cell>
          <table:table-cell office:value-type="float" office:value="-1.142766" calcext:value-type="float">
            <text:p>-1.14E+00</text:p>
          </table:table-cell>
          <table:table-cell office:value-type="float" office:value="1477010462800000" calcext:value-type="float">
            <text:p>1477010462800000</text:p>
          </table:table-cell>
          <table:table-cell office:value-type="float" office:value="-26.64509" calcext:value-type="float">
            <text:p>-2.66E+01</text:p>
          </table:table-cell>
          <table:table-cell office:value-type="float" office:value="-1.045858" calcext:value-type="float">
            <text:p>-1.05E+00</text:p>
          </table:table-cell>
          <table:table-cell office:value-type="float" office:value="-0.1616155" calcext:value-type="float">
            <text:p>-1.62E-01</text:p>
          </table:table-cell>
          <table:table-cell office:value-type="float" office:value="4.827096" calcext:value-type="float">
            <text:p>4.83E+00</text:p>
          </table:table-cell>
          <table:table-cell office:value-type="float" office:value="1.604265" calcext:value-type="float">
            <text:p>1.60E+00</text:p>
          </table:table-cell>
          <table:table-cell office:value-type="float" office:value="-0.5291152" calcext:value-type="float">
            <text:p>-5.2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246" calcext:value-type="float">
            <text:p>2.73E+01</text:p>
          </table:table-cell>
          <table:table-cell office:value-type="float" office:value="-3.080026" calcext:value-type="float">
            <text:p>-3.08E+00</text:p>
          </table:table-cell>
          <table:table-cell table:style-name="ce1" office:value-type="float" office:value="-0.1615265" calcext:value-type="float">
            <text:p>-1.62E-01</text:p>
          </table:table-cell>
          <table:table-cell table:style-name="Default" office:value-type="float" office:value="1477010462850000" calcext:value-type="float">
            <text:p>1477010462850000</text:p>
          </table:table-cell>
          <table:table-cell office:value-type="float" office:value="-26.64997" calcext:value-type="float">
            <text:p>-2.66E+01</text:p>
          </table:table-cell>
          <table:table-cell office:value-type="float" office:value="-0.8044246" calcext:value-type="float">
            <text:p>-8.04E-01</text:p>
          </table:table-cell>
          <table:table-cell office:value-type="float" office:value="-0.03388826" calcext:value-type="float">
            <text:p>-3.39E-02</text:p>
          </table:table-cell>
          <table:table-cell office:value-type="float" office:value="4.832376" calcext:value-type="float">
            <text:p>4.83E+00</text:p>
          </table:table-cell>
          <table:table-cell office:value-type="float" office:value="1.577809" calcext:value-type="float">
            <text:p>1.58E+00</text:p>
          </table:table-cell>
          <table:table-cell table:style-name="ce1" office:value-type="float" office:value="-0.527187" calcext:value-type="float">
            <text:p>-5.2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73546" calcext:value-type="float">
            <text:p>-2.67E+01</text:p>
          </table:table-cell>
          <table:table-cell office:value-type="float" office:value="-0.5953902" calcext:value-type="float">
            <text:p>-5.95E-01</text:p>
          </table:table-cell>
          <table:table-cell office:value-type="float" office:value="1477010462900000" calcext:value-type="float">
            <text:p>1477010462900000</text:p>
          </table:table-cell>
          <table:table-cell office:value-type="float" office:value="-26.64848" calcext:value-type="float">
            <text:p>-2.66E+01</text:p>
          </table:table-cell>
          <table:table-cell office:value-type="float" office:value="-0.5628115" calcext:value-type="float">
            <text:p>-5.63E-01</text:p>
          </table:table-cell>
          <table:table-cell office:value-type="float" office:value="0.09354119" calcext:value-type="float">
            <text:p>9.35E-02</text:p>
          </table:table-cell>
          <table:table-cell office:value-type="float" office:value="4.834389" calcext:value-type="float">
            <text:p>4.83E+00</text:p>
          </table:table-cell>
          <table:table-cell office:value-type="float" office:value="1.55145" calcext:value-type="float">
            <text:p>1.55E+00</text:p>
          </table:table-cell>
          <table:table-cell office:value-type="float" office:value="-0.5251755" calcext:value-type="float">
            <text:p>-5.2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8908" calcext:value-type="float">
            <text:p>2.70E+01</text:p>
          </table:table-cell>
          <table:table-cell office:value-type="float" office:value="-3.142895" calcext:value-type="float">
            <text:p>-3.14E+00</text:p>
          </table:table-cell>
          <table:table-cell table:style-name="ce1" office:value-type="float" office:value="-0.6116327" calcext:value-type="float">
            <text:p>-6.12E-01</text:p>
          </table:table-cell>
          <table:table-cell table:style-name="Default" office:value-type="float" office:value="1477010462950000" calcext:value-type="float">
            <text:p>1477010462950000</text:p>
          </table:table-cell>
          <table:table-cell office:value-type="float" office:value="-26.64063" calcext:value-type="float">
            <text:p>-2.66E+01</text:p>
          </table:table-cell>
          <table:table-cell office:value-type="float" office:value="-0.3211813" calcext:value-type="float">
            <text:p>-3.21E-01</text:p>
          </table:table-cell>
          <table:table-cell office:value-type="float" office:value="0.2205718" calcext:value-type="float">
            <text:p>2.21E-01</text:p>
          </table:table-cell>
          <table:table-cell office:value-type="float" office:value="4.833166" calcext:value-type="float">
            <text:p>4.83E+00</text:p>
          </table:table-cell>
          <table:table-cell office:value-type="float" office:value="1.525191" calcext:value-type="float">
            <text:p>1.53E+00</text:p>
          </table:table-cell>
          <table:table-cell table:style-name="ce1" office:value-type="float" office:value="-0.5230811" calcext:value-type="float">
            <text:p>-5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5533" calcext:value-type="float">
            <text:p>-2.65E+01</text:p>
          </table:table-cell>
          <table:table-cell office:value-type="float" office:value="0.06026528" calcext:value-type="float">
            <text:p>6.03E-02</text:p>
          </table:table-cell>
          <table:table-cell office:value-type="float" office:value="1477010463000000" calcext:value-type="float">
            <text:p>1477010463000000</text:p>
          </table:table-cell>
          <table:table-cell office:value-type="float" office:value="-26.62645" calcext:value-type="float">
            <text:p>-2.66E+01</text:p>
          </table:table-cell>
          <table:table-cell office:value-type="float" office:value="-0.07969471" calcext:value-type="float">
            <text:p>-7.97E-02</text:p>
          </table:table-cell>
          <table:table-cell office:value-type="float" office:value="0.3471043" calcext:value-type="float">
            <text:p>3.47E-01</text:p>
          </table:table-cell>
          <table:table-cell office:value-type="float" office:value="4.828743" calcext:value-type="float">
            <text:p>4.83E+00</text:p>
          </table:table-cell>
          <table:table-cell office:value-type="float" office:value="1.499037" calcext:value-type="float">
            <text:p>1.50E+00</text:p>
          </table:table-cell>
          <table:table-cell office:value-type="float" office:value="-0.5209041" calcext:value-type="float">
            <text:p>-5.2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5409" calcext:value-type="float">
            <text:p>2.70E+01</text:p>
          </table:table-cell>
          <table:table-cell office:value-type="float" office:value="3.136512" calcext:value-type="float">
            <text:p>3.14E+00</text:p>
          </table:table-cell>
          <table:table-cell table:style-name="ce1" office:value-type="float" office:value="-0.7303194" calcext:value-type="float">
            <text:p>-7.30E-01</text:p>
          </table:table-cell>
          <table:table-cell table:style-name="Default" office:value-type="float" office:value="1477010463050000" calcext:value-type="float">
            <text:p>1477010463050000</text:p>
          </table:table-cell>
          <table:table-cell office:value-type="float" office:value="-26.60595" calcext:value-type="float">
            <text:p>-2.66E+01</text:p>
          </table:table-cell>
          <table:table-cell office:value-type="float" office:value="0.1614891" calcext:value-type="float">
            <text:p>1.61E-01</text:p>
          </table:table-cell>
          <table:table-cell office:value-type="float" office:value="0.4730412" calcext:value-type="float">
            <text:p>4.73E-01</text:p>
          </table:table-cell>
          <table:table-cell office:value-type="float" office:value="4.821156" calcext:value-type="float">
            <text:p>4.82E+00</text:p>
          </table:table-cell>
          <table:table-cell office:value-type="float" office:value="1.472992" calcext:value-type="float">
            <text:p>1.47E+00</text:p>
          </table:table-cell>
          <table:table-cell table:style-name="ce1" office:value-type="float" office:value="-0.5186448" calcext:value-type="float">
            <text:p>-5.1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2014" calcext:value-type="float">
            <text:p>-2.66E+01</text:p>
          </table:table-cell>
          <table:table-cell office:value-type="float" office:value="0.5758802" calcext:value-type="float">
            <text:p>5.76E-01</text:p>
          </table:table-cell>
          <table:table-cell office:value-type="float" office:value="1477010463100000" calcext:value-type="float">
            <text:p>1477010463100000</text:p>
          </table:table-cell>
          <table:table-cell office:value-type="float" office:value="-26.57917" calcext:value-type="float">
            <text:p>-2.66E+01</text:p>
          </table:table-cell>
          <table:table-cell office:value-type="float" office:value="0.4022133" calcext:value-type="float">
            <text:p>4.02E-01</text:p>
          </table:table-cell>
          <table:table-cell office:value-type="float" office:value="0.598287" calcext:value-type="float">
            <text:p>5.98E-01</text:p>
          </table:table-cell>
          <table:table-cell office:value-type="float" office:value="4.810449" calcext:value-type="float">
            <text:p>4.81E+00</text:p>
          </table:table-cell>
          <table:table-cell office:value-type="float" office:value="1.447059" calcext:value-type="float">
            <text:p>1.45E+00</text:p>
          </table:table-cell>
          <table:table-cell office:value-type="float" office:value="-0.5163036" calcext:value-type="float">
            <text:p>-5.1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2677" calcext:value-type="float">
            <text:p>2.68E+01</text:p>
          </table:table-cell>
          <table:table-cell office:value-type="float" office:value="3.127371" calcext:value-type="float">
            <text:p>3.13E+00</text:p>
          </table:table-cell>
          <table:table-cell table:style-name="ce1" office:value-type="float" office:value="-0.5252817" calcext:value-type="float">
            <text:p>-5.25E-01</text:p>
          </table:table-cell>
          <table:table-cell table:style-name="Default" office:value-type="float" office:value="1477010463150000" calcext:value-type="float">
            <text:p>1477010463150000</text:p>
          </table:table-cell>
          <table:table-cell office:value-type="float" office:value="-26.54616" calcext:value-type="float">
            <text:p>-2.65E+01</text:p>
          </table:table-cell>
          <table:table-cell office:value-type="float" office:value="0.6423229" calcext:value-type="float">
            <text:p>6.42E-01</text:p>
          </table:table-cell>
          <table:table-cell office:value-type="float" office:value="0.7227482" calcext:value-type="float">
            <text:p>7.23E-01</text:p>
          </table:table-cell>
          <table:table-cell office:value-type="float" office:value="4.796667" calcext:value-type="float">
            <text:p>4.80E+00</text:p>
          </table:table-cell>
          <table:table-cell office:value-type="float" office:value="1.421244" calcext:value-type="float">
            <text:p>1.42E+00</text:p>
          </table:table-cell>
          <table:table-cell table:style-name="ce1" office:value-type="float" office:value="-0.5138809" calcext:value-type="float">
            <text:p>-5.1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72929" calcext:value-type="float">
            <text:p>-2.67E+01</text:p>
          </table:table-cell>
          <table:table-cell office:value-type="float" office:value="1.060825" calcext:value-type="float">
            <text:p>1.06E+00</text:p>
          </table:table-cell>
          <table:table-cell office:value-type="float" office:value="1477010463200000" calcext:value-type="float">
            <text:p>1477010463200000</text:p>
          </table:table-cell>
          <table:table-cell office:value-type="float" office:value="-26.50694" calcext:value-type="float">
            <text:p>-2.65E+01</text:p>
          </table:table-cell>
          <table:table-cell office:value-type="float" office:value="0.8816656" calcext:value-type="float">
            <text:p>8.82E-01</text:p>
          </table:table-cell>
          <table:table-cell office:value-type="float" office:value="0.8463337" calcext:value-type="float">
            <text:p>8.46E-01</text:p>
          </table:table-cell>
          <table:table-cell office:value-type="float" office:value="4.779858" calcext:value-type="float">
            <text:p>4.78E+00</text:p>
          </table:table-cell>
          <table:table-cell office:value-type="float" office:value="1.39555" calcext:value-type="float">
            <text:p>1.40E+00</text:p>
          </table:table-cell>
          <table:table-cell office:value-type="float" office:value="-0.5113771" calcext:value-type="float">
            <text:p>-5.1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8648" calcext:value-type="float">
            <text:p>2.61E+01</text:p>
          </table:table-cell>
          <table:table-cell office:value-type="float" office:value="3.041601" calcext:value-type="float">
            <text:p>3.04E+00</text:p>
          </table:table-cell>
          <table:table-cell table:style-name="ce1" office:value-type="float" office:value="-0.3797731" calcext:value-type="float">
            <text:p>-3.80E-01</text:p>
          </table:table-cell>
          <table:table-cell table:style-name="Default" office:value-type="float" office:value="1477010463250000" calcext:value-type="float">
            <text:p>1477010463250000</text:p>
          </table:table-cell>
          <table:table-cell office:value-type="float" office:value="-26.46158" calcext:value-type="float">
            <text:p>-2.65E+01</text:p>
          </table:table-cell>
          <table:table-cell office:value-type="float" office:value="1.120091" calcext:value-type="float">
            <text:p>1.12E+00</text:p>
          </table:table-cell>
          <table:table-cell office:value-type="float" office:value="0.9689547" calcext:value-type="float">
            <text:p>9.69E-01</text:p>
          </table:table-cell>
          <table:table-cell office:value-type="float" office:value="4.760074" calcext:value-type="float">
            <text:p>4.76E+00</text:p>
          </table:table-cell>
          <table:table-cell office:value-type="float" office:value="1.369981" calcext:value-type="float">
            <text:p>1.37E+00</text:p>
          </table:table-cell>
          <table:table-cell table:style-name="ce1" office:value-type="float" office:value="-0.5087925" calcext:value-type="float">
            <text:p>-5.0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9862" calcext:value-type="float">
            <text:p>-2.64E+01</text:p>
          </table:table-cell>
          <table:table-cell office:value-type="float" office:value="1.422123" calcext:value-type="float">
            <text:p>1.42E+00</text:p>
          </table:table-cell>
          <table:table-cell office:value-type="float" office:value="1477010463300000" calcext:value-type="float">
            <text:p>1477010463300000</text:p>
          </table:table-cell>
          <table:table-cell office:value-type="float" office:value="-26.41011" calcext:value-type="float">
            <text:p>-2.64E+01</text:p>
          </table:table-cell>
          <table:table-cell office:value-type="float" office:value="1.357453" calcext:value-type="float">
            <text:p>1.36E+00</text:p>
          </table:table-cell>
          <table:table-cell office:value-type="float" office:value="1.090525" calcext:value-type="float">
            <text:p>1.09E+00</text:p>
          </table:table-cell>
          <table:table-cell office:value-type="float" office:value="4.737372" calcext:value-type="float">
            <text:p>4.74E+00</text:p>
          </table:table-cell>
          <table:table-cell office:value-type="float" office:value="1.344542" calcext:value-type="float">
            <text:p>1.34E+00</text:p>
          </table:table-cell>
          <table:table-cell office:value-type="float" office:value="-0.5061275" calcext:value-type="float">
            <text:p>-5.0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132" calcext:value-type="float">
            <text:p>2.65E+01</text:p>
          </table:table-cell>
          <table:table-cell office:value-type="float" office:value="3.162864" calcext:value-type="float">
            <text:p>3.16E+00</text:p>
          </table:table-cell>
          <table:table-cell table:style-name="ce1" office:value-type="float" office:value="-0.6746881" calcext:value-type="float">
            <text:p>-6.75E-01</text:p>
          </table:table-cell>
          <table:table-cell table:style-name="Default" office:value-type="float" office:value="1477010463350000" calcext:value-type="float">
            <text:p>1477010463350000</text:p>
          </table:table-cell>
          <table:table-cell office:value-type="float" office:value="-26.35259" calcext:value-type="float">
            <text:p>-2.64E+01</text:p>
          </table:table-cell>
          <table:table-cell office:value-type="float" office:value="1.593607" calcext:value-type="float">
            <text:p>1.59E+00</text:p>
          </table:table-cell>
          <table:table-cell office:value-type="float" office:value="1.210961" calcext:value-type="float">
            <text:p>1.21E+00</text:p>
          </table:table-cell>
          <table:table-cell office:value-type="float" office:value="4.71181" calcext:value-type="float">
            <text:p>4.71E+00</text:p>
          </table:table-cell>
          <table:table-cell office:value-type="float" office:value="1.319235" calcext:value-type="float">
            <text:p>1.32E+00</text:p>
          </table:table-cell>
          <table:table-cell table:style-name="ce1" office:value-type="float" office:value="-0.5033826" calcext:value-type="float">
            <text:p>-5.0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5944" calcext:value-type="float">
            <text:p>-2.64E+01</text:p>
          </table:table-cell>
          <table:table-cell office:value-type="float" office:value="1.79315" calcext:value-type="float">
            <text:p>1.79E+00</text:p>
          </table:table-cell>
          <table:table-cell office:value-type="float" office:value="1477010463400000" calcext:value-type="float">
            <text:p>1477010463400000</text:p>
          </table:table-cell>
          <table:table-cell office:value-type="float" office:value="-26.28908" calcext:value-type="float">
            <text:p>-2.63E+01</text:p>
          </table:table-cell>
          <table:table-cell office:value-type="float" office:value="1.82841" calcext:value-type="float">
            <text:p>1.83E+00</text:p>
          </table:table-cell>
          <table:table-cell office:value-type="float" office:value="1.330181" calcext:value-type="float">
            <text:p>1.33E+00</text:p>
          </table:table-cell>
          <table:table-cell office:value-type="float" office:value="4.683449" calcext:value-type="float">
            <text:p>4.68E+00</text:p>
          </table:table-cell>
          <table:table-cell office:value-type="float" office:value="1.294066" calcext:value-type="float">
            <text:p>1.29E+00</text:p>
          </table:table-cell>
          <table:table-cell office:value-type="float" office:value="-0.5005583" calcext:value-type="float">
            <text:p>-5.0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1086" calcext:value-type="float">
            <text:p>2.64E+01</text:p>
          </table:table-cell>
          <table:table-cell office:value-type="float" office:value="3.072313" calcext:value-type="float">
            <text:p>3.07E+00</text:p>
          </table:table-cell>
          <table:table-cell table:style-name="ce1" office:value-type="float" office:value="-1.062124" calcext:value-type="float">
            <text:p>-1.06E+00</text:p>
          </table:table-cell>
          <table:table-cell table:style-name="Default" office:value-type="float" office:value="1477010463450000" calcext:value-type="float">
            <text:p>1477010463450000</text:p>
          </table:table-cell>
          <table:table-cell office:value-type="float" office:value="-26.21965" calcext:value-type="float">
            <text:p>-2.62E+01</text:p>
          </table:table-cell>
          <table:table-cell office:value-type="float" office:value="2.061726" calcext:value-type="float">
            <text:p>2.06E+00</text:p>
          </table:table-cell>
          <table:table-cell office:value-type="float" office:value="1.448108" calcext:value-type="float">
            <text:p>1.45E+00</text:p>
          </table:table-cell>
          <table:table-cell office:value-type="float" office:value="4.652353" calcext:value-type="float">
            <text:p>4.65E+00</text:p>
          </table:table-cell>
          <table:table-cell office:value-type="float" office:value="1.269038" calcext:value-type="float">
            <text:p>1.27E+00</text:p>
          </table:table-cell>
          <table:table-cell table:style-name="ce1" office:value-type="float" office:value="-0.4976549" calcext:value-type="float">
            <text:p>-4.9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5018" calcext:value-type="float">
            <text:p>-2.63E+01</text:p>
          </table:table-cell>
          <table:table-cell office:value-type="float" office:value="2.184809" calcext:value-type="float">
            <text:p>2.18E+00</text:p>
          </table:table-cell>
          <table:table-cell office:value-type="float" office:value="1477010463500000" calcext:value-type="float">
            <text:p>1477010463500000</text:p>
          </table:table-cell>
          <table:table-cell office:value-type="float" office:value="-26.14436" calcext:value-type="float">
            <text:p>-2.61E+01</text:p>
          </table:table-cell>
          <table:table-cell office:value-type="float" office:value="2.293419" calcext:value-type="float">
            <text:p>2.29E+00</text:p>
          </table:table-cell>
          <table:table-cell office:value-type="float" office:value="1.564667" calcext:value-type="float">
            <text:p>1.56E+00</text:p>
          </table:table-cell>
          <table:table-cell office:value-type="float" office:value="4.618589" calcext:value-type="float">
            <text:p>4.62E+00</text:p>
          </table:table-cell>
          <table:table-cell office:value-type="float" office:value="1.244155" calcext:value-type="float">
            <text:p>1.24E+00</text:p>
          </table:table-cell>
          <table:table-cell office:value-type="float" office:value="-0.4946729" calcext:value-type="float">
            <text:p>-4.9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847" calcext:value-type="float">
            <text:p>2.62E+01</text:p>
          </table:table-cell>
          <table:table-cell office:value-type="float" office:value="3.054394" calcext:value-type="float">
            <text:p>3.05E+00</text:p>
          </table:table-cell>
          <table:table-cell table:style-name="ce1" office:value-type="float" office:value="-0.855942" calcext:value-type="float">
            <text:p>-8.56E-01</text:p>
          </table:table-cell>
          <table:table-cell table:style-name="Default" office:value-type="float" office:value="1477010463550000" calcext:value-type="float">
            <text:p>1477010463550000</text:p>
          </table:table-cell>
          <table:table-cell office:value-type="float" office:value="-26.06328" calcext:value-type="float">
            <text:p>-2.61E+01</text:p>
          </table:table-cell>
          <table:table-cell office:value-type="float" office:value="2.523357" calcext:value-type="float">
            <text:p>2.52E+00</text:p>
          </table:table-cell>
          <table:table-cell office:value-type="float" office:value="1.679785" calcext:value-type="float">
            <text:p>1.68E+00</text:p>
          </table:table-cell>
          <table:table-cell office:value-type="float" office:value="4.582228" calcext:value-type="float">
            <text:p>4.58E+00</text:p>
          </table:table-cell>
          <table:table-cell office:value-type="float" office:value="1.219422" calcext:value-type="float">
            <text:p>1.22E+00</text:p>
          </table:table-cell>
          <table:table-cell table:style-name="ce1" office:value-type="float" office:value="-0.4916128" calcext:value-type="float">
            <text:p>-4.9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06412" calcext:value-type="float">
            <text:p>-2.61E+01</text:p>
          </table:table-cell>
          <table:table-cell office:value-type="float" office:value="2.807007" calcext:value-type="float">
            <text:p>2.81E+00</text:p>
          </table:table-cell>
          <table:table-cell office:value-type="float" office:value="1477010463600000" calcext:value-type="float">
            <text:p>1477010463600000</text:p>
          </table:table-cell>
          <table:table-cell office:value-type="float" office:value="-25.97648" calcext:value-type="float">
            <text:p>-2.60E+01</text:p>
          </table:table-cell>
          <table:table-cell office:value-type="float" office:value="2.751414" calcext:value-type="float">
            <text:p>2.75E+00</text:p>
          </table:table-cell>
          <table:table-cell office:value-type="float" office:value="1.793393" calcext:value-type="float">
            <text:p>1.79E+00</text:p>
          </table:table-cell>
          <table:table-cell office:value-type="float" office:value="4.54334" calcext:value-type="float">
            <text:p>4.54E+00</text:p>
          </table:table-cell>
          <table:table-cell office:value-type="float" office:value="1.194841" calcext:value-type="float">
            <text:p>1.19E+00</text:p>
          </table:table-cell>
          <table:table-cell office:value-type="float" office:value="-0.488475" calcext:value-type="float">
            <text:p>-4.8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9653" calcext:value-type="float">
            <text:p>2.65E+01</text:p>
          </table:table-cell>
          <table:table-cell office:value-type="float" office:value="3.02722" calcext:value-type="float">
            <text:p>3.03E+00</text:p>
          </table:table-cell>
          <table:table-cell table:style-name="ce1" office:value-type="float" office:value="-1.607786" calcext:value-type="float">
            <text:p>-1.61E+00</text:p>
          </table:table-cell>
          <table:table-cell table:style-name="Default" office:value-type="float" office:value="1477010463650000" calcext:value-type="float">
            <text:p>1477010463650000</text:p>
          </table:table-cell>
          <table:table-cell office:value-type="float" office:value="-25.88405" calcext:value-type="float">
            <text:p>-2.59E+01</text:p>
          </table:table-cell>
          <table:table-cell office:value-type="float" office:value="2.977463" calcext:value-type="float">
            <text:p>2.98E+00</text:p>
          </table:table-cell>
          <table:table-cell office:value-type="float" office:value="1.905426" calcext:value-type="float">
            <text:p>1.91E+00</text:p>
          </table:table-cell>
          <table:table-cell office:value-type="float" office:value="4.502" calcext:value-type="float">
            <text:p>4.50E+00</text:p>
          </table:table-cell>
          <table:table-cell office:value-type="float" office:value="1.170417" calcext:value-type="float">
            <text:p>1.17E+00</text:p>
          </table:table-cell>
          <table:table-cell table:style-name="ce1" office:value-type="float" office:value="-0.4852602" calcext:value-type="float">
            <text:p>-4.8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83448" calcext:value-type="float">
            <text:p>-2.58E+01</text:p>
          </table:table-cell>
          <table:table-cell office:value-type="float" office:value="3.420054" calcext:value-type="float">
            <text:p>3.42E+00</text:p>
          </table:table-cell>
          <table:table-cell office:value-type="float" office:value="1477010463700000" calcext:value-type="float">
            <text:p>1477010463700000</text:p>
          </table:table-cell>
          <table:table-cell office:value-type="float" office:value="-25.78605" calcext:value-type="float">
            <text:p>-2.58E+01</text:p>
          </table:table-cell>
          <table:table-cell office:value-type="float" office:value="3.201385" calcext:value-type="float">
            <text:p>3.20E+00</text:p>
          </table:table-cell>
          <table:table-cell office:value-type="float" office:value="2.015821" calcext:value-type="float">
            <text:p>2.02E+00</text:p>
          </table:table-cell>
          <table:table-cell office:value-type="float" office:value="4.458284" calcext:value-type="float">
            <text:p>4.46E+00</text:p>
          </table:table-cell>
          <table:table-cell office:value-type="float" office:value="1.146154" calcext:value-type="float">
            <text:p>1.15E+00</text:p>
          </table:table-cell>
          <table:table-cell office:value-type="float" office:value="-0.4819687" calcext:value-type="float">
            <text:p>-4.8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4731" calcext:value-type="float">
            <text:p>2.64E+01</text:p>
          </table:table-cell>
          <table:table-cell office:value-type="float" office:value="2.999942" calcext:value-type="float">
            <text:p>3.00E+00</text:p>
          </table:table-cell>
          <table:table-cell table:style-name="ce1" office:value-type="float" office:value="-1.436008" calcext:value-type="float">
            <text:p>-1.44E+00</text:p>
          </table:table-cell>
          <table:table-cell table:style-name="Default" office:value-type="float" office:value="1477010463750000" calcext:value-type="float">
            <text:p>1477010463750000</text:p>
          </table:table-cell>
          <table:table-cell office:value-type="float" office:value="-25.68259" calcext:value-type="float">
            <text:p>-2.57E+01</text:p>
          </table:table-cell>
          <table:table-cell office:value-type="float" office:value="3.423063" calcext:value-type="float">
            <text:p>3.42E+00</text:p>
          </table:table-cell>
          <table:table-cell office:value-type="float" office:value="2.124519" calcext:value-type="float">
            <text:p>2.12E+00</text:p>
          </table:table-cell>
          <table:table-cell office:value-type="float" office:value="4.41227" calcext:value-type="float">
            <text:p>4.41E+00</text:p>
          </table:table-cell>
          <table:table-cell office:value-type="float" office:value="1.122056" calcext:value-type="float">
            <text:p>1.12E+00</text:p>
          </table:table-cell>
          <table:table-cell table:style-name="ce1" office:value-type="float" office:value="-0.4786011" calcext:value-type="float">
            <text:p>-4.7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6661" calcext:value-type="float">
            <text:p>-2.57E+01</text:p>
          </table:table-cell>
          <table:table-cell office:value-type="float" office:value="3.635086" calcext:value-type="float">
            <text:p>3.64E+00</text:p>
          </table:table-cell>
          <table:table-cell office:value-type="float" office:value="1477010463800000" calcext:value-type="float">
            <text:p>1477010463800000</text:p>
          </table:table-cell>
          <table:table-cell office:value-type="float" office:value="-25.57373" calcext:value-type="float">
            <text:p>-2.56E+01</text:p>
          </table:table-cell>
          <table:table-cell office:value-type="float" office:value="3.642385" calcext:value-type="float">
            <text:p>3.64E+00</text:p>
          </table:table-cell>
          <table:table-cell office:value-type="float" office:value="2.231463" calcext:value-type="float">
            <text:p>2.23E+00</text:p>
          </table:table-cell>
          <table:table-cell office:value-type="float" office:value="4.364038" calcext:value-type="float">
            <text:p>4.36E+00</text:p>
          </table:table-cell>
          <table:table-cell office:value-type="float" office:value="1.098126" calcext:value-type="float">
            <text:p>1.10E+00</text:p>
          </table:table-cell>
          <table:table-cell office:value-type="float" office:value="-0.4751579" calcext:value-type="float">
            <text:p>-4.7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6844" calcext:value-type="float">
            <text:p>2.58E+01</text:p>
          </table:table-cell>
          <table:table-cell office:value-type="float" office:value="3.019702" calcext:value-type="float">
            <text:p>3.02E+00</text:p>
          </table:table-cell>
          <table:table-cell table:style-name="ce1" office:value-type="float" office:value="-1.631517" calcext:value-type="float">
            <text:p>-1.63E+00</text:p>
          </table:table-cell>
          <table:table-cell table:style-name="Default" office:value-type="float" office:value="1477010463850000" calcext:value-type="float">
            <text:p>1477010463850000</text:p>
          </table:table-cell>
          <table:table-cell office:value-type="float" office:value="-25.45958" calcext:value-type="float">
            <text:p>-2.55E+01</text:p>
          </table:table-cell>
          <table:table-cell office:value-type="float" office:value="3.859241" calcext:value-type="float">
            <text:p>3.86E+00</text:p>
          </table:table-cell>
          <table:table-cell office:value-type="float" office:value="2.336602" calcext:value-type="float">
            <text:p>2.34E+00</text:p>
          </table:table-cell>
          <table:table-cell office:value-type="float" office:value="4.31367" calcext:value-type="float">
            <text:p>4.31E+00</text:p>
          </table:table-cell>
          <table:table-cell office:value-type="float" office:value="1.074368" calcext:value-type="float">
            <text:p>1.07E+00</text:p>
          </table:table-cell>
          <table:table-cell table:style-name="ce1" office:value-type="float" office:value="-0.4716397" calcext:value-type="float">
            <text:p>-4.7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74924" calcext:value-type="float">
            <text:p>-2.57E+01</text:p>
          </table:table-cell>
          <table:table-cell office:value-type="float" office:value="3.999675" calcext:value-type="float">
            <text:p>4.00E+00</text:p>
          </table:table-cell>
          <table:table-cell office:value-type="float" office:value="1477010463900000" calcext:value-type="float">
            <text:p>1477010463900000</text:p>
          </table:table-cell>
          <table:table-cell office:value-type="float" office:value="-25.34022" calcext:value-type="float">
            <text:p>-2.53E+01</text:p>
          </table:table-cell>
          <table:table-cell office:value-type="float" office:value="4.073527" calcext:value-type="float">
            <text:p>4.07E+00</text:p>
          </table:table-cell>
          <table:table-cell office:value-type="float" office:value="2.439886" calcext:value-type="float">
            <text:p>2.44E+00</text:p>
          </table:table-cell>
          <table:table-cell office:value-type="float" office:value="4.261248" calcext:value-type="float">
            <text:p>4.26E+00</text:p>
          </table:table-cell>
          <table:table-cell office:value-type="float" office:value="1.050786" calcext:value-type="float">
            <text:p>1.05E+00</text:p>
          </table:table-cell>
          <table:table-cell office:value-type="float" office:value="-0.468047" calcext:value-type="float">
            <text:p>-4.6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62843" calcext:value-type="float">
            <text:p>2.56E+01</text:p>
          </table:table-cell>
          <table:table-cell office:value-type="float" office:value="2.994471" calcext:value-type="float">
            <text:p>2.99E+00</text:p>
          </table:table-cell>
          <table:table-cell table:style-name="ce1" office:value-type="float" office:value="-1.70553" calcext:value-type="float">
            <text:p>-1.71E+00</text:p>
          </table:table-cell>
          <table:table-cell table:style-name="Default" office:value-type="float" office:value="1477010463950000" calcext:value-type="float">
            <text:p>1477010463950000</text:p>
          </table:table-cell>
          <table:table-cell office:value-type="float" office:value="-25.21574" calcext:value-type="float">
            <text:p>-2.52E+01</text:p>
          </table:table-cell>
          <table:table-cell office:value-type="float" office:value="4.285143" calcext:value-type="float">
            <text:p>4.29E+00</text:p>
          </table:table-cell>
          <table:table-cell office:value-type="float" office:value="2.541269" calcext:value-type="float">
            <text:p>2.54E+00</text:p>
          </table:table-cell>
          <table:table-cell office:value-type="float" office:value="4.206857" calcext:value-type="float">
            <text:p>4.21E+00</text:p>
          </table:table-cell>
          <table:table-cell office:value-type="float" office:value="1.027384" calcext:value-type="float">
            <text:p>1.03E+00</text:p>
          </table:table-cell>
          <table:table-cell table:style-name="ce1" office:value-type="float" office:value="-0.4643804" calcext:value-type="float">
            <text:p>-4.6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02143" calcext:value-type="float">
            <text:p>-2.50E+01</text:p>
          </table:table-cell>
          <table:table-cell office:value-type="float" office:value="4.528026" calcext:value-type="float">
            <text:p>4.53E+00</text:p>
          </table:table-cell>
          <table:table-cell office:value-type="float" office:value="1477010464000000" calcext:value-type="float">
            <text:p>1477010464000000</text:p>
          </table:table-cell>
          <table:table-cell office:value-type="float" office:value="-25.08625" calcext:value-type="float">
            <text:p>-2.51E+01</text:p>
          </table:table-cell>
          <table:table-cell office:value-type="float" office:value="4.493991" calcext:value-type="float">
            <text:p>4.49E+00</text:p>
          </table:table-cell>
          <table:table-cell office:value-type="float" office:value="2.64071" calcext:value-type="float">
            <text:p>2.64E+00</text:p>
          </table:table-cell>
          <table:table-cell office:value-type="float" office:value="4.150582" calcext:value-type="float">
            <text:p>4.15E+00</text:p>
          </table:table-cell>
          <table:table-cell office:value-type="float" office:value="1.004165" calcext:value-type="float">
            <text:p>1.00E+00</text:p>
          </table:table-cell>
          <table:table-cell office:value-type="float" office:value="-0.4606404" calcext:value-type="float">
            <text:p>-4.6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5146" calcext:value-type="float">
            <text:p>2.47E+01</text:p>
          </table:table-cell>
          <table:table-cell office:value-type="float" office:value="2.965886" calcext:value-type="float">
            <text:p>2.97E+00</text:p>
          </table:table-cell>
          <table:table-cell table:style-name="ce1" office:value-type="float" office:value="-1.641908" calcext:value-type="float">
            <text:p>-1.64E+00</text:p>
          </table:table-cell>
          <table:table-cell table:style-name="Default" office:value-type="float" office:value="1477010464050000" calcext:value-type="float">
            <text:p>1477010464050000</text:p>
          </table:table-cell>
          <table:table-cell office:value-type="float" office:value="-24.95183" calcext:value-type="float">
            <text:p>-2.50E+01</text:p>
          </table:table-cell>
          <table:table-cell office:value-type="float" office:value="4.699982" calcext:value-type="float">
            <text:p>4.70E+00</text:p>
          </table:table-cell>
          <table:table-cell office:value-type="float" office:value="2.73817" calcext:value-type="float">
            <text:p>2.74E+00</text:p>
          </table:table-cell>
          <table:table-cell office:value-type="float" office:value="4.09251" calcext:value-type="float">
            <text:p>4.09E+00</text:p>
          </table:table-cell>
          <table:table-cell office:value-type="float" office:value="0.9811327" calcext:value-type="float">
            <text:p>9.81E-01</text:p>
          </table:table-cell>
          <table:table-cell table:style-name="ce1" office:value-type="float" office:value="-0.4568277" calcext:value-type="float">
            <text:p>-4.5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03631" calcext:value-type="float">
            <text:p>-2.50E+01</text:p>
          </table:table-cell>
          <table:table-cell office:value-type="float" office:value="4.884993" calcext:value-type="float">
            <text:p>4.88E+00</text:p>
          </table:table-cell>
          <table:table-cell office:value-type="float" office:value="1477010464100000" calcext:value-type="float">
            <text:p>1477010464100000</text:p>
          </table:table-cell>
          <table:table-cell office:value-type="float" office:value="-24.8126" calcext:value-type="float">
            <text:p>-2.48E+01</text:p>
          </table:table-cell>
          <table:table-cell office:value-type="float" office:value="4.903026" calcext:value-type="float">
            <text:p>4.90E+00</text:p>
          </table:table-cell>
          <table:table-cell office:value-type="float" office:value="2.833613" calcext:value-type="float">
            <text:p>2.83E+00</text:p>
          </table:table-cell>
          <table:table-cell office:value-type="float" office:value="4.032728" calcext:value-type="float">
            <text:p>4.03E+00</text:p>
          </table:table-cell>
          <table:table-cell office:value-type="float" office:value="0.9582913" calcext:value-type="float">
            <text:p>9.58E-01</text:p>
          </table:table-cell>
          <table:table-cell office:value-type="float" office:value="-0.4529429" calcext:value-type="float">
            <text:p>-4.5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6058" calcext:value-type="float">
            <text:p>2.49E+01</text:p>
          </table:table-cell>
          <table:table-cell office:value-type="float" office:value="2.940754" calcext:value-type="float">
            <text:p>2.94E+00</text:p>
          </table:table-cell>
          <table:table-cell table:style-name="ce1" office:value-type="float" office:value="-1.973935" calcext:value-type="float">
            <text:p>-1.97E+00</text:p>
          </table:table-cell>
          <table:table-cell table:style-name="Default" office:value-type="float" office:value="1477010464150000" calcext:value-type="float">
            <text:p>1477010464150000</text:p>
          </table:table-cell>
          <table:table-cell office:value-type="float" office:value="-24.66865" calcext:value-type="float">
            <text:p>-2.47E+01</text:p>
          </table:table-cell>
          <table:table-cell office:value-type="float" office:value="5.103041" calcext:value-type="float">
            <text:p>5.10E+00</text:p>
          </table:table-cell>
          <table:table-cell office:value-type="float" office:value="2.927008" calcext:value-type="float">
            <text:p>2.93E+00</text:p>
          </table:table-cell>
          <table:table-cell office:value-type="float" office:value="3.971324" calcext:value-type="float">
            <text:p>3.97E+00</text:p>
          </table:table-cell>
          <table:table-cell office:value-type="float" office:value="0.9356441" calcext:value-type="float">
            <text:p>9.36E-01</text:p>
          </table:table-cell>
          <table:table-cell table:style-name="ce1" office:value-type="float" office:value="-0.4489866" calcext:value-type="float">
            <text:p>-4.4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50414" calcext:value-type="float">
            <text:p>-2.45E+01</text:p>
          </table:table-cell>
          <table:table-cell office:value-type="float" office:value="5.352928" calcext:value-type="float">
            <text:p>5.35E+00</text:p>
          </table:table-cell>
          <table:table-cell office:value-type="float" office:value="1477010464200000" calcext:value-type="float">
            <text:p>1477010464200000</text:p>
          </table:table-cell>
          <table:table-cell office:value-type="float" office:value="-24.52008" calcext:value-type="float">
            <text:p>-2.45E+01</text:p>
          </table:table-cell>
          <table:table-cell office:value-type="float" office:value="5.299948" calcext:value-type="float">
            <text:p>5.30E+00</text:p>
          </table:table-cell>
          <table:table-cell office:value-type="float" office:value="3.018326" calcext:value-type="float">
            <text:p>3.02E+00</text:p>
          </table:table-cell>
          <table:table-cell office:value-type="float" office:value="3.908388" calcext:value-type="float">
            <text:p>3.91E+00</text:p>
          </table:table-cell>
          <table:table-cell office:value-type="float" office:value="0.9131948" calcext:value-type="float">
            <text:p>9.13E-01</text:p>
          </table:table-cell>
          <table:table-cell office:value-type="float" office:value="-0.4449593" calcext:value-type="float">
            <text:p>-4.4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9457" calcext:value-type="float">
            <text:p>2.50E+01</text:p>
          </table:table-cell>
          <table:table-cell office:value-type="float" office:value="2.930138" calcext:value-type="float">
            <text:p>2.93E+00</text:p>
          </table:table-cell>
          <table:table-cell table:style-name="ce1" office:value-type="float" office:value="-2.492785" calcext:value-type="float">
            <text:p>-2.49E+00</text:p>
          </table:table-cell>
          <table:table-cell table:style-name="Default" office:value-type="float" office:value="1477010464250000" calcext:value-type="float">
            <text:p>1477010464250000</text:p>
          </table:table-cell>
          <table:table-cell office:value-type="float" office:value="-24.367" calcext:value-type="float">
            <text:p>-2.44E+01</text:p>
          </table:table-cell>
          <table:table-cell office:value-type="float" office:value="5.493672" calcext:value-type="float">
            <text:p>5.49E+00</text:p>
          </table:table-cell>
          <table:table-cell office:value-type="float" office:value="3.107543" calcext:value-type="float">
            <text:p>3.11E+00</text:p>
          </table:table-cell>
          <table:table-cell office:value-type="float" office:value="3.844007" calcext:value-type="float">
            <text:p>3.84E+00</text:p>
          </table:table-cell>
          <table:table-cell office:value-type="float" office:value="0.8909468" calcext:value-type="float">
            <text:p>8.91E-01</text:p>
          </table:table-cell>
          <table:table-cell table:style-name="ce1" office:value-type="float" office:value="-0.4408618" calcext:value-type="float">
            <text:p>-4.4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1159" calcext:value-type="float">
            <text:p>-2.41E+01</text:p>
          </table:table-cell>
          <table:table-cell office:value-type="float" office:value="5.611521" calcext:value-type="float">
            <text:p>5.61E+00</text:p>
          </table:table-cell>
          <table:table-cell office:value-type="float" office:value="1477010464300000" calcext:value-type="float">
            <text:p>1477010464300000</text:p>
          </table:table-cell>
          <table:table-cell office:value-type="float" office:value="-24.20952" calcext:value-type="float">
            <text:p>-2.42E+01</text:p>
          </table:table-cell>
          <table:table-cell office:value-type="float" office:value="5.684145" calcext:value-type="float">
            <text:p>5.68E+00</text:p>
          </table:table-cell>
          <table:table-cell office:value-type="float" office:value="3.194637" calcext:value-type="float">
            <text:p>3.19E+00</text:p>
          </table:table-cell>
          <table:table-cell office:value-type="float" office:value="3.778271" calcext:value-type="float">
            <text:p>3.78E+00</text:p>
          </table:table-cell>
          <table:table-cell office:value-type="float" office:value="0.8689038" calcext:value-type="float">
            <text:p>8.69E-01</text:p>
          </table:table-cell>
          <table:table-cell office:value-type="float" office:value="-0.4366947" calcext:value-type="float">
            <text:p>-4.3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04" calcext:value-type="float">
            <text:p>2.50E+01</text:p>
          </table:table-cell>
          <table:table-cell office:value-type="float" office:value="2.950248" calcext:value-type="float">
            <text:p>2.95E+00</text:p>
          </table:table-cell>
          <table:table-cell table:style-name="ce1" office:value-type="float" office:value="-2.652488" calcext:value-type="float">
            <text:p>-2.65E+00</text:p>
          </table:table-cell>
          <table:table-cell table:style-name="Default" office:value-type="float" office:value="1477010464350000" calcext:value-type="float">
            <text:p>1477010464350000</text:p>
          </table:table-cell>
          <table:table-cell office:value-type="float" office:value="-24.04774" calcext:value-type="float">
            <text:p>-2.40E+01</text:p>
          </table:table-cell>
          <table:table-cell office:value-type="float" office:value="5.871299" calcext:value-type="float">
            <text:p>5.87E+00</text:p>
          </table:table-cell>
          <table:table-cell office:value-type="float" office:value="3.27959" calcext:value-type="float">
            <text:p>3.28E+00</text:p>
          </table:table-cell>
          <table:table-cell office:value-type="float" office:value="3.71127" calcext:value-type="float">
            <text:p>3.71E+00</text:p>
          </table:table-cell>
          <table:table-cell office:value-type="float" office:value="0.847069" calcext:value-type="float">
            <text:p>8.47E-01</text:p>
          </table:table-cell>
          <table:table-cell table:style-name="ce1" office:value-type="float" office:value="-0.4324586" calcext:value-type="float">
            <text:p>-4.3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153" calcext:value-type="float">
            <text:p>-2.39E+01</text:p>
          </table:table-cell>
          <table:table-cell office:value-type="float" office:value="5.943773" calcext:value-type="float">
            <text:p>5.94E+00</text:p>
          </table:table-cell>
          <table:table-cell office:value-type="float" office:value="1477010464400000" calcext:value-type="float">
            <text:p>1477010464400000</text:p>
          </table:table-cell>
          <table:table-cell office:value-type="float" office:value="-23.88176" calcext:value-type="float">
            <text:p>-2.39E+01</text:p>
          </table:table-cell>
          <table:table-cell office:value-type="float" office:value="6.055076" calcext:value-type="float">
            <text:p>6.06E+00</text:p>
          </table:table-cell>
          <table:table-cell office:value-type="float" office:value="3.362388" calcext:value-type="float">
            <text:p>3.36E+00</text:p>
          </table:table-cell>
          <table:table-cell office:value-type="float" office:value="3.643093" calcext:value-type="float">
            <text:p>3.64E+00</text:p>
          </table:table-cell>
          <table:table-cell office:value-type="float" office:value="0.8254461" calcext:value-type="float">
            <text:p>8.25E-01</text:p>
          </table:table-cell>
          <table:table-cell office:value-type="float" office:value="-0.4281543" calcext:value-type="float">
            <text:p>-4.2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1514" calcext:value-type="float">
            <text:p>2.44E+01</text:p>
          </table:table-cell>
          <table:table-cell office:value-type="float" office:value="2.874453" calcext:value-type="float">
            <text:p>2.87E+00</text:p>
          </table:table-cell>
          <table:table-cell table:style-name="ce1" office:value-type="float" office:value="-1.954509" calcext:value-type="float">
            <text:p>-1.95E+00</text:p>
          </table:table-cell>
          <table:table-cell table:style-name="Default" office:value-type="float" office:value="1477010464450000" calcext:value-type="float">
            <text:p>1477010464450000</text:p>
          </table:table-cell>
          <table:table-cell office:value-type="float" office:value="-23.71171" calcext:value-type="float">
            <text:p>-2.37E+01</text:p>
          </table:table-cell>
          <table:table-cell office:value-type="float" office:value="6.235417" calcext:value-type="float">
            <text:p>6.24E+00</text:p>
          </table:table-cell>
          <table:table-cell office:value-type="float" office:value="3.443019" calcext:value-type="float">
            <text:p>3.44E+00</text:p>
          </table:table-cell>
          <table:table-cell office:value-type="float" office:value="3.57383" calcext:value-type="float">
            <text:p>3.57E+00</text:p>
          </table:table-cell>
          <table:table-cell office:value-type="float" office:value="0.8040384" calcext:value-type="float">
            <text:p>8.04E-01</text:p>
          </table:table-cell>
          <table:table-cell table:style-name="ce1" office:value-type="float" office:value="-0.4237823" calcext:value-type="float">
            <text:p>-4.2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4709" calcext:value-type="float">
            <text:p>-2.36E+01</text:p>
          </table:table-cell>
          <table:table-cell office:value-type="float" office:value="6.29102" calcext:value-type="float">
            <text:p>6.29E+00</text:p>
          </table:table-cell>
          <table:table-cell office:value-type="float" office:value="1477010464500000" calcext:value-type="float">
            <text:p>1477010464500000</text:p>
          </table:table-cell>
          <table:table-cell office:value-type="float" office:value="-23.53768" calcext:value-type="float">
            <text:p>-2.35E+01</text:p>
          </table:table-cell>
          <table:table-cell office:value-type="float" office:value="6.412271" calcext:value-type="float">
            <text:p>6.41E+00</text:p>
          </table:table-cell>
          <table:table-cell office:value-type="float" office:value="3.521475" calcext:value-type="float">
            <text:p>3.52E+00</text:p>
          </table:table-cell>
          <table:table-cell office:value-type="float" office:value="3.503569" calcext:value-type="float">
            <text:p>3.50E+00</text:p>
          </table:table-cell>
          <table:table-cell office:value-type="float" office:value="0.7828493" calcext:value-type="float">
            <text:p>7.83E-01</text:p>
          </table:table-cell>
          <table:table-cell office:value-type="float" office:value="-0.4193434" calcext:value-type="float">
            <text:p>-4.1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376" calcext:value-type="float">
            <text:p>2.46E+01</text:p>
          </table:table-cell>
          <table:table-cell office:value-type="float" office:value="2.873031" calcext:value-type="float">
            <text:p>2.87E+00</text:p>
          </table:table-cell>
          <table:table-cell table:style-name="ce1" office:value-type="float" office:value="-2.305615" calcext:value-type="float">
            <text:p>-2.31E+00</text:p>
          </table:table-cell>
          <table:table-cell table:style-name="Default" office:value-type="float" office:value="1477010464550000" calcext:value-type="float">
            <text:p>1477010464550000</text:p>
          </table:table-cell>
          <table:table-cell office:value-type="float" office:value="-23.35978" calcext:value-type="float">
            <text:p>-2.34E+01</text:p>
          </table:table-cell>
          <table:table-cell office:value-type="float" office:value="6.585591" calcext:value-type="float">
            <text:p>6.59E+00</text:p>
          </table:table-cell>
          <table:table-cell office:value-type="float" office:value="3.597751" calcext:value-type="float">
            <text:p>3.60E+00</text:p>
          </table:table-cell>
          <table:table-cell office:value-type="float" office:value="3.432399" calcext:value-type="float">
            <text:p>3.43E+00</text:p>
          </table:table-cell>
          <table:table-cell office:value-type="float" office:value="0.7618821" calcext:value-type="float">
            <text:p>7.62E-01</text:p>
          </table:table-cell>
          <table:table-cell table:style-name="ce1" office:value-type="float" office:value="-0.4148383" calcext:value-type="float">
            <text:p>-4.1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00988" calcext:value-type="float">
            <text:p>-2.30E+01</text:p>
          </table:table-cell>
          <table:table-cell office:value-type="float" office:value="6.861822" calcext:value-type="float">
            <text:p>6.86E+00</text:p>
          </table:table-cell>
          <table:table-cell office:value-type="float" office:value="1477010464600000" calcext:value-type="float">
            <text:p>1477010464600000</text:p>
          </table:table-cell>
          <table:table-cell office:value-type="float" office:value="-23.17813" calcext:value-type="float">
            <text:p>-2.32E+01</text:p>
          </table:table-cell>
          <table:table-cell office:value-type="float" office:value="6.755333" calcext:value-type="float">
            <text:p>6.76E+00</text:p>
          </table:table-cell>
          <table:table-cell office:value-type="float" office:value="3.671846" calcext:value-type="float">
            <text:p>3.67E+00</text:p>
          </table:table-cell>
          <table:table-cell office:value-type="float" office:value="3.360409" calcext:value-type="float">
            <text:p>3.36E+00</text:p>
          </table:table-cell>
          <table:table-cell office:value-type="float" office:value="0.7411402" calcext:value-type="float">
            <text:p>7.41E-01</text:p>
          </table:table-cell>
          <table:table-cell office:value-type="float" office:value="-0.4102676" calcext:value-type="float">
            <text:p>-4.1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842" calcext:value-type="float">
            <text:p>2.35E+01</text:p>
          </table:table-cell>
          <table:table-cell office:value-type="float" office:value="2.894761" calcext:value-type="float">
            <text:p>2.89E+00</text:p>
          </table:table-cell>
          <table:table-cell table:style-name="ce1" office:value-type="float" office:value="-2.544379" calcext:value-type="float">
            <text:p>-2.54E+00</text:p>
          </table:table-cell>
          <table:table-cell table:style-name="Default" office:value-type="float" office:value="1477010464650000" calcext:value-type="float">
            <text:p>1477010464650000</text:p>
          </table:table-cell>
          <table:table-cell office:value-type="float" office:value="-22.99282" calcext:value-type="float">
            <text:p>-2.30E+01</text:p>
          </table:table-cell>
          <table:table-cell office:value-type="float" office:value="6.921459" calcext:value-type="float">
            <text:p>6.92E+00</text:p>
          </table:table-cell>
          <table:table-cell office:value-type="float" office:value="3.743759" calcext:value-type="float">
            <text:p>3.74E+00</text:p>
          </table:table-cell>
          <table:table-cell office:value-type="float" office:value="3.287685" calcext:value-type="float">
            <text:p>3.29E+00</text:p>
          </table:table-cell>
          <table:table-cell office:value-type="float" office:value="0.7206268" calcext:value-type="float">
            <text:p>7.21E-01</text:p>
          </table:table-cell>
          <table:table-cell table:style-name="ce1" office:value-type="float" office:value="-0.4056322" calcext:value-type="float">
            <text:p>-4.0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69912" calcext:value-type="float">
            <text:p>-2.27E+01</text:p>
          </table:table-cell>
          <table:table-cell office:value-type="float" office:value="7.063003" calcext:value-type="float">
            <text:p>7.06E+00</text:p>
          </table:table-cell>
          <table:table-cell office:value-type="float" office:value="1477010464700000" calcext:value-type="float">
            <text:p>1477010464700000</text:p>
          </table:table-cell>
          <table:table-cell office:value-type="float" office:value="-22.80398" calcext:value-type="float">
            <text:p>-2.28E+01</text:p>
          </table:table-cell>
          <table:table-cell office:value-type="float" office:value="7.083934" calcext:value-type="float">
            <text:p>7.08E+00</text:p>
          </table:table-cell>
          <table:table-cell office:value-type="float" office:value="3.813497" calcext:value-type="float">
            <text:p>3.81E+00</text:p>
          </table:table-cell>
          <table:table-cell office:value-type="float" office:value="3.214315" calcext:value-type="float">
            <text:p>3.21E+00</text:p>
          </table:table-cell>
          <table:table-cell office:value-type="float" office:value="0.7003452" calcext:value-type="float">
            <text:p>7.00E-01</text:p>
          </table:table-cell>
          <table:table-cell office:value-type="float" office:value="-0.4009327" calcext:value-type="float">
            <text:p>-4.0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546" calcext:value-type="float">
            <text:p>2.34E+01</text:p>
          </table:table-cell>
          <table:table-cell office:value-type="float" office:value="2.848655" calcext:value-type="float">
            <text:p>2.85E+00</text:p>
          </table:table-cell>
          <table:table-cell table:style-name="ce1" office:value-type="float" office:value="-2.969744" calcext:value-type="float">
            <text:p>-2.97E+00</text:p>
          </table:table-cell>
          <table:table-cell table:style-name="Default" office:value-type="float" office:value="1477010464750000" calcext:value-type="float">
            <text:p>1477010464750000</text:p>
          </table:table-cell>
          <table:table-cell office:value-type="float" office:value="-22.61171" calcext:value-type="float">
            <text:p>-2.26E+01</text:p>
          </table:table-cell>
          <table:table-cell office:value-type="float" office:value="7.242727" calcext:value-type="float">
            <text:p>7.24E+00</text:p>
          </table:table-cell>
          <table:table-cell office:value-type="float" office:value="3.881065" calcext:value-type="float">
            <text:p>3.88E+00</text:p>
          </table:table-cell>
          <table:table-cell office:value-type="float" office:value="3.140384" calcext:value-type="float">
            <text:p>3.14E+00</text:p>
          </table:table-cell>
          <table:table-cell office:value-type="float" office:value="0.6802985" calcext:value-type="float">
            <text:p>6.80E-01</text:p>
          </table:table-cell>
          <table:table-cell table:style-name="ce1" office:value-type="float" office:value="-0.39617" calcext:value-type="float">
            <text:p>-3.9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50832" calcext:value-type="float">
            <text:p>-2.25E+01</text:p>
          </table:table-cell>
          <table:table-cell office:value-type="float" office:value="7.315242" calcext:value-type="float">
            <text:p>7.32E+00</text:p>
          </table:table-cell>
          <table:table-cell office:value-type="float" office:value="1477010464800000" calcext:value-type="float">
            <text:p>1477010464800000</text:p>
          </table:table-cell>
          <table:table-cell office:value-type="float" office:value="-22.41611" calcext:value-type="float">
            <text:p>-2.24E+01</text:p>
          </table:table-cell>
          <table:table-cell office:value-type="float" office:value="7.397815" calcext:value-type="float">
            <text:p>7.40E+00</text:p>
          </table:table-cell>
          <table:table-cell office:value-type="float" office:value="3.946474" calcext:value-type="float">
            <text:p>3.95E+00</text:p>
          </table:table-cell>
          <table:table-cell office:value-type="float" office:value="3.065978" calcext:value-type="float">
            <text:p>3.07E+00</text:p>
          </table:table-cell>
          <table:table-cell office:value-type="float" office:value="0.6604901" calcext:value-type="float">
            <text:p>6.60E-01</text:p>
          </table:table-cell>
          <table:table-cell office:value-type="float" office:value="-0.3913446" calcext:value-type="float">
            <text:p>-3.9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126" calcext:value-type="float">
            <text:p>2.34E+01</text:p>
          </table:table-cell>
          <table:table-cell office:value-type="float" office:value="2.799455" calcext:value-type="float">
            <text:p>2.80E+00</text:p>
          </table:table-cell>
          <table:table-cell table:style-name="ce1" office:value-type="float" office:value="-3.477012" calcext:value-type="float">
            <text:p>-3.48E+00</text:p>
          </table:table-cell>
          <table:table-cell table:style-name="Default" office:value-type="float" office:value="1477010464850000" calcext:value-type="float">
            <text:p>1477010464850000</text:p>
          </table:table-cell>
          <table:table-cell office:value-type="float" office:value="-22.2173" calcext:value-type="float">
            <text:p>-2.22E+01</text:p>
          </table:table-cell>
          <table:table-cell office:value-type="float" office:value="7.549173" calcext:value-type="float">
            <text:p>7.55E+00</text:p>
          </table:table-cell>
          <table:table-cell office:value-type="float" office:value="4.009736" calcext:value-type="float">
            <text:p>4.01E+00</text:p>
          </table:table-cell>
          <table:table-cell office:value-type="float" office:value="2.99118" calcext:value-type="float">
            <text:p>2.99E+00</text:p>
          </table:table-cell>
          <table:table-cell office:value-type="float" office:value="0.6409228" calcext:value-type="float">
            <text:p>6.41E-01</text:p>
          </table:table-cell>
          <table:table-cell table:style-name="ce1" office:value-type="float" office:value="-0.3864575" calcext:value-type="float">
            <text:p>-3.8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19469" calcext:value-type="float">
            <text:p>-2.22E+01</text:p>
          </table:table-cell>
          <table:table-cell office:value-type="float" office:value="7.694784" calcext:value-type="float">
            <text:p>7.69E+00</text:p>
          </table:table-cell>
          <table:table-cell office:value-type="float" office:value="1477010464900000" calcext:value-type="float">
            <text:p>1477010464900000</text:p>
          </table:table-cell>
          <table:table-cell office:value-type="float" office:value="-22.01538" calcext:value-type="float">
            <text:p>-2.20E+01</text:p>
          </table:table-cell>
          <table:table-cell office:value-type="float" office:value="7.696786" calcext:value-type="float">
            <text:p>7.70E+00</text:p>
          </table:table-cell>
          <table:table-cell office:value-type="float" office:value="4.070867" calcext:value-type="float">
            <text:p>4.07E+00</text:p>
          </table:table-cell>
          <table:table-cell office:value-type="float" office:value="2.916073" calcext:value-type="float">
            <text:p>2.92E+00</text:p>
          </table:table-cell>
          <table:table-cell office:value-type="float" office:value="0.6215999" calcext:value-type="float">
            <text:p>6.22E-01</text:p>
          </table:table-cell>
          <table:table-cell office:value-type="float" office:value="-0.3815093" calcext:value-type="float">
            <text:p>-3.8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2996" calcext:value-type="float">
            <text:p>2.34E+01</text:p>
          </table:table-cell>
          <table:table-cell office:value-type="float" office:value="2.745711" calcext:value-type="float">
            <text:p>2.75E+00</text:p>
          </table:table-cell>
          <table:table-cell table:style-name="ce1" office:value-type="float" office:value="-2.707678" calcext:value-type="float">
            <text:p>-2.71E+00</text:p>
          </table:table-cell>
          <table:table-cell table:style-name="Default" office:value-type="float" office:value="1477010464950000" calcext:value-type="float">
            <text:p>1477010464950000</text:p>
          </table:table-cell>
          <table:table-cell office:value-type="float" office:value="-21.81046" calcext:value-type="float">
            <text:p>-2.18E+01</text:p>
          </table:table-cell>
          <table:table-cell office:value-type="float" office:value="7.840639" calcext:value-type="float">
            <text:p>7.84E+00</text:p>
          </table:table-cell>
          <table:table-cell office:value-type="float" office:value="4.129885" calcext:value-type="float">
            <text:p>4.13E+00</text:p>
          </table:table-cell>
          <table:table-cell office:value-type="float" office:value="2.840738" calcext:value-type="float">
            <text:p>2.84E+00</text:p>
          </table:table-cell>
          <table:table-cell office:value-type="float" office:value="0.6025245" calcext:value-type="float">
            <text:p>6.03E-01</text:p>
          </table:table-cell>
          <table:table-cell table:style-name="ce1" office:value-type="float" office:value="-0.3765009" calcext:value-type="float">
            <text:p>-3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64727" calcext:value-type="float">
            <text:p>-2.16E+01</text:p>
          </table:table-cell>
          <table:table-cell office:value-type="float" office:value="7.94" calcext:value-type="float">
            <text:p>7.94E+00</text:p>
          </table:table-cell>
          <table:table-cell office:value-type="float" office:value="1477010465000000" calcext:value-type="float">
            <text:p>1477010465000000</text:p>
          </table:table-cell>
          <table:table-cell office:value-type="float" office:value="-21.60264" calcext:value-type="float">
            <text:p>-2.16E+01</text:p>
          </table:table-cell>
          <table:table-cell office:value-type="float" office:value="7.980724" calcext:value-type="float">
            <text:p>7.98E+00</text:p>
          </table:table-cell>
          <table:table-cell office:value-type="float" office:value="4.186809" calcext:value-type="float">
            <text:p>4.19E+00</text:p>
          </table:table-cell>
          <table:table-cell office:value-type="float" office:value="2.765256" calcext:value-type="float">
            <text:p>2.77E+00</text:p>
          </table:table-cell>
          <table:table-cell office:value-type="float" office:value="0.5836994" calcext:value-type="float">
            <text:p>5.84E-01</text:p>
          </table:table-cell>
          <table:table-cell office:value-type="float" office:value="-0.371433" calcext:value-type="float">
            <text:p>-3.7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0885" calcext:value-type="float">
            <text:p>2.32E+01</text:p>
          </table:table-cell>
          <table:table-cell office:value-type="float" office:value="2.799455" calcext:value-type="float">
            <text:p>2.80E+00</text:p>
          </table:table-cell>
          <table:table-cell table:style-name="ce1" office:value-type="float" office:value="-2.949602" calcext:value-type="float">
            <text:p>-2.95E+00</text:p>
          </table:table-cell>
          <table:table-cell table:style-name="Default" office:value-type="float" office:value="1477010465050000" calcext:value-type="float">
            <text:p>1477010465050000</text:p>
          </table:table-cell>
          <table:table-cell office:value-type="float" office:value="-21.39203" calcext:value-type="float">
            <text:p>-2.14E+01</text:p>
          </table:table-cell>
          <table:table-cell office:value-type="float" office:value="8.117035" calcext:value-type="float">
            <text:p>8.12E+00</text:p>
          </table:table-cell>
          <table:table-cell office:value-type="float" office:value="4.241663" calcext:value-type="float">
            <text:p>4.24E+00</text:p>
          </table:table-cell>
          <table:table-cell office:value-type="float" office:value="2.689706" calcext:value-type="float">
            <text:p>2.69E+00</text:p>
          </table:table-cell>
          <table:table-cell office:value-type="float" office:value="0.5651278" calcext:value-type="float">
            <text:p>5.65E-01</text:p>
          </table:table-cell>
          <table:table-cell table:style-name="ce1" office:value-type="float" office:value="-0.3663065" calcext:value-type="float">
            <text:p>-3.6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8525" calcext:value-type="float">
            <text:p>-2.11E+01</text:p>
          </table:table-cell>
          <table:table-cell office:value-type="float" office:value="7.832295" calcext:value-type="float">
            <text:p>7.83E+00</text:p>
          </table:table-cell>
          <table:table-cell office:value-type="float" office:value="1477010465100000" calcext:value-type="float">
            <text:p>1477010465100000</text:p>
          </table:table-cell>
          <table:table-cell office:value-type="float" office:value="-21.17873" calcext:value-type="float">
            <text:p>-2.12E+01</text:p>
          </table:table-cell>
          <table:table-cell office:value-type="float" office:value="8.249571" calcext:value-type="float">
            <text:p>8.25E+00</text:p>
          </table:table-cell>
          <table:table-cell office:value-type="float" office:value="4.294471" calcext:value-type="float">
            <text:p>4.29E+00</text:p>
          </table:table-cell>
          <table:table-cell office:value-type="float" office:value="2.614165" calcext:value-type="float">
            <text:p>2.61E+00</text:p>
          </table:table-cell>
          <table:table-cell office:value-type="float" office:value="0.5468125" calcext:value-type="float">
            <text:p>5.47E-01</text:p>
          </table:table-cell>
          <table:table-cell office:value-type="float" office:value="-0.3611222" calcext:value-type="float">
            <text:p>-3.6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55101" calcext:value-type="float">
            <text:p>2.26E+01</text:p>
          </table:table-cell>
          <table:table-cell office:value-type="float" office:value="2.717181" calcext:value-type="float">
            <text:p>2.72E+00</text:p>
          </table:table-cell>
          <table:table-cell table:style-name="ce1" office:value-type="float" office:value="-2.6054" calcext:value-type="float">
            <text:p>-2.61E+00</text:p>
          </table:table-cell>
          <table:table-cell table:style-name="Default" office:value-type="float" office:value="1477010465150000" calcext:value-type="float">
            <text:p>1477010465150000</text:p>
          </table:table-cell>
          <table:table-cell office:value-type="float" office:value="-20.96283" calcext:value-type="float">
            <text:p>-2.10E+01</text:p>
          </table:table-cell>
          <table:table-cell office:value-type="float" office:value="8.378334" calcext:value-type="float">
            <text:p>8.38E+00</text:p>
          </table:table-cell>
          <table:table-cell office:value-type="float" office:value="4.345261" calcext:value-type="float">
            <text:p>4.35E+00</text:p>
          </table:table-cell>
          <table:table-cell office:value-type="float" office:value="2.538708" calcext:value-type="float">
            <text:p>2.54E+00</text:p>
          </table:table-cell>
          <table:table-cell office:value-type="float" office:value="0.5287563" calcext:value-type="float">
            <text:p>5.29E-01</text:p>
          </table:table-cell>
          <table:table-cell table:style-name="ce1" office:value-type="float" office:value="-0.3558808" calcext:value-type="float">
            <text:p>-3.56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5193" calcext:value-type="float">
            <text:p>-2.11E+01</text:p>
          </table:table-cell>
          <table:table-cell office:value-type="float" office:value="8.509834" calcext:value-type="float">
            <text:p>8.51E+00</text:p>
          </table:table-cell>
          <table:table-cell office:value-type="float" office:value="1477010465200000" calcext:value-type="float">
            <text:p>1477010465200000</text:p>
          </table:table-cell>
          <table:table-cell office:value-type="float" office:value="-20.74445" calcext:value-type="float">
            <text:p>-2.07E+01</text:p>
          </table:table-cell>
          <table:table-cell office:value-type="float" office:value="8.503329" calcext:value-type="float">
            <text:p>8.50E+00</text:p>
          </table:table-cell>
          <table:table-cell office:value-type="float" office:value="4.394061" calcext:value-type="float">
            <text:p>4.39E+00</text:p>
          </table:table-cell>
          <table:table-cell office:value-type="float" office:value="2.463411" calcext:value-type="float">
            <text:p>2.46E+00</text:p>
          </table:table-cell>
          <table:table-cell office:value-type="float" office:value="0.5109623" calcext:value-type="float">
            <text:p>5.11E-01</text:p>
          </table:table-cell>
          <table:table-cell office:value-type="float" office:value="-0.3505832" calcext:value-type="float">
            <text:p>-3.5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3597" calcext:value-type="float">
            <text:p>2.20E+01</text:p>
          </table:table-cell>
          <table:table-cell office:value-type="float" office:value="2.700465" calcext:value-type="float">
            <text:p>2.70E+00</text:p>
          </table:table-cell>
          <table:table-cell table:style-name="ce1" office:value-type="float" office:value="-3.400656" calcext:value-type="float">
            <text:p>-3.40E+00</text:p>
          </table:table-cell>
          <table:table-cell table:style-name="Default" office:value-type="float" office:value="1477010465250000" calcext:value-type="float">
            <text:p>1477010465250000</text:p>
          </table:table-cell>
          <table:table-cell office:value-type="float" office:value="-20.52368" calcext:value-type="float">
            <text:p>-2.05E+01</text:p>
          </table:table-cell>
          <table:table-cell office:value-type="float" office:value="8.624568" calcext:value-type="float">
            <text:p>8.62E+00</text:p>
          </table:table-cell>
          <table:table-cell office:value-type="float" office:value="4.440903" calcext:value-type="float">
            <text:p>4.44E+00</text:p>
          </table:table-cell>
          <table:table-cell office:value-type="float" office:value="2.388345" calcext:value-type="float">
            <text:p>2.39E+00</text:p>
          </table:table-cell>
          <table:table-cell office:value-type="float" office:value="0.4934331" calcext:value-type="float">
            <text:p>4.93E-01</text:p>
          </table:table-cell>
          <table:table-cell table:style-name="ce1" office:value-type="float" office:value="-0.3452302" calcext:value-type="float">
            <text:p>-3.4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21" calcext:value-type="float">
            <text:p>-2.02E+01</text:p>
          </table:table-cell>
          <table:table-cell office:value-type="float" office:value="8.68914" calcext:value-type="float">
            <text:p>8.69E+00</text:p>
          </table:table-cell>
          <table:table-cell office:value-type="float" office:value="1477010465300000" calcext:value-type="float">
            <text:p>1477010465300000</text:p>
          </table:table-cell>
          <table:table-cell office:value-type="float" office:value="-20.30062" calcext:value-type="float">
            <text:p>-2.03E+01</text:p>
          </table:table-cell>
          <table:table-cell office:value-type="float" office:value="8.742063" calcext:value-type="float">
            <text:p>8.74E+00</text:p>
          </table:table-cell>
          <table:table-cell office:value-type="float" office:value="4.485819" calcext:value-type="float">
            <text:p>4.49E+00</text:p>
          </table:table-cell>
          <table:table-cell office:value-type="float" office:value="2.313582" calcext:value-type="float">
            <text:p>2.31E+00</text:p>
          </table:table-cell>
          <table:table-cell office:value-type="float" office:value="0.4761716" calcext:value-type="float">
            <text:p>4.76E-01</text:p>
          </table:table-cell>
          <table:table-cell office:value-type="float" office:value="-0.3398228" calcext:value-type="float">
            <text:p>-3.4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803" calcext:value-type="float">
            <text:p>2.21E+01</text:p>
          </table:table-cell>
          <table:table-cell office:value-type="float" office:value="2.729034" calcext:value-type="float">
            <text:p>2.73E+00</text:p>
          </table:table-cell>
          <table:table-cell table:style-name="ce1" office:value-type="float" office:value="-2.811046" calcext:value-type="float">
            <text:p>-2.81E+00</text:p>
          </table:table-cell>
          <table:table-cell table:style-name="Default" office:value-type="float" office:value="1477010465350000" calcext:value-type="float">
            <text:p>1477010465350000</text:p>
          </table:table-cell>
          <table:table-cell office:value-type="float" office:value="-20.07535" calcext:value-type="float">
            <text:p>-2.01E+01</text:p>
          </table:table-cell>
          <table:table-cell office:value-type="float" office:value="8.855831" calcext:value-type="float">
            <text:p>8.86E+00</text:p>
          </table:table-cell>
          <table:table-cell office:value-type="float" office:value="4.528845" calcext:value-type="float">
            <text:p>4.53E+00</text:p>
          </table:table-cell>
          <table:table-cell office:value-type="float" office:value="2.23919" calcext:value-type="float">
            <text:p>2.24E+00</text:p>
          </table:table-cell>
          <table:table-cell office:value-type="float" office:value="0.4591805" calcext:value-type="float">
            <text:p>4.59E-01</text:p>
          </table:table-cell>
          <table:table-cell table:style-name="ce1" office:value-type="float" office:value="-0.3343617" calcext:value-type="float">
            <text:p>-3.34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06326" calcext:value-type="float">
            <text:p>-2.01E+01</text:p>
          </table:table-cell>
          <table:table-cell office:value-type="float" office:value="8.867236" calcext:value-type="float">
            <text:p>8.87E+00</text:p>
          </table:table-cell>
          <table:table-cell office:value-type="float" office:value="1477010465400000" calcext:value-type="float">
            <text:p>1477010465400000</text:p>
          </table:table-cell>
          <table:table-cell office:value-type="float" office:value="-19.84799" calcext:value-type="float">
            <text:p>-1.98E+01</text:p>
          </table:table-cell>
          <table:table-cell office:value-type="float" office:value="8.965893" calcext:value-type="float">
            <text:p>8.97E+00</text:p>
          </table:table-cell>
          <table:table-cell office:value-type="float" office:value="4.570015" calcext:value-type="float">
            <text:p>4.57E+00</text:p>
          </table:table-cell>
          <table:table-cell office:value-type="float" office:value="2.165237" calcext:value-type="float">
            <text:p>2.17E+00</text:p>
          </table:table-cell>
          <table:table-cell office:value-type="float" office:value="0.4424624" calcext:value-type="float">
            <text:p>4.42E-01</text:p>
          </table:table-cell>
          <table:table-cell office:value-type="float" office:value="-0.3288477" calcext:value-type="float">
            <text:p>-3.2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567" calcext:value-type="float">
            <text:p>2.18E+01</text:p>
          </table:table-cell>
          <table:table-cell office:value-type="float" office:value="2.726489" calcext:value-type="float">
            <text:p>2.73E+00</text:p>
          </table:table-cell>
          <table:table-cell table:style-name="ce1" office:value-type="float" office:value="-2.799984" calcext:value-type="float">
            <text:p>-2.80E+00</text:p>
          </table:table-cell>
          <table:table-cell table:style-name="Default" office:value-type="float" office:value="1477010465450000" calcext:value-type="float">
            <text:p>1477010465450000</text:p>
          </table:table-cell>
          <table:table-cell office:value-type="float" office:value="-19.61861" calcext:value-type="float">
            <text:p>-1.96E+01</text:p>
          </table:table-cell>
          <table:table-cell office:value-type="float" office:value="9.072271" calcext:value-type="float">
            <text:p>9.07E+00</text:p>
          </table:table-cell>
          <table:table-cell office:value-type="float" office:value="4.609368" calcext:value-type="float">
            <text:p>4.61E+00</text:p>
          </table:table-cell>
          <table:table-cell office:value-type="float" office:value="2.091789" calcext:value-type="float">
            <text:p>2.09E+00</text:p>
          </table:table-cell>
          <table:table-cell office:value-type="float" office:value="0.42602" calcext:value-type="float">
            <text:p>4.26E-01</text:p>
          </table:table-cell>
          <table:table-cell table:style-name="ce1" office:value-type="float" office:value="-0.3232819" calcext:value-type="float">
            <text:p>-3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48608" calcext:value-type="float">
            <text:p>-1.95E+01</text:p>
          </table:table-cell>
          <table:table-cell office:value-type="float" office:value="8.966645" calcext:value-type="float">
            <text:p>8.97E+00</text:p>
          </table:table-cell>
          <table:table-cell office:value-type="float" office:value="1477010465500000" calcext:value-type="float">
            <text:p>1477010465500000</text:p>
          </table:table-cell>
          <table:table-cell office:value-type="float" office:value="-19.3873" calcext:value-type="float">
            <text:p>-1.94E+01</text:p>
          </table:table-cell>
          <table:table-cell office:value-type="float" office:value="9.174993" calcext:value-type="float">
            <text:p>9.17E+00</text:p>
          </table:table-cell>
          <table:table-cell office:value-type="float" office:value="4.646942" calcext:value-type="float">
            <text:p>4.65E+00</text:p>
          </table:table-cell>
          <table:table-cell office:value-type="float" office:value="2.01891" calcext:value-type="float">
            <text:p>2.02E+00</text:p>
          </table:table-cell>
          <table:table-cell office:value-type="float" office:value="0.4098559" calcext:value-type="float">
            <text:p>4.10E-01</text:p>
          </table:table-cell>
          <table:table-cell office:value-type="float" office:value="-0.317665" calcext:value-type="float">
            <text:p>-3.18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19191" calcext:value-type="float">
            <text:p>2.12E+01</text:p>
          </table:table-cell>
          <table:table-cell office:value-type="float" office:value="2.639066" calcext:value-type="float">
            <text:p>2.64E+00</text:p>
          </table:table-cell>
          <table:table-cell table:style-name="ce1" office:value-type="float" office:value="-3.306777" calcext:value-type="float">
            <text:p>-3.31E+00</text:p>
          </table:table-cell>
          <table:table-cell table:style-name="Default" office:value-type="float" office:value="1477010465550000" calcext:value-type="float">
            <text:p>1477010465550000</text:p>
          </table:table-cell>
          <table:table-cell office:value-type="float" office:value="-19.15416" calcext:value-type="float">
            <text:p>-1.92E+01</text:p>
          </table:table-cell>
          <table:table-cell office:value-type="float" office:value="9.27409" calcext:value-type="float">
            <text:p>9.27E+00</text:p>
          </table:table-cell>
          <table:table-cell office:value-type="float" office:value="4.682779" calcext:value-type="float">
            <text:p>4.68E+00</text:p>
          </table:table-cell>
          <table:table-cell office:value-type="float" office:value="1.946661" calcext:value-type="float">
            <text:p>1.95E+00</text:p>
          </table:table-cell>
          <table:table-cell office:value-type="float" office:value="0.3939727" calcext:value-type="float">
            <text:p>3.94E-01</text:p>
          </table:table-cell>
          <table:table-cell table:style-name="ce1" office:value-type="float" office:value="-0.3119979" calcext:value-type="float">
            <text:p>-3.1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67863" calcext:value-type="float">
            <text:p>-1.87E+01</text:p>
          </table:table-cell>
          <table:table-cell office:value-type="float" office:value="9.191907" calcext:value-type="float">
            <text:p>9.19E+00</text:p>
          </table:table-cell>
          <table:table-cell office:value-type="float" office:value="1477010465600000" calcext:value-type="float">
            <text:p>1477010465600000</text:p>
          </table:table-cell>
          <table:table-cell office:value-type="float" office:value="-18.91928" calcext:value-type="float">
            <text:p>-1.89E+01</text:p>
          </table:table-cell>
          <table:table-cell office:value-type="float" office:value="9.369592" calcext:value-type="float">
            <text:p>9.37E+00</text:p>
          </table:table-cell>
          <table:table-cell office:value-type="float" office:value="4.716918" calcext:value-type="float">
            <text:p>4.72E+00</text:p>
          </table:table-cell>
          <table:table-cell office:value-type="float" office:value="1.875103" calcext:value-type="float">
            <text:p>1.88E+00</text:p>
          </table:table-cell>
          <table:table-cell office:value-type="float" office:value="0.3783728" calcext:value-type="float">
            <text:p>3.78E-01</text:p>
          </table:table-cell>
          <table:table-cell office:value-type="float" office:value="-0.3062816" calcext:value-type="float">
            <text:p>-3.0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7178" calcext:value-type="float">
            <text:p>2.13E+01</text:p>
          </table:table-cell>
          <table:table-cell office:value-type="float" office:value="2.705673" calcext:value-type="float">
            <text:p>2.71E+00</text:p>
          </table:table-cell>
          <table:table-cell table:style-name="ce1" office:value-type="float" office:value="-3.3833" calcext:value-type="float">
            <text:p>-3.38E+00</text:p>
          </table:table-cell>
          <table:table-cell table:style-name="Default" office:value-type="float" office:value="1477010465650000" calcext:value-type="float">
            <text:p>1477010465650000</text:p>
          </table:table-cell>
          <table:table-cell office:value-type="float" office:value="-18.68272" calcext:value-type="float">
            <text:p>-1.87E+01</text:p>
          </table:table-cell>
          <table:table-cell office:value-type="float" office:value="9.461538" calcext:value-type="float">
            <text:p>9.46E+00</text:p>
          </table:table-cell>
          <table:table-cell office:value-type="float" office:value="4.749403" calcext:value-type="float">
            <text:p>4.75E+00</text:p>
          </table:table-cell>
          <table:table-cell office:value-type="float" office:value="1.804293" calcext:value-type="float">
            <text:p>1.80E+00</text:p>
          </table:table-cell>
          <table:table-cell office:value-type="float" office:value="0.3630587" calcext:value-type="float">
            <text:p>3.63E-01</text:p>
          </table:table-cell>
          <table:table-cell table:style-name="ce1" office:value-type="float" office:value="-0.3005169" calcext:value-type="float">
            <text:p>-3.01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2417" calcext:value-type="float">
            <text:p>-1.84E+01</text:p>
          </table:table-cell>
          <table:table-cell office:value-type="float" office:value="9.46852" calcext:value-type="float">
            <text:p>9.47E+00</text:p>
          </table:table-cell>
          <table:table-cell office:value-type="float" office:value="1477010465700000" calcext:value-type="float">
            <text:p>1477010465700000</text:p>
          </table:table-cell>
          <table:table-cell office:value-type="float" office:value="-18.44458" calcext:value-type="float">
            <text:p>-1.84E+01</text:p>
          </table:table-cell>
          <table:table-cell office:value-type="float" office:value="9.549965" calcext:value-type="float">
            <text:p>9.55E+00</text:p>
          </table:table-cell>
          <table:table-cell office:value-type="float" office:value="4.780277" calcext:value-type="float">
            <text:p>4.78E+00</text:p>
          </table:table-cell>
          <table:table-cell office:value-type="float" office:value="1.734289" calcext:value-type="float">
            <text:p>1.73E+00</text:p>
          </table:table-cell>
          <table:table-cell office:value-type="float" office:value="0.3480329" calcext:value-type="float">
            <text:p>3.48E-01</text:p>
          </table:table-cell>
          <table:table-cell office:value-type="float" office:value="-0.2947047" calcext:value-type="float">
            <text:p>-2.95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003" calcext:value-type="float">
            <text:p>2.02E+01</text:p>
          </table:table-cell>
          <table:table-cell office:value-type="float" office:value="2.693803" calcext:value-type="float">
            <text:p>2.69E+00</text:p>
          </table:table-cell>
          <table:table-cell table:style-name="ce1" office:value-type="float" office:value="-3.971271" calcext:value-type="float">
            <text:p>-3.97E+00</text:p>
          </table:table-cell>
          <table:table-cell table:style-name="Default" office:value-type="float" office:value="1477010465750000" calcext:value-type="float">
            <text:p>1477010465750000</text:p>
          </table:table-cell>
          <table:table-cell office:value-type="float" office:value="-18.20494" calcext:value-type="float">
            <text:p>-1.82E+01</text:p>
          </table:table-cell>
          <table:table-cell office:value-type="float" office:value="9.634916" calcext:value-type="float">
            <text:p>9.63E+00</text:p>
          </table:table-cell>
          <table:table-cell office:value-type="float" office:value="4.809585" calcext:value-type="float">
            <text:p>4.81E+00</text:p>
          </table:table-cell>
          <table:table-cell office:value-type="float" office:value="1.665143" calcext:value-type="float">
            <text:p>1.67E+00</text:p>
          </table:table-cell>
          <table:table-cell office:value-type="float" office:value="0.3332976" calcext:value-type="float">
            <text:p>3.33E-01</text:p>
          </table:table-cell>
          <table:table-cell table:style-name="ce1" office:value-type="float" office:value="-0.288846" calcext:value-type="float">
            <text:p>-2.89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77364" calcext:value-type="float">
            <text:p>-1.78E+01</text:p>
          </table:table-cell>
          <table:table-cell office:value-type="float" office:value="9.724776" calcext:value-type="float">
            <text:p>9.72E+00</text:p>
          </table:table-cell>
          <table:table-cell office:value-type="float" office:value="1477010465800000" calcext:value-type="float">
            <text:p>1477010465800000</text:p>
          </table:table-cell>
          <table:table-cell office:value-type="float" office:value="-17.96387" calcext:value-type="float">
            <text:p>-1.80E+01</text:p>
          </table:table-cell>
          <table:table-cell office:value-type="float" office:value="9.716433" calcext:value-type="float">
            <text:p>9.72E+00</text:p>
          </table:table-cell>
          <table:table-cell office:value-type="float" office:value="4.83737" calcext:value-type="float">
            <text:p>4.84E+00</text:p>
          </table:table-cell>
          <table:table-cell office:value-type="float" office:value="1.59691" calcext:value-type="float">
            <text:p>1.60E+00</text:p>
          </table:table-cell>
          <table:table-cell office:value-type="float" office:value="0.3188553" calcext:value-type="float">
            <text:p>3.19E-01</text:p>
          </table:table-cell>
          <table:table-cell office:value-type="float" office:value="-0.2829417" calcext:value-type="float">
            <text:p>-2.8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1012" calcext:value-type="float">
            <text:p>1.99E+01</text:p>
          </table:table-cell>
          <table:table-cell office:value-type="float" office:value="2.616682" calcext:value-type="float">
            <text:p>2.62E+00</text:p>
          </table:table-cell>
          <table:table-cell table:style-name="ce1" office:value-type="float" office:value="-3.29532" calcext:value-type="float">
            <text:p>-3.30E+00</text:p>
          </table:table-cell>
          <table:table-cell table:style-name="Default" office:value-type="float" office:value="1477010465850000" calcext:value-type="float">
            <text:p>1477010465850000</text:p>
          </table:table-cell>
          <table:table-cell office:value-type="float" office:value="-17.72144" calcext:value-type="float">
            <text:p>-1.77E+01</text:p>
          </table:table-cell>
          <table:table-cell office:value-type="float" office:value="9.794565" calcext:value-type="float">
            <text:p>9.79E+00</text:p>
          </table:table-cell>
          <table:table-cell office:value-type="float" office:value="4.863679" calcext:value-type="float">
            <text:p>4.86E+00</text:p>
          </table:table-cell>
          <table:table-cell office:value-type="float" office:value="1.529639" calcext:value-type="float">
            <text:p>1.53E+00</text:p>
          </table:table-cell>
          <table:table-cell office:value-type="float" office:value="0.3047082" calcext:value-type="float">
            <text:p>3.05E-01</text:p>
          </table:table-cell>
          <table:table-cell table:style-name="ce1" office:value-type="float" office:value="-0.2769928" calcext:value-type="float">
            <text:p>-2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34358" calcext:value-type="float">
            <text:p>-1.73E+01</text:p>
          </table:table-cell>
          <table:table-cell office:value-type="float" office:value="9.881093" calcext:value-type="float">
            <text:p>9.88E+00</text:p>
          </table:table-cell>
          <table:table-cell office:value-type="float" office:value="1477010465900000" calcext:value-type="float">
            <text:p>1477010465900000</text:p>
          </table:table-cell>
          <table:table-cell office:value-type="float" office:value="-17.47773" calcext:value-type="float">
            <text:p>-1.75E+01</text:p>
          </table:table-cell>
          <table:table-cell office:value-type="float" office:value="9.869361" calcext:value-type="float">
            <text:p>9.87E+00</text:p>
          </table:table-cell>
          <table:table-cell office:value-type="float" office:value="4.888556" calcext:value-type="float">
            <text:p>4.89E+00</text:p>
          </table:table-cell>
          <table:table-cell office:value-type="float" office:value="1.46338" calcext:value-type="float">
            <text:p>1.46E+00</text:p>
          </table:table-cell>
          <table:table-cell office:value-type="float" office:value="0.2908586" calcext:value-type="float">
            <text:p>2.91E-01</text:p>
          </table:table-cell>
          <table:table-cell office:value-type="float" office:value="-0.271" calcext:value-type="float">
            <text:p>-2.71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648" calcext:value-type="float">
            <text:p>2.00E+01</text:p>
          </table:table-cell>
          <table:table-cell office:value-type="float" office:value="2.60466" calcext:value-type="float">
            <text:p>2.60E+00</text:p>
          </table:table-cell>
          <table:table-cell table:style-name="ce1" office:value-type="float" office:value="-3.664102" calcext:value-type="float">
            <text:p>-3.66E+00</text:p>
          </table:table-cell>
          <table:table-cell table:style-name="Default" office:value-type="float" office:value="1477010465950000" calcext:value-type="float">
            <text:p>1477010465950000</text:p>
          </table:table-cell>
          <table:table-cell office:value-type="float" office:value="-17.23282" calcext:value-type="float">
            <text:p>-1.72E+01</text:p>
          </table:table-cell>
          <table:table-cell office:value-type="float" office:value="9.940872" calcext:value-type="float">
            <text:p>9.94E+00</text:p>
          </table:table-cell>
          <table:table-cell office:value-type="float" office:value="4.91205" calcext:value-type="float">
            <text:p>4.91E+00</text:p>
          </table:table-cell>
          <table:table-cell office:value-type="float" office:value="1.398179" calcext:value-type="float">
            <text:p>1.40E+00</text:p>
          </table:table-cell>
          <table:table-cell office:value-type="float" office:value="0.2773086" calcext:value-type="float">
            <text:p>2.77E-01</text:p>
          </table:table-cell>
          <table:table-cell table:style-name="ce1" office:value-type="float" office:value="-0.2649645" calcext:value-type="float">
            <text:p>-2.6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88756" calcext:value-type="float">
            <text:p>-1.69E+01</text:p>
          </table:table-cell>
          <table:table-cell office:value-type="float" office:value="10.14499" calcext:value-type="float">
            <text:p>1.01E+01</text:p>
          </table:table-cell>
          <table:table-cell office:value-type="float" office:value="1477010466000000" calcext:value-type="float">
            <text:p>1477010466000000</text:p>
          </table:table-cell>
          <table:table-cell office:value-type="float" office:value="-16.98676" calcext:value-type="float">
            <text:p>-1.70E+01</text:p>
          </table:table-cell>
          <table:table-cell office:value-type="float" office:value="10.00915" calcext:value-type="float">
            <text:p>1.00E+01</text:p>
          </table:table-cell>
          <table:table-cell office:value-type="float" office:value="4.934206" calcext:value-type="float">
            <text:p>4.93E+00</text:p>
          </table:table-cell>
          <table:table-cell office:value-type="float" office:value="1.334081" calcext:value-type="float">
            <text:p>1.33E+00</text:p>
          </table:table-cell>
          <table:table-cell office:value-type="float" office:value="0.2640604" calcext:value-type="float">
            <text:p>2.64E-01</text:p>
          </table:table-cell>
          <table:table-cell office:value-type="float" office:value="-0.2588872" calcext:value-type="float">
            <text:p>-2.5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3162" calcext:value-type="float">
            <text:p>1.94E+01</text:p>
          </table:table-cell>
          <table:table-cell office:value-type="float" office:value="2.594538" calcext:value-type="float">
            <text:p>2.59E+00</text:p>
          </table:table-cell>
          <table:table-cell table:style-name="ce1" office:value-type="float" office:value="-3.651343" calcext:value-type="float">
            <text:p>-3.65E+00</text:p>
          </table:table-cell>
          <table:table-cell table:style-name="Default" office:value-type="float" office:value="1477010466050000" calcext:value-type="float">
            <text:p>1477010466050000</text:p>
          </table:table-cell>
          <table:table-cell office:value-type="float" office:value="-16.73963" calcext:value-type="float">
            <text:p>-1.67E+01</text:p>
          </table:table-cell>
          <table:table-cell office:value-type="float" office:value="10.07426" calcext:value-type="float">
            <text:p>1.01E+01</text:p>
          </table:table-cell>
          <table:table-cell office:value-type="float" office:value="4.95507" calcext:value-type="float">
            <text:p>4.96E+00</text:p>
          </table:table-cell>
          <table:table-cell office:value-type="float" office:value="1.271129" calcext:value-type="float">
            <text:p>1.27E+00</text:p>
          </table:table-cell>
          <table:table-cell office:value-type="float" office:value="0.251116" calcext:value-type="float">
            <text:p>2.51E-01</text:p>
          </table:table-cell>
          <table:table-cell table:style-name="ce1" office:value-type="float" office:value="-0.2527689" calcext:value-type="float">
            <text:p>-2.5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51533" calcext:value-type="float">
            <text:p>-1.65E+01</text:p>
          </table:table-cell>
          <table:table-cell office:value-type="float" office:value="10.30912" calcext:value-type="float">
            <text:p>1.03E+01</text:p>
          </table:table-cell>
          <table:table-cell office:value-type="float" office:value="1477010466100000" calcext:value-type="float">
            <text:p>1477010466100000</text:p>
          </table:table-cell>
          <table:table-cell office:value-type="float" office:value="-16.49148" calcext:value-type="float">
            <text:p>-1.65E+01</text:p>
          </table:table-cell>
          <table:table-cell office:value-type="float" office:value="10.13625" calcext:value-type="float">
            <text:p>1.01E+01</text:p>
          </table:table-cell>
          <table:table-cell office:value-type="float" office:value="4.97469" calcext:value-type="float">
            <text:p>4.97E+00</text:p>
          </table:table-cell>
          <table:table-cell office:value-type="float" office:value="1.209366" calcext:value-type="float">
            <text:p>1.21E+00</text:p>
          </table:table-cell>
          <table:table-cell office:value-type="float" office:value="0.2384776" calcext:value-type="float">
            <text:p>2.38E-01</text:p>
          </table:table-cell>
          <table:table-cell office:value-type="float" office:value="-0.2466108" calcext:value-type="float">
            <text:p>-2.4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581" calcext:value-type="float">
            <text:p>1.93E+01</text:p>
          </table:table-cell>
          <table:table-cell office:value-type="float" office:value="2.559822" calcext:value-type="float">
            <text:p>2.56E+00</text:p>
          </table:table-cell>
          <table:table-cell table:style-name="ce1" office:value-type="float" office:value="-3.716461" calcext:value-type="float">
            <text:p>-3.72E+00</text:p>
          </table:table-cell>
          <table:table-cell table:style-name="Default" office:value-type="float" office:value="1477010466150000" calcext:value-type="float">
            <text:p>1477010466150000</text:p>
          </table:table-cell>
          <table:table-cell office:value-type="float" office:value="-16.24238" calcext:value-type="float">
            <text:p>-1.62E+01</text:p>
          </table:table-cell>
          <table:table-cell office:value-type="float" office:value="10.19518" calcext:value-type="float">
            <text:p>1.02E+01</text:p>
          </table:table-cell>
          <table:table-cell office:value-type="float" office:value="4.993113" calcext:value-type="float">
            <text:p>4.99E+00</text:p>
          </table:table-cell>
          <table:table-cell office:value-type="float" office:value="1.148829" calcext:value-type="float">
            <text:p>1.15E+00</text:p>
          </table:table-cell>
          <table:table-cell office:value-type="float" office:value="0.226147" calcext:value-type="float">
            <text:p>2.26E-01</text:p>
          </table:table-cell>
          <table:table-cell table:style-name="ce1" office:value-type="float" office:value="-0.2404137" calcext:value-type="float">
            <text:p>-2.4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0595" calcext:value-type="float">
            <text:p>-1.60E+01</text:p>
          </table:table-cell>
          <table:table-cell office:value-type="float" office:value="10.1843" calcext:value-type="float">
            <text:p>1.02E+01</text:p>
          </table:table-cell>
          <table:table-cell office:value-type="float" office:value="1477010466200000" calcext:value-type="float">
            <text:p>1477010466200000</text:p>
          </table:table-cell>
          <table:table-cell office:value-type="float" office:value="-15.99238" calcext:value-type="float">
            <text:p>-1.60E+01</text:p>
          </table:table-cell>
          <table:table-cell office:value-type="float" office:value="10.25112" calcext:value-type="float">
            <text:p>1.03E+01</text:p>
          </table:table-cell>
          <table:table-cell office:value-type="float" office:value="5.010385" calcext:value-type="float">
            <text:p>5.01E+00</text:p>
          </table:table-cell>
          <table:table-cell office:value-type="float" office:value="1.089559" calcext:value-type="float">
            <text:p>1.09E+00</text:p>
          </table:table-cell>
          <table:table-cell office:value-type="float" office:value="0.2141263" calcext:value-type="float">
            <text:p>2.14E-01</text:p>
          </table:table-cell>
          <table:table-cell office:value-type="float" office:value="-0.2341786" calcext:value-type="float">
            <text:p>-2.34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5725" calcext:value-type="float">
            <text:p>1.89E+01</text:p>
          </table:table-cell>
          <table:table-cell office:value-type="float" office:value="2.556778" calcext:value-type="float">
            <text:p>2.56E+00</text:p>
          </table:table-cell>
          <table:table-cell table:style-name="ce1" office:value-type="float" office:value="-3.53147" calcext:value-type="float">
            <text:p>-3.53E+00</text:p>
          </table:table-cell>
          <table:table-cell table:style-name="Default" office:value-type="float" office:value="1477010466250000" calcext:value-type="float">
            <text:p>1477010466250000</text:p>
          </table:table-cell>
          <table:table-cell office:value-type="float" office:value="-15.74155" calcext:value-type="float">
            <text:p>-1.57E+01</text:p>
          </table:table-cell>
          <table:table-cell office:value-type="float" office:value="10.30413" calcext:value-type="float">
            <text:p>1.03E+01</text:p>
          </table:table-cell>
          <table:table-cell office:value-type="float" office:value="5.026553" calcext:value-type="float">
            <text:p>5.03E+00</text:p>
          </table:table-cell>
          <table:table-cell office:value-type="float" office:value="1.03159" calcext:value-type="float">
            <text:p>1.03E+00</text:p>
          </table:table-cell>
          <table:table-cell office:value-type="float" office:value="0.2024174" calcext:value-type="float">
            <text:p>2.02E-01</text:p>
          </table:table-cell>
          <table:table-cell table:style-name="ce1" office:value-type="float" office:value="-0.2279066" calcext:value-type="float">
            <text:p>-2.28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56987" calcext:value-type="float">
            <text:p>-1.56E+01</text:p>
          </table:table-cell>
          <table:table-cell office:value-type="float" office:value="10.1904" calcext:value-type="float">
            <text:p>1.02E+01</text:p>
          </table:table-cell>
          <table:table-cell office:value-type="float" office:value="1477010466300000" calcext:value-type="float">
            <text:p>1477010466300000</text:p>
          </table:table-cell>
          <table:table-cell office:value-type="float" office:value="-15.48993" calcext:value-type="float">
            <text:p>-1.55E+01</text:p>
          </table:table-cell>
          <table:table-cell office:value-type="float" office:value="10.35428" calcext:value-type="float">
            <text:p>1.04E+01</text:p>
          </table:table-cell>
          <table:table-cell office:value-type="float" office:value="5.041663" calcext:value-type="float">
            <text:p>5.04E+00</text:p>
          </table:table-cell>
          <table:table-cell office:value-type="float" office:value="0.9749565" calcext:value-type="float">
            <text:p>9.75E-01</text:p>
          </table:table-cell>
          <table:table-cell office:value-type="float" office:value="0.1910221" calcext:value-type="float">
            <text:p>1.91E-01</text:p>
          </table:table-cell>
          <table:table-cell office:value-type="float" office:value="-0.2215985" calcext:value-type="float">
            <text:p>-2.22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3832" calcext:value-type="float">
            <text:p>1.79E+01</text:p>
          </table:table-cell>
          <table:table-cell office:value-type="float" office:value="2.487744" calcext:value-type="float">
            <text:p>2.49E+00</text:p>
          </table:table-cell>
          <table:table-cell table:style-name="ce1" office:value-type="float" office:value="-4.222883" calcext:value-type="float">
            <text:p>-4.22E+00</text:p>
          </table:table-cell>
          <table:table-cell table:style-name="Default" office:value-type="float" office:value="1477010466350000" calcext:value-type="float">
            <text:p>1477010466350000</text:p>
          </table:table-cell>
          <table:table-cell office:value-type="float" office:value="-15.23758" calcext:value-type="float">
            <text:p>-1.52E+01</text:p>
          </table:table-cell>
          <table:table-cell office:value-type="float" office:value="10.40163" calcext:value-type="float">
            <text:p>1.04E+01</text:p>
          </table:table-cell>
          <table:table-cell office:value-type="float" office:value="5.055761" calcext:value-type="float">
            <text:p>5.06E+00</text:p>
          </table:table-cell>
          <table:table-cell office:value-type="float" office:value="0.9196923" calcext:value-type="float">
            <text:p>9.20E-01</text:p>
          </table:table-cell>
          <table:table-cell office:value-type="float" office:value="0.1799422" calcext:value-type="float">
            <text:p>1.80E-01</text:p>
          </table:table-cell>
          <table:table-cell table:style-name="ce1" office:value-type="float" office:value="-0.2152555" calcext:value-type="float">
            <text:p>-2.15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3648" calcext:value-type="float">
            <text:p>-1.49E+01</text:p>
          </table:table-cell>
          <table:table-cell office:value-type="float" office:value="10.47218" calcext:value-type="float">
            <text:p>1.05E+01</text:p>
          </table:table-cell>
          <table:table-cell office:value-type="float" office:value="1477010466400000" calcext:value-type="float">
            <text:p>1477010466400000</text:p>
          </table:table-cell>
          <table:table-cell office:value-type="float" office:value="-14.98455" calcext:value-type="float">
            <text:p>-1.50E+01</text:p>
          </table:table-cell>
          <table:table-cell office:value-type="float" office:value="10.44625" calcext:value-type="float">
            <text:p>1.04E+01</text:p>
          </table:table-cell>
          <table:table-cell office:value-type="float" office:value="5.068892" calcext:value-type="float">
            <text:p>5.07E+00</text:p>
          </table:table-cell>
          <table:table-cell office:value-type="float" office:value="0.8658283" calcext:value-type="float">
            <text:p>8.66E-01</text:p>
          </table:table-cell>
          <table:table-cell office:value-type="float" office:value="0.1691794" calcext:value-type="float">
            <text:p>1.69E-01</text:p>
          </table:table-cell>
          <table:table-cell office:value-type="float" office:value="-0.2088785" calcext:value-type="float">
            <text:p>-2.09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9633" calcext:value-type="float">
            <text:p>1.76E+01</text:p>
          </table:table-cell>
          <table:table-cell office:value-type="float" office:value="2.562146" calcext:value-type="float">
            <text:p>2.56E+00</text:p>
          </table:table-cell>
          <table:table-cell table:style-name="ce1" office:value-type="float" office:value="-3.317883" calcext:value-type="float">
            <text:p>-3.32E+00</text:p>
          </table:table-cell>
          <table:table-cell table:style-name="Default" office:value-type="float" office:value="1477010466450000" calcext:value-type="float">
            <text:p>1477010466450000</text:p>
          </table:table-cell>
          <table:table-cell office:value-type="float" office:value="-14.73089" calcext:value-type="float">
            <text:p>-1.47E+01</text:p>
          </table:table-cell>
          <table:table-cell office:value-type="float" office:value="10.48822" calcext:value-type="float">
            <text:p>1.05E+01</text:p>
          </table:table-cell>
          <table:table-cell office:value-type="float" office:value="5.081101" calcext:value-type="float">
            <text:p>5.08E+00</text:p>
          </table:table-cell>
          <table:table-cell office:value-type="float" office:value="0.813394" calcext:value-type="float">
            <text:p>8.13E-01</text:p>
          </table:table-cell>
          <table:table-cell office:value-type="float" office:value="0.1587355" calcext:value-type="float">
            <text:p>1.59E-01</text:p>
          </table:table-cell>
          <table:table-cell table:style-name="ce1" office:value-type="float" office:value="-0.2024685" calcext:value-type="float">
            <text:p>-2.02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0883" calcext:value-type="float">
            <text:p>-1.44E+01</text:p>
          </table:table-cell>
          <table:table-cell office:value-type="float" office:value="10.22201" calcext:value-type="float">
            <text:p>1.02E+01</text:p>
          </table:table-cell>
          <table:table-cell office:value-type="float" office:value="1477010466500000" calcext:value-type="float">
            <text:p>1477010466500000</text:p>
          </table:table-cell>
          <table:table-cell office:value-type="float" office:value="-14.47663" calcext:value-type="float">
            <text:p>-1.45E+01</text:p>
          </table:table-cell>
          <table:table-cell office:value-type="float" office:value="10.5276" calcext:value-type="float">
            <text:p>1.05E+01</text:p>
          </table:table-cell>
          <table:table-cell office:value-type="float" office:value="5.092432" calcext:value-type="float">
            <text:p>5.09E+00</text:p>
          </table:table-cell>
          <table:table-cell office:value-type="float" office:value="0.7624177" calcext:value-type="float">
            <text:p>7.62E-01</text:p>
          </table:table-cell>
          <table:table-cell office:value-type="float" office:value="0.148612" calcext:value-type="float">
            <text:p>1.49E-01</text:p>
          </table:table-cell>
          <table:table-cell office:value-type="float" office:value="-0.1960265" calcext:value-type="float">
            <text:p>-1.96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43484" calcext:value-type="float">
            <text:p>1.74E+01</text:p>
          </table:table-cell>
          <table:table-cell office:value-type="float" office:value="2.493576" calcext:value-type="float">
            <text:p>2.49E+00</text:p>
          </table:table-cell>
          <table:table-cell table:style-name="ce1" office:value-type="float" office:value="-3.802615" calcext:value-type="float">
            <text:p>-3.80E+00</text:p>
          </table:table-cell>
          <table:table-cell table:style-name="Default" office:value-type="float" office:value="1477010466550000" calcext:value-type="float">
            <text:p>1477010466550000</text:p>
          </table:table-cell>
          <table:table-cell office:value-type="float" office:value="-14.22183" calcext:value-type="float">
            <text:p>-1.42E+01</text:p>
          </table:table-cell>
          <table:table-cell office:value-type="float" office:value="10.56447" calcext:value-type="float">
            <text:p>1.06E+01</text:p>
          </table:table-cell>
          <table:table-cell office:value-type="float" office:value="5.102928" calcext:value-type="float">
            <text:p>5.10E+00</text:p>
          </table:table-cell>
          <table:table-cell office:value-type="float" office:value="0.7129259" calcext:value-type="float">
            <text:p>7.13E-01</text:p>
          </table:table-cell>
          <table:table-cell office:value-type="float" office:value="0.1388107" calcext:value-type="float">
            <text:p>1.39E-01</text:p>
          </table:table-cell>
          <table:table-cell table:style-name="ce1" office:value-type="float" office:value="-0.1895536" calcext:value-type="float">
            <text:p>-1.9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80486" calcext:value-type="float">
            <text:p>-1.38E+01</text:p>
          </table:table-cell>
          <table:table-cell office:value-type="float" office:value="10.93833" calcext:value-type="float">
            <text:p>1.09E+01</text:p>
          </table:table-cell>
          <table:table-cell office:value-type="float" office:value="1477010466600000" calcext:value-type="float">
            <text:p>1477010466600000</text:p>
          </table:table-cell>
          <table:table-cell office:value-type="float" office:value="-13.96652" calcext:value-type="float">
            <text:p>-1.40E+01</text:p>
          </table:table-cell>
          <table:table-cell office:value-type="float" office:value="10.59891" calcext:value-type="float">
            <text:p>1.06E+01</text:p>
          </table:table-cell>
          <table:table-cell office:value-type="float" office:value="5.112633" calcext:value-type="float">
            <text:p>5.11E+00</text:p>
          </table:table-cell>
          <table:table-cell office:value-type="float" office:value="0.6649439" calcext:value-type="float">
            <text:p>6.65E-01</text:p>
          </table:table-cell>
          <table:table-cell office:value-type="float" office:value="0.129333" calcext:value-type="float">
            <text:p>1.29E-01</text:p>
          </table:table-cell>
          <table:table-cell office:value-type="float" office:value="-0.1830507" calcext:value-type="float">
            <text:p>-1.8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9806" calcext:value-type="float">
            <text:p>1.72E+01</text:p>
          </table:table-cell>
          <table:table-cell office:value-type="float" office:value="2.46371" calcext:value-type="float">
            <text:p>2.46E+00</text:p>
          </table:table-cell>
          <table:table-cell table:style-name="ce1" office:value-type="float" office:value="-3.313897" calcext:value-type="float">
            <text:p>-3.31E+00</text:p>
          </table:table-cell>
          <table:table-cell table:style-name="Default" office:value-type="float" office:value="1477010466650000" calcext:value-type="float">
            <text:p>1477010466650000</text:p>
          </table:table-cell>
          <table:table-cell office:value-type="float" office:value="-13.71073" calcext:value-type="float">
            <text:p>-1.37E+01</text:p>
          </table:table-cell>
          <table:table-cell office:value-type="float" office:value="10.63099" calcext:value-type="float">
            <text:p>1.06E+01</text:p>
          </table:table-cell>
          <table:table-cell office:value-type="float" office:value="5.121588" calcext:value-type="float">
            <text:p>5.12E+00</text:p>
          </table:table-cell>
          <table:table-cell office:value-type="float" office:value="0.6184955" calcext:value-type="float">
            <text:p>6.18E-01</text:p>
          </table:table-cell>
          <table:table-cell office:value-type="float" office:value="0.1201805" calcext:value-type="float">
            <text:p>1.20E-01</text:p>
          </table:table-cell>
          <table:table-cell table:style-name="ce1" office:value-type="float" office:value="-0.176519" calcext:value-type="float">
            <text:p>-1.7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556" calcext:value-type="float">
            <text:p>-1.34E+01</text:p>
          </table:table-cell>
          <table:table-cell office:value-type="float" office:value="10.5517" calcext:value-type="float">
            <text:p>1.06E+01</text:p>
          </table:table-cell>
          <table:table-cell office:value-type="float" office:value="1477010466700000" calcext:value-type="float">
            <text:p>1477010466700000</text:p>
          </table:table-cell>
          <table:table-cell office:value-type="float" office:value="-13.45452" calcext:value-type="float">
            <text:p>-1.35E+01</text:p>
          </table:table-cell>
          <table:table-cell office:value-type="float" office:value="10.66078" calcext:value-type="float">
            <text:p>1.07E+01</text:p>
          </table:table-cell>
          <table:table-cell office:value-type="float" office:value="5.129834" calcext:value-type="float">
            <text:p>5.13E+00</text:p>
          </table:table-cell>
          <table:table-cell office:value-type="float" office:value="0.5736031" calcext:value-type="float">
            <text:p>5.74E-01</text:p>
          </table:table-cell>
          <table:table-cell office:value-type="float" office:value="0.1113545" calcext:value-type="float">
            <text:p>1.11E-01</text:p>
          </table:table-cell>
          <table:table-cell office:value-type="float" office:value="-0.1699593" calcext:value-type="float">
            <text:p>-1.7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6157" calcext:value-type="float">
            <text:p>1.69E+01</text:p>
          </table:table-cell>
          <table:table-cell office:value-type="float" office:value="2.445369" calcext:value-type="float">
            <text:p>2.45E+00</text:p>
          </table:table-cell>
          <table:table-cell table:style-name="ce1" office:value-type="float" office:value="-3.743524" calcext:value-type="float">
            <text:p>-3.74E+00</text:p>
          </table:table-cell>
          <table:table-cell table:style-name="Default" office:value-type="float" office:value="1477010466750000" calcext:value-type="float">
            <text:p>1477010466750000</text:p>
          </table:table-cell>
          <table:table-cell office:value-type="float" office:value="-13.19791" calcext:value-type="float">
            <text:p>-1.32E+01</text:p>
          </table:table-cell>
          <table:table-cell office:value-type="float" office:value="10.68837" calcext:value-type="float">
            <text:p>1.07E+01</text:p>
          </table:table-cell>
          <table:table-cell office:value-type="float" office:value="5.137411" calcext:value-type="float">
            <text:p>5.14E+00</text:p>
          </table:table-cell>
          <table:table-cell office:value-type="float" office:value="0.5302878" calcext:value-type="float">
            <text:p>5.30E-01</text:p>
          </table:table-cell>
          <table:table-cell office:value-type="float" office:value="0.1028566" calcext:value-type="float">
            <text:p>1.03E-01</text:p>
          </table:table-cell>
          <table:table-cell table:style-name="ce1" office:value-type="float" office:value="-0.1633729" calcext:value-type="float">
            <text:p>-1.6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95906" calcext:value-type="float">
            <text:p>-1.30E+01</text:p>
          </table:table-cell>
          <table:table-cell office:value-type="float" office:value="11.00989" calcext:value-type="float">
            <text:p>1.10E+01</text:p>
          </table:table-cell>
          <table:table-cell office:value-type="float" office:value="1477010466800000" calcext:value-type="float">
            <text:p>1477010466800000</text:p>
          </table:table-cell>
          <table:table-cell office:value-type="float" office:value="-12.94094" calcext:value-type="float">
            <text:p>-1.29E+01</text:p>
          </table:table-cell>
          <table:table-cell office:value-type="float" office:value="10.71383" calcext:value-type="float">
            <text:p>1.07E+01</text:p>
          </table:table-cell>
          <table:table-cell office:value-type="float" office:value="5.144357" calcext:value-type="float">
            <text:p>5.14E+00</text:p>
          </table:table-cell>
          <table:table-cell office:value-type="float" office:value="0.4885696" calcext:value-type="float">
            <text:p>4.89E-01</text:p>
          </table:table-cell>
          <table:table-cell office:value-type="float" office:value="0.09468793" calcext:value-type="float">
            <text:p>9.47E-02</text:p>
          </table:table-cell>
          <table:table-cell office:value-type="float" office:value="-0.1567606" calcext:value-type="float">
            <text:p>-1.5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63302" calcext:value-type="float">
            <text:p>1.66E+01</text:p>
          </table:table-cell>
          <table:table-cell office:value-type="float" office:value="2.398815" calcext:value-type="float">
            <text:p>2.40E+00</text:p>
          </table:table-cell>
          <table:table-cell table:style-name="ce1" office:value-type="float" office:value="-3.455295" calcext:value-type="float">
            <text:p>-3.46E+00</text:p>
          </table:table-cell>
          <table:table-cell table:style-name="Default" office:value-type="float" office:value="1477010466850000" calcext:value-type="float">
            <text:p>1477010466850000</text:p>
          </table:table-cell>
          <table:table-cell office:value-type="float" office:value="-12.68362" calcext:value-type="float">
            <text:p>-1.27E+01</text:p>
          </table:table-cell>
          <table:table-cell office:value-type="float" office:value="10.73726" calcext:value-type="float">
            <text:p>1.07E+01</text:p>
          </table:table-cell>
          <table:table-cell office:value-type="float" office:value="5.150712" calcext:value-type="float">
            <text:p>5.15E+00</text:p>
          </table:table-cell>
          <table:table-cell office:value-type="float" office:value="0.448467" calcext:value-type="float">
            <text:p>4.48E-01</text:p>
          </table:table-cell>
          <table:table-cell office:value-type="float" office:value="0.0868499" calcext:value-type="float">
            <text:p>8.68E-02</text:p>
          </table:table-cell>
          <table:table-cell table:style-name="ce1" office:value-type="float" office:value="-0.1501236" calcext:value-type="float">
            <text:p>-1.5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37133" calcext:value-type="float">
            <text:p>-1.24E+01</text:p>
          </table:table-cell>
          <table:table-cell office:value-type="float" office:value="10.60914" calcext:value-type="float">
            <text:p>1.06E+01</text:p>
          </table:table-cell>
          <table:table-cell office:value-type="float" office:value="1477010466900000" calcext:value-type="float">
            <text:p>1477010466900000</text:p>
          </table:table-cell>
          <table:table-cell office:value-type="float" office:value="-12.42601" calcext:value-type="float">
            <text:p>-1.24E+01</text:p>
          </table:table-cell>
          <table:table-cell office:value-type="float" office:value="10.75871" calcext:value-type="float">
            <text:p>1.08E+01</text:p>
          </table:table-cell>
          <table:table-cell office:value-type="float" office:value="5.156511" calcext:value-type="float">
            <text:p>5.16E+00</text:p>
          </table:table-cell>
          <table:table-cell office:value-type="float" office:value="0.4099975" calcext:value-type="float">
            <text:p>4.10E-01</text:p>
          </table:table-cell>
          <table:table-cell office:value-type="float" office:value="0.07934372" calcext:value-type="float">
            <text:p>7.93E-02</text:p>
          </table:table-cell>
          <table:table-cell office:value-type="float" office:value="-0.1434628" calcext:value-type="float">
            <text:p>-1.4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7436" calcext:value-type="float">
            <text:p>1.62E+01</text:p>
          </table:table-cell>
          <table:table-cell office:value-type="float" office:value="2.400763" calcext:value-type="float">
            <text:p>2.40E+00</text:p>
          </table:table-cell>
          <table:table-cell table:style-name="ce1" office:value-type="float" office:value="-3.361253" calcext:value-type="float">
            <text:p>-3.36E+00</text:p>
          </table:table-cell>
          <table:table-cell table:style-name="Default" office:value-type="float" office:value="1477010466950000" calcext:value-type="float">
            <text:p>1477010466950000</text:p>
          </table:table-cell>
          <table:table-cell office:value-type="float" office:value="-12.16811" calcext:value-type="float">
            <text:p>-1.22E+01</text:p>
          </table:table-cell>
          <table:table-cell office:value-type="float" office:value="10.77829" calcext:value-type="float">
            <text:p>1.08E+01</text:p>
          </table:table-cell>
          <table:table-cell office:value-type="float" office:value="5.161789" calcext:value-type="float">
            <text:p>5.16E+00</text:p>
          </table:table-cell>
          <table:table-cell office:value-type="float" office:value="0.3731774" calcext:value-type="float">
            <text:p>3.73E-01</text:p>
          </table:table-cell>
          <table:table-cell office:value-type="float" office:value="0.07217058" calcext:value-type="float">
            <text:p>7.22E-02</text:p>
          </table:table-cell>
          <table:table-cell table:style-name="ce1" office:value-type="float" office:value="-0.1367794" calcext:value-type="float">
            <text:p>-1.37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94509" calcext:value-type="float">
            <text:p>-1.19E+01</text:p>
          </table:table-cell>
          <table:table-cell office:value-type="float" office:value="11.0515" calcext:value-type="float">
            <text:p>1.11E+01</text:p>
          </table:table-cell>
          <table:table-cell office:value-type="float" office:value="1477010467000000" calcext:value-type="float">
            <text:p>1477010467000000</text:p>
          </table:table-cell>
          <table:table-cell office:value-type="float" office:value="-11.90996" calcext:value-type="float">
            <text:p>-1.19E+01</text:p>
          </table:table-cell>
          <table:table-cell office:value-type="float" office:value="10.79606" calcext:value-type="float">
            <text:p>1.08E+01</text:p>
          </table:table-cell>
          <table:table-cell office:value-type="float" office:value="5.166582" calcext:value-type="float">
            <text:p>5.17E+00</text:p>
          </table:table-cell>
          <table:table-cell office:value-type="float" office:value="0.3380221" calcext:value-type="float">
            <text:p>3.38E-01</text:p>
          </table:table-cell>
          <table:table-cell office:value-type="float" office:value="0.06533161" calcext:value-type="float">
            <text:p>6.53E-02</text:p>
          </table:table-cell>
          <table:table-cell office:value-type="float" office:value="-0.1300744" calcext:value-type="float">
            <text:p>-1.3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1247" calcext:value-type="float">
            <text:p>1.55E+01</text:p>
          </table:table-cell>
          <table:table-cell office:value-type="float" office:value="2.356317" calcext:value-type="float">
            <text:p>2.36E+00</text:p>
          </table:table-cell>
          <table:table-cell table:style-name="ce1" office:value-type="float" office:value="-3.456733" calcext:value-type="float">
            <text:p>-3.46E+00</text:p>
          </table:table-cell>
          <table:table-cell table:style-name="Default" office:value-type="float" office:value="1477010467050000" calcext:value-type="float">
            <text:p>1477010467050000</text:p>
          </table:table-cell>
          <table:table-cell office:value-type="float" office:value="-11.65158" calcext:value-type="float">
            <text:p>-1.17E+01</text:p>
          </table:table-cell>
          <table:table-cell office:value-type="float" office:value="10.81212" calcext:value-type="float">
            <text:p>1.08E+01</text:p>
          </table:table-cell>
          <table:table-cell office:value-type="float" office:value="5.170921" calcext:value-type="float">
            <text:p>5.17E+00</text:p>
          </table:table-cell>
          <table:table-cell office:value-type="float" office:value="0.3045457" calcext:value-type="float">
            <text:p>3.05E-01</text:p>
          </table:table-cell>
          <table:table-cell office:value-type="float" office:value="0.05882788" calcext:value-type="float">
            <text:p>5.88E-02</text:p>
          </table:table-cell>
          <table:table-cell table:style-name="ce1" office:value-type="float" office:value="-0.1233489" calcext:value-type="float">
            <text:p>-1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45483" calcext:value-type="float">
            <text:p>-1.15E+01</text:p>
          </table:table-cell>
          <table:table-cell office:value-type="float" office:value="10.94067" calcext:value-type="float">
            <text:p>1.09E+01</text:p>
          </table:table-cell>
          <table:table-cell office:value-type="float" office:value="1477010467100000" calcext:value-type="float">
            <text:p>1477010467100000</text:p>
          </table:table-cell>
          <table:table-cell office:value-type="float" office:value="-11.39299" calcext:value-type="float">
            <text:p>-1.14E+01</text:p>
          </table:table-cell>
          <table:table-cell office:value-type="float" office:value="10.82655" calcext:value-type="float">
            <text:p>1.08E+01</text:p>
          </table:table-cell>
          <table:table-cell office:value-type="float" office:value="5.174838" calcext:value-type="float">
            <text:p>5.17E+00</text:p>
          </table:table-cell>
          <table:table-cell office:value-type="float" office:value="0.2727614" calcext:value-type="float">
            <text:p>2.73E-01</text:p>
          </table:table-cell>
          <table:table-cell office:value-type="float" office:value="0.05266044" calcext:value-type="float">
            <text:p>5.27E-02</text:p>
          </table:table-cell>
          <table:table-cell office:value-type="float" office:value="-0.1166039" calcext:value-type="float">
            <text:p>-1.1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46745" calcext:value-type="float">
            <text:p>1.55E+01</text:p>
          </table:table-cell>
          <table:table-cell office:value-type="float" office:value="2.394427" calcext:value-type="float">
            <text:p>2.39E+00</text:p>
          </table:table-cell>
          <table:table-cell table:style-name="ce1" office:value-type="float" office:value="-4.449697" calcext:value-type="float">
            <text:p>-4.45E+00</text:p>
          </table:table-cell>
          <table:table-cell table:style-name="Default" office:value-type="float" office:value="1477010467150000" calcext:value-type="float">
            <text:p>1477010467150000</text:p>
          </table:table-cell>
          <table:table-cell office:value-type="float" office:value="-11.13421" calcext:value-type="float">
            <text:p>-1.11E+01</text:p>
          </table:table-cell>
          <table:table-cell office:value-type="float" office:value="10.83944" calcext:value-type="float">
            <text:p>1.08E+01</text:p>
          </table:table-cell>
          <table:table-cell office:value-type="float" office:value="5.178363" calcext:value-type="float">
            <text:p>5.18E+00</text:p>
          </table:table-cell>
          <table:table-cell office:value-type="float" office:value="0.2426814" calcext:value-type="float">
            <text:p>2.43E-01</text:p>
          </table:table-cell>
          <table:table-cell office:value-type="float" office:value="0.04683024" calcext:value-type="float">
            <text:p>4.68E-02</text:p>
          </table:table-cell>
          <table:table-cell table:style-name="ce1" office:value-type="float" office:value="-0.1098405" calcext:value-type="float">
            <text:p>-1.1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60086" calcext:value-type="float">
            <text:p>-1.06E+01</text:p>
          </table:table-cell>
          <table:table-cell office:value-type="float" office:value="10.68225" calcext:value-type="float">
            <text:p>1.07E+01</text:p>
          </table:table-cell>
          <table:table-cell office:value-type="float" office:value="1477010467200000" calcext:value-type="float">
            <text:p>1477010467200000</text:p>
          </table:table-cell>
          <table:table-cell office:value-type="float" office:value="-10.87526" calcext:value-type="float">
            <text:p>-1.09E+01</text:p>
          </table:table-cell>
          <table:table-cell office:value-type="float" office:value="10.85086" calcext:value-type="float">
            <text:p>1.09E+01</text:p>
          </table:table-cell>
          <table:table-cell office:value-type="float" office:value="5.181525" calcext:value-type="float">
            <text:p>5.18E+00</text:p>
          </table:table-cell>
          <table:table-cell office:value-type="float" office:value="0.2143171" calcext:value-type="float">
            <text:p>2.14E-01</text:p>
          </table:table-cell>
          <table:table-cell office:value-type="float" office:value="0.04133822" calcext:value-type="float">
            <text:p>4.13E-02</text:p>
          </table:table-cell>
          <table:table-cell office:value-type="float" office:value="-0.1030597" calcext:value-type="float">
            <text:p>-1.0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9847" calcext:value-type="float">
            <text:p>1.52E+01</text:p>
          </table:table-cell>
          <table:table-cell office:value-type="float" office:value="2.347791" calcext:value-type="float">
            <text:p>2.35E+00</text:p>
          </table:table-cell>
          <table:table-cell table:style-name="ce1" office:value-type="float" office:value="-3.728088" calcext:value-type="float">
            <text:p>-3.73E+00</text:p>
          </table:table-cell>
          <table:table-cell table:style-name="Default" office:value-type="float" office:value="1477010467250000" calcext:value-type="float">
            <text:p>1477010467250000</text:p>
          </table:table-cell>
          <table:table-cell office:value-type="float" office:value="-10.61615" calcext:value-type="float">
            <text:p>-1.06E+01</text:p>
          </table:table-cell>
          <table:table-cell office:value-type="float" office:value="10.86091" calcext:value-type="float">
            <text:p>1.09E+01</text:p>
          </table:table-cell>
          <table:table-cell office:value-type="float" office:value="5.184351" calcext:value-type="float">
            <text:p>5.18E+00</text:p>
          </table:table-cell>
          <table:table-cell office:value-type="float" office:value="0.1876789" calcext:value-type="float">
            <text:p>1.88E-01</text:p>
          </table:table-cell>
          <table:table-cell office:value-type="float" office:value="0.03618523" calcext:value-type="float">
            <text:p>3.62E-02</text:p>
          </table:table-cell>
          <table:table-cell table:style-name="ce1" office:value-type="float" office:value="-0.09626268" calcext:value-type="float">
            <text:p>-9.63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41423" calcext:value-type="float">
            <text:p>-1.04E+01</text:p>
          </table:table-cell>
          <table:table-cell office:value-type="float" office:value="10.87465" calcext:value-type="float">
            <text:p>1.09E+01</text:p>
          </table:table-cell>
          <table:table-cell office:value-type="float" office:value="1477010467300000" calcext:value-type="float">
            <text:p>1477010467300000</text:p>
          </table:table-cell>
          <table:table-cell office:value-type="float" office:value="-10.35691" calcext:value-type="float">
            <text:p>-1.04E+01</text:p>
          </table:table-cell>
          <table:table-cell office:value-type="float" office:value="10.86967" calcext:value-type="float">
            <text:p>1.09E+01</text:p>
          </table:table-cell>
          <table:table-cell office:value-type="float" office:value="5.186866" calcext:value-type="float">
            <text:p>5.19E+00</text:p>
          </table:table-cell>
          <table:table-cell office:value-type="float" office:value="0.1627763" calcext:value-type="float">
            <text:p>1.63E-01</text:p>
          </table:table-cell>
          <table:table-cell office:value-type="float" office:value="0.0313721" calcext:value-type="float">
            <text:p>3.14E-02</text:p>
          </table:table-cell>
          <table:table-cell office:value-type="float" office:value="-0.08945044" calcext:value-type="float">
            <text:p>-8.95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97007" calcext:value-type="float">
            <text:p>1.50E+01</text:p>
          </table:table-cell>
          <table:table-cell office:value-type="float" office:value="2.293741" calcext:value-type="float">
            <text:p>2.29E+00</text:p>
          </table:table-cell>
          <table:table-cell table:style-name="ce1" office:value-type="float" office:value="-2.90921" calcext:value-type="float">
            <text:p>-2.91E+00</text:p>
          </table:table-cell>
          <table:table-cell table:style-name="Default" office:value-type="float" office:value="1477010467350000" calcext:value-type="float">
            <text:p>1477010467350000</text:p>
          </table:table-cell>
          <table:table-cell office:value-type="float" office:value="-10.09755" calcext:value-type="float">
            <text:p>-1.01E+01</text:p>
          </table:table-cell>
          <table:table-cell office:value-type="float" office:value="10.87723" calcext:value-type="float">
            <text:p>1.09E+01</text:p>
          </table:table-cell>
          <table:table-cell office:value-type="float" office:value="5.189095" calcext:value-type="float">
            <text:p>5.19E+00</text:p>
          </table:table-cell>
          <table:table-cell office:value-type="float" office:value="0.1396181" calcext:value-type="float">
            <text:p>1.40E-01</text:p>
          </table:table-cell>
          <table:table-cell office:value-type="float" office:value="0.02689958" calcext:value-type="float">
            <text:p>2.69E-02</text:p>
          </table:table-cell>
          <table:table-cell table:style-name="ce1" office:value-type="float" office:value="-0.08262407" calcext:value-type="float">
            <text:p>-8.26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834446" calcext:value-type="float">
            <text:p>-9.83E+00</text:p>
          </table:table-cell>
          <table:table-cell office:value-type="float" office:value="11.10321" calcext:value-type="float">
            <text:p>1.11E+01</text:p>
          </table:table-cell>
          <table:table-cell office:value-type="float" office:value="1477010467400000" calcext:value-type="float">
            <text:p>1477010467400000</text:p>
          </table:table-cell>
          <table:table-cell office:value-type="float" office:value="-9.838085" calcext:value-type="float">
            <text:p>-9.84E+00</text:p>
          </table:table-cell>
          <table:table-cell office:value-type="float" office:value="10.88367" calcext:value-type="float">
            <text:p>1.09E+01</text:p>
          </table:table-cell>
          <table:table-cell office:value-type="float" office:value="5.19106" calcext:value-type="float">
            <text:p>5.19E+00</text:p>
          </table:table-cell>
          <table:table-cell office:value-type="float" office:value="0.1182124" calcext:value-type="float">
            <text:p>1.18E-01</text:p>
          </table:table-cell>
          <table:table-cell office:value-type="float" office:value="0.02276837" calcext:value-type="float">
            <text:p>2.28E-02</text:p>
          </table:table-cell>
          <table:table-cell office:value-type="float" office:value="-0.07578466" calcext:value-type="float">
            <text:p>-7.58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52778" calcext:value-type="float">
            <text:p>1.45E+01</text:p>
          </table:table-cell>
          <table:table-cell office:value-type="float" office:value="2.348663" calcext:value-type="float">
            <text:p>2.35E+00</text:p>
          </table:table-cell>
          <table:table-cell table:style-name="ce1" office:value-type="float" office:value="-3.34851" calcext:value-type="float">
            <text:p>-3.35E+00</text:p>
          </table:table-cell>
          <table:table-cell table:style-name="Default" office:value-type="float" office:value="1477010467450000" calcext:value-type="float">
            <text:p>1477010467450000</text:p>
          </table:table-cell>
          <table:table-cell office:value-type="float" office:value="-9.578521" calcext:value-type="float">
            <text:p>-9.58E+00</text:p>
          </table:table-cell>
          <table:table-cell office:value-type="float" office:value="10.88909" calcext:value-type="float">
            <text:p>1.09E+01</text:p>
          </table:table-cell>
          <table:table-cell office:value-type="float" office:value="5.192781" calcext:value-type="float">
            <text:p>5.19E+00</text:p>
          </table:table-cell>
          <table:table-cell office:value-type="float" office:value="0.09856635" calcext:value-type="float">
            <text:p>9.86E-02</text:p>
          </table:table-cell>
          <table:table-cell office:value-type="float" office:value="0.01897914" calcext:value-type="float">
            <text:p>1.90E-02</text:p>
          </table:table-cell>
          <table:table-cell table:style-name="ce1" office:value-type="float" office:value="-0.06893328" calcext:value-type="float">
            <text:p>-6.89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06602" calcext:value-type="float">
            <text:p>-9.31E+00</text:p>
          </table:table-cell>
          <table:table-cell office:value-type="float" office:value="11.03476" calcext:value-type="float">
            <text:p>1.10E+01</text:p>
          </table:table-cell>
          <table:table-cell office:value-type="float" office:value="1477010467500000" calcext:value-type="float">
            <text:p>1477010467500000</text:p>
          </table:table-cell>
          <table:table-cell office:value-type="float" office:value="-9.318874" calcext:value-type="float">
            <text:p>-9.32E+00</text:p>
          </table:table-cell>
          <table:table-cell office:value-type="float" office:value="10.89357" calcext:value-type="float">
            <text:p>1.09E+01</text:p>
          </table:table-cell>
          <table:table-cell office:value-type="float" office:value="5.194279" calcext:value-type="float">
            <text:p>5.19E+00</text:p>
          </table:table-cell>
          <table:table-cell office:value-type="float" office:value="0.08068649" calcext:value-type="float">
            <text:p>8.07E-02</text:p>
          </table:table-cell>
          <table:table-cell office:value-type="float" office:value="0.01553247" calcext:value-type="float">
            <text:p>1.55E-02</text:p>
          </table:table-cell>
          <table:table-cell office:value-type="float" office:value="-0.06207101" calcext:value-type="float">
            <text:p>-6.21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6484" calcext:value-type="float">
            <text:p>1.39E+01</text:p>
          </table:table-cell>
          <table:table-cell office:value-type="float" office:value="2.29853" calcext:value-type="float">
            <text:p>2.30E+00</text:p>
          </table:table-cell>
          <table:table-cell table:style-name="ce1" office:value-type="float" office:value="-3.203442" calcext:value-type="float">
            <text:p>-3.20E+00</text:p>
          </table:table-cell>
          <table:table-cell table:style-name="Default" office:value-type="float" office:value="1477010467550000" calcext:value-type="float">
            <text:p>1477010467550000</text:p>
          </table:table-cell>
          <table:table-cell office:value-type="float" office:value="-9.059154" calcext:value-type="float">
            <text:p>-9.06E+00</text:p>
          </table:table-cell>
          <table:table-cell office:value-type="float" office:value="10.8972" calcext:value-type="float">
            <text:p>1.09E+01</text:p>
          </table:table-cell>
          <table:table-cell office:value-type="float" office:value="5.19557" calcext:value-type="float">
            <text:p>5.20E+00</text:p>
          </table:table-cell>
          <table:table-cell office:value-type="float" office:value="0.06457867" calcext:value-type="float">
            <text:p>6.46E-02</text:p>
          </table:table-cell>
          <table:table-cell office:value-type="float" office:value="0.01242892" calcext:value-type="float">
            <text:p>1.24E-02</text:p>
          </table:table-cell>
          <table:table-cell table:style-name="ce1" office:value-type="float" office:value="-0.05519894" calcext:value-type="float">
            <text:p>-5.52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88986" calcext:value-type="float">
            <text:p>-8.79E+00</text:p>
          </table:table-cell>
          <table:table-cell office:value-type="float" office:value="11.07066" calcext:value-type="float">
            <text:p>1.11E+01</text:p>
          </table:table-cell>
          <table:table-cell office:value-type="float" office:value="1477010467600000" calcext:value-type="float">
            <text:p>1477010467600000</text:p>
          </table:table-cell>
          <table:table-cell office:value-type="float" office:value="-8.799372" calcext:value-type="float">
            <text:p>-8.80E+00</text:p>
          </table:table-cell>
          <table:table-cell office:value-type="float" office:value="10.90007" calcext:value-type="float">
            <text:p>1.09E+01</text:p>
          </table:table-cell>
          <table:table-cell office:value-type="float" office:value="5.19667" calcext:value-type="float">
            <text:p>5.20E+00</text:p>
          </table:table-cell>
          <table:table-cell office:value-type="float" office:value="0.05024805" calcext:value-type="float">
            <text:p>5.02E-02</text:p>
          </table:table-cell>
          <table:table-cell office:value-type="float" office:value="0.009668977" calcext:value-type="float">
            <text:p>9.67E-03</text:p>
          </table:table-cell>
          <table:table-cell office:value-type="float" office:value="-0.04831816" calcext:value-type="float">
            <text:p>-4.83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7045" calcext:value-type="float">
            <text:p>1.34E+01</text:p>
          </table:table-cell>
          <table:table-cell office:value-type="float" office:value="2.293074" calcext:value-type="float">
            <text:p>2.29E+00</text:p>
          </table:table-cell>
          <table:table-cell table:style-name="ce1" office:value-type="float" office:value="-3.215725" calcext:value-type="float">
            <text:p>-3.22E+00</text:p>
          </table:table-cell>
          <table:table-cell table:style-name="Default" office:value-type="float" office:value="1477010467650000" calcext:value-type="float">
            <text:p>1477010467650000</text:p>
          </table:table-cell>
          <table:table-cell office:value-type="float" office:value="-8.539535" calcext:value-type="float">
            <text:p>-8.54E+00</text:p>
          </table:table-cell>
          <table:table-cell office:value-type="float" office:value="10.90227" calcext:value-type="float">
            <text:p>1.09E+01</text:p>
          </table:table-cell>
          <table:table-cell office:value-type="float" office:value="5.197594" calcext:value-type="float">
            <text:p>5.20E+00</text:p>
          </table:table-cell>
          <table:table-cell office:value-type="float" office:value="0.03769917" calcext:value-type="float">
            <text:p>3.77E-02</text:p>
          </table:table-cell>
          <table:table-cell office:value-type="float" office:value="0.007253069" calcext:value-type="float">
            <text:p>7.25E-03</text:p>
          </table:table-cell>
          <table:table-cell table:style-name="ce1" office:value-type="float" office:value="-0.04142974" calcext:value-type="float">
            <text:p>-4.14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620445" calcext:value-type="float">
            <text:p>-8.62E+00</text:p>
          </table:table-cell>
          <table:table-cell office:value-type="float" office:value="10.65766" calcext:value-type="float">
            <text:p>1.07E+01</text:p>
          </table:table-cell>
          <table:table-cell office:value-type="float" office:value="1477010467700000" calcext:value-type="float">
            <text:p>1477010467700000</text:p>
          </table:table-cell>
          <table:table-cell office:value-type="float" office:value="-8.279654" calcext:value-type="float">
            <text:p>-8.28E+00</text:p>
          </table:table-cell>
          <table:table-cell office:value-type="float" office:value="10.90389" calcext:value-type="float">
            <text:p>1.09E+01</text:p>
          </table:table-cell>
          <table:table-cell office:value-type="float" office:value="5.198353" calcext:value-type="float">
            <text:p>5.20E+00</text:p>
          </table:table-cell>
          <table:table-cell office:value-type="float" office:value="0.02693593" calcext:value-type="float">
            <text:p>2.69E-02</text:p>
          </table:table-cell>
          <table:table-cell office:value-type="float" office:value="0.005181582" calcext:value-type="float">
            <text:p>5.18E-03</text:p>
          </table:table-cell>
          <table:table-cell office:value-type="float" office:value="-0.03453479" calcext:value-type="float">
            <text:p>-3.45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596" calcext:value-type="float">
            <text:p>1.36E+01</text:p>
          </table:table-cell>
          <table:table-cell office:value-type="float" office:value="2.189595" calcext:value-type="float">
            <text:p>2.19E+00</text:p>
          </table:table-cell>
          <table:table-cell table:style-name="ce1" office:value-type="float" office:value="-2.987211" calcext:value-type="float">
            <text:p>-2.99E+00</text:p>
          </table:table-cell>
          <table:table-cell table:style-name="Default" office:value-type="float" office:value="1477010467750000" calcext:value-type="float">
            <text:p>1477010467750000</text:p>
          </table:table-cell>
          <table:table-cell office:value-type="float" office:value="-8.019735" calcext:value-type="float">
            <text:p>-8.02E+00</text:p>
          </table:table-cell>
          <table:table-cell office:value-type="float" office:value="10.90501" calcext:value-type="float">
            <text:p>1.09E+01</text:p>
          </table:table-cell>
          <table:table-cell office:value-type="float" office:value="5.198959" calcext:value-type="float">
            <text:p>5.20E+00</text:p>
          </table:table-cell>
          <table:table-cell office:value-type="float" office:value="0.01796166" calcext:value-type="float">
            <text:p>1.80E-02</text:p>
          </table:table-cell>
          <table:table-cell office:value-type="float" office:value="0.003454842" calcext:value-type="float">
            <text:p>3.45E-03</text:p>
          </table:table-cell>
          <table:table-cell table:style-name="ce1" office:value-type="float" office:value="-0.02763437" calcext:value-type="float">
            <text:p>-2.76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519712" calcext:value-type="float">
            <text:p>-7.52E+00</text:p>
          </table:table-cell>
          <table:table-cell office:value-type="float" office:value="11.00045" calcext:value-type="float">
            <text:p>1.10E+01</text:p>
          </table:table-cell>
          <table:table-cell office:value-type="float" office:value="1477010467800000" calcext:value-type="float">
            <text:p>1477010467800000</text:p>
          </table:table-cell>
          <table:table-cell office:value-type="float" office:value="-7.759787" calcext:value-type="float">
            <text:p>-7.76E+00</text:p>
          </table:table-cell>
          <table:table-cell office:value-type="float" office:value="10.90573" calcext:value-type="float">
            <text:p>1.09E+01</text:p>
          </table:table-cell>
          <table:table-cell office:value-type="float" office:value="5.199421" calcext:value-type="float">
            <text:p>5.20E+00</text:p>
          </table:table-cell>
          <table:table-cell office:value-type="float" office:value="0.01077906" calcext:value-type="float">
            <text:p>1.08E-02</text:p>
          </table:table-cell>
          <table:table-cell office:value-type="float" office:value="0.002073124" calcext:value-type="float">
            <text:p>2.07E-03</text:p>
          </table:table-cell>
          <table:table-cell office:value-type="float" office:value="-0.0207296" calcext:value-type="float">
            <text:p>-2.07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56" calcext:value-type="float">
            <text:p>1.29E+01</text:p>
          </table:table-cell>
          <table:table-cell office:value-type="float" office:value="2.169303" calcext:value-type="float">
            <text:p>2.17E+00</text:p>
          </table:table-cell>
          <table:table-cell table:style-name="ce1" office:value-type="float" office:value="-2.779369" calcext:value-type="float">
            <text:p>-2.78E+00</text:p>
          </table:table-cell>
          <table:table-cell table:style-name="Default" office:value-type="float" office:value="1477010467850000" calcext:value-type="float">
            <text:p>1477010467850000</text:p>
          </table:table-cell>
          <table:table-cell office:value-type="float" office:value="-7.499815" calcext:value-type="float">
            <text:p>-7.50E+00</text:p>
          </table:table-cell>
          <table:table-cell office:value-type="float" office:value="10.90613" calcext:value-type="float">
            <text:p>1.09E+01</text:p>
          </table:table-cell>
          <table:table-cell office:value-type="float" office:value="5.199745" calcext:value-type="float">
            <text:p>5.20E+00</text:p>
          </table:table-cell>
          <table:table-cell office:value-type="float" office:value="0.005390285" calcext:value-type="float">
            <text:p>5.39E-03</text:p>
          </table:table-cell>
          <table:table-cell office:value-type="float" office:value="0.001036644" calcext:value-type="float">
            <text:p>1.04E-03</text:p>
          </table:table-cell>
          <table:table-cell table:style-name="ce1" office:value-type="float" office:value="-0.01382155" calcext:value-type="float">
            <text:p>-1.38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56314" calcext:value-type="float">
            <text:p>-7.16E+00</text:p>
          </table:table-cell>
          <table:table-cell office:value-type="float" office:value="10.81504" calcext:value-type="float">
            <text:p>1.08E+01</text:p>
          </table:table-cell>
          <table:table-cell office:value-type="float" office:value="1477010467900000" calcext:value-type="float">
            <text:p>1477010467900000</text:p>
          </table:table-cell>
          <table:table-cell office:value-type="float" office:value="-7.239828" calcext:value-type="float">
            <text:p>-7.24E+00</text:p>
          </table:table-cell>
          <table:table-cell office:value-type="float" office:value="10.90631" calcext:value-type="float">
            <text:p>1.09E+01</text:p>
          </table:table-cell>
          <table:table-cell office:value-type="float" office:value="5.199937" calcext:value-type="float">
            <text:p>5.20E+00</text:p>
          </table:table-cell>
          <table:table-cell office:value-type="float" office:value="0.001796922" calcext:value-type="float">
            <text:p>1.80E-03</text:p>
          </table:table-cell>
          <table:table-cell office:value-type="float" office:value="0.0003455661" calcext:value-type="float">
            <text:p>3.46E-04</text:p>
          </table:table-cell>
          <table:table-cell office:value-type="float" office:value="-0.006911322" calcext:value-type="float">
            <text:p>-6.91E-03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691" calcext:value-type="float">
            <text:p>1.33E+01</text:p>
          </table:table-cell>
          <table:table-cell office:value-type="float" office:value="2.161844" calcext:value-type="float">
            <text:p>2.16E+00</text:p>
          </table:table-cell>
          <table:table-cell table:style-name="ce1" office:value-type="float" office:value="-2.405718" calcext:value-type="float">
            <text:p>-2.41E+00</text:p>
          </table:table-cell>
          <table:table-cell table:style-name="Default" office:value-type="float" office:value="1477010467950000" calcext:value-type="float">
            <text:p>1477010467950000</text:p>
          </table:table-cell>
          <table:table-cell office:value-type="float" office:value="-6.979831" calcext:value-type="float">
            <text:p>-6.98E+00</text:p>
          </table:table-cell>
          <table:table-cell office:value-type="float" office:value="10.90636" calcext:value-type="float">
            <text:p>1.09E+01</text:p>
          </table:table-cell>
          <table:table-cell office:value-type="float" office:value="5.2" calcext:value-type="float">
            <text:p>5.20E+00</text:p>
          </table:table-cell>
          <table:table-cell office:value-type="float" office:value="-7.848735E-015" calcext:value-type="float">
            <text:p>-7.85E-15</text:p>
          </table:table-cell>
          <table:table-cell office:value-type="float" office:value="-1.509372E-015" calcext:value-type="float">
            <text:p>-1.51E-15</text:p>
          </table:table-cell>
          <table:table-cell table:style-name="ce1" office:value-type="float" office:value="3.53787E-016" calcext:value-type="float">
            <text:p>3.54E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1:47:20.204749210</meta:creation-date>
    <dc:date>2019-02-24T07:42:58.490551265</dc:date>
    <meta:editing-duration>PT9H55M38S</meta:editing-duration>
    <meta:editing-cycles>1</meta:editing-cycles>
    <meta:document-statistic meta:table-count="1" meta:cell-count="5250" meta:object-count="0"/>
    <meta:generator>LibreOffice/5.1.6.2$Linux_X86_64 LibreOffice_project/10m0$Build-2</meta:generator>
  </office:meta>
</office:document-meta>
</file>